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Russian and Ukraine War introduced that Ireland will conduct national security debate</text:span>
</text:h>
      <text:p text:style-name="P4">
Publisher: 法新社</text:p>
      <text:p text:style-name="P4">
Published Time: 2023-06-22T-13:32:09+00:00</text:p>
      <text:p text:style-name="P4">
Modified Time: 2023-06-22T13:20:06+00:00</text:p>
      <text:p text:style-name="P4">
Description: (Agence France -Presse Du Berlin, 22nd) After Russia's full invasion of Ukraine, Ireland and the European allies have gradually increased. Ireland has begun public debate on international security policies today, and it will also discuss the country's long -term military neutral pos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2T-13-32-09-00-00/000000.png" xlink:type="simple" xlink:show="embed" xlink:actuate="onLoad" draw:mime-type="image/png"/>
</draw:frame>
Faced with the situation of Russia's invasion of Ukraine, both Finland and Sweden, which were not alliance, decided to re -evaluate a neutral position for decades. Now Ireland will also consult public opinion.</text:p>
      <text:p text:style-name="P4">
Ireland's "public opinion consultation" starts from the southern city of Cork today. Tomorrow will be held on Galway on the West Coast, and then ended in the capital Dublin on the 26th and 27th.</text:p>
      <text:p text:style-name="P4">
The debate about whether Ireland joined the Northern Atlantic Organization (NATO) not only stimulates people's emotions, but also changes the routes that have followed by previous governments since World War II.</text:p>
      <text:p text:style-name="P4">
Irish President Michael D. Higgins condemned the government last week to ask this issue. Presidential President's position is politically belonging to the role of etiquette.</text:p>
      <text:p text:style-name="P4">
Higgins recently said in an interview with the Irish newspaper "Sunday Businesspost" that Ireland was at a "most dangerous moment" in foreign policy, and said that Ireland's current position "follow the waves."</text:p>
      <text:p text:style-name="P4">
Irish Prime Minister Leovaradkar faded the impact of this forum on the discussion on neutral issues. He told the Irish House on the 20th that the public opinion was "no hidden agenda" and will have a wide range of national defense issues.</text:p>
      <text:p text:style-name="P4">
Varadka told the House of Representatives: "We know what our policy is. We will not join NATO or any other military alliance. We will invest in my country's defense forces."</text:p>
      <text:p text:style-name="P4">
At present, about 1,200 people have registered to participate in the debate and put forward more than 300 opinions. At that time, the opinions of international security experts, civic society and non -governmental organizations will be heard.</text:p>
      <text:p text:style-name="P4">
News Source: <text:a xlink:type="simple" xlink:href="https://www.rfi.fr/cn/%E5%9B%BD%E9%99%85%E6%8A%A5%E9%81%93/20230622-%E4%BF%84%E4%B9%8C%E6%88%98%E4%BA%89%E5%BC%95%E4%B8%AD%E7%AB%8B%E8%AE%BA%E6%88%98-%E7%88%B1%E5%B0%94%E5%85%B0%E5%B0%86%E8%BF%9B%E8%A1%8C%E5%9B%BD%E5%AE%89%E8%BE%A9%E8%AE%BA" text:style-name="Internet_20_link" text:visited-style-name="Visited_20_Internet_20_Link">
https://www.rfi.fr/cn/%E5%9B%BD%E9%99%85%E6%8A%A5%E9%81%93/20230622-%E4%BF%84%E4%B9%8C%E6%88%98%E4%BA%89%E5%BC%95%E4%B8%AD%E7%AB%8B%E8%AE%BA%E6%88%98-%E7%88%B1%E5%B0%94%E5%85%B0%E5%B0%86%E8%BF%9B%E8%A1%8C%E5%9B%BD%E5%AE%89%E8%BE%A9%E8%AE%BA</text:a>
</text:p>
      <!--NEWS-->
      <text:h text:style-name="P10" text:outline-level="1">
<text:span text:style-name="T4">
Micron will invest 800 million US dollars in India to establish a chip assembly and seal testing plant</text:span>
</text:h>
      <text:p text:style-name="P4">
Publisher: 法新社</text:p>
      <text:p text:style-name="P4">
Published Time: 2023-06-22T-15:32:09+00:00</text:p>
      <text:p text:style-name="P4">
Modified Time: 2023-06-22T13:05:01+00:00</text:p>
      <text:p text:style-name="P4">
Description: (Agence France -Presse, Washington, 22nd) Indian Prime Minister Narendra Modi arrived in Washington for a visit to China. U.S. officials said the US chip Giant Micron Technology (Micr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2T-15-32-09-00-00/000000.png" xlink:type="simple" xlink:show="embed" xlink:actuate="onLoad" draw:mime-type="image/png"/>
</draw:frame>
When the official talked about the United States' efforts to prevent China's high -end technologies, after the efforts of China's leading high -end technology, after India's investment, the total investment amount of this plan will reach 2.75 billion US dollars, which will help "establish semiconductors to promote diversified supply chain to the supply chain diversification. ecosystem".</text:p>
      <text:p text:style-name="P4">
News Source: <text:a xlink:type="simple" xlink:href="https://www.rfi.fr/cn/%E5%9B%BD%E9%99%85%E6%8A%A5%E9%81%93/20230622-%E7%BE%8E%E5%85%89%E5%B0%86%E5%9C%A8%E5%8D%B0%E5%BA%A6%E6%8A%95%E8%B5%848%E4%BA%BF%E7%BE%8E%E5%85%83-%E5%BB%BA%E7%AB%8B%E6%99%B6%E7%89%87%E7%BB%84%E8%A3%85%E5%B0%81%E6%B5%8B%E5%8E%82" text:style-name="Internet_20_link" text:visited-style-name="Visited_20_Internet_20_Link">
https://www.rfi.fr/cn/%E5%9B%BD%E9%99%85%E6%8A%A5%E9%81%93/20230622-%E7%BE%8E%E5%85%89%E5%B0%86%E5%9C%A8%E5%8D%B0%E5%BA%A6%E6%8A%95%E8%B5%848%E4%BA%BF%E7%BE%8E%E5%85%83-%E5%BB%BA%E7%AB%8B%E6%99%B6%E7%89%87%E7%BB%84%E8%A3%85%E5%B0%81%E6%B5%8B%E5%8E%82</text:a>
</text:p>
      <!--NEWS-->
      <text:h text:style-name="P10" text:outline-level="1">
<text:span text:style-name="T4">
Musk and Zukeba Empty Battle Casual Casino Iron Cage Fighting Competition</text:span>
</text:h>
      <text:p text:style-name="P4">
Publisher: 法新社</text:p>
      <text:p text:style-name="P4">
Published Time: 2023-06-22T-17:32:09+00:00</text:p>
      <text:p text:style-name="P4">
Modified Time: 2023-06-22T13:05:02+00:00</text:p>
      <text:p text:style-name="P4">
Description: (AFP, 22nd (22nd)) The two most well -known wealthy wealthy Musk and Zuckerberg in the world are not only competitors in the industry, but they may also rise to physical conflicts. Compet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22T-17-32-09-00-00/000000.png" xlink:type="simple" xlink:show="embed" xlink:actuate="onLoad" draw:mime-type="image/png"/>
</draw:frame>
Elon Musk posted by Twitter, which he bought, stated that he was ready to "at the Iron Cage Conference" Mark Zuckerberg.</text:p>
      <text:p text:style-name="P4">
Zucker Birong uploaded a screenshot of Musk's tweet, which reads "Give me a place" above. Musk responded to Zuckerbur: "Vegas Octagon."</text:p>
      <text:p text:style-name="P4">
Meta confirmed to Agence France -Presse that Zukber's message was indeed uploaded by himself.</text:p>
      <text:p text:style-name="P4">
The two of them set off a heated discussion on the Internet, and netizens bet on the targets that were optimistic, but Zucker Berba won sharply.</text:p>
      <text:p text:style-name="P4">
The 39 -year -old Zuckerberg was trained by comprehensive fighting (MMA) and recently won the medal medal of Jiu -Jitsu Championship. Musk, who was 52 years old at the end of this month, said, "I have a good action. I call it a marine, but I just lie on the opponent and do nothing."</text:p>
      <text:p text:style-name="P4">
A technology reporter said in Twitter that "please let this happen to come true."</text:p>
      <text:p text:style-name="P4">
News Source: <text:a xlink:type="simple" xlink:href="https://www.rfi.fr/cn/%E7%BC%A4%E7%BA%B7%E4%B8%96%E7%95%8C/20230622-%E9%A9%AC%E6%96%AF%E5%85%8B%E4%B8%8E%E7%A5%96%E5%85%8B%E6%9F%8F%E9%9A%94%E7%A9%BA%E4%BA%92%E5%91%9B-%E7%BA%A6%E6%88%98%E8%B5%8C%E5%9F%8E%E9%93%81%E7%AC%BC%E6%A0%BC%E6%96%97%E5%A4%A7%E8%B5%9B" text:style-name="Internet_20_link" text:visited-style-name="Visited_20_Internet_20_Link">
https://www.rfi.fr/cn/%E7%BC%A4%E7%BA%B7%E4%B8%96%E7%95%8C/20230622-%E9%A9%AC%E6%96%AF%E5%85%8B%E4%B8%8E%E7%A5%96%E5%85%8B%E6%9F%8F%E9%9A%94%E7%A9%BA%E4%BA%92%E5%91%9B-%E7%BA%A6%E6%88%98%E8%B5%8C%E5%9F%8E%E9%93%81%E7%AC%BC%E6%A0%BC%E6%96%97%E5%A4%A7%E8%B5%9B</text:a>
</text:p>
      <!--NEWS-->
      <text:h text:style-name="P10" text:outline-level="1">
<text:span text:style-name="T4">
Ukrainian war: BBC reporters visit Ukraine's counterattack frontline</text:span>
</text:h>
      <text:p text:style-name="P4">
Author: https://www.facebook.com/bbcworldservice/</text:p>
      <text:p text:style-name="P4">
Publisher: BBC News 中文</text:p>
      <text:p text:style-name="P4">
Published Time: 2023-06-22T03:00:18.000Z</text:p>
      <text:p text:style-name="P4">
Modified Time: 2023-06-22T03:00:18.000Z</text:p>
      <text:p text:style-name="P4">
Description: Ukraine has launched a counterattack against Russia for more than two weeks, and President Zellezki acknowledged that the battlefield was "slower than expected." The 68th hunter visiting the front line of BBC, they are trying to expand their control over the east of the village of Blahodat.</text:p>
      <text:p text:style-name="P4">
Images: []</text:p>
      <text:p text:style-name="P4">
Videos: ["<text:a xlink:type="simple" xlink:href="https://www.bbc.com/ws/av-embeds/cps/zhongwen/simp/world-65975296/p0fwkqfl/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Ukrainian war: BBC reporters visit Ukraine's counterattack at the front line</text:span>
</text:h>
      <text:p text:style-name="P4">
[Video-1-Link:/WS/AV-EMBEDS/CPS/ZHONGWEN/SIMP/World-65975296/P0FWKQFL/ZH-HansS]](https://www.bbc.com/ws/av-embeds/cps/zhongwen/simp/world-65975296/p0fwkqfl/zh-hans)<text:span text:style-name="T4">
 Your equipment does not support playing multimedia materials </text:span>
<text:span text:style-name="T4">
* Ukrainian war: BBC reporters visit Ukraine's counterattack against Russia's front line </text:span>
 June 22, 2023</text:p>
      <text:p text:style-name="P4">
Ukraine has launched a counterattack against Russia for more than two weeks, and President Zellezki acknowledged that the battlefield was "slower than expected."</text:p>
      <text:p text:style-name="P4">
The Minister of Defense of Ukraine said on Monday that the counterattack has so far regained eight villages in the southern region and Donetsk in the east.</text:p>
      <text:p text:style-name="P4">
The Ukrainian army is launching tentative attacks, and most troops are still waiting for Russia to have sufficient defense gaps in order to launch the main attack and regain the land in southern Ukraine.</text:p>
      <text:p text:style-name="P4">
BBC reporters Queentin Sommerville and photographer Darrenconway visited the 68th hunter brigade at the front line, and they were trying to expand their control over the recently recaptured Village of Brahodat.</text:p>
      <text:p text:style-name="P4">
News Source: <text:a xlink:type="simple" xlink:href="https://www.bbc.com/zhongwen/simp/world-65975296" text:style-name="Internet_20_link" text:visited-style-name="Visited_20_Internet_20_Link">
https://www.bbc.com/zhongwen/simp/world-65975296</text:a>
</text:p>
      <!--NEWS-->
      <text:h text:style-name="P10" text:outline-level="1">
<text:span text:style-name="T4">
Brummer Xi Jinping: China and the United States have resumed the "lip, gun tongue sword" before and after the recovery of high -level visits in five years</text:span>
</text:h>
      <text:p text:style-name="P4">
Author: https://www.facebook.com/bbcworldservice/</text:p>
      <text:p text:style-name="P4">
Publisher: BBC News 中文</text:p>
      <text:p text:style-name="P4">
Published Time: 2023-06-22T03:23:59.000Z</text:p>
      <text:p text:style-name="P4">
Modified Time: 2023-06-22T03:23:59.000Z</text:p>
      <text:p text:style-name="P4">
Description: In the past five years, the first visit to China in the United States Secretary of State has been concluded with the supreme leader of China, "Let Sino -US relations stabilize", but analysts have doubts about whether Sino -US relations can truly return to normal.</text:p>
      <text:p text:style-name="P4">
Images: ["<text:a xlink:type="simple" xlink:href="https://ichef.bbci.co.uk/news/640/cpsprodpb/B619/production/_130171664_091457.2023-06-19t091425z_178507080_rc29m1a70byy_rtrmadp_3_china-usa-blinken.jpg" text:style-name="Internet_20_link" text:visited-style-name="Visited_20_Internet_20_Link">
_130171664_09...</text:a>
"]</text:p>
      <text:p text:style-name="P4">
Videos: ["<text:a xlink:type="simple" xlink:href="https://www.bbc.com/ws/av-embeds/cps/zhongwen/simp/world-65981589/p0fw33tk/zh-hans" text:style-name="Internet_20_link" text:visited-style-name="Visited_20_Internet_20_Link">
zh-hans</text:a>
", "<text:a xlink:type="simple" xlink:href="https://www.bbc.com/ws/av-embeds/cps/zhongwen/simp/world-65981589/p0fwmg5z/zh-hans" text:style-name="Internet_20_link" text:visited-style-name="Visited_20_Internet_20_Link">
zh-hans</text:a>
", "<text:a xlink:type="simple" xlink:href="https://www.bbc.com/ws/av-embeds/cps/zhongwen/simp/world-65981589/p0fvkjns/zh-hans" text:style-name="Internet_20_link" text:visited-style-name="Visited_20_Internet_20_Link">
zh-hans</text:a>
", "<text:a xlink:type="simple" xlink:href="https://www.bbc.com/ws/av-embeds/cps/zhongwen/simp/world-65981589/p0fftnq5/zh-hans" text:style-name="Internet_20_link" text:visited-style-name="Visited_20_Internet_20_Link">
zh-hans</text:a>
", "<text:a xlink:type="simple" xlink:href="https://www.bbc.com/ws/av-embeds/cps/zhongwen/simp/world-65981589/p0fttybd/zh-hans" text:style-name="Internet_20_link" text:visited-style-name="Visited_20_Internet_20_Link">
zh-hans</text:a>
"]</text:p>
      <text:p text:style-name="P4">
Tags: ['中美关系', '习近平', '中國', '政治', '台湾', '美国']</text:p>
      <text:p text:style-name="P4">
Type: Article</text:p>
      <!--METADATA-->
      <text:h text:style-name="P12" text:outline-level="3">
<text:span text:style-name="T4">
Brinton Hui Jinping: China and the United States resumed the "lip, gun tongue sword" before and after the recovery of high -level visits after five years</text:span>
</text:h>
      <text:p text:style-name="P4">
June 22, 2023<draw:frame draw:style-name="fr1" draw:name="Image6" text:anchor-type="as-char" svg:width="6.9236in" svg:height="3.894525in" draw:z-index="0">
<draw:image xlink:href="../Images/BBC Chinese/2023-06-22T03-23-59.000Z/_130171664_091457.2023-06-19t091425z_178507080_rc29m1a70byy_rtrmadp_3_china-usa-blinken.jpg" xlink:type="simple" xlink:show="embed" xlink:actuate="onLoad" draw:mime-type="image/jpeg"/>
</draw:frame>
Image source, reuters</text:p>
      <text:p text:style-name="P4">
Image adding text,</text:p>
      <text:p text:style-name="P4">
Xi Jinping (middle) meeting with Brinden (left) in the Fujian Hall in the Great Hall of the People in Beijing attracted widespread discussion.</text:p>
      <text:p text:style-name="P4">
<text:span text:style-name="T4">
 U.S. Secretary of State AntonyBlinken ended the first visit to China for the first five years in China after meeting Xi Jinping, the Chinese President Xi Jinping, and transferred to the UK to visit, but the discussion about China was not over. </text:span>
</text:p>
      <text:p text:style-name="P4">
The last time the US Secretary of State visited China and met Xi Jinping dates back to June 2018, Pompeo visited China twice in June and October of that year, but the second visit did not see Xi Jinping.</text:p>
      <text:p text:style-name="P4">
In the two -day visits of Brinken, both China and the United States proposed to have a stable relationship, but the United States seemed to be able to restart military communication channels. China emphasizes that the United States should "reflect" for the stalemate of the current bilateral relations, and there are nothing more important among the issues of Sino -US relations.</text:p>
      <text:p text:style-name="P4">
After Brinken left China, US President Joebiden first described US -China relations on the "correct track", and then publicly criticized Xi Jinping as a "dictator" after one day, which once again attracted strong criticism in Beijing.</text:p>
      <text:p text:style-name="P4">
Although it is generally commented that Brinken's visit to China has taken an important step in restoring the healthy development of bilateral relations, many observers pointed out to the BBC that whether it can truly return to normal is still to be carefully observed.</text:p>
      <text:p text:style-name="P4">
<text:a xlink:type="simple" xlink:href="https://www.bbc.com/zhongwen/simp/chinese-news-65950568" text:style-name="Internet_20_link" text:visited-style-name="Visited_20_Internet_20_Link">
Xi Jinping meets Brindenken to promote "let Sino -US relations stabilize and get better"</text:a>
<text:span text:style-name="T5">
 <text:a xlink:type="simple" xlink:href="https://www.bbc.com/zhongwen/simp/chinese-news-65915282" text:style-name="Internet_20_link" text:visited-style-name="Visited_20_Internet_20_Link">
Why do the United States end China's "developing country" status</text:a>
</text:span>
 <text:a xlink:type="simple" xlink:href="https://www.bbc.com/zhongwen/simp/world-65807046" text:style-name="Internet_20_link" text:visited-style-name="Visited_20_Internet_20_Link">
China Defense Director Li Shangfu Shangri -La dialogue releases a comprehensive tough signal</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662960" text:style-name="Internet_20_link" text:visited-style-name="Visited_20_Internet_20_Link">
G7 Summit: Joint statement that the sword refers to China's "economic coercion" Zelei Skiski on the last day</text:a>
</text:p>
      <text:h text:style-name="P12" text:outline-level="3">
<text:span text:style-name="T4">
red carpet and seat -the "Lower Mawei" in the eyes of the onlookers</text:span>
</text:h>
      <text:p text:style-name="P4">
[Video-1-Link:/WS/AV-EMBEDS/CPS/ZHONGWEN/SIMP/World-65981589/P0FW33tk/ZH-HansS]](https://www.bbc.com/ws/av-embeds/cps/zhongwen/simp/world-65981589/p0fw33tk/zh-hans)<text:span text:style-name="T4">
 Your equipment does not support playing multimedia materials </text:span>
 video plus injection text,</text:p>
      <text:p text:style-name="P4">
The meeting between Blintken and Xi Jinping was announced about an hour before the held.</text:p>
      <text:p text:style-name="P4">
From the moment Brinton launched the plane at the Beijing Capital Airport on June 18, both Chinese netizens and overseas observer are paying attention to what he is treated -there is no red carpet on the apron, only the Chinese Ministry of Foreign Affairs of the Ministry of Foreign Affairs Chang Yang Tao's pick -up; Chinese Foreign Minister Qin Gang on the "strict stance and clear requirements" on the Taiwan issue "clarifying a strict position and making clear requirements"; Wang Yi, director of the Foreign Office of the Central Committee of the Communist Party of China, "asked the United States to stop the hype of the" Chinese threat "and cancel illegal unilateral sides of China. Sanctions, abandoning the development of Chinese science and technology, and not allowing China to interfere with China's internal affairs. "</text:p>
      <text:p text:style-name="P4">
By the afternoon of the 19th, the outside world learned that Xi Jinping was determined to meet Brinkeit. In the 35 minutes of the Fujian Hall in the Great Hall of the People's Republic of China, Xi Jinping sat alone in the center of the long table, and the left and right officials were officials. Observer and even netizens have retrieved photos of the former US Secretary of State, such as Mikepompeo, Rex Tillerson, and John Kerry, and found that this move has never been seen. Former Minister of the Interior, current affairs commentator Xu Guoyong <text:a xlink:type="simple" xlink:href="https://www.ftvnews.com.tw/news/detail/2023620W0346" text:style-name="Internet_20_link" text:visited-style-name="Visited_20_Internet_20_Link">
even described it as "dynasty -style faces"</text:a>
Essence</text:p>
      <text:p text:style-name="P4">
Former US State Department East Asia and Pacific Affairs Assistant Secretary of State State Steve, Brid Gen Davidstilwell, said to BBC: "Both sides are still saying those notch and itchy statements, saying that they seek balanced relationships, but when he got off the plane, he only got lower -level than him to get off the plane. Many people receive, this visual effect is a strong information for the purpose of humiliation. "</text:p>
      <text:p text:style-name="P4">
"The heavier is Xi Jinping's setting at the top of the table. The Chinese sitting on one side, the United States sitting on the other side, basically like a subordinate, Xi Jinping is like meeting with these people. Go down. "</text:p>
      <text:p text:style-name="P4">
Steve said: "No one has seen diplomatic arrangements like this. This is completely non -standard."</text:p>
      <text:p text:style-name="P4">
Professor Prof Shirleyyu, a senior visit researcher at the London School of Political Economics (LSE) and the director of China -Africa Project, described in an interview with the BBC connection. This time, Xi Jinping appeared in the center of the conference hall to look at the transcendent status of foreign officials between China and the United States.</text:p>
      <text:p text:style-name="P4">
</text:p>
      <text:p text:style-name="P4">
Netease's self -media article described that the meeting between Xi Jinping and Brinken was held in the Fujian Hall, and the background oil painting of the Fujian Hall is "Wuyi Spring". "This hint should be very clear. The core interests, there is no room to talk about. "</text:p>
      <text:p text:style-name="P4">
According to the official website of the National People's Congress of China, since the era of Deng Xiaoping's main administration, the Fujian Hall is the place where the CCP's top leaders have met with foreign guests.</text:p>
      <text:p text:style-name="P4">
On Weibo, a Heilongjiang user believes that the layout in the Fujian Hall "must give him a psychological impact, which not only makes him feel flattered and strongly suppressed." A Guangdong netizen said: "Our leaders sitting in the sites sitting in In the middle of the table, Brinken is sitting like our minister's work. I hope it can be a bit memorable. "</text:p>
      <text:p text:style-name="P4">
A Zhejiang netizen believes that there is no red carpet on the airport's apron, but there is a red line.</text:p>
      <text:p text:style-name="P4">
Chinese official media clicked the lotus in the center of the conference table. Xinhua News Agency's Weibo post: "At present, it is the season of lotus in full bloom. The harmonic sound of 'lotus' and 'harmony' and 'co -founding'. We look forward to the peaceful coexistence of China and the United States to coexist and win -win cooperation."</text:p>
      <text:p text:style-name="P4">
Image source, reuters</text:p>
      <text:p text:style-name="P4">
Image adding text,</text:p>
      <text:p text:style-name="P4">
China sent Yang Tao (middle) to welcome Brinken (right) at the airport at the airport, and the gap between the two official steps was obvious.</text:p>
      <text:p text:style-name="P4">
Dr. Chen Jialuo, an associate professor at the Department of Political and International Relations at the Hong Kong Baptist University, believes that Beijing will minimize the expectations of the world this time, and China receives Brinken as "doing for doing".</text:p>
      <text:p text:style-name="P4">
Chen Jialuo said to BBC in Chinese: "I don't think I need to use some feudal expressions -like 'emperor' or 'high -end' -I believe this is very simple. In China’ s face culture, this time in Beijing, Beijing Obviously, do n’t give the Foot American face. Through these large or small actions, you want to pass such information to the United States: if you come, it does n’t mean that we are smooth sailing. Its line, 'walking and looking at' depends on how far everyone wants to repair the relationship. "</text:p>
      <text:h text:style-name="P12" text:outline-level="3">
<text:span text:style-name="T4">
"dictator" theory with the military contact in place</text:span>
</text:h>
      <text:p text:style-name="P4">
After the meeting with Xi Jinping on the 19th, Bayen, who attended the campaign in California, was asked if he was asked if he was talking to Bollingken](https://www.whitehouse.gov/briefing-room/speeches-remarks/2023/06/19/remarks-by-president-biden-in-press-gaggle-13/)Essence Biden said that he only learned about the situation through the White House national security consultant, Jake Sullivan, praised Brinken's performance, and said, "We have been on the right way."</text:p>
      <text:p text:style-name="P4">
After 27 hours apart, in California, <text:a xlink:type="simple" xlink:href="https://www.whitehouse.gov/briefing-room/speeches-remarks/2023/06/20/remarks-by-president-biden-at-a-campaign-reception/" text:style-name="Internet_20_link" text:visited-style-name="Visited_20_Internet_20_Link">
Byndon's speech at a campaign for a campaign</text:a>
Describe Xi Jinping as a "dictator". This has attracted a strong response from Beijing.</text:p>
      <text:p text:style-name="P4">
Chinese Foreign Ministry spokesman Mao Ning said at a regular press conference on the 21st: "The United States is extremely ridiculous about his speech, is extremely irresponsible, seriously violates basic facts, seriously violates diplomatic etiquette, and seriously violates Chinese political dignity. Strong dissatisfaction, resolute opposition. "</text:p>
      <text:p text:style-name="P4">
Mao Ning's speech did not appear in <text:a xlink:type="simple" xlink:href="https://www.fmprc.gov.cn/fyrbt_673021/jzhsl_673025/202306/t20230621_11101904.shtml" text:style-name="Internet_20_link" text:visited-style-name="Visited_20_Internet_20_Link">
the text records of the official website of the Ministry of Foreign Affairs</text:a>
。</text:p>
      <text:p text:style-name="P4">
<text:a xlink:type="simple" xlink:href="https://www.bbc.com/ws/av-embeds/cps/zhongwen/simp/world-65981589/p0fwmg5z/zh-hans" text:style-name="Internet_20_link" text:visited-style-name="Visited_20_Internet_20_Link">
 Video-2-Link：/ws/av-embeds/cps/zhongwen/simp/world-65981589/p0fwmg5z/zh-hans</text:a>
<text:span text:style-name="T4">
 Your equipment does not support playing multimedia materials </text:span>
 video plus injection text,</text:p>
      <text:p text:style-name="P4">
Biden said Xi Jinping was a "dictator", and also said that he didn't know the earlier spy balloon.</text:p>
      <text:p text:style-name="P4">
On Twitter (Twitter), some US netizens questioned that Biden "changed his mouth" to criticize Xi Jinping, in fact, it was because of <text:a xlink:type="simple" xlink:href="https://www.instagram.com/p/CtvdmGENnOh/" text:style-name="Internet_20_link" text:visited-style-name="Visited_20_Internet_20_Link">
Son Hunter Biden "</text:a>
The news of the crime of charges such as tax illegal and drug abuse and the holding of guns holding a gun, so we must transfer the attention of public opinion. But this action still attracted questions about Biden's ability.</text:p>
      <text:p text:style-name="P4">
Reuters quoted Professor Wu Xinbo, the dean of the International Institute of International Issues and the Director of the American Research Center of Shanghai Fudan University, said: "Biden's big mouth likes nonsense." But he did not think that this would make Brinken's efforts to the east.</text:p>
      <text:p text:style-name="P4">
Sun Yun, the director of the Chinese project of the Washington Think Tank Stimsoncenter, also said to Reuters: "I bet Washington wants to make it quietly dilute, and China does not want a small question to do it, which will cause the bilateral summit in November and Biden in November."</text:p>
      <text:p text:style-name="P4">
The United States will host the Asia -Pacific Economic Cooperation (APEC) leader summit in San Francisco in November. Before Brinton set off to Beijing, Biden publicly stated that "I hope I will meet Xi Jinping again in the next few months."</text:p>
      <text:p text:style-name="P4">
Dr. Chen Jialuo of the Hong Kong Baptist University does not think that Biden, who is seeking re -election, described Xi Jinping as a "dictator".</text:p>
      <text:p text:style-name="P4">
Chen Jialuo said to BBC in Chinese: "Once Bayeng talked about the Chinese issue during the campaign, it is easy to return to its dual world thinking, that is, different regimes have its essential differences. China and Russia will be regarded as For this so -called democratic camp led by the United States, or the main competitive object, "</text:p>
      <text:p text:style-name="P4">
"This will affect the future Sino -US relations, so that the US foreign policy."</text:p>
      <text:p text:style-name="P4">
Image source, AFP</text:p>
      <text:p text:style-name="P4">
Image adding text,</text:p>
      <text:p text:style-name="P4">
There are different comments on the results of Brinken's visit to China.</text:p>
      <text:p text:style-name="P4">
The Chinese official was published in the order of the conversation between China and Bronken's dialogue, and its tone seemed to have been changing repeatedly.After Biden made a "dictator" speech, the official website of the Ministry of Foreign Affairs of China <text:a xlink:type="simple" xlink:href="https://www.mfa.gov.cn/wjdt_674879/sjxw_674887/202306/t20230621_11101653.shtml" text:style-name="Internet_20_link" text:visited-style-name="Visited_20_Internet_20_Link">
morning on the 21st</text:a>
Yang Tao also criticized the United States on the evening of the 19th to criticize the United States on Taiwan's position, saying that the United States "tampered with its political commitment."</text:p>
      <text:p text:style-name="P4">
Official China Central Television <text:a xlink:type="simple" xlink:href="https://news.cctv.com/2023/06/19/ARTIEg4RT2y1FSMWCAGOVjip230619.shtml" text:style-name="Internet_20_link" text:visited-style-name="Visited_20_Internet_20_Link">
early night on the 19th</text:a>
It has been reported that Yang Tao blowing the content, but in addition to mentioning "the two sides have reached some positive consensus and achievements", it is the five "key explanations" that China criticized the United States:</text:p>
      <ul>
        <li>
          <text:p text:style-name="P4">
The root cause of Sino -US relations falling into the trough is that the United States has a wrong recognition of China. This situation does not meet the fundamental interests of the people of the two countries, nor does it meet the common expectations of the international community.</text:p>
        </li>
        <li>
          <text:p text:style-name="P4">
Sino -US relations have gone through twists and turns. It is necessary for the United States to reflect deeply, maintain the political foundation of Sino -US relations, and deal with accidental occasional incidents in calmness, professional, and rational treatment.</text:p>
        </li>
        <li>
          <text:p text:style-name="P4">
The priority is to truly implement the consensus of the head of state in Bali of the two countries, reverse the spiral decline of Sino -US relations, and promote the return of health and stable tracks.</text:p>
        </li>
        <li>
          <text:p text:style-name="P4">
Urges the United States not to use the template of the "National Qiang Bit" to mirror China.</text:p>
        </li>
        <li>
          <text:p text:style-name="P4">
Taiwan issue is the core of China's core interests, the most significant issue of Sino -US relations, and the most prominent risk. It urges the United States to clearly oppose "Taiwan independence", stop hype "Chinese threat theory", cancel "illegal unilateral sanctions against China ", Abandon the development of China's science and technology, must not interfere with China's internal affairs</text:p>
        </li>
      </ul>
      <text:p text:style-name="P4">
Professor Wang Yong, a professor at the School of International Relations of Peking University, said in an interview with BBC that Brinken held a long meeting with China, "it should still have achieved certain results."</text:p>
      <text:p text:style-name="P4">
Professor Wang Yong said: "I think for both parties, to improve their understanding of each other and increase mutual trust, there are many benefits. From this perspective, the highest diplomats between the two countries sit down and talk about it. ","</text:p>
      <text:p text:style-name="P4">
Image source, US Navy</text:p>
      <text:p text:style-name="P4">
Image adding text,</text:p>
      <text:p text:style-name="P4">
While Bollingin visited China, the USS Ronald Reagan passed the South China Sea.</text:p>
      <text:p text:style-name="P4">
However, the five consensus reached by Brinken still did not include restarting communication between the Chinese and American military. Former Deputy Assistant Minister of Strategy and Military Development of the Ministry of Defense, Elbridge Colry, founder of the Marathoninitiative, commented on the BBC.</text:p>
      <text:p text:style-name="P4">
After Brinken left Beijing, <text:a xlink:type="simple" xlink:href="http://politics.people.com.cn/n1/2023/0621/c1001-40018273.html" text:style-name="Internet_20_link" text:visited-style-name="Visited_20_Internet_20_Link">
CCTV</text:a>
And <text:a xlink:type="simple" xlink:href="https://tv.cctv.com/2023/06/20/VIDEOEe99aEJ7NWKrxULoKfU230620.shtml" text:style-name="Internet_20_link" text:visited-style-name="Visited_20_Internet_20_Link">
the Communist Party of the People's Daily</text:a>
Two days a long time reported "The Propaganda Department of the Central Committee of the Communist Party of China to publicize the advanced deeds of the Air Force Air Force's two flights to the two teams of the Air Force and award them. "Foreign vessels illegally act in China" and drive away.</text:p>
      <text:p text:style-name="P4">
<text:a xlink:type="simple" xlink:href="https://news.usni.org/2023/06/19/carrier-uss-ronald-reagan-now-in-the-south-china-sea" text:style-name="Internet_20_link" text:visited-style-name="Visited_20_Internet_20_Link">
The U.S. Department of Defense posted photos taken on the 17th at the same time</text:a>
It is confirmed that the USS Ronaldream aircraft carrier battle group is activated in the South China Sea. At present, it is impossible to confirm whether the activities of the H-6K fighter fleet and the Liden battle group are intersecting.</text:p>
      <text:p text:style-name="P4">
As Brinken left Beijing, Sarahberan, senior director of the White House National Security Conference, said publicly that resumed dialogue between the two armies was the "absolutely critical way to manage the competition between the two countries and conduct crisis communication.</text:p>
      <text:p text:style-name="P4">
"We are still willing to meet at various levels (with the Chinese military) and urge China to give appropriate responses at various levels (with the Chinese military)."</text:p>
      <text:p text:style-name="P4">
<text:a xlink:type="simple" xlink:href="https://www.cbsnews.com/news/blinken-xi-china-talks-military-communication/" text:style-name="Internet_20_link" text:visited-style-name="Visited_20_Internet_20_Link">
Brinken said before leaving Beijing to the United States Colombia Broadcasting Corporation (CBS)</text:a>
: "This is a matter of doing things. This is what we need to do for the interests of the two countries. Not only the establishment, rebuilding and strengthening the communication line between our government ... But one of the important parts is the military's pair Military (Communication). "</text:p>
      <text:p text:style-name="P4">
"We all agree that each other hopes that at least it can ensure that they will not make conflicts inadvertently because of misunderstandings."</text:p>
      <text:p text:style-name="P4">
[Video-3-Link:/WS/AV-EMBEDS/CPS/ZHONGWEN/SIMP/World-65981589/P0FVKJNS/ZH-HansS]](https://www.bbc.com/ws/av-embeds/cps/zhongwen/simp/world-65981589/p0fvkjns/zh-hans)<text:span text:style-name="T4">
 Your equipment does not support playing multimedia materials </text:span>
 video plus injection text,</text:p>
      <text:p text:style-name="P4">
China and the United States have recently accused each other due to the "Cuban Spy Station" dispute.</text:p>
      <text:p text:style-name="P4">
In 2018, the United States issued a sanctions order to the current Chinese Defense Minister, the current Minister of Defense, the current Minister of Defense in Russia, which seemed to be [early June] <text:a xlink:type="simple" xlink:href="https://www.bbc.com/zhongwen/simp/world-65788097" text:style-name="Internet_20_link" text:visited-style-name="Visited_20_Internet_20_Link">
early June</text:a>
US Secretary of Defense Llaydaustin sought the main obstacles to meeting Li Shangfu during the Shangri -La dialogue. So, can the sanction of Li Shangfu create conditions for breaking through the deadlock?</text:p>
      <text:p text:style-name="P4">
Kobberg, who participated in the Shangri -La dialogue in Singapore, said to BBC: "This is possible. I personally don't think that the Minister of Defense, which sanction in China, is a good idea. China is a powerful country and naturally needs to be treated appropriately."</text:p>
      <text:p text:style-name="P4">
"But I think a bigger problem is that based on unknown reasons, in fact, I want to use the attempt to alleviate the relationship between the Biden government ... so I think this is a very dangerous situation for the United States."</text:p>
      <text:p text:style-name="P4">
Former American Assistant Secretary of State State believes that the reason why Brinken failed to make progress in the dialogue between the two armies, "because China does not want to (communicate with the U.S. military), and we have not allowed them to talk to us.""We didn't chase them. They felt that they were ready and came to the door. They could only be like this with this group of people (China). They were not as much as we value these dialogues."</text:p>
      <text:h text:style-name="P12" text:outline-level="3">
<text:span text:style-name="T4">
—— forward in difficult</text:span>
</text:h>
      <text:p text:style-name="P4">
Image source, China News Service</text:p>
      <text:p text:style-name="P4">
Image adding text,</text:p>
      <text:p text:style-name="P4">
China's exports to the United States have recently decreased significantly.</text:p>
      <text:p text:style-name="P4">
Sino -US relations have continued to this day since Donald Trump's governing period.(https://www.bbc.com/news/business-64563855)In 2022, the China -US bilateral trade recorded a record high of $ 690.6 billion.</text:p>
      <text:p text:style-name="P4">
<text:a xlink:type="simple" xlink:href="https://www.bbc.com/zhongwen/simp/chinese-news-65853730" text:style-name="Internet_20_link" text:visited-style-name="Visited_20_Internet_20_Link">
But see from the China Customs Administration in May 2023 Foreign Trade Data</text:a>
, China exported 283.5 billion US dollars in the month, a year -on -year decrease of 7.5%; at the price of RMB, in the first five months of 2023, China's imports and exports to the United States fell by 5.5%year -on -year, an increase of 3.6%to the EU, a decrease of 3.5%to Japan, and Russia. Growth reached 51.9%, which means that the importance of the United States to China's exports has declined.</text:p>
      <text:p text:style-name="P4">
<text:a xlink:type="simple" xlink:href="https://weibo.com/2656274875/N64BZqI2z" text:style-name="Internet_20_link" text:visited-style-name="Visited_20_Internet_20_Link">
CCTV comments on social media</text:a>
: "Recently, a large wave of heavyweight entrepreneurs in Europe and the United States visited China and released a strong information that opposed the" desulting and broken chain ". If you look, you must grasp the general trend. "</text:p>
      <text:p text:style-name="P4">
Hudson Institute, a senior researcher at Hudson Institute, National Security Expert Robert S. SpalDing <text:a xlink:type="simple" xlink:href="https://twitter.com/robert_spalding/status/1670744193281449985" text:style-name="Internet_20_link" text:visited-style-name="Visited_20_Internet_20_Link">
Questions on Twitter</text:a>
: "Xi Jinping is willing to see Brinton only two reasons: one is that he is eager to recover his economic recovery, and the other is what he wants to give by the Bayeng government."</text:p>
      <text:p text:style-name="P4">
During the period in Beijing, Brinken reiterated that the United States hopes to achieve "de-Risking" and diversified in the economic and trade exchanges between China and trade. For our workers and enterprises to promote a fair competitive environment, defend ourselves against damaged trade methods, and protect our key technology to avoid being used to deal with us. "</text:p>
      <text:p text:style-name="P4">
"I have (to China) that it will continue to take targeted measures that are necessary to protect US national security."</text:p>
      <text:p text:style-name="P4">
Professor Yu Ze of the London School of Political Economics (LSE) said to the BBC: "You may be wondering, why sell some sweat shirts to the United States can affect US national security? In this way, if this affects the US employment market, it will become Guoan. Part of. "</text:p>
      <text:p text:style-name="P4">
Professor Wang Yong of Peking University said that some Americans are unwilling to admit that China exports to the United States to "bring huge benefits to the United States."</text:p>
      <text:p text:style-name="P4">
Image source, getty images</text:p>
      <text:p text:style-name="P4">
Image adding text,</text:p>
      <text:p text:style-name="P4">
The United States has adopted additional tariffs on imported goods from China during its administration to protect the US employment market, but experts and scholars have questioned their results.</text:p>
      <text:p text:style-name="P4">
Professor Wang Yong said to BBC: "What is the final result of the trade war with China? More than 90%of extra tariffs are borne by Americans, and American people are unlucky ... The inflation rate in the United States is high, this It is also harmful to the economic interests of the United States, which is very clear. "</text:p>
      <text:p text:style-name="P4">
Professor Yu Ze believes that trade protectionism such as tariffs may continue to be the mainstream of Washington. Prof Jessica Chenweiss, a professor of research professor of Chinese and Asia -Pacific research professors in Chinese and Asia -Pacific research, believes that the current U.S. tariffs on excessive tariffs are only inherited from the product of the Trump administration. How much help.</text:p>
      <text:p text:style-name="P4">
Professor Bai Jiexi said in an interview with the BBC WorldService: "I hope to find a way to go forward, but it is difficult to go forward. Take a step back to help the move. "</text:p>
      <text:p text:style-name="P4">
Dr Sarahsu, a professor of supply chain management at the University of Tennesi, Dr. Xu Sarahsu, commented to the BBC international desk that Brinton's visit to China still explained that the Bayeng government's position has softened to some extent. " However, I think there are still a lot of eagle factions in the government, and they do not want to soften their positions in China. Therefore, the Bayeng government has more coordination between representatives of Eagle and his desire to improve China. "</text:p>
      <text:h text:style-name="P12" text:outline-level="3">
<text:span text:style-name="T4">
Taiwan problem re -express</text:span>
</text:h>
      <text:p text:style-name="P4">
After meeting with Xi Jinping, Blingken said that he reiterated from the Chinese government to the "one China" policy of Washington, and did not support Taiwan's independence. He did not want to change the status quo on both sides of the Taiwan Strait.</text:p>
      <text:p text:style-name="P4">
On the 21st, the official website of the Ministry of Foreign Affairs of China issued a response from Yang Tao, the director of the United States Division, stating: "The United States '' No. 1 policy 'policy' was originally clean, and only the three joint communiqués of China and the United States were used as a conference. many."</text:p>
      <text:p text:style-name="P4">
"The United States has a trend now, which will solve the peace of Taiwan with the" Policies of the One China "as the core content of the" One China Policy ". This is not the reiteration and persistence of the US political commitment to the United States, but tampering with tampering."</text:p>
      <text:p text:style-name="P4">
Prior to this, Xinhua News Agency said that Chinese foreign minister Qin Gang stated to Brinken that "Taiwan's issue is the core of China's core interests, the most significant issue of Sino -US relations, and the most prominent risk."</text:p>
      <text:p text:style-name="P4">
[Video-4-Link:/WS/AV-EMBEDS/CPS/ZHONGWEN/SIMP/World-65981589/P0FFTNQ5/ZH-HansS]](https://www.bbc.com/ws/av-embeds/cps/zhongwen/simp/world-65981589/p0fftnq5/zh-hans)<text:span text:style-name="T4">
 Your equipment does not support playing multimedia materials </text:span>
 video plus injection text,</text:p>
      <text:p text:style-name="P4">
In April, a few hours after Taiwan President Tsai Ing -wen returned from the United States, the Chinese People's Liberation Army carried out three days of military exercises.Wang Yong, a professor at Peking University, compare Taiwan's issue with Russia's invasion of Ukraine. He believes that the Taiwan issue is the "red line in the red line" in Beijing, and the war of Russia and Ukraine has brought "catastrophic impact" to Europe and the world.</text:p>
      <text:p text:style-name="P4">
"Therefore, we cannot let the Sino -US battle out of control. In the Asia -Pacific region, such a tragedy, especially in the United States, should give up the Taiwan issue as a piece of chess to curb China's development. One of the legal rights and interests of China's core interests. "</text:p>
      <text:p text:style-name="P4">
"I don't think it is an excessive requirement for the United States. In fact, it is a very reasonable requirement. To deal with the Taiwan issue, it is also very good for the status and influence of the United States in the Asia -Pacific region."</text:p>
      <text:p text:style-name="P4">
[Video-5-Link:/WS/AV-EMBEDS/CPS/ZHONGWEN/SIMP/World-65981589/P0FTTYBD/ZH-HansS]](https://www.bbc.com/ws/av-embeds/cps/zhongwen/simp/world-65981589/p0fttybd/zh-hans)<text:span text:style-name="T4">
 Your equipment does not support playing multimedia materials </text:span>
 video plus injection text,</text:p>
      <text:p text:style-name="P4">
Taiwan Foreign Minister Wu Zhaozheng said in an exclusive interview with the BBC recently that the tensions on both sides of the strait "may affect other parts of the world."</text:p>
      <text:p text:style-name="P4">
Taipei welcomed Brinken's statement to China. <text:a xlink:type="simple" xlink:href="https://www.mofa.gov.tw/News_Content.aspx" text:style-name="Internet_20_link" text:visited-style-name="Visited_20_Internet_20_Link">
Taiwan Foreign Ministry issued a statement on the 20th</text:a>
: "The peace and stability of the Taiwan Strait is the core of the security and prosperity of the Indo -Pacific region. The Chinese government will continue to deepen the relationship with the United States and security, jointly defend the international order based on rules, and promote the peace, stability and prosperity of the Taiwan Strait and Indo -Pacific regions. "</text:p>
      <text:p text:style-name="P4">
Zheng Wencan, deputy dean of the Taiwan Executive Yuan, also said that the relationship between Taiwan and the United States will not be affected by Blint's visit to China, and all cooperation will be on the track.</text:p>
      <text:p text:style-name="P4">
Kobeji, the founder of the "Marathon initiative", believes that Brinken's statement on Taiwan's issue is appropriate; Professor Bai Jiexi of the University of Cornell University in the United States said: "I expect the United States to represent the risk of risks of military hostility worldwide. If China takes the initiative, it will not only endanger the global economy, but also endanger China's own sustainable growth and modernization. "</text:p>
      <text:p text:style-name="P4">
Both Taiwan and the United States have entered the election ticket period. How will this affect the development of Sino -US relations centered on the situation of the Taiwan Strait? Dr. Chen Jialuo of the Hong Kong Baptist University pointed out that from the perspective of the United States, polls show that whether it is the Democratic Party or the Republican supporters, whether it is the issue of Taiwan or other Chinese human rights issues, their attitude towards China is negative. No matter who entering the White House, mutual suspicion between China and the United States will make the wrestling of the two countries the main axis of bilateral relations in the next few years.</text:p>
      <text:p text:style-name="P4">
News Source: <text:a xlink:type="simple" xlink:href="https://www.bbc.com/zhongwen/simp/world-65981589" text:style-name="Internet_20_link" text:visited-style-name="Visited_20_Internet_20_Link">
https://www.bbc.com/zhongwen/simp/world-65981589</text:a>
</text:p>
      <!--NEWS-->
      <text:h text:style-name="P10" text:outline-level="1">
<text:span text:style-name="T4">
How will Taiwanese Cai Chongxin at the helm of Alibaba will be reorganized?</text:span>
</text:h>
      <text:p text:style-name="P4">
Author: None (Language: zh)</text:p>
      <text:p text:style-name="P4">
Publisher: None</text:p>
      <text:p text:style-name="P4">
Time: 2023-06-22T07:20:00Z</text:p>
      <text:p text:style-name="P4">
Description: Born in Taiwan and educated in the United States, Cai Chongxin, one of Jack Ma's entrepreneurial partners, will take over the chairman of Alibaba, China's largest e -commerce company in September. Its unique background, experience and ability. Technology industry giants?</text:p>
      <text:p text:style-name="P4">
Videos: []</text:p>
      <text:p text:style-name="P4">
Images: []</text:p>
      <text:p text:style-name="P4">
Subject: 经济纵横</text:p>
      <text:p text:style-name="P4">
Subjects: ['奥巴马', '岛屿主权争端', '专题报道：全景观看“习马会”', '中国', '中共十九大', '美国', '德中关系']</text:p>
      <text:p text:style-name="P4">
Keywords: ['阿里巴巴', '蔡崇信', '中国', '美国']</text:p>
      <text:p text:style-name="P4">
Id: 65996693</text:p>
      <!--METADATA-->
      <text:p text:style-name="P4">
<text:a xlink:type="simple" xlink:href="https://www.dw.com/zh/overlay/image/article/65996693/57152918" text:style-name="Internet_20_link" text:visited-style-name="Visited_20_Internet_20_Link">
 </text:a>
Alibaba is about to change coaches and the same group. The picture shows Alibaba's office in Beijing (information photo)</text:p>
      <text:p text:style-name="P4">
(Voice of Germany Chinese Network) Chinese e -commerce leader Alibaba announced this week that Taiwanese Cai Chongxin, a Taiwanese, who is also the owner of the New York Net Team, will take over its huge career territory and <text:a xlink:type="simple" xlink:href="https://www.dw.com/zh/zh/阿里巴巴将换帅-马云再有高论/a-65980411" text:style-name="Internet_20_link" text:visited-style-name="Visited_20_Internet_20_Link">
and serve as the director of Alibaba Long position</text:a>
This is considered to be an important measure of Alibaba who managed to save the situation to reverse the slow growth and reorganization of business.</text:p>
      <text:p text:style-name="P4">
Bloomberg reported that Cai Chongxin, the current executive vice chairman of Alibaba, will take over the chairman of the chairman in September. The current chairman and chief executive officer Zhang Yong will step down and lead the cloud intelligent department that the group spin -off. Cai Chongxin is one of Alibaba's largest personal shareholders and owns 1.4%of the issued shares of the company.</text:p>
      <text:p text:style-name="P4">
In addition, Cai Chongxin is a supporter and investor in blockchain technology. Therefore, his new role will push cryptocurrencies to the top of Alibaba's e -commerce business and may pave the way for payment innovation.</text:p>
      <text:p text:style-name="P4">
After the reorganization is completed, Cai Chongxin will take charge of Alibaba's diversified interest holding companies, as well as retaining e -commerce business control to the company's core business entities, including Taobao and Tmall.</text:p>
      <text:h text:style-name="P12" text:outline-level="3">
<text:span text:style-name="T4">
Unique Taiwan and American background</text:span>
</text:h>
      <text:p text:style-name="P4">
The Chinese e -commerce market is facing fierce competition. The picture shows a female consumer in Zhejiang in 2019 using Alipay's face recognition technology (data photo)</text:p>
      <text:p text:style-name="P4">
The Wall Street Journal reported that Cai Chongxin was born in Taiwan and graduated from Yale University in the United States. He has served as a lawyer and private equity investor. He co -founded Alibaba with Ma Yun in 1999, served as the chief financial officer, and was promoted to the executive vice chairman in 2013.</text:p>
      <text:p text:style-name="P4">
In addition to Taiwan's background, Cai Chongxin has a passport in Hong Kong and Canada at the same time. Although he was criticized in the United States for some controversial issues because of supporting Beijing's position, Cai Chongxin's close connection with the United States was not common among Chinese business leaders today.</text:p>
      <text:p text:style-name="P4">
In 2018, he purchased the equity of the US NBA Nets. In addition, he also controlled the American Professional Hockey Team: San Diego SEA, and the American professional women's basketball team: New York Liberal Team.</text:p>
      <text:p text:style-name="P4">
Hong Kong's "South China Morning Post" reported that Zhang Yi, chief executive officer of Guangzhou Ai Media Consulting, said, "Alibaba is likely to transform into a financial holding company, just like the direction adopted by many large consortia in the past."</text:p>
      <text:p text:style-name="P4">
"Cai Chongxin's main career is related to finance and strategic investment, so his ability and experience are very suitable for the new stage," Zhang Yi said.</text:p>
      <text:h text:style-name="P12" text:outline-level="3">
<text:span text:style-name="T4">
Alibaba grows slowly</text:span>
</text:h>
      <text:p text:style-name="P4">
"Wall Street Journal" reported, <text:a xlink:type="simple" xlink:href="https://www.dw.com/zh/zh/避免中國監管打壓-螞蟻金服脫鉤阿里巴巴/a-62214059" text:style-name="Internet_20_link" text:visited-style-name="Visited_20_Internet_20_Link">
Alibaba's reorganization and coach</text:a>
It has made the company more flexible for many years. As China's economic growth has slowed down, and competition from e -commerce platforms such as Pinduoduo and Douyin has intensified, Alibaba is now developing slowly.</text:p>
      <text:p text:style-name="P4">
Alibaba's market value reached its peak at the end of 2020, exceeding $ 850 billion, but before the leadership was announced, the market value had dropped to about $ 238 billion. In addition, Alibaba's income growth rate has grown slowly in the first quarter of this year, which is one of the lowest levels since the company was listed in 2014.</text:p>
      <text:p text:style-name="P4">
Alibaba's diversified business will be divided into 6 major doors, namely: cloud computing, Chinese e -commerce, global e -commerce, digital maps and take -out, logistics, and media and entertainment departments.</text:p>
      <text:p text:style-name="P4">
This reorganization can also keep Alibaba founder Ma Yun's actual influence on the company. Because most of the year before the plan was announced, Ma Yun personally planned the reorganization of the e -commerce empire abroad.</text:p>
      <text:p text:style-name="P4">
According to people familiar with the matter, last month, Ma Yun met with the executives of the Chinese Ministry of Commerce of Alibaba to discuss the increasingly fierce competition of the company. People familiar with the matter said that he urged the department to revise its business strategy and governance and said that Alibaba's successful strategy may not be applicable.</text:p>
      <text:p text:style-name="P4">
Alibaba founder Ma Yun attended an event in Hong Kong in 2016 (data photo)</text:p>
      <text:h text:style-name="P12" text:outline-level="3">
<text:span text:style-name="T4">
Analysts look at the reorganization: the correct approach is correct</text:span>
</text:h>
      <text:p text:style-name="P4">
Tim Culpan, a Bloomberg columnist, believes that investors will face a choice in any department of the 6 departments under Alibaba Group: to pursue profit or growth rate. As far as the current situation is concerned, none of these six departments have a way to provide these two goals at the same time.</text:p>
      <text:p text:style-name="P4">
Karpan believes that Cai Chongxin's helm should help stabilize the ship of Alibaba Group. With each of Alibaba's split departments operating independently, the parent company will do much less than in the past.</text:p>
      <text:p text:style-name="P4">
"Wall Street Journal" reported that Chinese investment institutions "86Research" (86research) focused on Charliechai, an analyst of the technology industry, believes that this reorganization shows that Ma Yun is returning to Alibaba and "exercise more directly to control more direct control. right".</text:p>
      <text:p text:style-name="P4">
Ling Weisen, a senior consultant to Asian Technology Stocks, said that Cai Chongxin's appointment should be favored by investors, but it is unlikely to improve Alibaba's stock price. Because Alibaba's recent stock price is mainly due to geopolitical influence and concerns about the Chinese economy, not the management of Alibaba's management.</text:p>
      <text:p text:style-name="P4">
(Bloomberg, the Wall Street Journal, Hong Kong "South China Morning Post")</text:p>
      <text:p text:style-name="P4">
News Source: <text:a xlink:type="simple" xlink:href="https://www.dw.com/zh/台裔蔡崇信掌舵-阿里巴巴將如何重組？/a-65996693" text:style-name="Internet_20_link" text:visited-style-name="Visited_20_Internet_20_Link">
https://www.dw.com/zh/台裔蔡崇信掌舵-阿里巴巴將如何重組？/a-65996693?maca=chi-rss-chi-all-1127-rdf</text:a>
</text:p>
      <!--NEWS-->
      <text:h text:style-name="P10" text:outline-level="1">
<text:span text:style-name="T4">
Five people explore the safety of the Titanic site submersible for a long time ago</text:span>
</text:h>
      <text:p text:style-name="P4">
Author: 联合早报 (Person)</text:p>
      <text:p text:style-name="P4">
Publisher: 联合早报 (Organization)</text:p>
      <text:p text:style-name="P4">
Published Time: 2023-06-22T08:12</text:p>
      <text:p text:style-name="P4">
Modified Time: 2023-06-23T22:07</text:p>
      <text:p text:style-name="P4">
Description: The sightseeing submersible "Titan" lost contact for many days that caused people's concerns about their safety. A famous saying of the founder of the shipowner company: "Said safety is pure time" and then triggers people's discussion. Five people go to the Titani shipwreck site for adventure tourism "Titan" ...</text:p>
      <text:p text:style-name="P4">
Videos: []</text:p>
      <text:p text:style-name="P4">
Audios: []</text:p>
      <text:p text:style-name="P4">
Images: []</text:p>
      <text:p text:style-name="P4">
Type: NewsArticle</text:p>
      <text:p text:style-name="P4">
Breadcrumbs: ['即时', '国际']</text:p>
      <text:p text:style-name="P4">
Keywords: ['铁达尼号', '泰坦号']</text:p>
      <!--METADATA-->
      <text:p text:style-name="P4">
The sightseeing submersible "Titan" lost contact for many days that caused people's concerns about their safety. A famous saying of the founder of the shipowner company: "Said safety is pure time" and then triggers people's discussion.</text:p>
      <text:p text:style-name="P4">
Titan (Titan), a submersible for adventure traveling with five people to Titanic Shipbuilding site for adventure tourism, [June 18) <text:a xlink:type="simple" xlink:href="https://www.zaobao.com/news/world/story20230620-1406292" text:style-name="Internet_20_link" text:visited-style-name="Visited_20_Internet_20_Link">
Missing in the waters of eastern Canada</text:a>
Essence "Titan" can dive 4,000 meters underwater. It is owned by the US private submarine exploration company Oceangateexpenditions and can carry up to five people. The oxygen of the submersible is expected to be exhausted on Thursday morning.</text:p>
      <text:p text:style-name="P4">
"Titan" is 22 feet long (6.7 meters). According to the company's website, it dived to 4,000 meters in December 2018 and sneaked to the Titani shipwreck site with a depth of about 3800 meters in 2021. This year plans to carry out 18 such diving this year.</text:p>
      <text:h text:style-name="P13" text:outline-level="4">
<text:span text:style-name="T4">
Former employee had expressed concern about the submersible design</text:span>
</text:h>
      <text:p text:style-name="P4">
Reuters reports that some experts are worried about their safety. A former employee and a member of a trading group have expressed concern about the design of the submersible. On January 18, 2018, DavidLochridge, the employee of the Marine Gate, forwarded a project report to the company's leaders to criticize the "Titan" research and development process. He was particularly worried about the design of the hull and his strong pressure on deep water. Ability.</text:p>
      <text:p text:style-name="P4">
Rockridge and the gate of the Ocean filed a lawsuit. According to the lawsuit documents, the company held a meeting the next day to discuss Rockridge's concerns. At the end of the meeting, Rockridge said that he could not accept the company's design decision and would not authorize any manned sailing without further testing. Subsequently, the company fired him.</text:p>
      <text:p text:style-name="P4">
Stocktonrush, founder and executive officer headquartered in Everdon, Washington, Washington, also on the Titan. Bloomberg quoted his famous saying, "Saying safety is purely a waste of time" reported that Lash said in a podcast show last year to the Columbia Broadcasting Corporation reporter Davidpogue: "I mean, if you just want safety, Then don't get out of bed, don't get in the car, don't do anything. At some time, you will always bear some risks. This is really a risk return issue. "</text:p>
      <text:p text:style-name="P4">
Sakers such as the Titan are mainly used to explore some of the rare places on the planet. They are almost free of supervision, so they will clearly inform passengers that the fatal risks may be faced after boarding the ship.</text:p>
      <text:p text:style-name="P4">
Born in the UK, Robmccallum, who visited the Titanic shipwreck, was visited. According to Bloomberg 2017, McCarem had served as a consultant to the gate of the ocean in the early years, but later worried that Rush was worried about Rush. Different reasons are separated from the company.</text:p>
      <text:h text:style-name="P13" text:outline-level="4">
<text:span text:style-name="T4">
Passengers need to sign a security exemption statement before boarding the submersible</text:span>
</text:h>
      <text:p text:style-name="P4">
According to passengers of the submersible, they need to sign a security exemption statement before the submersible. Last summer, Mikereiss, the producer of the TV show "Titan", told the New York Post: "The first page of" Death "mentioned three times."</text:p>
      <text:p text:style-name="P4">
Some people question why the representatives of the marine gate have notified the United States Coast Guard for a long time after losing contact with the Titan. The submersible at 9:45 am in New York (9:45 pm in Singapore time), that is, after one hour and 45 minutes of diving, they lost contact with the mother ship, but the company told the Coast Guard until 5:40 pm to inform the Coast Guard. Essence</text:p>
      <text:p text:style-name="P4">
A possible explanation is that the "Titan" is not for the first time to lose contact with the water surface after sneaking into the sea for a long time. Pogg said in a tweet this week that he had lost contact with the water surface for five hours when he was sitting in the submarine last time.</text:p>
      <text:p text:style-name="P4">
News Source: <text:a xlink:type="simple" xlink:href="https://www.zaobao.com.sg/realtime/world/story20230622-1406652" text:style-name="Internet_20_link" text:visited-style-name="Visited_20_Internet_20_Link">
https://www.zaobao.com.sg/realtime/world/story20230622-1406652</text:a>
</text:p>
      <!--NEWS-->
      <text:h text:style-name="P10" text:outline-level="1">
<text:span text:style-name="T4">
"Titan" submersible loss: How much risk to explore the wreckage of the Titanic?</text:span>
</text:h>
      <text:p text:style-name="P4">
Author: https://www.facebook.com/bbcworldservice/</text:p>
      <text:p text:style-name="P4">
Publisher: BBC News 中文</text:p>
      <text:p text:style-name="P4">
Published Time: 2023-06-22T09:01:27.000Z</text:p>
      <text:p text:style-name="P4">
Modified Time: 2023-06-22T09:01:27.000Z</text:p>
      <text:p text:style-name="P4">
Description: A five -person submersible with a paid passenger disappeared on the way to the Titanic wreckage. The BBC discussed the situation of the bottom area of the sea.</text:p>
      <text:p text:style-name="P4">
Images: ["<text:a xlink:type="simple" xlink:href="https://ichef.bbci.co.uk/news/640/cpsprodpb/E6CE/production/_130168095_9a4a0d16-c639-4aee-a051-4423d8b5e620.jpg" text:style-name="Internet_20_link" text:visited-style-name="Visited_20_Internet_20_Link">
_130168095_9a...</text:a>
"]</text:p>
      <text:p text:style-name="P4">
Videos: ["<text:a xlink:type="simple" xlink:href="https://www.bbc.com/ws/av-embeds/cps/zhongwen/simp/science-65982371/p0fwcwbv/zh-hans" text:style-name="Internet_20_link" text:visited-style-name="Visited_20_Internet_20_Link">
zh-hans</text:a>
"]</text:p>
      <text:p text:style-name="P4">
Tags: ['科学天地']</text:p>
      <text:p text:style-name="P4">
Type: Article</text:p>
      <!--METADATA-->
      <text:h text:style-name="P12" text:outline-level="3">
<text:span text:style-name="T4">
"Titan" submersible loss: How much risks to explore the wreckage of the Titanic?</text:span>
</text:h>
      <ul>
        <li>
Richard Gray * BBC Future</li>
      </ul>
      <text:p text:style-name="P4">
June 22, 2023<draw:frame draw:style-name="fr1" draw:name="Image23" text:anchor-type="as-char" svg:width="6.9236in" svg:height="3.894525in" draw:z-index="0">
<draw:image xlink:href="../Images/BBC Chinese/2023-06-22T09-01-27.000Z/_130168095_9a4a0d16-c639-4aee-a051-4423d8b5e620.jpg" xlink:type="simple" xlink:show="embed" xlink:actuate="onLoad" draw:mime-type="image/jpeg"/>
</draw:frame>
Image source, getty images</text:p>
      <text:p text:style-name="P4">
<text:span text:style-name="T4">
 Pay carrier tourists who go to the Titanic (TMSTITANIC, Titanic) wreckage disappear soon after departure on Sunday (June 18). The amount of oxygen will be exhausted on Thursday; the US Coast Guard claims to detect the sound of underwater knocks twice, but the trace of the submersible is not yet there are clues. In this article, we will discuss how dangerous is the sea area around the Titanic wreckage that has been sinking for more than 100 years. </text:span>
</text:p>
      <text:p text:style-name="P4">
At some time in the autumn of 1911, a huge ice cubes on the vast glacier in the southwest of Greenland broke off. In the next few months, it slowly drifted south, and gradually melted under the driving of foreign flow and wind.</text:p>
      <text:p text:style-name="P4">
Then, on April 14, 1912, the cold night that could not be seen in the moonlight, a 125 -meter -long iceberg -is the remaining part of the 500 -meter ice cubes from the Greenland fjord a year ago -hit the south The Titanic, the passenger ship of Andle to New York, USA. In less than three hours, the ships on the way of the Virgin Airlines sank, and more than 1,500 passengers and ship groups were killed. The wreckage of the boat is now located at nearly 3.8 kilometers deep under the sea about 640 kilometers southeast of Newfoundland's coast.</text:p>
      <text:p text:style-name="P4">
Until now, the iceberg is still a threat to the ship's transportation -in 2019, 1515 icebergs floated south from March to August to the shipping routes across the Greater Ocean. However, the final restaurant of Titanic also has danger in itself, which makes it a huge challenge to visit the wreckage of the most famous crash in the world in this world.</text:p>
      <text:p text:style-name="P4">
As a five -person submersible carrying a paid passenger disappeared on the way to the Titanic wreckage, the BBC also discussed the situation of the underwater area.</text:p>
      <text:h text:style-name="P12" text:outline-level="3">
<text:span text:style-name="T4">
Sneak in Deep Sea</text:span>
</text:h>
      <text:p text:style-name="P4">
(https://www.bbc.com/ws/av-embeds/cps/zhongwen/simp/science-65982371/p0fwcwbv/zh-hans)<text:span text:style-name="T4">
 Your equipment does not support playing multimedia materials </text:span>
 video plus injection text,</text:p>
      <text:p text:style-name="P4">
Tourism submersible goes to visit the Titanic shipwreck wreckage on the way to the wreckage of the shipwreck</text:p>
      <text:p text:style-name="P4">
The depths of the ocean are dark. The sun was quickly absorbed by the water. After about 1,000 meters below the water, it was difficult to penetrate how far. Under this, the ocean is a permanent darkness. The area of Titanic's resting interest is also known as the "midnight area", which is also the reason.</text:p>
      <text:p text:style-name="P4">
In the past, it was also talked about in the exploration of this wreckage. It continued to decrease more than two hours in the completely dark, and then the sea bed suddenly appeared under the light of the submersible.</text:p>
      <text:p text:style-name="P4">
Views are limited to a few meters long that can be shown on the tank -sized submersible. Stepping on this depth is a very difficult task, so that it is easy to lose the direction on the sea bed.</text:p>
      <text:p text:style-name="P4">
However, after decades of high -precision scanning combination, the Titanic wreckage map can provide a reference point when an object enters the sight. Son also allows crew to detect small terrain and objects other than a small range of submersible lighting.</text:p>
      <text:p text:style-name="P4">
The divers of the submersible also rely on a technology called inertial navigation, using a set of acceleration meters and gyroscopes to determine their position and direction at the known starting point and speed. The Titan submersible of Oceangate is equipped with the most advanced self -inertial navigation system, which is combined with an acoustic sensor called Doppler tester to estimate the submersible and the sea bed The relative depth and speed between the between.</text:p>
      <text:p text:style-name="P4">
Even so, the passengers who participated in the Titanic Journey of the Ocean Corporation in the past still mentioned how difficult it was to find the direction after arriving at the bottom of the sea. Mikereiss is a TV comedy screenwriter who participated in the Titanic trip to the gate of the Ocean last year. He told BBC: "When you reach the bottom of the sea, you don't know where you are. We have to go blindly on the bottom of the sea. We only know that the Titanic is in the nearby area, but there is a dark one there, and the largest object sinking on the bottom of the sea will be Except for 500 yards, and we spent 90 minutes to find it. "</text:p>
      <text:h text:style-name="P12" text:outline-level="3">
<text:span text:style-name="T4">
Deep sea high pressure</text:span>
</text:h>
      <text:p text:style-name="P4">
The deeper a object dives on the bottom, the larger the surrounding water pressure. On the bottom of the 3800 -meter underwater, everything around the Titanic and its surroundings bears the pressure of about 40 MPa, which is 390 times the pressure on the ground.</text:p>
      <text:p text:style-name="P4">
"From another perspective, it is about 200 times the air pressure in the car tire," "The marine researcher at Stockholm ResillenceCentre of Stockholm Resillence Stockholm Resilles, Sweden, and Robert Blasiak, Radio4 (Radio4),") " In an interview with the TODAY column, "This is why you need a very thick submersible in the outer wall."</text:p>
      <text:p text:style-name="P4">
The carbon fiber and titanium outer wall design of the Titan submersible to make its maximum operation depth of 4,000 meters.</text:p>
      <text:p text:style-name="P4">
Image source, PA Media</text:p>
      <text:p text:style-name="P4">
Image adding text,</text:p>
      <text:p text:style-name="P4">
The thick outer wall of the submersible can undergo the person in the protective cabin under the superwater pressure.</text:p>
      <text:h text:style-name="P12" text:outline-level="3">
<text:span text:style-name="T4">
Underwater flow</text:span>
</text:h>
      <text:p text:style-name="P4">
We may be more familiar with the powerful sea flow that can be able to bring the vessels and swimmers, but there are fierce underwater flow in the deep sea. Although it is usually not as strong as the ocean flow on the sea, it is still a large amount of water flowing. They may drive the water layer below from the wind on the sea, which may be the different tide of the deep sea or the water density difference caused by temperature and salinity. The rare phenomenon called "underwater storm" -usually related to the vortex of the sea surface -may also cause strong intermittent water flow to sweep the material on the sea bed.</text:p>
      <text:p text:style-name="P4">
When the Titanic sinks, the head of the ship and the stern broke, forming two main parts. The well -known information about its surrounding water comes from the study of the texture of the seabed texture and the squid around the wreckage.The sand wave pattern formed on the east side of the wreckage of the Titanic — the parts of the items, accessories, fixed pieces, coal and ships itself spread after the ship sink -indicate that there is a kind of ocean flow from east to west, but in the Lord in the Lord In the location of the wreckage, scientists said that the current flows from northwest to southwest, which may be because most of the wreckage changes the direction of the water flow.</text:p>
      <text:p text:style-name="P4">
Around the south side of the ship's head, the flow of water seems to be changing, from northeast to northwest to southwest.</text:p>
      <text:p text:style-name="P4">
Many experts predict that the precipitation brought by the current water eventually buried the wreckage of the Titanic under the sediment.</text:p>
      <text:p text:style-name="P4">
The deep -sea examination scientist Gerhardseiffrt recently led a sailing to conduct a high -precision scan on the Titanic wreckage. He told the BBC that he did not believe that the water flow in the area would be threatened to threaten the submersible -as long as the submersible was electric.</text:p>
      <text:p text:style-name="P4">
"I don't know if there is water that will be enough to pose a threat to any normal deep -sea vehicles at the Titanic wreckage scene," he said. Threat security. "</text:p>
      <text:h text:style-name="P12" text:outline-level="3">
<text:span text:style-name="T4">
The wreck itself</text:span>
</text:h>
      <text:p text:style-name="P4">
Image source, PA Media</text:p>
      <text:p text:style-name="P4">
Image adding text,</text:p>
      <text:p text:style-name="P4">
Due to the water pressure, sediments movement, and microorganisms that eaten iron as the bottom of the sea, the Titanic is actually slowly disintegrating</text:p>
      <text:p text:style-name="P4">
After more than 100 years of sinking on the sea, the Titanic has gradually degraded. The impact caused by the two main parts of the hull in the initial collision with the sea, which caused the large wreckage to be distorted. Over time, the microorganisms with iron as the eclipse formed an ice -column -like "rust column", which accelerated the erosion of the wreckage. In fact, scientists estimate that higher bacterial activities on the stern -are mainly due to the greater damage it suffered — resulting in its erosion speed faster than the bow of the bow.</text:p>
      <text:p text:style-name="P4">
"The wreckage is constantly collapsed, mainly due to corrosion," Safeter said, "a little bit every year. But as long as you keep a safe distance -without direct contact, without opening from the opening -there will be no damage. "</text:p>
      <text:h text:style-name="P12" text:outline-level="3">
<text:span text:style-name="T4">
Drifting deposits</text:span>
</text:h>
      <text:p text:style-name="P4">
Although the possibility of occurring is extremely low, the sedimentation of the sediment in the sea bed suddenly surged, and it has been proven to be damaged or even flushed away from the bottom of the sea in the past.</text:p>
      <text:p text:style-name="P4">
The biggest similar event -such as an incident that was broken by the cross -Gatai Ocean cable near the coast of Newfoundland in 1929 -it was caused by a strong shock such as earthquakes. People are increasingly aware of the risks of this phenomenon, but there is no sign that the disappearance of the Titan submersible is related to this kind of situation.</text:p>
      <text:p text:style-name="P4">
Over the years, researchers have discovered signs that the surrounding sea bed at the Titanic shipwreck has suffered a huge underwater and landslide shocks a long time ago. The huge amount of sediment seems to be sliding down along the mainland of New Finland, forming the "unstable corridor" called by scientists. They estimate that the last "deconstruction" incident occurred tens of thousands of years ago and formed a sediment layer of up to 100 meters (328 feet). However, many years of research on the Canadian Geological Survey (GeologicalSurvey of Canada) marine geological scientist DavidPiper, the sea bed, said such an incident is extremely rare. He compared this kind of incident to the outbreak of Vesuwei's volcano or Mount Fuji, and the frequency of occurrence may be every tens of thousands to hundreds of thousands of years.</text:p>
      <text:p text:style-name="P4">
In addition, there is a phenomenon called Turbidity Current -sea water carrying a large amount of sediments flowing along the land -slope -this event will be more common and can be caused by storms. "We have a duplicate interval for about 500 years," Paper said. However, the terrain of the sea bed in the area is likely to lead any deposition logistics to a "Titanic Valley", which means that it will not reach the wreckage of the shipwreck at all.</text:p>
      <text:p text:style-name="P4">
Both Severt and Pipper said that this type of incident is unlikely to be a factor in the missing of Titan submersibles.</text:p>
      <text:p text:style-name="P4">
There are other terrain around the wreckage of shipwrecks to be explored. In the previous expeditions of Ocean Gate and the Titan submersible, Paul-Henrynargeolet, a former French navy diver and a submersible driver, detected a mysterious Sennar signal in 1996. In the end, it was discovered that it was a rock reef covered by marine life. During the recent exist, he hoped to reach another signal not far from the Titanic shipwreck.</text:p>
      <text:p text:style-name="P4">
Although the action of looking for a missing submersible is still continuing, it is still clueless for Titan and its crew members. In such a difficult and harsh environment, considering the risk of going to the Titanic shipwreck, it is still the same as when the first group of people arrived in the deep sea in 1986 to see the shipwreck.</text:p>
      <text:p text:style-name="P4">
News Source: <text:a xlink:type="simple" xlink:href="https://www.bbc.com/zhongwen/simp/science-65982371" text:style-name="Internet_20_link" text:visited-style-name="Visited_20_Internet_20_Link">
https://www.bbc.com/zhongwen/simp/science-65982371</text:a>
</text:p>
      <!--NEWS-->
      <text:h text:style-name="P10" text:outline-level="1">
<text:span text:style-name="T4">
From the eight charts, the hidden concern of the AI drive Tesla's stock price is soaring (Free Version)</text:span>
</text:h>
      <text:p text:style-name="P4">
Author: Stephen Wilmot</text:p>
      <text:p text:style-name="P4">
Publisher: 华尔街日报中文网</text:p>
      <text:p text:style-name="P4">
Published Time: 2023-06-22T09:20:00.000Z</text:p>
      <text:p text:style-name="P4">
Modified Time: 2023-06-22T09:20:00.000Z</text:p>
      <text:p text:style-name="P4">
Created Time: 2023-06-21T07:29:00.000Z</text:p>
      <text:p text:style-name="P4">
Description: Tesla's market value has increased by about 250 billion US dollars in the past month, and there are many reasons. For a long time, in terms of deciding Tesla's stock price, distant hope has always better than fundamental factor.</text:p>
      <text:p text:style-name="P4">
Images: []</text:p>
      <text:p text:style-name="P4">
Categories: ['金融市场', '股闻天下']</text:p>
      <text:p text:style-name="P4">
Keywords: SYND,LINK:EN|WP-WSJ-0000992886</text:p>
      <text:p text:style-name="P4">
Type: Article</text:p>
      <!--METADATA-->
      <text:p text:style-name="P4">
Tesla(Tesla,TSLA)The market value has increased by about 250 billion US dollars in the past month, and there are many reasons. In the list of statements, investors are usually most concerned about what is very backward: foreseeable profit prospects.</text:p>
      <text:p text:style-name="P4">
News Source: <text:a xlink:type="simple" xlink:href="https://cn.wsj.com/articles/%E4%BB%8E%E5%85%AB%E5%BC%A0%E5%9B%BE%E8%A1%A8%E7%9C%8Bai%E9%A9%B1%E5%8A%A8%E7%89%B9%E6%96%AF%E6%8B%89%E8%82%A1%E4%BB%B7%E9%A3%99%E5%8D%87%E7%9A%84%E9%9A%90%E5%BF%A7%E4%BD%95%E5%9C%A8-a6989928" text:style-name="Internet_20_link" text:visited-style-name="Visited_20_Internet_20_Link">
https://cn.wsj.com/articles/%E4%BB%8E%E5%85%AB%E5%BC%A0%E5%9B%BE%E8%A1%A8%E7%9C%8Bai%E9%A9%B1%E5%8A%A8%E7%89%B9%E6%96%AF%E6%8B%89%E8%82%A1%E4%BB%B7%E9%A3%99%E5%8D%87%E7%9A%84%E9%9A%90%E5%BF%A7%E4%BD%95%E5%9C%A8-a6989928</text:a>
</text:p>
      <!--NEWS-->
      <text:h text:style-name="P10" text:outline-level="1">
<text:span text:style-name="T4">
Li Qiang's foreign debut show visiting Germany and France to lobby Europe and China as "friends" rather than "opponents"</text:span>
</text:h>
      <text:p text:style-name="P4">
Author: https://www.facebook.com/bbcworldservice/</text:p>
      <text:p text:style-name="P4">
Publisher: BBC News 中文</text:p>
      <text:p text:style-name="P4">
Published Time: 2023-06-22T09:41:04.000Z</text:p>
      <text:p text:style-name="P4">
Modified Time: 2023-06-23T06:42:46.000Z</text:p>
      <text:p text:style-name="P4">
Description: As the US Secretary of State Brillin visited China to attract attention, Chinese Prime Minister Li Qiang chose to start his diplomatic debut in Germany and France.</text:p>
      <text:p text:style-name="P4">
Images: []</text:p>
      <text:p text:style-name="P4">
Videos: ["<text:a xlink:type="simple" xlink:href="https://www.bbc.com/ws/av-embeds/cps/zhongwen/simp/chinese-news-65985203/p0fwvqb8/zh-hans" text:style-name="Internet_20_link" text:visited-style-name="Visited_20_Internet_20_Link">
zh-hans</text:a>
"]</text:p>
      <text:p text:style-name="P4">
Tags: ['德国', '金融财经', '法国', '中國', '政治', '贸易']</text:p>
      <text:p text:style-name="P4">
Type: Article</text:p>
      <!--METADATA-->
      <text:h text:style-name="P12" text:outline-level="3">
<text:span text:style-name="T4">
强 Visit Germany and France to lobby Europe and China as "friends" rather than "opponents"</text:span>
</text:h>
      <text:p text:style-name="P4">
<text:a xlink:type="simple" xlink:href="https://www.bbc.com/ws/av-embeds/cps/zhongwen/simp/chinese-news-65985203/p0fwvqb8/zh-hans" text:style-name="Internet_20_link" text:visited-style-name="Visited_20_Internet_20_Link">
Video-1-Link:/WS/AV-EMBEDS/CPS/ZHONGWEN/SIMP/Chinese-News-65985203/P0FWVQB8/ZH-HansS</text:a>
<text:span text:style-name="T4">
 Your equipment does not support the playback multimedia materials </text:span>
<text:span text:style-name="T4">
* Li Qiang's foreign debut show Vehicle and France to lobby Europe and China as "friends" rather than "opponents" </text:span>
 June 22, 2023 Recently updated: June 23, 2023 day</text:p>
      <text:p text:style-name="P4">
As the US Secretary of State Brillin visited China to attract attention, Chinese Prime Minister Li Qiang chose to start his diplomatic debut in Germany and France.</text:p>
      <text:p text:style-name="P4">
After the three -year interruption of the epidemic, the newly -appointed Prime Minister this year has met with a number of politicians, including German Prime Minister Salz and signed a number of cooperation agreements.</text:p>
      <text:p text:style-name="P4">
However, observer believes that with the continuous heating of the tension between China and the United States, whether Beijing can fundamentally repair the relationship with Europe is doubtful.</text:p>
      <text:p text:style-name="P4">
News Source: <text:a xlink:type="simple" xlink:href="https://www.bbc.com/zhongwen/simp/chinese-news-65985203" text:style-name="Internet_20_link" text:visited-style-name="Visited_20_Internet_20_Link">
https://www.bbc.com/zhongwen/simp/chinese-news-65985203</text:a>
</text:p>
      <!--NEWS-->
      <text:h text:style-name="P10" text:outline-level="1">
<text:span text:style-name="T4">
Biden said Xi Jinping was the "dictator" again that caused the two countries to wars</text:span>
</text:h>
      <text:p text:style-name="P4">
Author: https://www.facebook.com/bbcworldservice/</text:p>
      <text:p text:style-name="P4">
Publisher: BBC News 中文</text:p>
      <text:p text:style-name="P4">
Published Time: 2023-06-22T09:45:39.000Z</text:p>
      <text:p text:style-name="P4">
Modified Time: 2023-06-22T09:45:39.000Z</text:p>
      <text:p text:style-name="P4">
Description: When President Biden attended a fundraising event in California on June 20, he said that Chinese President Xi Jinping was a "dictator".</text:p>
      <text:p text:style-name="P4">
Images: []</text:p>
      <text:p text:style-name="P4">
Videos: ["<text:a xlink:type="simple" xlink:href="https://www.bbc.com/ws/av-embeds/cps/zhongwen/simp/world-65985613/p0fwmg5z/zh-hans" text:style-name="Internet_20_link" text:visited-style-name="Visited_20_Internet_20_Link">
zh-hans</text:a>
"]</text:p>
      <text:p text:style-name="P4">
Tags: ['中國', '政治', '美国']</text:p>
      <text:p text:style-name="P4">
Type: Article</text:p>
      <!--METADATA-->
      <text:h text:style-name="P12" text:outline-level="3">
<text:span text:style-name="T4">
once again trigger the water war between the two countries</text:span>
</text:h>
      <text:p text:style-name="P4">
[Video-1-Link:/WS/AV-EMBEDS/CPS/ZHONGWEN/SIMP/World-65985613/P0FWMG5Z/ZH-HansS]](https://www.bbc.com/ws/av-embeds/cps/zhongwen/simp/world-65985613/p0fwmg5z/zh-hans)<text:span text:style-name="T4">
 Your equipment does not support the playback multimedia materials </text:span>
<text:span text:style-name="T4">
* Biden said that Xi Jinping was the "dictator" once again triggered the water war between the two countries </text:span>
 June 22, 2023</text:p>
      <text:p text:style-name="P4">
When President Biden attended a fundraising event in California on June 20, he said that Chinese President Xi Jinping was a "dictator". He also said that Xi Jinping didn't know the earlier spy balloon. The Chinese Ministry of Foreign Affairs responded on the 21st that Biden's remarks were "extremely ridiculous" and "an open political provocation."</text:p>
      <text:p text:style-name="P4">
On the day before Biden published the "dictator theory", US Secretary of State Brills and Xi Jinping met in Beijing to alleviate the tension between the two countries.</text:p>
      <text:p text:style-name="P4">
News Source: <text:a xlink:type="simple" xlink:href="https://www.bbc.com/zhongwen/simp/world-65985613" text:style-name="Internet_20_link" text:visited-style-name="Visited_20_Internet_20_Link">
https://www.bbc.com/zhongwen/simp/world-65985613</text:a>
</text:p>
      <!--NEWS-->
      <text:h text:style-name="P10" text:outline-level="1">
<text:span text:style-name="T4">
EU's 11th round of sanctions against Russia: Five Chinese companies withdrew from the list to withdraw from the list</text:span>
</text:h>
      <text:p text:style-name="P4">
Author: None (Language: zh)</text:p>
      <text:p text:style-name="P4">
Publisher: None</text:p>
      <text:p text:style-name="P4">
Time: 2023-06-22T11:04:00Z</text:p>
      <text:p text:style-name="P4">
Description: EU member states have reached an agreement on the 11th round of sanctions on Russia, and it will also be targeted at bypassing previous sanctions. Diplomats said that five of the eight Chinese companies listed in the sanction list draft were removed.</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对俄制裁', '欧盟对俄制裁', '中国', '中国企业', '两用', '军民两用']</text:p>
      <text:p text:style-name="P4">
Id: 66001425</text:p>
      <!--METADATA-->
      <text:p text:style-name="P4">
<text:a xlink:type="simple" xlink:href="https://www.dw.com/zh/overlay/image/article/66001425/65863520" text:style-name="Internet_20_link" text:visited-style-name="Visited_20_Internet_20_Link">
 </text:a>
(Voice of Germany) EU member states formulated the 11th round of sanctions on Russia. Among them, it is not only for individuals and organizations that support Russia's invasion of the Ukraine War, but also for the behavior of bypassing sanctions so far. The EU Council's rotating chairman of Sweden announced the news in Brussels on Wednesday (June 21).</text:p>
      <text:p text:style-name="P4">
The permanent representatives of the EU's 27 member states reached an agreement. The written procedures will be officially completed before Friday.</text:p>
      <text:p text:style-name="P4">
Sanctions include that they are prohibited from exporting specific products to some third countries due to the suspected bypassing sanctions. EU member states have banned many products from being transported to Russia for several months.</text:p>
      <text:p text:style-name="P4">
The country that bypass the sanctions against Russia is considered to be Kazakhstan, Armenia, the UAE and <text:a xlink:type="simple" xlink:href="https://www.dw.com/zh/zh/中国对俄罗斯银行实施限制/a-65991127" text:style-name="Internet_20_link" text:visited-style-name="Visited_20_Internet_20_Link">
China</text:a>
wait. EU experts assessed that Turkey was relatively resolutely responding to clues that bypassed sanctions.</text:p>
      <text:p text:style-name="P4">
In addition, according to EU diplomats, the existing transit ban was strengthened in the new sanctions. The specific high -tech products or aircraft parts used in the national defense field will prohibit from being transported from third countries to Russia.</text:p>
      <text:p text:style-name="P4">
Similar to previous sanctions, this time also increased the personal list of profits from the Russian aggression war. They were banned from entering the European Union and they would be frozen in the EU property. According to EU diplomats, 71 individuals and 33 organizations are included in the sanctions list. It is said that the initiative also aims to combat illegal hijacking of Ukrainian children to Russia.</text:p>
      <text:p text:style-name="P4">
Feng Delin, the chairman of the European Commission, welcomed the sanctions. She said that strengthening export restrictions will further crack down on Russian President Putin's war machines. Not long ago, Feng Delin said that in the so far sanctions against Russia, the EU export ban involving about 50 billion euros of goods before the war. This is equivalent to the proportion of 55%. The EU's import ban on Russian products involves about 60%of the imports of the pre -war, worth about 90 billion euros.</text:p>
      <text:h text:style-name="P12" text:outline-level="3">
<text:span text:style-name="T4">
Western sanctions on Russia are useful?</text:span>
</text:h>
      <text:h text:style-name="P12" text:outline-level="3">
<text:span text:style-name="T4">
Some countries have worried about China countermeasures</text:span>
</text:h>
      <text:p text:style-name="P4">
According to Germany, when introducing the suggestions of the sanctions in early May, it has caused a long discussion to criticize individual countries around whether it should be named or not, and Russia bypasses the sanctions through these countries. In particular, some countries express their concerns that if they take action on China, they may trigger countermeasures and have a negative impact on trade relations. Therefore, the final agreement was very cautious.</text:p>
      <text:p text:style-name="P4">
Agence France -Presse reported that the European Commission initially wanted to include Chinese enterprises who wanted to provide military -civilian dual -use products to Russia on the sanctions list. According to diplomats, after Beijing proposed a strong protest, only three Russian companies in Hong Kong were listed in the list.</text:p>
      <text:p text:style-name="P4">
In late May, Fu Cong, the head of the Chinese EU, said that China did not provide any military equipment to Russia, and exported dual -purpose items were extremely cautious. "Regarding the sanctions related to Chinese companies, I have to emphasize that if the European party cannot get relevant companies to avoid EU sanctions on Russia, we will resolutely countermeasures."</text:p>
      <text:p text:style-name="P4">
Reuters quoted diplomat news that <text:a xlink:type="simple" xlink:href="https://www.dw.com/zh/zh/媒體歐盟擬制裁七間助俄中企/a-65545705" text:style-name="Internet_20_link" text:visited-style-name="Visited_20_Internet_20_Link">
The draft of the sanctions included eight Chinese companies</text:a>
The EU believes that they sell products to Russia that helps war. The names of these companies were leaked in early May. After the European Commission conducted high -level contact with China, Beijing promised to stop their activities to these companies. As a result, five of them withdrew from the list. The remaining three companies registered in Hong Kong are very small, which may be owned by Russia.</text:p>
      <text:p text:style-name="P4">
The new sanctions were not obviously launched earlier, first of all due to the objections proposed by Hungary and Greece. According to diplomats, these two EU countries are prevented because Ukraine includes the two countries in the [list of supporting the Russian aggression war] in Ukraine.(https://www.dw.com/zh/zh/中国厂商小米被乌克兰列入战争资助者名单/a-65318453)Essence Hungary criticized that the OTP banks involved did not violate any regulations.</text:p>
      <text:p text:style-name="P4">
At the same time, Russia said that the counterattack of Ukraine's military forces has weakened and is re -adjusted at the front line. Russian Defense Minister Sho Gulu said that the Ukraine still has the potential to continue its offensive. In the daily video speech of Ukraine President Zeelianzki on Wednesday evening, he said that the Ukrainian army made progress and advanced forward in the south. However, in an interview with Zessic, a BBC broadcast on Wednesday, he acknowledged that the counterattack offensive was slower than expected. One of the reasons also includes a large area of the Russian army buried landmines.</text:p>
      <text:p text:style-name="P4">
(Germany, Agence France -Presse, Reuters)</text:p>
      <text:p text:style-name="P4">
News Source: <text:a xlink:type="simple" xlink:href="https://www.dw.com/zh/欧盟第11轮对俄制裁-外交官：五家中企从清单撤下/a-66001425" text:style-name="Internet_20_link" text:visited-style-name="Visited_20_Internet_20_Link">
https://www.dw.com/zh/欧盟第11轮对俄制裁-外交官：五家中企从清单撤下/a-66001425?maca=chi-rss-chi-all-1127-rdf</text:a>
</text:p>
      <!--NEWS-->
      <text:h text:style-name="P10" text:outline-level="1">
<text:span text:style-name="T4">
US Treasury Secretary: President Biden and I both think maintaining the communication of the United States and China is critical</text:span>
</text:h>
      <text:p text:style-name="P4">
Author: None (Language: zh)</text:p>
      <text:p text:style-name="P4">
Publisher: None</text:p>
      <text:p text:style-name="P4">
Time: 2023-06-22T13:14:00Z</text:p>
      <text:p text:style-name="P4">
Description: After Biden said that Xi Jinping was condemned by the Chinese government for the "dictator", US Treasury Secretary Yelun said on Thursday that the US -China -China -Affairs relationship is very important, so that the two can jointly respond to global challenges. Many politicians such as Yellen and Chinese Prime Minister Li Qiang are currently participating in the "New Global Financing Contract Summit" in Paris.</text:p>
      <text:p text:style-name="P4">
Videos: []</text:p>
      <text:p text:style-name="P4">
Images: []</text:p>
      <text:p text:style-name="P4">
Subject: 经济纵横</text:p>
      <text:p text:style-name="P4">
Subjects: ['薄熙来', '专题报道：习近平访美', '中国共产党', '专题报道：全景观看“习马会”', '中国反腐风暴', '20国集团', '巴黎', '毛泽东', '中国宪法修正案取消国家主席任期限制', '南希·佩洛西']</text:p>
      <text:p text:style-name="P4">
Keywords: ['美国财长', '耶伦', '拜登', '习近平', '巴黎', '新全球融资契约峰会', '李强', '中美关系', '美中关系']</text:p>
      <text:p text:style-name="P4">
Id: 66004349</text:p>
      <!--METADATA-->
      <text:p text:style-name="P4">
<text:a xlink:type="simple" xlink:href="https://www.dw.com/zh/overlay/image/article/66004349/65487718" text:style-name="Internet_20_link" text:visited-style-name="Visited_20_Internet_20_Link">
 </text:a>
U.S. Treasury Secretary Janet Yellen said in the statement of Biden's previous "dictatorship": "I think President Biden and I think (the United States and China) to maintain communication is important, ... in order to clarify misunderstandings and Different "</text:p>
      <text:p text:style-name="P4">
(Voice of Germany Chinese) US Treasury Secretary JaneTyellen, at a press conference in Paris on June 22, said in a Paris conference that Biden's previous "dictator" said: "I think, President Biden and me both I think it is important to maintain communication (the United States and China) to clarify misunderstandings and differences. We need to cooperate in a field that can cooperate. "The US Finance Minister also said that there is indeed differences between the United States and China," we are also bluntly stated that we are indifferently. Admit that we are indeed different. "</text:p>
      <text:p text:style-name="P4">
<text:a xlink:type="simple" xlink:href="https://www.dw.com/zh/zh/拜登称习近平为独裁者-北京公开的政治挑衅/a-65987541" text:style-name="Internet_20_link" text:visited-style-name="Visited_20_Internet_20_Link">
U.S. President Biden indirectly called Xi Jinping as a dictator at a fundraising event on June 20, which caused the Chinese government to condemn. </text:a>
The Associated Press reported that this tear up a new crack after the U.S. Secretary of State Broskere's visit to China. <text:a xlink:type="simple" xlink:href="https://www.dw.com/zh/zh/专家评布林肯访华对话是好的-但安全风险并未消失/a-65962928" text:style-name="Internet_20_link" text:visited-style-name="Visited_20_Internet_20_Link">
Brinkee's visit to China is to break the deadlock in the US -China relations that has fallen to a historical low. </text:a>
Recently, Yellen once called for improving US -China relations. She said that in order to maintain global stability, the United States and China need to cooperate.</text:p>
      <text:p text:style-name="P4">
The picture shows the "New Global Financing Contract Summit" held in Paris on June 22.</text:p>
      <text:p text:style-name="P4">
The two -day "New Global Financing Contract Summit" in Paris began. The US Treasury Secretary said, "Of course I am glad to see China participating in this summit." The summit aims to improve global finance on climate change and poverty. She also said, "I believe, as President Biden did, this is very important to deal with global challenges together."</text:p>
      <text:h text:style-name="P12" text:outline-level="3">
<text:span text:style-name="T4">
强 qi praised France as a "big country with independent spirit"</text:span>
</text:h>
      <text:p text:style-name="P4">
The Chinese State Council Prime Minister Li Qiang is currently attending the summit in Paris. Other participating members have dozens of national heads of state and government heads and world financial officials. They gathered in Paris to discuss how to reform the global financial system and solve problems such as debt, climate change, and poverty crisis.</text:p>
      <text:p text:style-name="P4">
After Li Qiang ended his trip to Germany on June 21, he came to France, a formal visit to France, and attended the new global financing contract summit. On the occasion of France, Li Qiang praised France as "a big country with an independent spirit."</text:p>
      <text:h text:style-name="P12" text:outline-level="3">
<text:span text:style-name="T4">
Bavaria "Kings" met with Chinese Prime Minister</text:span>
</text:h>
      <text:h text:style-name="P12" text:outline-level="3">
<text:span text:style-name="T4">
Minister of Economic France: China will help reorganize Zambia and Sri Lanka debt</text:span>
</text:h>
      <text:p text:style-name="P4">
In Paris, US Treasury Secretary Yellen emphasized that <text:a xlink:type="simple" xlink:href="https://www.dw.com/zh/zh/耶倫促中國解決非洲債務-中使館無端施壓/a-64505770" text:style-name="Internet_20_link" text:visited-style-name="Visited_20_Internet_20_Link">
debt restructuring is a priority of the United States. </text:a>
More and more countries struggle with unsustainable debt. This situation has exacerbated due to the impact of climate change. Yellen encouraged all creditors to negotiate to make the debt burden more sustainable. The Associated Press reported that China is the world's largest official creditor.</text:p>
      <text:p text:style-name="P4">
According to Agence France -Presse, French Minister of Economic Minister Bruno Lemaire said on Thursday that with the consent of the major creditors China, the leaders who participated in the Global Financial Summit approached the agreement to reorganize Zabia and Sri Lanka debt. China is the largest creditors of Zambia and Sri Lanka. "We are about to reach an agreement", he said it was "very good news."</text:p>
      <text:p text:style-name="P4">
(Associated Press, Agence France -Presse)</text:p>
      <text:p text:style-name="P4">
News Source: <text:a xlink:type="simple" xlink:href="https://www.dw.com/zh/美财长-拜登总统和我都认为保持美中沟通很关键/a-66004349" text:style-name="Internet_20_link" text:visited-style-name="Visited_20_Internet_20_Link">
https://www.dw.com/zh/美财长-拜登总统和我都认为保持美中沟通很关键/a-66004349?maca=chi-rss-chi-all-1127-rdf</text:a>
</text:p>
      <!--NEWS-->
      <text:h text:style-name="P10" text:outline-level="1">
<text:span text:style-name="T4">
What kind of position does China hold in the reduction of poor national debt?</text:span>
</text:h>
      <text:p text:style-name="P4">
Author: None (Language: zh)</text:p>
      <text:p text:style-name="P4">
Publisher: None</text:p>
      <text:p text:style-name="P4">
Time: 2023-06-22T15:08:00Z</text:p>
      <text:p text:style-name="P4">
Description: Chinese Prime Minister Li Qiang and leaders in the world gathered in Paris to attend the New Global Financing Contract Summit from Thursday to Friday. In the past ten years, China has rapidly jumped into a major international credit party in the world. What are the differences in Chinese and Western developed countries in terms of reducing debt for poor countries?</text:p>
      <text:p text:style-name="P4">
Videos: []</text:p>
      <text:p text:style-name="P4">
Images: []</text:p>
      <text:p text:style-name="P4">
Subject: 经济纵横</text:p>
      <text:p text:style-name="P4">
Subjects: ['希腊债务危机', '欧债危机', '岛屿主权争端', '专题报道：全景观看“习马会”', '国际货币基金组织', '世界银行', '中国', '非洲', '中共十九大', '德中关系']</text:p>
      <text:p text:style-name="P4">
Keywords: ['债务重组', '中国', '非洲', '债务减免', '债务陷阱', '世界银行', '国际货币基金']</text:p>
      <text:p text:style-name="P4">
Id: 66006275</text:p>
      <!--METADATA-->
      <text:p text:style-name="P4">
<text:a xlink:type="simple" xlink:href="https://www.dw.com/zh/overlay/image/article/66006275/64436527" text:style-name="Internet_20_link" text:visited-style-name="Visited_20_Internet_20_Link">
 </text:a>
China is the main debt party of African countries</text:p>
      <text:p text:style-name="P4">
(Voice of Germany) The theme of this new Global Financing Contract Summit is "Establishing a New Agreement between the Global Northern and Southern" to seek the way to help low -income countries deal with debt burden and release climate financing funds.</text:p>
      <text:p text:style-name="P4">
As the world's largest bilateral debt claim country, China plays a core role in Zambia, Chad, Ethiopia, and Ghana through the "common framework" led by the Group 20.</text:p>
      <text:h text:style-name="P12" text:outline-level="3">
<text:span text:style-name="T4">
What is "Common Framework"?</text:span>
</text:h>
      <text:p text:style-name="P4">
The so -called "Common Framework" is an initiative launched by the 2020s during the epidemic at the end of 2020, which aims to help high -liabilities re -stable finances faster and easier to help high -liabilities.</text:p>
      <text:p text:style-name="P4">
This framework gathers the main debt countries, including China and the old-fashioned industrial countries-the so-called Paris Club, which is <text:a xlink:type="simple" xlink:href="https://www.dw.com/zh/zh/新債務圓桌會議將登場-g7中國是絆腳石/a-64692972" text:style-name="Internet_20_link" text:visited-style-name="Visited_20_Internet_20_Link">
debt restructuring plan</text:a>
Negotiations with the debt party.</text:p>
      <text:p text:style-name="P4">
However, nearly 3 years have passed, and the mechanism has not yet led to any debt reduction agreement, partly because there are differences between wealthy industrial countries and China. In the past ten years, China has rapidly jumped into a major international credit party in the world.</text:p>
      <text:h text:style-name="P12" text:outline-level="3">
<text:span text:style-name="T4">
China Loan for Africa: There are praises and bombs</text:span>
</text:h>
      <text:h text:style-name="P12" text:outline-level="3">
<text:span text:style-name="T4">
What is the position of China on the issue of debt restructuring?</text:span>
</text:h>
      <text:p text:style-name="P4">
China hopes that multilateral lenders such as the International Monetary Fund (IMF) and WorldBank can bear part of the losses, but these international institutions and many developed countries, especially the United States, oppose this plan. The reason why the United States and European countries oppose are that if they agree to the requests in Beijing, it is equivalent to providing assistance to China in disguise.</text:p>
      <text:p text:style-name="P4">
Among them <text:a xlink:type="simple" xlink:href="https://www.dw.com/zh/zh/债务难题如何解美财长和imf总裁访问赞比亚/a-64491558" text:style-name="Internet_20_link" text:visited-style-name="Visited_20_Internet_20_Link">
Zambia</text:a>
It is a typical case. The country owed $ 6 billion in China's debt, which has fallen into a debt default nearly three years ago. This inland country located in southeastern Africa can no longer get more loans from the IMF, because Beijing insists on adhering to the multilateral borrowing party to participate in debt reduction and exemption-and this is an uncommon approach in the past.</text:p>
      <text:p text:style-name="P4">
The "common framework" requires the country to obtain a reorganization permit from the bilateral lenders, and then the commercial creditors and multilateral financial institutions-this makes Beijing displeased.</text:p>
      <text:p text:style-name="P4">
China continues to negotiate with the debt country on the basis of bilateral bilateral, and calls on debt management to be based on the "specific analysis of specific cases", although the main purpose of the "common framework" is to provide a standardized process of debt deduction.</text:p>
      <text:p text:style-name="P4">
At the G20 Treasury Secretary and the Central Bank President's meeting held in April this year, Yi Gang, President of the People's Bank of China, emphasized that "China is willing to cooperate with all parties to implement the common framework of debt reduction and exemption."</text:p>
      <text:p text:style-name="P4">
At a press conference in March, a spokesman for the Chinese Ministry of Foreign Affairs was asked whether Beijing would agree to reorganize the implementation of Ghana's $ 1.9 billion debt, and told reporters: "The official bilateral debt with China only occupies only the official bilateral debt occupies only to the China. Ghana's total foreign debt is less than 5%. "She called on multilateral financial institutions and commercial creditors to participate in the debt reduction and exemption process of developing countries, because these subjects are the main credists in developing countries.</text:p>
      <text:h text:style-name="P12" text:outline-level="3">
<text:span text:style-name="T4">
Controversial Chinese investor in Ethiopia</text:span>
</text:h>
      <text:h text:style-name="P12" text:outline-level="3">
<text:span text:style-name="T4">
Why are some debt China willing to reduce and exempt, and some do not want?</text:span>
</text:h>
      <text:p text:style-name="P4">
In January of this year, Chinese Foreign Minister Qin Gang announced that he was partially exempted from the country's $ 13.7 billion in debt from China since 2000 to the present.</text:p>
      <text:p text:style-name="P4">
In August last year, China was exempted from 23 interest -free loans owed to 17 African countries. The debt had expired at the end of 2021. These interest -free funds come from the budget funds for foreign aid in China, so the procedures for deductibles are relatively simple.</text:p>
      <text:p text:style-name="P4">
According to the data provided by the Aiddata platform, from 2000 to 2017, the total interest -free loan issued by China's total US $ 843 billion of a total of $ 843 billion in the 165 countries government accounted for less than 5%.</text:p>
      <text:h text:style-name="P12" text:outline-level="3">
<text:span text:style-name="T4">
What support does China provide?</text:span>
</text:h>
      <text:p text:style-name="P4">
In early May, China participated in the first meeting of the Sri Lanka Council as an observer. Japan, India, and France initiated this talk, although <text:a xlink:type="simple" xlink:href="https://www.dw.com/zh/zh/中国延长还债期-斯里兰卡则希望中国能做更多/a-64499122" text:style-name="Internet_20_link" text:visited-style-name="Visited_20_Internet_20_Link">
China is the largest bilateral debt party in Sri Lanka</text:a>
Essence As of the end of 2021, this South Asian island country owed $ 7.4 billion in debt in China.</text:p>
      <text:p text:style-name="P4">
In the subsequent discussion of Ghana in May, China strengthened participation and agreed to co -ly the co -chair of the Ghana's official creditors committee with France.</text:p>
      <text:p text:style-name="P4">
Regarding Zambia's case, the Chinese Ministry of Foreign Affairs spokesman Wang Wenbin said that "China has always attached importance to Zabia's debt issues and will also actively cooperate and strive to find better solutions."</text:p>
      <text:h text:style-name="P12" text:outline-level="3">
<text:span text:style-name="T4">
What should I do next?</text:span>
</text:h>
      <text:p text:style-name="P4">
Analysts speculate that at this Paris conference, China will continue to explain the support of the "common framework", but it still advocates debt reduction on the basis of "specific cases specific analysis".</text:p>
      <text:p text:style-name="P4">
When the "common framework" held a meeting in Washington, China suggested that IMF accelerate the speed and improve quality in sharing debt sustainable analysis information.</text:p>
      <text:p text:style-name="P4">
Reuters pointed out that in order to allow China to agree to reduce more debt, countries may need a lot of persuasion.</text:p>
      <text:p text:style-name="P4">
(Reuters)</text:p>
      <text:p text:style-name="P4">
News Source: <text:a xlink:type="simple" xlink:href="https://www.dw.com/zh/中国在穷国债务减免方面持何种立场？/a-66006275" text:style-name="Internet_20_link" text:visited-style-name="Visited_20_Internet_20_Link">
https://www.dw.com/zh/中国在穷国债务减免方面持何种立场？/a-66006275?maca=chi-rss-chi-all-1127-rdf</text:a>
</text:p>
      <!--NEWS-->
      <text:h text:style-name="P10" text:outline-level="1">
<text:span text:style-name="T4">
The United States and India promotes strategic cooperation to Biden: Xi Jinping is &amp; quot; dictator &amp; quot;</text:span>
</text:h>
      <text:p text:style-name="P4">
Author: None</text:p>
      <text:p text:style-name="P4">
Publisher: Radio Free Asia (Organization)</text:p>
      <text:p text:style-name="P4">
Published Time: 2023-06-22T16:52:00-04:00</text:p>
      <text:p text:style-name="P4">
Modified Time: 2023-06-23T09:49:45-04:00</text:p>
      <text:p text:style-name="P4">
Description: None</text:p>
      <text:p text:style-name="P4">
Videos: []</text:p>
      <text:p text:style-name="P4">
Audios: ["<text:a xlink:type="simple" xlink:href="https://www.rfa.org/mandarin/yataibaodao/junshiwaijiao/tj-06222023103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6-22T16-52-00-04-00/000000.png" xlink:type="simple" xlink:show="embed" xlink:actuate="onLoad" draw:mime-type="image/png"/>
</draw:frame>
On June 22, 2023, US President Biden met with the visiting Indian Prime Minister Modi. <text:a xlink:type="simple" xlink:href="https://www.rfa.org/mandarin/yataibaodao/junshiwaijiao/tj-06222023103526.html/@@images/image" text:style-name="Internet_20_link" text:visited-style-name="Visited_20_Internet_20_Link">
</text:a>
Associated Press picture <text:a xlink:type="simple" xlink:href="https://www.rfa.org/mandarin/yataibaodao/junshiwaijiao/tj-06222023103526.html/@@stream" text:style-name="Internet_20_link" text:visited-style-name="Visited_20_Internet_20_Link">
Audio-Langk: https://www.rfa.org/mandarin/yatabaodao/junshiwaijiao/tj-06222023526.html/@stream</text:a>
On Thursday, Indian Prime Minister Modi, who was visiting the United States, held a joint press conference with President Bayeng. At the meeting, Biden reiterated that he called Chinese leaders Xi Jinping as a "dictator" based on facts and looked forward to meeting Xi Jinping in the near future. So, while strengthening the strategic cooperation of the US and Indian regions, what impact will it have on the competition in the United States and China?</text:p>
      <text:p text:style-name="P4">
<text:a xlink:type="simple" xlink:href="https://www.rfa.org/mandarin/Xinwen/7-06212023141215.html" text:style-name="Internet_20_link" text:visited-style-name="Visited_20_Internet_20_Link">
<text:span text:style-name="T4">
 Indian Prime Minister Modi will discuss with the giants such as Apple to withdraw from China </text:span>
</text:a>
<text:span text:style-name="T4">
<text:span text:style-name="T5">
 <text:a xlink:type="simple" xlink:href="https://www.rfa.org/mandarin/yataibaodao/junshiwaijiao/jw-06212023131837.html" text:style-name="Internet_20_link" text:visited-style-name="Visited_20_Internet_20_Link">
US President Byndon said Xi Jinping said "dictator" Beijing: political provocation</text:a>
 </text:span>
* </text:span>
<text:a xlink:type="simple" xlink:href="https://www.rfa.org/mandarin/Xinwen/7-06192023164321.html" text:style-name="Internet_20_link" text:visited-style-name="Visited_20_Internet_20_Link">
 </text:a>
**</text:p>
      <text:p text:style-name="P4">
Indian Prime Minister Modi has conducted a three -day visit to the United States since Wednesday. On June 22, US President Biden and Modi held a joint press conference to announce that the United States and India will carry out multiple fields of cooperation, including space, chips, artificial artificial artificially Smart, new generation 6G network, national defense, and engineering technical personnel training.</text:p>
      <text:p text:style-name="P4">
How to strengthen cooperation in the United States and India, how will it affect the problems of India's strategic pattern and US -China relations, which will become the focus of the press conference on that day. U.S. President Biden previously referred to the CCP leader Xi Jinping as a "dictator" and caused strong dissatisfaction with the Beijing authorities. Intersection Biden responded to this: "I think what I say is a fact, which will not affect the existing US -China relations ...(Spy balloon event)It brings puzzles to the US -China relations, but the Secretary of State Brillin has a good China trip, and I also hope to meet Xi Jinping in the near future. "</text:p>
      <text:p text:style-name="P4">
At the press conference, Biden and Modi also reiterated the attention of the two countries to the Russian and U -wars, and emphasized the importance of maintaining peace and stability in the Indo -Pacific region.</text:p>
      <text:p text:style-name="P4">
"We discussed how to make the United States, India, Australia, and Japan together through the Quad of the Sifang Security Dialogue (QUAD) said."</text:p>
      <text:p text:style-name="P4">
Modi also said: "The peace and stability of the Indo -Pacific region are the matters that we pay attention to."</text:p>
      <text:p text:style-name="P4">
Although the Strategic Communication Coordinator of the White House National Security Council, Johnkirby, said at a press conference on Tuesday that Modi was not targeted at China. However, it is generally believed that the United States intends to include India into the ranks of joint response to China, because India is neighboring China and has a tense relationship. At the same time, India has become the country with the most population in the world and is a very potential economy.</text:p>
      <text:p text:style-name="P4">
On June 22, 2023, US President Biden met with the visiting Indian Prime Minister Modi. (Associated Press) <text:a xlink:type="simple" xlink:href="https://www.rfa.org/mandarin/yataibaodao/junshiwaijiao/tj-06222023103526.html/ap23173548913447.jpg" text:style-name="Internet_20_link" text:visited-style-name="Visited_20_Internet_20_Link">
</text:a>
<text:span text:style-name="T4">
 Scholars: The United States and India strengthened cooperation intended to compete against China </text:span>
</text:p>
      <text:p text:style-name="P4">
In Modi's cooperation project signed with the US government, it also includes military cooperation between the two countries, including joint production fighter engines in India, and India's lending shipyard to provide U.S. warship maintenance. In this regard, Aparnapande, a researcher at HudsonInstitute, a Washington Institute in Washington, told this reporter: "(US -India co -manufacturing fighter engine) is unprecedented. I have never made a fighter engine together, so this is a big deal. "</text:p>
      <text:p text:style-name="P4">
Regarding Modi's visit to the United States and the depth of the United States and the United States and India, Pan De believes that this will have an impact on China's role in the Indo -Pacific region: "This represents that US -Indian cooperation not only starts from the perspective of economic and trade, but also covers the field of defense and science and technology. . Today, the United States does not allow China to get the most advanced technology, and it is intended to share these technologies with India. This allows China to know that the United States and India will be closer in national defense security. U.S. and Indian cooperation will impact China. "</text:p>
      <text:p text:style-name="P4">
Pan De also pointed out that the deepening interaction of the United States and India also represents the United States and allies intend to decompose with China on the international supply chain and transfer the industrial chain related to China to India: "There is no way for companies to pull away from China immediately. It takes at least five to seven years to leave, but the company's outflow has begun. "</text:p>
      <text:p text:style-name="P4">
<text:span text:style-name="T4">
 Scholars: Since the border conflict in 2020, China and India relations are not good. </text:span>
</text:p>
      <text:p text:style-name="P4">
In response to the bilateral relations between India and China, Pan De believes that the border conflict between the two countries in 2020 is a watershed incident: "In the past three years, China and India have no normal diplomatic interaction. , Return to the position of March 2020, but China refuses to retreat. China and India have conducted eighteen round negotiations on this, but there are no specific results. "</text:p>
      <text:p text:style-name="P4">
Zackcooper, a senior researcher at the Washington Think Tank American Institute (AEI), told the reporter that Modi will not have a direct impact on China on the surface, but senior American and Indian officials will inevitably conduct Chinese issues on China. Discussion: "The United States and India will not become a formal ally, but I believe they have great concerns about China, so they will discuss the Chinese issue in private and jointly show that China makes them worry."</text:p>
      <text:p text:style-name="P4">
<text:span text:style-name="T4">
 Scholar: Chinese ambitions push India to the United States </text:span>
Slakld also pointed out that with China's ambition to expand the world's influence, the future cooperation between the United States and India in the future will become more: "Although we have not heard of the United States and India in public, Defense allies, but you can still see signs that the partnership of the United States and India in national defense is increasing. "</text:p>
      <text:p text:style-name="P4">
Reporter: Tang Yuanyuan, Caddy Editor: He Ping.com editor: Hong Wei</text:p>
      <text:p text:style-name="P4">
News Source: <text:a xlink:type="simple" xlink:href="https://www.rfa.org/mandarin/yataibaodao/junshiwaijiao/tj-06222023103526.html" text:style-name="Internet_20_link" text:visited-style-name="Visited_20_Internet_20_Link">
https://www.rfa.org/mandarin/yataibaodao/junshiwaijiao/tj-06222023103526.html</text:a>
</text:p>
      <!--NEWS-->
      <text:h text:style-name="P10" text:outline-level="1">
<text:span text:style-name="T4">
Titan's wife's wife is a descendant of Titani</text:span>
</text:h>
      <text:p text:style-name="P4">
Author: 联合早报 (Person)</text:p>
      <text:p text:style-name="P4">
Publisher: 联合早报 (Organization)</text:p>
      <text:p text:style-name="P4">
Published Time: 2023-06-22T17:56</text:p>
      <text:p text:style-name="P4">
Modified Time: 2023-06-23T22:06</text:p>
      <text:p text:style-name="P4">
Description: In the sightseeing group equipped by the lost sightseeing submersible "Titan", one person's partner was the descendant of the victims of the "Titanine" shipwreck in 1912. The Titan is equipped with five people to the Titanic shipwreck site for adventure tourism, star ...</text:p>
      <text:p text:style-name="P4">
Videos: []</text:p>
      <text:p text:style-name="P4">
Audios: []</text:p>
      <text:p text:style-name="P4">
Images: []</text:p>
      <text:p text:style-name="P4">
Type: NewsArticle</text:p>
      <text:p text:style-name="P4">
Breadcrumbs: ['即时', '国际']</text:p>
      <text:p text:style-name="P4">
Keywords: ['铁达尼号', '失踪', '搜救', '泰坦号']</text:p>
      <!--METADATA-->
      <text:p text:style-name="P4">
In the sightseeing group equipped by the lost sightseeing submersible "Titan", one person's partner was the descendant of the victims of the "Titanine" shipwreck in 1912.</text:p>
      <text:p text:style-name="P4">
The Titan is equipped with five people to the Titanic shipwreck site for adventure tourism, Sunday (June 18) <text:a xlink:type="simple" xlink:href="https://www.zaobao.com.sg/realtime/world/story20230620-1406013" text:style-name="Internet_20_link" text:visited-style-name="Visited_20_Internet_20_Link">
disappeared in the waters of eastern Canada</text:a>
Essence</text:p>
      <text:p text:style-name="P4">
The Titan is owned by the US Private Underwater Exploration Company Oceangate Expeditions. The company's founder and chief executive officer Stocktonrush was in the five -person sightseeing group.</text:p>
      <text:p text:style-name="P4">
The New York Times reported on Thursday (22nd) that Rash's wife Wendy Rush was the great -granddaughter of the two victims of the two victims of the "Titani" that year.</text:p>
      <text:p text:style-name="P4">
The report quoted the archives record that the two victims Isidor Straus and my wife Idastraus were co -owners of the retail giant Messi Department Store. They are the two richest passengers on Titani.</text:p>
      <text:p text:style-name="P4">
Wendy is the communication director of the Marine Gate Company. She had three adventures of Titanic wreckage in 2021, 2022 and 2023.</text:p>
      <text:p text:style-name="P4">
The Titan has not been found, and <text:a xlink:type="simple" xlink:href="https://www.zaobao.com.sg/news/world/story20230621-1406626" text:style-name="Internet_20_link" text:visited-style-name="Visited_20_Internet_20_Link">
emergency oxygen supply will be exhausted at about 8 pm Singapore time on Thursday time</text:a>
Essence</text:p>
      <text:p text:style-name="P4">
The Broadcasting Corporation (ABC) quoted experts reported that even if the emergency supply was exhausted, if the air was still circulating in the cabin and the five passengers were still alive, they could survive for 10 to 20 hours.</text:p>
      <text:p text:style-name="P4">
Muen, a professor of anesthesia at Duke University, said that people in the cabin can extend the oxygen after the water tank is exhausted by maintaining calmness and as much as possible. Can maintain another 10 to 20 hours.</text:p>
      <text:p text:style-name="P4">
News Source: <text:a xlink:type="simple" xlink:href="https://www.zaobao.com.sg/realtime/world/story20230622-1406876" text:style-name="Internet_20_link" text:visited-style-name="Visited_20_Internet_20_Link">
https://www.zaobao.com.sg/realtime/world/story20230622-1406876</text:a>
</text:p>
      <!--NEWS-->
      <text:h text:style-name="P10" text:outline-level="1">
<text:span text:style-name="T4">
U.S. stocks are more high</text:span>
</text:h>
      <text:p text:style-name="P4">
Publisher: 法新社</text:p>
      <text:p text:style-name="P4">
Published Time: 2023-06-22T21:32:13+00:00</text:p>
      <text:p text:style-name="P4">
Modified Time: 2023-06-22T21:05:02+00:00</text:p>
      <text:p text:style-name="P4">
Description: (Agence France -Presse, New York, 22nd) Even if the Central Bank of England (BOE), including the Bank of England, has raised interest rates again to fight against inflation. The main index of the Wall Street stock market is still getting rid of the recent weak performance, and it is mostly as high as the rise of science and technology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2T21-32-13-00-00/000000.png" xlink:type="simple" xlink:show="embed" xlink:actuate="onLoad" draw:mime-type="image/png"/>
</draw:frame>
The Dow Jones Industrial Index fell slightly by 4.81 points or 0.01%, which was collected at 33946.71 points.</text:p>
      <text:p text:style-name="P4">
The S &amp; P 500 index rose 16.20 points or 0.37%to close 4381.89 points.</text:p>
      <text:p text:style-name="P4">
The Nasdaq index of technology stock rose 128.41 points or 0.95%to close 13630.61 points.</text:p>
      <text:p text:style-name="P4">
The Philadelphia semiconductor index rose 20.15 points or 0.57%to close 3569.87 points.</text:p>
      <text:p text:style-name="P4">
News Source: <text:a xlink:type="simple" xlink:href="https://www.rfi.fr/cn/%E8%B4%A2%E7%BB%8F%E5%BF%AB%E8%AE%AF/20230622-%E7%BE%8E%E8%82%A1%E5%A4%9A%E6%94%B6%E9%AB%98" text:style-name="Internet_20_link" text:visited-style-name="Visited_20_Internet_20_Link">
https://www.rfi.fr/cn/%E8%B4%A2%E7%BB%8F%E5%BF%AB%E8%AE%AF/20230622-%E7%BE%8E%E8%82%A1%E5%A4%9A%E6%94%B6%E9%AB%98</text:a>
</text:p>
      <!--NEWS-->
      <text:h text:style-name="P10" text:outline-level="1">
<text:span text:style-name="T4">
IOC revokes to recognize international boxing</text:span>
</text:h>
      <text:p text:style-name="P4">
Publisher: 法新社</text:p>
      <text:p text:style-name="P4">
Published Time: 2023-06-22T21:32:16+00:00</text:p>
      <text:p text:style-name="P4">
Modified Time: 2023-06-22T21:20:02+00:00</text:p>
      <text:p text:style-name="P4">
Description: (AFP, Lausanne, Switzerland, 22nd) The International Olympic Committee (IOC) today revoked its recognition of the Federation of Boxer (IBA), but said that the 2024 Paris Olympics and the Los Angeles Olympic Games in the 2028 Olympic Games had boxing ev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22T21-32-16-00-00/000000.png" xlink:type="simple" xlink:show="embed" xlink:actuate="onLoad" draw:mime-type="image/png"/>
</draw:frame>
The Executive Committee of the International Olympic Games today used 69 votes, 1 vote against, and 10 votes. By shocking the international boxing of the international boxing, the boxing industry shakes.</text:p>
      <text:p text:style-name="P4">
The latest decision ended the argument between the International Olympics and the total length of the international boxing. International Boxing was suspended by the International Olympic Games for a number of corruption scandals in 2019, and was attacked for its governance, financial transparency, and sustainability.</text:p>
      <text:p text:style-name="P4">
CHRISTOPHE Dekepper, director of the International Olympic Games, said at the International Olympic Conference in Lausanne, Switzerland today that "the International Olympic Games continues to be patient to help in 3 concerns." The only conclusion that can be terminated now is "revoking recognition."</text:p>
      <text:p text:style-name="P4">
At present, the chairman of the International Boxing is Russia's Umar Kremlev.</text:p>
      <text:p text:style-name="P4">
News Source: <text:a xlink:type="simple" xlink:href="https://www.rfi.fr/cn/%E8%BF%90%E5%8A%A8%E5%A4%A9%E5%9C%B0/20230622-ioc%E6%92%A4%E9%94%80%E6%89%BF%E8%AE%A4%E5%9B%BD%E9%99%85%E6%8B%B3%E6%80%BB" text:style-name="Internet_20_link" text:visited-style-name="Visited_20_Internet_20_Link">
https://www.rfi.fr/cn/%E8%BF%90%E5%8A%A8%E5%A4%A9%E5%9C%B0/20230622-ioc%E6%92%A4%E9%94%80%E6%89%BF%E8%AE%A4%E5%9B%BD%E9%99%85%E6%8B%B3%E6%80%BB</text:a>
</text:p>
      <!--NEWS-->
      <text:h text:style-name="P10" text:outline-level="1">
<text:span text:style-name="T4">
Financial Times: For the first time in the 20 years of Han exports to the United States</text:span>
</text:h>
      <text:p text:style-name="P4">
Author: None</text:p>
      <text:p text:style-name="P4">
Publisher: Radio Free Asia (Organization)</text:p>
      <text:p text:style-name="P4">
Published Time: 2023-06-22T22:46:00-04:00</text:p>
      <text:p text:style-name="P4">
Modified Time: 2023-06-23T09:08: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4.567343in" draw:z-index="0">
<draw:image xlink:href="../Images/rfamandarin/2023-06-22T22-46-00-04-00/000000.png" xlink:type="simple" xlink:show="embed" xlink:actuate="onLoad" draw:mime-type="image/png"/>
</draw:frame>
South Korean President Yin Xiyue visited the United States in April this year and sang a song in front of the US President Biden. <text:a xlink:type="simple" xlink:href="https://www.rfa.org/mandarin/Xinwen/cmh1-06222023224559.html/@@images/image" text:style-name="Internet_20_link" text:visited-style-name="Visited_20_Internet_20_Link">
</text:a>
Reuters</text:p>
      <text:p text:style-name="P4">
The Financial Times (FinancialTimes) reported on the 22nd that the goods exported to the United States last year exceeded the export of China. This is the first time in the past 20 years. It highlights that the trading model is changing. Its supply chain, while Beijing is increasing the degree of self -effort of its manufacturing industry.</text:p>
      <text:p text:style-name="P4">
The Financial Times quoted data released by the Bank of Korea (Bank ofkorea) this week that from 2021 to 2022, South Korea's exports of goods on China dropped by nearly 10%to US $ 122 billion. In contrast, South Korea's export of US goods increased by more than 22%at the same time to $ 139 billion.</text:p>
      <text:p text:style-name="P4">
Yonhap News Agency reported on June 6 that in the 20 years since the establishment of diplomatic relations between South Korea, China, China has traveled to South Korea's largest export target status. However, recently, due to the continued decrease in South Korea's exports to China and the increase in exports to the United States, the United States became South Korea's largest trade surplus country in the first quarter of this year.</text:p>
      <text:p text:style-name="P4">
Editor Chen Meihua</text:p>
      <text:p text:style-name="P4">
News Source: <text:a xlink:type="simple" xlink:href="https://www.rfa.org/mandarin/Xinwen/cmh1-06222023224559.html" text:style-name="Internet_20_link" text:visited-style-name="Visited_20_Internet_20_Link">
https://www.rfa.org/mandarin/Xinwen/cmh1-06222023224559.html</text:a>
</text:p>
      <!--NEWS-->
      <text:h text:style-name="P10" text:outline-level="1">
<text:span text:style-name="T4">
[RFA exclusive] Why did the young man use the status of Hong Kong members?</text:span>
</text:h>
      <text:p text:style-name="P4">
Author: None</text:p>
      <text:p text:style-name="P4">
Publisher: Radio Free Asia (Organization)</text:p>
      <text:p text:style-name="P4">
Published Time: 2023-06-22T23:00:00-04:00</text:p>
      <text:p text:style-name="P4">
Modified Time: 2023-06-23T16:15:14-04:00</text:p>
      <text:p text:style-name="P4">
Description: None</text:p>
      <text:p text:style-name="P4">
Videos: []</text:p>
      <text:p text:style-name="P4">
Audios: ["<text:a xlink:type="simple" xlink:href="https://www.rfa.org/mandarin/yataibaodao/shehui/sc-062320231337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897317in" draw:z-index="0">
<draw:image xlink:href="../Images/rfamandarin/2023-06-22T23-00-00-04-00/000000.png" xlink:type="simple" xlink:show="embed" xlink:actuate="onLoad" draw:mime-type="image/png"/>
</draw:frame>
Chen Yongguang's identity was used to launch a petition. <text:a xlink:type="simple" xlink:href="https://www.rfa.org/mandarin/yataibaodao/shehui/sc-06232023133706.html/@@images/image" text:style-name="Internet_20_link" text:visited-style-name="Visited_20_Internet_20_Link">
</text:a>
(change.org截图)  <text:a xlink:type="simple" xlink:href="https://www.rfa.org/mandarin/yataibaodao/shehui/sc-06232023133706.html/@@stream" text:style-name="Internet_20_link" text:visited-style-name="Visited_20_Internet_20_Link">
Audio-1-Link：https://www.rfa.org/mandarin/yataibaodao/shehui/sc-06232023133706.html/@@stream</text:a>
Recently, the status of a number of members of the Legislative Council in Hong Kong has been used to publish incidents of criticism and political abnormalities in China and Hong Kong authorities, causing more than one Hong Kong Legislative Councilor to respond. The identity of these parliamentarians accepted an exclusive interview with this station on June 21, telling the cause and effect he did this.</text:p>
      <text:p text:style-name="P4">
<text:span text:style-name="T4">
<text:span text:style-name="T5">
 <text:a xlink:type="simple" xlink:href="https://www.rfa.org/mandarin/Xinwen/3-05222023112228.html" text:style-name="Internet_20_link" text:visited-style-name="Visited_20_Internet_20_Link">
Hong Kong Legislative Council Member: About 150 rejuvenation of the campaign to the central movement cannot be prosecuted</text:a>
</text:span>
* </text:span>
<text:span text:style-name="T5">
 <text:a xlink:type="simple" xlink:href="https://www.rfa.org/mandarin/yataibaodao/gangtai/al-05112023122903.html" text:style-name="Internet_20_link" text:visited-style-name="Visited_20_Internet_20_Link">
Former Members of Hong Kong established a strategy for the China Think Tank to assist the international community</text:a>
</text:span>
<text:span text:style-name="T5">
 </text:span>
<text:span text:style-name="T4">
 <text:a xlink:type="simple" xlink:href="https://www.rfa.org/mandarin/yataibaodao/gangtai/ec-05262022081155.html" text:style-name="Internet_20_link" text:visited-style-name="Visited_20_Internet_20_Link">
Hong Kong pro -Beijing Councilor recommends that the Hong Kong government trials the Chinese computer system to prevent sanctions</text:a>
</text:span>
</text:p>
      <text:p text:style-name="P4">
<text:span text:style-name="T4">
 "I do this to express my nostalgia for different voices of non -relatives in the Hong Kong Parliament in the past" </text:span>
</text:p>
      <text:p text:style-name="P4">
Recently, on the US petition website "Change.org", a joint petition with a jokes appeared. The sponsors of this petition used the status of Chen Yongguang, a member of the Hong Kong Legislative Council, and made an appeal to the US President Biden and former President Trump that in English that on June 15, it was Xi Jinping's 70th birthday. "Please mail him to the Bear Vani on behalf of us to thank him for his acceleration of the demise of China and the CCP."</text:p>
      <text:p text:style-name="P4">
Chen Yongguang's declaration of his identity was used. (Screenshot of Chen Yongguang Facebook) <text:a xlink:type="simple" xlink:href="https://www.rfa.org/mandarin/yataibaodao/shehui/sc-06232023133706.html/m0622-sc6.png" text:style-name="Internet_20_link" text:visited-style-name="Visited_20_Internet_20_Link">
![] [](Images/rfamandarin/2023-06-22T23-00-00-04-00/000003.png)</text:a>
Chen Yongguang's identity is a Chinese student Ji, who was in his early twenties. For security considerations, he was unwilling to be disclosed. He is not a Hong Kong person, and he comes from a southern Fujian city. He said: "I am sorry for the identity of these members of these members, but I think what I do is just a matter of justice. For this thing, I personally be willing to lift all all the whole ones. responsibility."</text:p>
      <text:p text:style-name="P4">
Under this petition, there were also remarks of the status of Li Shirong, Zhou Wengang, Shao Jiahui, Deng Fei, and other people who used the Hong Kong Legislative Council members of the Legislative Council. For example, the content of the Beijing Sitong Bridge protesters was applied to the content of the protesters of the Sitongqiao Bridge with Li Shirong, saying: "Remove Xi Jinping of the dictatorship, the eunuch Li Jiachao of the Hong Kong Hong Kong, the Communist Party stepped down, and Xi Jinping stepped down." The remarks of Zhou Wengang stated: "Eliminate the Chinese Communist Party, the nation is self -reliance, Hong Kong is independent, and the only way out." In fact, these remarks were all issued by Mr. Ji with the status of these members. He said: "I do this to express my nostalgia for different voices of non -relatives in the Hong Kong Parliament in the past."</text:p>
      <text:p text:style-name="P4">
Some members of the Hong Kong Legislative Council were used and expressed the remarks of the Chinese and Hong Kong authorities. (CHANGE.ORG Screenshot)![] <text:a xlink:type="simple" xlink:href="Images/rfamandarin/2023-06-22T23-00-00-04-00/000005.png" text:style-name="Internet_20_link" text:visited-style-name="Visited_20_Internet_20_Link">
</text:a>
](https://www.rfa.org/mandarin/yataibaodao/shehui/sc-06232023133706.html/m0622-sc2.jpg)</text:p>
      <text:p text:style-name="P4">
Some members of the Hong Kong Legislative Council were used and expressed the remarks of the Chinese and Hong Kong authorities. (CHANGE.ORG Screenshot)![] <text:a xlink:type="simple" xlink:href="Images/rfamandarin/2023-06-22T23-00-00-04-00/000007.png" text:style-name="Internet_20_link" text:visited-style-name="Visited_20_Internet_20_Link">
</text:a>
](https://www.rfa.org/mandarin/yataibaodao/shehui/sc-06232023133706.html/m0622-sc3.jpg)Mr. Ji said that although he is not a Hong Kong, his mother tongue is not Cantonese, but he has been very interested in Hong Kong's political culture since he was a child. He especially likes to watch the debate video of the Hong Kong Legislative Council. He said: "Although democratic and opposition members have never occupied the majority in the Hong Kong Legislative Council, they still dare to make a sound at least to bring the opposition sound, checks and balances, the sound of supervision, and different voices to the parliament to the parliament Take it to the public. This is unimaginable in the mainland. Now that there are no coming in Hong Kong, it is no longer possible to happen. "</text:p>
      <text:p text:style-name="P4">
After the implementation of the National Security Law, the current Hong Kong Legislative Council has adopted the institutional change passed by the Chinese People's Congress during the election and was widely resisted by voters. It has reached a record low of the voting rate of the legislature elections in Hong Kong over the years. Among the 90 members of the Legislative Council, 89 Jianjie and 1 intermediate faction, there is no trace of the Pan -democratic master.Mr. Ji said that his purpose of doing this is also hoping to send a warning to the Hong Kong authorities: "I will give them Xi Jinping's words: 'Don't look at you to be happy today, be careful to pull the list in the future." Looking at the history of the Communist Party of China, we It can be clearly understood that most of the cooler officials, bureaucrats, and laristar horn for this evil regime, most of them are not good at ending. "</text:p>
      <text:p text:style-name="P4">
<text:span text:style-name="T4">
 "Every big dictator has a glass heart that is easily broken" </text:span>
</text:p>
      <text:p text:style-name="P4">
At present, members of the Hong Kong Legislative Council have issued a statement on their Facebook homepage. In the statement, Li Shirong stated that "strongly condemned himself to confirm his remarks" and said, "The incident has been handed over to the Hong Kong Police Office. It is believed that if necessary, it will be followed by the National Security Department. "I must take responsibility", "As a patriotic and loved Hong Kong, the" fake information "of this offense will only seem that the anti -China -China chaos and foreign forces will still not give up the goal of making trouble in Hong Kong." Chen Yongguang said in the statement: " Yongguang recently discovered that an unscrupulous person pretended to be his identity and name, and made a real statement on the Internet in an attempt to discredit the attack on the national leader and the 'one country, two systems' system ". The department follow -up. "Many Chinese media have been reported by this parliamental identity.</text:p>
      <text:p text:style-name="P4">
Li Shirong's declaration of his identity. (Screenshot of Li Shirong Facebook) <text:a xlink:type="simple" xlink:href="https://www.rfa.org/mandarin/yataibaodao/shehui/sc-06232023133706.html/m0622-sc5.png" text:style-name="Internet_20_link" text:visited-style-name="Visited_20_Internet_20_Link">
</text:a>
Mr. Ji said that his feelings were: "In the expected, it is expected. It is expected that these power and politicians will strongly condemn and resolutely oppose it like a spokesman for the Ministry of Foreign Affairs. It is expected that it has attracted the attention of the media. "</text:p>
      <text:p text:style-name="P4">
He also defines his behavior as "behavioral art", thinking that he did this, and Similar well -known movie star Chaplin satirized Hitler through the movie "The Great dictator": "He uses this soft confrontation to interpret the great dictatorship in a soft confrontation method. Hitler's various ugliness brings happiness to people in this way, but humiliate the great dictator in an alternative way. Each major dictator has a glass heart that is easily broken. It is this behavior Art hurts their hearts. "</text:p>
      <text:p text:style-name="P4">
Mr. Ji's friend and international student from Zhejiang, Mr. Liang, told reporters that his friend Mr. Ji is a humorous and funny person in daily life. Mr. Liang said: "Seeing these members of these cooperative cooperation with tyranny, I was also ridiculous by the behavior of a young man's behavior.</text:p>
      <text:p text:style-name="P4">
At present, on the Change.org website, this appeal to Xi Jin Pennie Pinney's petition no longer exists. The reporter has issued a reasons to the work team of this website, but as of the time of press time, it has not been responded.</text:p>
      <text:p text:style-name="P4">
Reporter: Sun Cheng Responsible: Jiayuan.com Editor: He Fu</text:p>
      <text:p text:style-name="P4">
News Source: <text:a xlink:type="simple" xlink:href="https://www.rfa.org/mandarin/yataibaodao/shehui/sc-06232023133706.html" text:style-name="Internet_20_link" text:visited-style-name="Visited_20_Internet_20_Link">
https://www.rfa.org/mandarin/yataibaodao/shehui/sc-06232023133706.html</text:a>
</text:p>
      <!--NEWS-->
      <text:h text:style-name="P10" text:outline-level="1">
<text:span text:style-name="T4">
Anti -autocratic slogans appeared in Peking University by the school's security guards away</text:span>
</text:h>
      <text:p text:style-name="P4">
Author: None</text:p>
      <text:p text:style-name="P4">
Publisher: Radio Free Asia (Organization)</text:p>
      <text:p text:style-name="P4">
Published Time: 2023-06-22T23:42:00-04:00</text:p>
      <text:p text:style-name="P4">
Modified Time: 2023-06-23T12:33:45-04:00</text:p>
      <text:p text:style-name="P4">
Description: None</text:p>
      <text:p text:style-name="P4">
Videos: []</text:p>
      <text:p text:style-name="P4">
Audios: ["<text:a xlink:type="simple" xlink:href="https://www.rfa.org/mandarin/yataibaodao/renquanfazhi/gt-0622202323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88615in" draw:z-index="0">
<draw:image xlink:href="../Images/rfamandarin/2023-06-22T23-42-00-04-00/000000.png" xlink:type="simple" xlink:show="embed" xlink:actuate="onLoad" draw:mime-type="image/png"/>
</draw:frame>
A sign that a protester held up "abandoned one party power, embrace the multi -party system" <text:a xlink:type="simple" xlink:href="https://www.rfa.org/mandarin/yataibaodao/renquanfazhi/gt-06222023233902.html/@@images/image" text:style-name="Internet_20_link" text:visited-style-name="Visited_20_Internet_20_Link">
</text:a>
Twitter screenshot/ancient pavilion provides <text:a xlink:type="simple" xlink:href="https://www.rfa.org/mandarin/yataibaodao/renquanfazhi/gt-06222023233902.html/@@stream" text:style-name="Internet_20_link" text:visited-style-name="Visited_20_Internet_20_Link">
Audio-Link: https: //www.rfa.org/mandarin/yataibaODao/renquanfazhi/GT -GT -GT -GT -GT -GT -GT -GT -GT -GT -GT -GT -GT -HTML/@stream</text:a>
During the Dragon Boat Festival, the slogan against the CCP's autocracy appeared. A protesters held up a card with a card with "abandoned one party power and embracing the multi -party system" at the door of a cafeteria on the campus. It is reported that the cardholder was taken away by the school security guard. When accepting the inquiry of this station, the Ministry of Defense of Peking University does not confirm the matter nor deny.</text:p>
      <text:p text:style-name="P4">
<text:a xlink:type="simple" xlink:href="https://www.rfa.org/mandarin/yataibaodao/renquanfazhi/kw-10142022094809.html" text:style-name="Internet_20_link" text:visited-style-name="Visited_20_Internet_20_Link">
<text:span text:style-name="T4">
 Beijing banner protests to ferment "the people are not afraid of death, how can they die?" </text:span>
</text:a>
<text:span text:style-name="T4">
* <text:a xlink:type="simple" xlink:href="https://www.rfa.org/mandarin/Xinwen/wulb-10132022033345.html" text:style-name="Internet_20_link" text:visited-style-name="Visited_20_Internet_20_Link">
Anti -study and anti -sealing, democratic banner in Beijing in Beijing</text:a>
</text:span>
</text:p>
      <text:p text:style-name="P4">
After a lapse of thirty -four years, the Chinese political system was attacked again on the campus of Peking University, calling for the implementation of political slogans of multi -party governance. According to the Chinese digital age of overseas media and Twitter information and graphics, on June 22, a protesters in a camel gown held a card at the door of the Dragon Boat Festival during the Dragon Boat Festival holiday and were then taken away by the school security. On -site pictures showed that the sign of the card holders wrote "abandoned one party's total authority and embrace the multi -party system." Different from some previous protests, the protesters took the initiative to leave their own wall account information "YouTube/Twitterhobbie Septem" on the slogan. The other on the other side of the wall reads "the democratic revolution starts #而 #Now revolution". After being verified by netizens, the YouTube/Twitter accounts written in the slogan all exist, and the account registration time of the two platforms is May 2023. The account shows that the protester is a man named "Zhang Sheng". Its remarks are a "Chinese writer".</text:p>
      <text:p text:style-name="P4">
After the student movement in Beijing in 1989, after being suppressed by the authorities of the authorities, political slogans rarely appeared in Peking University. Chinese objections said on Friday (23rd) in an interview with this station that he noticed the relevant information, and the incident reflected that the students were dissatisfied with the status quo of society: "The current status quo is the final result of the three -year epidemic situation. Public opinion is squeezed and economic landslides. Because of economic landslides, people feel that life is getting more and more difficult. "</text:p>
      <text:p text:style-name="P4">
Some people said that the name of the card was called "Zhang Sheng". (Network picture/ancient pavilion provided) <text:a xlink:type="simple" xlink:href="https://www.rfa.org/mandarin/yataibaodao/renquanfazhi/gt-06222023233902.html/m0623-gtp2.png" text:style-name="Internet_20_link" text:visited-style-name="Visited_20_Internet_20_Link">
</text:a>
<text:span text:style-name="T4">
 The Ministry of Defense of Beida did not deny that students refused to disclose the arrested person </text:span>
</text:p>
      <text:p text:style-name="P4">
This station called the Ministry of Defense of Peking University to inquire for the whereabouts of the students:</text:p>
      <text:p text:style-name="P4">
Ministry of Defense: "Hello, letters and visits of the Ministry of Defense."</text:p>
      <text:p text:style-name="P4">
Reporter: "Hello, did the person holding a card at the door of the cafeteria yesterday?</text:p>
      <text:p text:style-name="P4">
The Ministry of Defense: "Because we are a duty room, we don't know that thing. Goodbye."</text:p>
      <text:p text:style-name="P4">
After the other party said, hung up the phone.</text:p>
      <text:p text:style-name="P4">
Ji Feng said that before the large -scale outbreak of academic tide, Beijing had sporadic anti -autocratic trend before the large -scale outbreak: "From 1985, the Chinese Youth Magazine and China Youth Newspaper published articles," Why is the road of life become narrower and narrower. 'The uprising began at that time, until 1989. Although the political risk was much smaller than now, people's various ideas were hit by the anti -middle class liberalization movement. In this regard, people were strong. "</text:p>
      <text:p text:style-name="P4">
The protesters gave the signing location outside the campus cafeteria. Last November, someone supported the "white paper sports" at the place. (Network screenshot/ancient pavilion provided) <text:a xlink:type="simple" xlink:href="https://www.rfa.org/mandarin/yataibaodao/renquanfazhi/gt-06222023233902.html/m0623-gtp3.png" text:style-name="Internet_20_link" text:visited-style-name="Visited_20_Internet_20_Link">
</text:a>
<text:span text:style-name="T4">
 Last year, Peking University Youth Raiders supported the White Paper Movement this year's anti -autocracy </text:span>
</text:p>
      <text:p text:style-name="P4">
On November 26 last year, students from Nanjing Media College raised white paper and asked for the end of the epidemic "clear zero". Since then, students from universities such as Peking University, Tsinghua University responded to it. Ten days later, the Chinese government announced that the three -year epidemic zero policy was announced. Essence</text:p>
      <text:p text:style-name="P4">
However, this time, the youth of Peking University was required to end the party's dictatorship and implement the demand for political reform in multi -party systems. The commander of the Chinese objections in exile in Australia said to this station: "There is now a protest in Peking University. Although it is very sporadic, this kind of inspiration and reference to people, especially today, such a period of speech and control of speech reaching unprecedented and severe today. , Undoubtedly opened the dawn of China's future democratic exploration. "</text:p>
      <text:p text:style-name="P4">
It is reported that the position of the opposition to the autocracy of Peking University is the same place as the White Paper Movement last year.</text:p>
      <text:p text:style-name="P4">
Reporter: Ancient Pavilion Editor: Chen Meihua, Xu Shuting, Jiayuan.com editor: Hong Wei</text:p>
      <text:p text:style-name="P4">
News Source: <text:a xlink:type="simple" xlink:href="https://www.rfa.org/mandarin/yataibaodao/renquanfazhi/gt-06222023233902.html" text:style-name="Internet_20_link" text:visited-style-name="Visited_20_Internet_20_Link">
https://www.rfa.org/mandarin/yataibaodao/renquanfazhi/gt-06222023233902.html</text:a>
</text:p>
      <!--NEWS-->
      <text:h text:style-name="P10" text:outline-level="1">
<text:span text:style-name="T4">
Qatar Sovereign Fund wants to invest as a small shareholder of the NBA Witcher and other teams</text:span>
</text:h>
      <text:p text:style-name="P4">
Publisher: 法新社</text:p>
      <text:p text:style-name="P4">
Published Time: 2023-06-23T-15:32:11+00:00</text:p>
      <text:p text:style-name="P4">
Modified Time: 2023-06-23T04:20:05+00:00</text:p>
      <text:p text:style-name="P4">
Description: (Agence France -Presse, Washington, 22nd) Sovereign Fortune Fund will have the first case to invest in the American professional movement, because the group of Washington teams such as NBA, WNBA, NHL, etc. will become the investment target of the Qatar Investment Bureau. It is said that they will buy them. Part of the equity of the gro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23T-15-32-11-00-00/000000.png" xlink:type="simple" xlink:show="embed" xlink:actuate="onLoad" draw:mime-type="image/png"/>
</draw:frame>
The Washington Post and several other US media reported that the State -owned Qara Investment Authority (QIA) is trying to acquire a 5%stake in MonumentalSports &amp; Entertainment Group.</text:p>
      <text:p text:style-name="P4">
The big boss of this group is Tedleonsis. It has the US professional Basketball NBA Washington Wizard (WNBA WNBA Washington Mystery Team (Mystics), and the North American Professional Ice Hockey Alliance Capitals.</text:p>
      <text:p text:style-name="P4">
Once the transaction, the Qatar Investment Bureau will become the first foreign sovereign wealth fund to invest in the major US sports team.</text:p>
      <text:p text:style-name="P4">
The Washington Post quoted a saying that a person familiar with relevant regulations. The NBA also confirmed that the investment was being reviewed, and the case has not yet been determined.</text:p>
      <text:p text:style-name="P4">
The NBA amended last year that foreign investment was opened, but it should not have more than 20%of the team's shares.</text:p>
      <text:p text:style-name="P4">
The US media quoted a statement of NBA spokesman Mike Bass, and he said: "The NBA board of directors is reviewing the possible investment of the Cada Investment Bureau to the witch company Monumental Sports &amp; Entertainment and other sports assets."</text:p>
      <text:p text:style-name="P4">
"According to the current regulations, if the case is approved, the Qatar Investment Bureau can invest in the team passive and a few equity, but it cannot be involved in operation or decision -making."</text:p>
      <text:p text:style-name="P4">
The American Sports News Website "Thethletic" quoted the "NHL high -level sources" report that the acquisition of the team's shares really requires the approval of the NHL council, but NHL has never objected to investing in the sovereign wealth fund. The report also mentioned that the executive committee of the council has agreed to the transaction case.</text:p>
      <text:p text:style-name="P4">
News Source: <text:a xlink:type="simple" xlink:href="https://www.rfi.fr/cn/%E8%BF%90%E5%8A%A8%E5%A4%A9%E5%9C%B0/20230623-%E5%8D%A1%E8%BE%BE%E4%B8%BB%E6%9D%83%E5%9F%BA%E9%87%91%E4%BC%A0%E6%AC%B2%E6%8A%95%E8%B5%84-%E5%B0%86%E6%88%90nba%E5%B7%AB%E5%B8%88%E7%AD%89%E9%98%9F%E5%B0%8F%E8%82%A1%E4%B8%9C" text:style-name="Internet_20_link" text:visited-style-name="Visited_20_Internet_20_Link">
https://www.rfi.fr/cn/%E8%BF%90%E5%8A%A8%E5%A4%A9%E5%9C%B0/20230623-%E5%8D%A1%E8%BE%BE%E4%B8%BB%E6%9D%83%E5%9F%BA%E9%87%91%E4%BC%A0%E6%AC%B2%E6%8A%95%E8%B5%84-%E5%B0%86%E6%88%90nba%E5%B7%AB%E5%B8%88%E7%AD%89%E9%98%9F%E5%B0%8F%E8%82%A1%E4%B8%9C</text:a>
</text:p>
      <!--NEWS-->
      <text:h text:style-name="P10" text:outline-level="1">
<text:span text:style-name="T4">
The Titan submersible tragedy of the British government caused deep mourning</text:span>
</text:h>
      <text:p text:style-name="P4">
Publisher: 法新社</text:p>
      <text:p text:style-name="P4">
Published Time: 2023-06-23T-8:32:08+00:00</text:p>
      <text:p text:style-name="P4">
Modified Time: 2023-06-23T06:05:01+00:00</text:p>
      <text:p text:style-name="P4">
Description: (Agence France -Presse, London, 22nd) The submersible of the "Titanic" shipwreck was misfortune. Five people in the cabin declared their deaths. The British government today gave the "deepest condolences" to the family members of the victi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23T-8-32-08-00-00/000000.png" xlink:type="simple" xlink:show="embed" xlink:actuate="onLoad" draw:mime-type="image/png"/>
</draw:frame>
British Foreign Minister JameSclely expressed his condolences on the community media Twitter. He wrote: "The tragic news is that the people on the Titan submersible have been confirmed to be killed after international search operations, including 3 Britain Citizens ... the British government closely supports these affected families, and will cause the deepest mourning. "</text:p>
      <text:p text:style-name="P4">
News Source: <text:a xlink:type="simple" xlink:href="https://www.rfi.fr/cn/%E5%9B%BD%E9%99%85%E6%8A%A5%E9%81%93/20230623-%E6%B3%B0%E5%9D%A6%E5%8F%B7%E6%BD%9C%E6%B0%B4%E5%99%A8%E6%82%B2%E5%89%A7-%E8%8B%B1%E5%9B%BD%E6%94%BF%E5%BA%9C%E8%87%B4%E4%B8%8A%E6%B7%B1%E5%88%87%E5%93%80%E6%82%BC" text:style-name="Internet_20_link" text:visited-style-name="Visited_20_Internet_20_Link">
https://www.rfi.fr/cn/%E5%9B%BD%E9%99%85%E6%8A%A5%E9%81%93/20230623-%E6%B3%B0%E5%9D%A6%E5%8F%B7%E6%BD%9C%E6%B0%B4%E5%99%A8%E6%82%B2%E5%89%A7-%E8%8B%B1%E5%9B%BD%E6%94%BF%E5%BA%9C%E8%87%B4%E4%B8%8A%E6%B7%B1%E5%88%87%E5%93%80%E6%82%BC</text:a>
</text:p>
      <!--NEWS-->
      <text:h text:style-name="P10" text:outline-level="1">
<text:span text:style-name="T4">
The hottest fashion retailer SHEIN attempts to get rid of the Chinese blood</text:span>
</text:h>
      <text:p text:style-name="P4">
Author: Shen Lu | Photographs by Gilles Sabrié for The Wall Street Journal</text:p>
      <text:p text:style-name="P4">
Publisher: 华尔街日报中文网</text:p>
      <text:p text:style-name="P4">
Published Time: 2023-06-23T00:15:00.000Z</text:p>
      <text:p text:style-name="P4">
Modified Time: 2023-06-23T00:15:00.000Z</text:p>
      <text:p text:style-name="P4">
Created Time: 2023-06-22T07:13:00.000Z</text:p>
      <text:p text:style-name="P4">
Description: Fast Fashion Retailer SHEIN has become the darling of young American consumers. The company is trying to reshape the public image, including the resolution of US members' concerns about SHEIN product raw cotton sources.</text:p>
      <text:p text:style-name="P4">
Images: []</text:p>
      <text:p text:style-name="P4">
Categories: ['商业']</text:p>
      <text:p text:style-name="P4">
Keywords: SYND,LINK:EN|WP-WSJ-0000998598</text:p>
      <text:p text:style-name="P4">
Type: Article</text:p>
      <!--METADATA-->
      <text:p text:style-name="P4">
Higong, the ultra -fast fashion retailer founded in China(Shein)Has become <text:a xlink:type="simple" xlink:href="https://cn.wsj.com/articles/CN-BIZ-20230327155833" text:style-name="Internet_20_link" text:visited-style-name="Visited_20_Internet_20_Link">
darling of young American consumers</text:a>
The company is trying to reshape the public image, including the resolution of US members' concerns about the source of cotton in the raw materials of Higin products.</text:p>
      <text:p text:style-name="P4">
News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Hong Kong's fighting four -year two -year: Former Apple Daily reporter set up online media to serve Hong Kong people</text:span>
</text:h>
      <text:p text:style-name="P4">
Author: None</text:p>
      <text:p text:style-name="P4">
Publisher: Radio Free Asia (Organization)</text:p>
      <text:p text:style-name="P4">
Published Time: 2023-06-23T01:11:00-04:00</text:p>
      <text:p text:style-name="P4">
Modified Time: 2023-06-23T12:34:59-04:00</text:p>
      <text:p text:style-name="P4">
Description: None</text:p>
      <text:p text:style-name="P4">
Videos: []</text:p>
      <text:p text:style-name="P4">
Audios: ["<text:a xlink:type="simple" xlink:href="https://www.rfa.org/mandarin/yataibaodao/gangtai/ec-062320230109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5.1927in" draw:z-index="0">
<draw:image xlink:href="../Images/rfamandarin/2023-06-23T01-11-00-04-00/000000.png" xlink:type="simple" xlink:show="embed" xlink:actuate="onLoad" draw:mime-type="image/png"/>
</draw:frame>
Liang Jiali said that he has continued to interview work overseas and is difficult to return to Hong Kong. <text:a xlink:type="simple" xlink:href="https://www.rfa.org/mandarin/yataibaodao/gangtai/ec-06232023010920.html/@@images/image" text:style-name="Internet_20_link" text:visited-style-name="Visited_20_Internet_20_Link">
</text:a>
Reporter Chen Zi Fei <text:a xlink:type="simple" xlink:href="https://www.rfa.org/mandarin/yataibaodao/gangtai/ec-06232023010920.html/@@stream" text:style-name="Internet_20_link" text:visited-style-name="Visited_20_Internet_20_Link">
Audio-Link: https: //www.rfa.org/mandarin/yataibao/gangtai/ec-062320230.html/@stream</text:a>
After the closure of the Apple Daily on June 23, 2021, two former reporters of "Apple Daily" continued to fulfill the responsibilities of the reporter under the National Security Law and hold the truth. Former "Apple Daily" reporter Liang Jiali chose to continue writing the story of Hong Kong overseas. Another reporter Chen Yiming decided to take root in Hong Kong and walk with young reporters to record the trial under the National Security Law.</text:p>
      <text:p text:style-name="P4">
<text:a xlink:type="simple" xlink:href="https://www.rfa.org/mandarin/yataibaodao/renquanfazhi/al-06222023125946.html" text:style-name="Internet_20_link" text:visited-style-name="Visited_20_Internet_20_Link">
<text:span text:style-name="T4">
 China Human Rights Statue Global The Global Hong Kong people in the "National Security Law" will be cicadas in the "National Security Law" </text:span>
</text:a>
<text:span text:style-name="T4">
* <text:a xlink:type="simple" xlink:href="https://www.rfa.org/mandarin/Xinwen/4-06172023120612.html" text:style-name="Internet_20_link" text:visited-style-name="Visited_20_Internet_20_Link">
Girls in the world for "Hong Kong independence" for the precedent for guilty of overseas Hong Kong people for speech</text:a>
</text:span>
</text:p>
      <text:p text:style-name="P4">
After the closure of the Apple Daily, former reporter Liang Jiali took the lead in setting up a Facebook personal page as an independent journalist, mainly writing the story of the resistance. Summarizing her experience, Liang Jiali said that the National Security Law on the social impact of Hong Kong has increased expectations. Under risks and pressure, fewer and fewer people who are willing to interviews are increasingly and acknowledged that in Hong Kong, full of red lines, they continue to interview and report, and they are a bit uncomfortable.</text:p>
      <text:p text:style-name="P4">
Liang Jiali: "Even if I want to record this history, but the space is getting less and less, I feel a little risk. This pressure is about the National Security Law. When I write, many red lines cannot be written, or it is getting more and more difficult to find. The respondent, in 2020 and 2021, everyone still wants to say, or want to write down my own history, but after two or three years, everyone is more silent and no longer want to say or want to say or want to say or want to say or want to say or want to say or want to say or want to say or want to say or want to say or want to say or want to say it or Speaking of what happened in 2019. The respondent may also feel dangerous. As a reporter, when I left, I was regarded as a way to understand what I wanted to go in the future. "</text:p>
      <text:p text:style-name="P4">
<text:span text:style-name="T4">
 Former "Apple Daily" reporter moved Taiwan to build a news platform to hold the risk in exchange for freedom across the red line </text:span>
</text:p>
      <text:p text:style-name="P4">
After leaving Hong Kong, Liang Jiali retained his personal page. At the same time, he and Hong Kong media who were also overseas took Taiwan as the base to form the online news platform "Optical Media" to continue writing Hong Kong -Hong Kong affairs. Although it is difficult to build a news platform overseas, it can find the freedom of "I write my heart".</text:p>
      <text:p text:style-name="P4">
Liang Jiali: "There are more problems facing overseas, and it is difficult to find the respondent, because they may worry about whether there is a problem of colluding foreign forces and feel unsafe. There is a problem of funds. Legislative. But one thing is better than Hong Kong, that is, freedom of news and speech, and many can also be written. For example, sanctions can be written. Some exile people or continue to do civil society initiatives overseas. The sounds of all flowers are blooming, not just the official says one is one, and the other is two. "</text:p>
      <text:p text:style-name="P4">
Liang Jiali used a metaphor for "Be Water" and "Brothers Climbing Mountain", and believed that reporting in Hong Kong overseas was also a way to continue the beliefs of Hong Kong people in 2019. But she acknowledged that she was mentally prepared and it was difficult to return to Hong Kong in the future.</text:p>
      <text:p text:style-name="P4">
Liang Jiali: "In this era, you want to choose, right. After leaving, there is a great consciousness, that is, if you continue to do the media, you must know that you may not be able to go back to Hong Kong, because Hong Kong is now a free place. It is not a place to pay attention to human rights. The current situation is that when I flew from the United States, the cheapest air ticket was to transfer to Hong Kong, but I dare not buy it. I may give up a lot. "</text:p>
      <text:p text:style-name="P4">
She described that she now runs the media with the mentality of "crossing the river with the stones", and she can continue to write the channels of Hong Kong stories. Chen Yiming, a former "Apple" reporter who set up a personal page of Liang Jiali, also cooperated with several Hong Kong journalists to set up the online media of the main writing of court news in Hong Kong <text:a xlink:type="simple" xlink:href="https://hkcourtnews.com/%e8%aa%8d%e8%ad%98%e6%88%91%e5%80%91/" text:style-name="Internet_20_link" text:visited-style-name="Visited_20_Internet_20_Link">
"Piston"</text:a>
Essence</text:p>
      <text:p text:style-name="P4">
<text:span text:style-name="T4">
 Hong Kong Jianjian Platform reports that major cases such as the National Security Law in the "National Security Law" and other major cases are the record of Hong Kong people. </text:span>
</text:p>
      <text:p text:style-name="P4">
He said that the court news can only be done by reporters, and also said that in the past, "Apple Daily" was the media that invests in many resources. After the "Apple" disappears, the court news has many "blank" to be filled. The large cases of the "National Security Law" in the "National Security Law" of 47 people have successively opened. It is believed that the content of the report can not only record the content of Hong Kong, but also allow Hong Kong people to better understand the operation of the National Security Law.</text:p>
      <text:p text:style-name="P4">
Chen Yiming: "The National Security Law is a new law, and judges and judicial officers are also exploring, understanding and learning. Take the 47 -person preliminary case of recent trials as an example. After hearing and understanding, they do not understand why participating in the preliminary election. We will commit the statement and disputes of the two parties in the court, as well as the judge's response to make records as much as possible so that the public can better understand this law. This is also the public knowledge. The practice process of power. The court news has the meaning and function of existence, and someone must enter the court to listen to a detailed report. "Chen Yiming said that the current environment of Hong Kong is difficult to have the freedom of interviews from fear. In terms of court news, risks and pressure are relatively low.</text:p>
      <text:p text:style-name="P4">
Chen Yiming: "In terms of security considerations, the relative risk of court news is relatively low. Because we do not need to have personal opinions, opinions, and reports of orientation, we just record the records in court. That's another thing, not the current situation in Hong Kong. This is why everyone can try to do court news. We can also find some positions and give full play to the major as a media worker. "</text:p>
      <text:p text:style-name="P4">
Chen Yiming said that the platform's operation is less than a year, and it is necessary to deal with problems such as funds and insufficient manpower. The pressure and workload are greater than an independent journalist, but they are touched by young journalists and encouraged him to continue trying.</text:p>
      <text:p text:style-name="P4">
Chen Yiming: "I want to walk with young journalists, but I feel that there is something to do with them because there is no guarantee. For many young reporters, work on a platform that I do not know if I can go on, I will definitely worry about their livelihoods and their livelihoods and The future, etc., but these young reporters only hope to do more day for one day. They only expect the company to support the case that the company is responsible for. , Make the company go further. "</text:p>
      <text:p text:style-name="P4">
He said that the media ecology and operation model of the later "National Security Law" era was a new experience for every Hong Kong person and reporters. It is difficult to go before the road. I believe that persistence and professionalism, there is still room for people who guard the truth to play the director.</text:p>
      <text:p text:style-name="P4">
Reporter: Chen Zifei Editor: Chen Meihua, Xu Shuting, Jiayuan.com editor: Hong Wei</text:p>
      <text:p text:style-name="P4">
News Source: <text:a xlink:type="simple" xlink:href="https://www.rfa.org/mandarin/yataibaodao/gangtai/ec-06232023010920.html" text:style-name="Internet_20_link" text:visited-style-name="Visited_20_Internet_20_Link">
https://www.rfa.org/mandarin/yataibaodao/gangtai/ec-06232023010920.html</text:a>
</text:p>
      <!--NEWS-->
      <text:h text:style-name="P10" text:outline-level="1">
<text:span text:style-name="T4">
Ukrainian war: Discussion from Russia to see Putin's nuclear military round gambling</text:span>
</text:h>
      <text:p text:style-name="P4">
Author: https://www.facebook.com/bbcworldservice/</text:p>
      <text:p text:style-name="P4">
Publisher: BBC News 中文</text:p>
      <text:p text:style-name="P4">
Published Time: 2023-06-23T01:44:18.000Z</text:p>
      <text:p text:style-name="P4">
Modified Time: 2023-06-23T01:44:18.000Z</text:p>
      <text:p text:style-name="P4">
Description: BBC Russian affairs editor Rosenberg discusses how the argument of Ukraine's use of nuclear weapons has penetrated into the Russian media.</text:p>
      <text:p text:style-name="P4">
Images: ["<text:a xlink:type="simple" xlink:href="https://ichef.bbci.co.uk/news/640/cpsprodpb/2875/production/_130175301_213701-shutterstock_editorial_russian_president_vladimir_putin_13964453n.jpg" text:style-name="Internet_20_link" text:visited-style-name="Visited_20_Internet_20_Link">
_130175301_21...</text:a>
"]</text:p>
      <text:p text:style-name="P4">
Videos: ["<text:a xlink:type="simple" xlink:href="https://www.bbc.com/ws/av-embeds/cps/zhongwen/simp/world-65985991/p0fwkqfl/zh-hans" text:style-name="Internet_20_link" text:visited-style-name="Visited_20_Internet_20_Link">
zh-hans</text:a>
"]</text:p>
      <text:p text:style-name="P4">
Tags: ['核武器', '乌克兰局势升温', '俄国', '军事', '乌克兰']</text:p>
      <text:p text:style-name="P4">
Type: Article</text:p>
      <!--METADATA-->
      <text:h text:style-name="P12" text:outline-level="3">
<text:span text:style-name="T4">
Ukrainian war: From the discussion of Russia to discuss Putin's nuclear military round gambling game</text:span>
</text:h>
      <ul>
        <li>
Steve Rosenberg * BBC Russian affairs editor from Moscow</li>
      </ul>
      <text:p text:style-name="P4">
1:44 am on June 23, 2023![] <text:a xlink:type="simple" xlink:href="Images/BBC Chinese/2023-06-23T01-44-18.000Z/_130175301_213701-shutterstock_editorial_russian_president_vladimir_putin_13964453n.jpg" text:style-name="Internet_20_link" text:visited-style-name="Visited_20_Internet_20_Link">
</text:a>
Image source, EPA</text:p>
      <text:p text:style-name="P4">
Image adding text,</text:p>
      <text:p text:style-name="P4">
At the beginning of Putin's offensive, Russian nuclear weapons had been in a "high alert" state.</text:p>
      <text:p text:style-name="P4">
<text:span text:style-name="T4">
 Since the Russian President Vladimir Putin has ordered the full invasion of Ukraine, this issue will always be mentioned: Will the Kremlin choose nuclear weapons in this war? </text:span>
</text:p>
      <text:p text:style-name="P4">
US President Joe Biden has never ruled out this possibility.</text:p>
      <text:p text:style-name="P4">
He said this week, "I am worried that Putin will use strategic nuclear weapons." He believed that this was a "real" crisis.</text:p>
      <text:p text:style-name="P4">
I don't know if President Biden has read the Russian "Profile; профиль). If he reads, you can understand why he is worried.</text:p>
      <text:p text:style-name="P4">
<text:a xlink:type="simple" xlink:href="https://www.bbc.com/zhongwen/simp/world-64779290" text:style-name="Internet_20_link" text:visited-style-name="Visited_20_Internet_20_Link">
How does Putin's fate closely connected to the Ukrainian War</text:a>
<text:span text:style-name="T5">
 <text:a xlink:type="simple" xlink:href="https://www.bbc.com/zhongwen/simp/world-65291814" text:style-name="Internet_20_link" text:visited-style-name="Visited_20_Internet_20_Link">
Russia invaded Ukraine: Russian artists either support Putin or face review</text:a>
</text:span>
 <text:a xlink:type="simple" xlink:href="https://www.bbc.com/zhongwen/simp/world-65831170" text:style-name="Internet_20_link" text:visited-style-name="Visited_20_Internet_20_Link">
Ukrainian dam was blown up: thousands of civilians escaped Russia and Ukraine to deny the launch of attacks</text:a>
<text:span text:style-name="T5">
 <text:a xlink:type="simple" xlink:href="https://www.bbc.com/zhongwen/simp/world-63025996" text:style-name="Internet_20_link" text:visited-style-name="Visited_20_Internet_20_Link">
Will Russia use tactical nuclear weapons? </text:a>
</text:span>
 <text:a xlink:type="simple" xlink:href="https://www.bbc.com/zhongwen/simp/world-60765354" text:style-name="Internet_20_link" text:visited-style-name="Visited_20_Internet_20_Link">
Evaluate the risk of nuclear war: how to measure the possibility and severity of the nuclear war</text:a>
Last week, "Overview" published an article by well -known Russian diplomatic and national defense policy experts <text:a xlink:type="simple" xlink:href="https://profile.ru/politics/primenenie-yadernogo-oruzhiya-mozhet-uberech-chelovechestvo-ot-globalnoj-katastrofy-1338893/" text:style-name="Internet_20_link" text:visited-style-name="Visited_20_Internet_20_Link">
Sergey Karaganov (Sergey Karaganov)</text:a>
Essence Eagle's Karaganov is the honorary chairman of the Presidium of the CouncilFor Foreign and Defense Policy. In short, he is familiar with the wealth here.</text:p>
      <text:p text:style-name="P4">
He is theory: In order to "defeat the west", Russia "has to make nuclear deterrence a convincing argument again by reducing the threshold of the use of nuclear weapons."</text:p>
      <text:p text:style-name="P4">
"The enemy must realize that we are ready to develop a pre -to -make, retaliate against the current and past aggression, thereby preventing the globalized thermal nuclear war."</text:p>
      <text:p text:style-name="P4">
"But what if they refuse to yield? Then we have to attack a bunch of goals of many countries and let those stupid people restore their sense."</text:p>
      <text:p text:style-name="P4">
<text:a xlink:type="simple" xlink:href="https://www.bbc.com/zhongwen/simp/world-60599049" text:style-name="Internet_20_link" text:visited-style-name="Visited_20_Internet_20_Link">
How many nuclear weapons are there in Russia? </text:a>
<text:span text:style-name="T5">
 <text:a xlink:type="simple" xlink:href="https://www.bbc.com/zhongwen/simp/world-63025996" text:style-name="Internet_20_link" text:visited-style-name="Visited_20_Internet_20_Link">
Will Russia use tactical nuclear weapons? </text:a>
</text:span>
 <text:a xlink:type="simple" xlink:href="https://www.bbc.com/zhongwen/simp/world-59307490" text:style-name="Internet_20_link" text:visited-style-name="Visited_20_Internet_20_Link">
The story of regret your invention and four scientists</text:a>
Since last year, we have become more and more accustomed to hearing nuclear arms from Moscow.</text:p>
      <text:p text:style-name="P4">
President Putin confirmed that Russia has deployed its first strategic nuclear weapons to Belarus (White Ross). The Russian leader said that the move aims to drink all the people who "want to cause our strategic failure".</text:p>
      <text:p text:style-name="P4">
However, the benefits of discussing the nuclear blow to the Western premium? This topic has been upgraded to a new level.</text:p>
      <text:p text:style-name="P4">
Obviously, not all Russians agree with this idea.</text:p>
      <text:p text:style-name="P4">
The "Kommersant; коммерсантъ) published today (June 21) published an article entitled <text:a xlink:type="simple" xlink:href="https://www.kommersant.ru/doc/6055340" text:style-name="Internet_20_link" text:visited-style-name="Visited_20_Internet_20_Link">
" Nuclear War is a bad way to solve problems "</text:a>
Article.</text:p>
      <text:p text:style-name="P4">
Image source, AFP</text:p>
      <text:p text:style-name="P4">
Image adding text,</text:p>
      <text:p text:style-name="P4">
Should the debate of Ukraine's use of nuclear weapons have entered the public domain of Russia.</text:p>
      <text:p text:style-name="P4">
Perhaps this is an unprecedented light description, but this article is fascinating, it is that it shows that Russia's discussion about when and whether the nuclear weapons should be used in the Ukrainian war have entered the public domain, and the hawks are not good.</text:p>
      <text:p text:style-name="P4">
The article of "Industry and Commerce Daily" came from another group of diplomatic and national defense policy experts in Moscow. It explained why they believed that Karaginov was wrong and was dangerous."There are many examples of military operations that lead to unexpected consequences in contemporary history, but these do not involve the use of nuclear weapons. Nuclear strikes will raise the unpredictable conflict to a new level and increase the risk of confrontation at multiple."</text:p>
      <text:p text:style-name="P4">
"The radioactive consequences caused by the" nuclear wheel disk "are probably to lay the worst foundation for the bright future. Those people who have sensational thoughts and dangerous gambling are best to keep this in mind."</text:p>
      <text:p text:style-name="P4">
[Video-1-Link:/WS/AV-EMBEDS/CPS/ZHONGWEN/SIMP/World-65985991/P0FWKQFL/ZH-HansS]](https://www.bbc.com/ws/av-embeds/cps/zhongwen/simp/world-65985991/p0fwkqfl/zh-hans)<text:span text:style-name="T4">
 Your equipment does not support playing multimedia materials </text:span>
 video plus injection text,</text:p>
      <text:p text:style-name="P4">
Ukraine began to counterattack the Russian occupation area, BBC reporter Queentin Sommerville and photographer Darrenconway visited the 68th hunter brigade.</text:p>
      <text:p text:style-name="P4">
This has brought us on another question that we have repeatedly raised since the Kai -war of Russia: What happened?</text:p>
      <text:p text:style-name="P4">
Perhaps Karaganov's proposal for the first -fledged nuclear strike was too shocking, making Russian scholars feel unable to sit still.</text:p>
      <text:p text:style-name="P4">
If this is the case, this shows that even if Russia's media landscape is more and more controlled by the country, even under the limit of existing existing, there are still some platforms to have space to accommodate the limited discussion of certain questions, especially like like like like like The topic of life and death in nuclear weapons.</text:p>
      <text:p text:style-name="P4">
It may also be that the entire debate was carefully designed in order to attract Western attention and make President Putin a white face under the black face of Karaginov.</text:p>
      <text:p text:style-name="P4">
In the final analysis, the chief of the Kremlin himself has not asked to take a nuclear blow to the West. Therefore, as it proposes this debate -it is best to sit down and try to talk to him, so as not to scramble for the length of a day and press the nuclear button.</text:p>
      <text:p text:style-name="P4">
There is one thing that is clear: As the Russian internal anti -Western argument rises, as the Ukrainian army began to counterattack, the nuclear military issue may not linger.</text:p>
      <text:p text:style-name="P4">
News Source: <text:a xlink:type="simple" xlink:href="https://www.bbc.com/zhongwen/simp/world-65985991" text:style-name="Internet_20_link" text:visited-style-name="Visited_20_Internet_20_Link">
https://www.bbc.com/zhongwen/simp/world-65985991</text:a>
</text:p>
      <!--NEWS-->
      <text:h text:style-name="P10" text:outline-level="1">
<text:span text:style-name="T4">
Biden's trade challenge: quit dependence on China (Free Version)</text:span>
</text:h>
      <text:p text:style-name="P4">
Author: Greg Ip</text:p>
      <text:p text:style-name="P4">
Publisher: 华尔街日报中文网</text:p>
      <text:p text:style-name="P4">
Published Time: 2023-06-23T01:50:00.000Z</text:p>
      <text:p text:style-name="P4">
Modified Time: 2023-06-23T01:50:00.000Z</text:p>
      <text:p text:style-name="P4">
Created Time: 2023-06-22T04:58:00.000Z</text:p>
      <text:p text:style-name="P4">
Description: China has a lot of means in terms of geopolitical aspects, from military chips to its huge market. Among them, the most powerful and most ignored is the dangerous position established by China in the global supply chain.</text:p>
      <text:p text:style-name="P4">
Images: []</text:p>
      <text:p text:style-name="P4">
Categories: ['经济']</text:p>
      <text:p text:style-name="P4">
Keywords: SYND,LINK:EN|WP-WSJ-0000995887</text:p>
      <text:p text:style-name="P4">
Type: Article</text:p>
      <!--METADATA-->
      <text:p text:style-name="P4">
China in <text:a xlink:type="simple" xlink:href="https://cn.wsj.com/articles/CN-BGH-20230621152617" text:style-name="Internet_20_link" text:visited-style-name="Visited_20_Internet_20_Link">
geopolitical aspect</text:a>
There are many means to be available, from military chips to its huge markets. Among them, the most powerful and most ignored, maybe China is <text:a xlink:type="simple" xlink:href="https://cn.wsj.com/articles/CN-BIZ-20230531163233" text:style-name="Internet_20_link" text:visited-style-name="Visited_20_Internet_20_Link">
Global Supply Chain</text:a>
Establishing a dangerous position.</text:p>
      <text:p text:style-name="P4">
News Source: <text:a xlink:type="simple" xlink:href="https://cn.wsj.com/articles/%E6%8B%9C%E7%99%BB%E7%9A%84%E8%B4%B8%E6%98%93%E6%8C%91%E6%88%98-%E6%88%92%E6%8E%89%E4%BE%9D%E8%B5%96%E4%B8%AD%E5%9B%BD%E7%9A%84%E4%B9%A0%E6%83%AF-1a2b0f4f" text:style-name="Internet_20_link" text:visited-style-name="Visited_20_Internet_20_Link">
https://cn.wsj.com/articles/%E6%8B%9C%E7%99%BB%E7%9A%84%E8%B4%B8%E6%98%93%E6%8C%91%E6%88%98-%E6%88%92%E6%8E%89%E4%BE%9D%E8%B5%96%E4%B8%AD%E5%9B%BD%E7%9A%84%E4%B9%A0%E6%83%AF-1a2b0f4f</text:a>
</text:p>
      <!--NEWS-->
      <text:h text:style-name="P10" text:outline-level="1">
<text:span text:style-name="T4">
Finding Titan's submarine wreckage 5 passengers are believed to be killed</text:span>
</text:h>
      <text:p text:style-name="P4">
Author: None (Language: zh)</text:p>
      <text:p text:style-name="P4">
Publisher: None</text:p>
      <text:p text:style-name="P4">
Time: 2023-06-23T02:01:00Z</text:p>
      <text:p text:style-name="P4">
Description: The US Maritime Police team said that they found the wreckage of the "Titan" of the lost submarine "Titan" near the Titanic ship. The director of the movie "Titanic" also expressed his opinion. What did he say? What happened to the "Titan"?</text:p>
      <text:p text:style-name="P4">
Videos: []</text:p>
      <text:p text:style-name="P4">
Images: []</text:p>
      <text:p text:style-name="P4">
Subject: 科技环境</text:p>
      <text:p text:style-name="P4">
Subjects: ['泰坦尼克号', '铁达尼号', '潜艇', '潜水器']</text:p>
      <text:p text:style-name="P4">
Keywords: ['意见反馈']</text:p>
      <text:p text:style-name="P4">
Id: 66009194</text:p>
      <!--METADATA-->
      <text:p text:style-name="P4">
<text:a xlink:type="simple" xlink:href="https://www.dw.com/zh/overlay/image/article/66009194/65986414" text:style-name="Internet_20_link" text:visited-style-name="Visited_20_Internet_20_Link">
 </text:a>
"The Gate of the Ocean" of the lost submarine operator "The Gate of the Ocean" provides Titan's past dive photos.</text:p>
      <text:p text:style-name="P4">
(Voice of Germany Chinese Network) The United States Coast Guard said on Thursday (June 22) that rescue workers responsible for searching for the "Titan" submarine believe that the five people on board have died; "Oceangate" also said that the company believes that all personnel on board "have died unfortunately."</text:p>
      <text:p text:style-name="P4">
Earlier on Thursday, the US Maritime police claimed that a "wreckage area" was found in the search area, and rescuers subsequently salvaged 5 pieces of wreckage fragments belonging to the Titan. The maritime police have therefore reported to the families of all passengers that the possibility of surviving is very small.</text:p>
      <text:p text:style-name="P4">
John Mauger, a US Marine Police Navy, said at a press conference held at Boston, USA that the foundation of submarine wreckage showed that "the boat has a catastrophic internal explosion."</text:p>
      <text:p text:style-name="P4">
An anonymous U.S. Navy senior official told the Associated Press and the Wall Street Journal that shortly after the submarine lost contact on the 18th, the US Navy detected "disagreement" and analyzed the acoustic data. Near the Titan submarine communication interrupted, there was an internal explosion or explosion (sound pattern). The US Navy has conveyed this information to the US Maritime Police Team, and the latter's search work has continued until the 22nd.</text:p>
      <text:p text:style-name="P4">
"On behalf of the United States Coast Guard and the entire headquarters, I said the deepest condolences to the family members of the victims."</text:p>
      <text:p text:style-name="P4">
Mog also said that the Titan wreckage is located about 488 meters from the Titanic shipbone head. The search team will continue to investigate the wreckage area, but now it is too early to judge when the submarine occurs in internal explosion.</text:p>
      <text:p text:style-name="P4">
Titan is a 6.5 -meter -long tourist submersible. It lost contact with the mother ship less than two hours on the 18th.</text:p>
      <text:p text:style-name="P4">
At a press conference in Boston in the United States, Mog made a conversation with the lost Titan.</text:p>
      <text:h text:style-name="P12" text:outline-level="3">
<text:span text:style-name="T4">
Director of Titanic: Revolon in Tragedy</text:span>
</text:h>
      <text:p text:style-name="P4">
Three of the victims on the boat are British citizens. The British government mourned to the family members of the victims.</text:p>
      <text:p text:style-name="P4">
British Foreign Minister James Cleverly wrote on Twitter: "The British government is providing close support to the affected families and the deepest mourning."</text:p>
      <text:p text:style-name="P4">
The family of Pakistan's famous merchant Shahzadadawood stated in a statement that Daurd and his son were on the boat. The Pakistani government praised the rescue of submarines, and the relatives of the victims expressed condolences.</text:p>
      <text:p text:style-name="P4">
The director of the movie "Titanic" Jamescameron has a wealth of deep -sea adventure experience. In addition to sneaking 33 times in the Titanic shipwreck, he also drove his submarine designed in 2012 to go deep into the Mariana Trench.</text:p>
      <text:p text:style-name="P4">
Regarding the accident of the Titan submarine, Cameron said in an interview with the US ABC news on the 22nd that deep -sea diving is an art that must pass through the chain. In the past; many senior players in the industry in the past also believed in the Titan's operator "the door of the ocean", warning that the diving of the boat was still too experimental and should be carried out after certification. Now that this is a regret, it is similar to the warning related to the iceberg -related warnings and the tragedy of the shipwreck that year, which makes him feel shocked and "surreal."</text:p>
      <text:p text:style-name="P4">
Cameron drove his own deep -sea boat in 2012 to go deep into the Mariana Trench.</text:p>
      <text:p text:style-name="P4">
(Comprehensive report)</text:p>
      <text:p text:style-name="P4">
News Source: <text:a xlink:type="simple" xlink:href="https://www.dw.com/zh/尋獲泰坦號潛艇殘骸-5乘客據信全罹難/a-66009194" text:style-name="Internet_20_link" text:visited-style-name="Visited_20_Internet_20_Link">
https://www.dw.com/zh/尋獲泰坦號潛艇殘骸-5乘客據信全罹難/a-66009194?maca=chi-rss-chi-all-1127-rdf</text:a>
</text:p>
      <!--NEWS-->
      <text:h text:style-name="P10" text:outline-level="1">
<text:span text:style-name="T4">
Canada enforces Facebook and Google through legislation and paid to media companies on news links (Free Version)</text:span>
</text:h>
      <text:p text:style-name="P4">
Author: Paul Vieira</text:p>
      <text:p text:style-name="P4">
Publisher: 华尔街日报中文网</text:p>
      <text:p text:style-name="P4">
Published Time: 2023-06-23T02:10:00.000Z</text:p>
      <text:p text:style-name="P4">
Modified Time: 2023-06-23T02:10:00.000Z</text:p>
      <text:p text:style-name="P4">
Created Time: 2023-06-22T23:10:00.000Z</text:p>
      <text:p text:style-name="P4">
Description: The Canadian Parliament passed a bill paid to domestic media agencies on the linked digital company. Facebook has warned that the move will force the Facebook platform to block the news content of Canadian users, just like the company's approach to Australia two years ago.</text:p>
      <text:p text:style-name="P4">
Images: []</text:p>
      <text:p text:style-name="P4">
Categories: ['商业']</text:p>
      <text:p text:style-name="P4">
Keywords: SYND,LINK:EN|WP-WSJ-0000997551</text:p>
      <text:p text:style-name="P4">
Type: Article</text:p>
      <!--METADATA-->
      <text:p text:style-name="P4">
The Canadian Parliament passed the bill that forced digital companies to pay to domestic media agencies on the article link. Facebook has warned that the move will force the <text:a xlink:type="simple" xlink:href="https://cn.wsj.com/articles/CN-BIZ-20230623081405" text:style-name="Internet_20_link" text:visited-style-name="Visited_20_Internet_20_Link">
Facebook platform to block news content on Canadian users</text:a>
It is just like the company's practice in Australia two years ago.</text:p>
      <text:p text:style-name="P4">
News Source: <text:a xlink:type="simple" xlink:href="https://cn.wsj.com/articles/%E5%8A%A0%E6%8B%BF%E5%A4%A7%E9%80%9A%E8%BF%87%E7%AB%8B%E6%B3%95%E5%BC%BA%E5%88%B6facebook%E5%92%8C%E8%B0%B7%E6%AD%8C%E7%AD%89%E5%B0%B1%E6%96%B0%E9%97%BB%E9%93%BE%E6%8E%A5%E5%90%91%E5%AA%92%E4%BD%93%E5%85%AC%E5%8F%B8%E4%BB%98%E8%B4%B9-b09064da" text:style-name="Internet_20_link" text:visited-style-name="Visited_20_Internet_20_Link">
https://cn.wsj.com/articles/%E5%8A%A0%E6%8B%BF%E5%A4%A7%E9%80%9A%E8%BF%87%E7%AB%8B%E6%B3%95%E5%BC%BA%E5%88%B6facebook%E5%92%8C%E8%B0%B7%E6%AD%8C%E7%AD%89%E5%B0%B1%E6%96%B0%E9%97%BB%E9%93%BE%E6%8E%A5%E5%90%91%E5%AA%92%E4%BD%93%E5%85%AC%E5%8F%B8%E4%BB%98%E8%B4%B9-b09064da</text:a>
</text:p>
      <!--NEWS-->
      <text:h text:style-name="P10" text:outline-level="1">
<text:span text:style-name="T4">
Biden and Modi aimed at the United States and India in China and Russia as intimate partners</text:span>
</text:h>
      <text:p text:style-name="P4">
Author: None (Language: zh)</text:p>
      <text:p text:style-name="P4">
Publisher: None</text:p>
      <text:p text:style-name="P4">
Time: 2023-06-23T02:16:00Z</text:p>
      <text:p text:style-name="P4">
Description: Indian Prime Minister Modi visited the United States this week. In addition to meeting President Biden, he was a rare joint press conference. What did they say? What cooperation did the United States and India talk about?</text:p>
      <text:p text:style-name="P4">
Videos: []</text:p>
      <text:p text:style-name="P4">
Images: []</text:p>
      <text:p text:style-name="P4">
Subject: 时政风云</text:p>
      <text:p text:style-name="P4">
Subjects: ['奥巴马', '印度', '美国']</text:p>
      <text:p text:style-name="P4">
Keywords: ['印度', '美国', '拜登', '莫迪']</text:p>
      <text:p text:style-name="P4">
Id: 66009193</text:p>
      <!--METADATA-->
      <text:p text:style-name="P4">
<text:a xlink:type="simple" xlink:href="https://www.dw.com/zh/overlay/image/article/66009193/66005800" text:style-name="Internet_20_link" text:visited-style-name="Visited_20_Internet_20_Link">
 </text:a>
U.S. President Biden welcomes Indian Prime Minister Modi on Thursday to visit the White House</text:p>
      <text:p text:style-name="P4">
(Voice of Germany Chinese) Indian Prime Minister Narendra Modi ended on Thursday (22nd) the meeting with US President Joebiden. China and Russia, and declared that the two countries are "<text:a xlink:type="simple" xlink:href="https://www.dw.com/zh/zh/印度總理莫迪訪美-兩國關係有望更上層樓/a-65969345" text:style-name="Internet_20_link" text:visited-style-name="Visited_20_Internet_20_Link">
One of the most intimate partners in the world</text:a>
"".</text:p>
      <text:p text:style-name="P4">
Reuters reported that due to the influence of the Russian and Ukraine War, Washington was frustrated with the close relationship between India and Russia. Modi did not talk about China or Russia directly at the joint press conference, and Biden also mentioned China only when answering reporters' questions.</text:p>
      <text:p text:style-name="P4">
At the press conference, the two sides emphasized the importance of "rules -based international order", and the United States and India reiterated their counterattacks on "any unilaterally subverting the multilateral system" and said that "the contemporary global order is based on the" UN Charter "and international law. And the principle of respecting national sovereignty and territorial integrity. "</text:p>
      <text:p text:style-name="P4">
The two "reiterate the long -lasting commitment to freedom, openness, tolerance, peace, and prosperity, respect the territorial integrity, sovereignty and international law", and also expressed "worrying about coercion and increasingly tense situations" and opposing "seeking passing through passing through passing Destruction of the status quo of force or unilateral action.</text:p>
      <text:p text:style-name="P4">
In order to maintain the freedom of navigation and freedom, and respond to the challenges of the East China Sea and the South China Sea, the leaders of the two countries also emphasized the importance of complying with the UNCLOS International Law.</text:p>
      <text:p text:style-name="P4">
In addition, the two leaders "deeply concerned about Ukraine's conflict" and pointed out that "the war, including food, fuel and energy security, including the global economic system, including the global economic system, and the supply chain of key areas, which caused serious, and more serious impact." The two countries agreed that the post -war reconstruction of Ukraine was very important and promised to "continue to provide humanitarian assistance to the Ukraine people."</text:p>
      <text:p text:style-name="P4">
U.S. President Biden and Indian Prime Minister Modi met in the Oval Office of the White House</text:p>
      <text:h text:style-name="P12" text:outline-level="3">
<text:span text:style-name="T4">
The two countries have reached a number of agreements</text:span>
</text:h>
      <text:p text:style-name="P4">
The Associated Press reported that at a joint press conference held with Modi, Biden said that the relationship between the United States and India was one of the most important relationships in the world, and "more vibrant than in history." He emphasized how the two most powerful democratic countries in the world have cooperated on issues such as climate, medical care and space, and said that the US and Indian economic relations are booming.</text:p>
      <text:p text:style-name="P4">
The announcement issued by the White House on the 22nd includes an agreement that will allow GM and India to produce jet engines for India aircraft and sell the armed drone "Maritime Guard" (sea guards "( Mq-9bseaguardian).</text:p>
      <text:p text:style-name="P4">
The Biden government also announced a plan to revitalize the Indian semiconductor industry. The United States Micron Technology has agreed to build a $ 2.75 billion semiconductor assembly and testing plant in India, of which Micron Technology spent more than 800 million US dollars, and the rest was funded by India.</text:p>
      <text:p text:style-name="P4">
The American Application Materials Company will establish a new semiconductor commercialization and innovation center in India. Another semiconductor manufacturing equipment company Panlin Group will launch a training plan for 60,000 Indian engineers.</text:p>
      <text:p text:style-name="P4">
In terms of space, India has signed the Artemisaccords, which is a blueprint for space exploration cooperation between countries participating in the NASA's Monthly Programming Program. NASA and Indian Space Research Organization also agreed to go to the International Space Station to perform tasks next year.</text:p>
      <text:p text:style-name="P4">
The United States and India have reached a number of cooperation agreements this time. The picture shows the Indian Prime Minister Modi Modi on the 21st with other people before the United Nations in New York</text:p>
      <text:h text:style-name="P12" text:outline-level="3">
<text:span text:style-name="T4">
Rare Answer Reporter Questions</text:span>
</text:h>
      <text:p text:style-name="P4">
The Associated Press reported that Modi attended a press conference in the White House on the 22nd and answered the questions from reporters, <text:a xlink:type="simple" xlink:href="https://www.dw.com/zh/zh/莫迪將與拜登開記者會-罕見接受媒體提問/a-65996040" text:style-name="Internet_20_link" text:visited-style-name="Visited_20_Internet_20_Link">
is quite unusual</text:a>
Because for the Indian Prime Minister, this situation is rare. Modi usually avoids impromptu answers, and the country's freedom of the press continues to decline.</text:p>
      <text:p text:style-name="P4">
Although this joint press conference is more limited than the press conference held by the US President and other foreign leaders, even so, it is not easy to arrange a press conference with Modi. According to a person familiar with the matter who requested an anonymous discussion of sensitive negotiations, Indian officials only agreed to hold the event the day before.</text:p>
      <text:p text:style-name="P4">
The person said that U.S. government officials told Modi's consultant that accepting media questions were part of the Standard for the White House state -visits.</text:p>
      <text:p text:style-name="P4">
A Indian reporter asked about the problem of climate change, and an American journalist put pressure on Modi on human rights. Human rights are a particularly sensitive topic for India, because the United States seeks a closer relationship with India to fight against China's influence in the Indo -Pacific region.</text:p>
      <text:h text:style-name="P12" text:outline-level="3">
<text:span text:style-name="T4">
Decisure to have discrimination</text:span>
</text:h>
      <text:p text:style-name="P4">
Reuters reported that although Human Rights Organization and the United States State Department had accused India's abuse of ethnic minorities, dissidents and reporters in detail, Biden also said that he discussed human rights and other democratic values with Modi during the White House talks, but Modi 22 At a press conference held with Biden, he denied that the Indian government had discrimination against ethnic minorities.</text:p>
      <text:p text:style-name="P4">
When asked what measures he was willing to take to improve the "rights of Muslims and other ethnic minorities and safeguarding freedom of speech", Modi told reporters that his government has no "surname, belief, religion, gender, and no gender. "Any space of discrimination" said that India's current measures do not need to be improved.</text:p>
      <text:p text:style-name="P4">
Earlier in the report on human rights and religious freedom, the US State Department expressed concerns about the treatment of Indian Muslims, Hindu Dalites, Christians, and other religious groups. At the same time, the Indian government's suppression of journalists.</text:p>
      <text:p text:style-name="P4">
Dozens of members of the Democratic Party where human rights advocates and Biden are in the Democratic Party.(BJP)Since 2014, it has been in power.</text:p>
      <text:p text:style-name="P4">
(Comprehensive report)</text:p>
      <text:p text:style-name="P4">
News Source: <text:a xlink:type="simple" xlink:href="https://www.dw.com/zh/拜登和莫迪瞄準中俄-稱美印是親密夥伴/a-66009193" text:style-name="Internet_20_link" text:visited-style-name="Visited_20_Internet_20_Link">
https://www.dw.com/zh/拜登和莫迪瞄準中俄-稱美印是親密夥伴/a-66009193?maca=chi-rss-chi-all-1127-rdf</text:a>
</text:p>
      <!--NEWS-->
      <text:h text:style-name="P10" text:outline-level="1">
<text:span text:style-name="T4">
TIKTOK chief operating officer V PAPPAS will leave after nearly five years (Free Version)</text:span>
</text:h>
      <text:p text:style-name="P4">
Author: Georgia Wells</text:p>
      <text:p text:style-name="P4">
Publisher: 华尔街日报中文网</text:p>
      <text:p text:style-name="P4">
Published Time: 2023-06-23T02:20:00.000Z</text:p>
      <text:p text:style-name="P4">
Modified Time: 2023-06-23T02:20:00.000Z</text:p>
      <text:p text:style-name="P4">
Created Time: 2023-06-22T22:49:00.000Z</text:p>
      <text:p text:style-name="P4">
Description: TIKTOK's chief operating officer and the highest level executive in the United States V Pappas will leave after nearly five years, which will start the leadership for the company's face -to -key moment at a critical moment.</text:p>
      <text:p text:style-name="P4">
Images: []</text:p>
      <text:p text:style-name="P4">
Categories: ['科技']</text:p>
      <text:p text:style-name="P4">
Keywords: SYND,LINK:EN|WP-WSJ-0001001867</text:p>
      <text:p text:style-name="P4">
Type: Article</text:p>
      <!--METADATA-->
      <text:p text:style-name="P4">
The chief operating officer of Tiktok, which is shared by Chinese -owned videos, and VPAPPAS, the highest level executive in the United States, will leave after nearly five years. prelude.</text:p>
      <text:p text:style-name="P4">
News Source: <text:a xlink:type="simple" xlink:href="https://cn.wsj.com/articles/tiktok%E9%A6%96%E5%B8%AD%E8%BF%90%E8%90%A5%E5%AE%98v-pappas%E5%B0%86%E7%A6%BB%E8%81%8C-172d1553" text:style-name="Internet_20_link" text:visited-style-name="Visited_20_Internet_20_Link">
https://cn.wsj.com/articles/tiktok%E9%A6%96%E5%B8%AD%E8%BF%90%E8%90%A5%E5%AE%98v-pappas%E5%B0%86%E7%A6%BB%E8%81%8C-172d1553</text:a>
</text:p>
      <!--NEWS-->
      <text:h text:style-name="P10" text:outline-level="1">
<text:span text:style-name="T4">
Zambia and China and Western creditors reached an agreement to reorganize 6.3 billion U.S. dollars (Free Version)</text:span>
</text:h>
      <text:p text:style-name="P4">
Author: Lingling Wei / Matthew Dalton / Alexander Saeedy</text:p>
      <text:p text:style-name="P4">
Publisher: 华尔街日报中文网</text:p>
      <text:p text:style-name="P4">
Published Time: 2023-06-23T02:35:00.000Z</text:p>
      <text:p text:style-name="P4">
Modified Time: 2023-06-23T02:35:00.000Z</text:p>
      <text:p text:style-name="P4">
Created Time: 2023-06-22T22:40:00.000Z</text:p>
      <text:p text:style-name="P4">
Description: According to people familiar with the matter, Zambia has reached an agreement with Chinese and Western creditors to extend the repayment period of $ 6.3 billion in loans. This result was obtained after a long negotiation, and was regarded as a test case accumulated by developing countries in response to China's "Belt and Road" initiative.</text:p>
      <text:p text:style-name="P4">
Images: []</text:p>
      <text:p text:style-name="P4">
Categories: ['国际']</text:p>
      <text:p text:style-name="P4">
Keywords: SYND,LINK:EN|WP-WSJ-0001001954</text:p>
      <text:p text:style-name="P4">
Type: Article</text:p>
      <!--METADATA-->
      <text:p text:style-name="P4">
According to people familiar with the matter, Zambia has reached an agreement with Chinese and Western creditors to extend the repayment period of $ 6.3 billion in loans. This result was obtained after a long negotiation, and was regarded as a developing country to respond to <text:a xlink:type="simple" xlink:href="https://cn.wsj.com/articles/CN-BGH-20220927105523" text:style-name="Internet_20_link" text:visited-style-name="Visited_20_Internet_20_Link">
China's "Belt and Road" initiative</text:a>
A trial case accumulated a large amount of debt.</text:p>
      <text:p text:style-name="P4">
News Source: <text:a xlink:type="simple" xlink:href="https://cn.wsj.com/articles/%E8%B5%9E%E6%AF%94%E4%BA%9A%E4%B8%8E%E4%B8%AD%E5%9B%BD%E5%92%8C%E8%A5%BF%E6%96%B9%E5%80%BA%E6%9D%83%E4%BA%BA%E8%BE%BE%E6%88%90%E9%87%8D%E7%BB%8463%E4%BA%BF%E7%BE%8E%E5%85%83%E8%B4%B7%E6%AC%BE%E7%9A%84%E5%8D%8F%E8%AE%AE-3bcb150a" text:style-name="Internet_20_link" text:visited-style-name="Visited_20_Internet_20_Link">
https://cn.wsj.com/articles/%E8%B5%9E%E6%AF%94%E4%BA%9A%E4%B8%8E%E4%B8%AD%E5%9B%BD%E5%92%8C%E8%A5%BF%E6%96%B9%E5%80%BA%E6%9D%83%E4%BA%BA%E8%BE%BE%E6%88%90%E9%87%8D%E7%BB%8463%E4%BA%BF%E7%BE%8E%E5%85%83%E8%B4%B7%E6%AC%BE%E7%9A%84%E5%8D%8F%E8%AE%AE-3bcb150a</text:a>
</text:p>
      <!--NEWS-->
      <text:h text:style-name="P10" text:outline-level="1">
<text:span text:style-name="T4">
Biden met with Modi, and the United States reached a series of agreements with India</text:span>
</text:h>
      <text:p text:style-name="P4">
Author: 半岛电视台＋通讯社</text:p>
      <text:p text:style-name="P4">
Publisher: Al Jazeera</text:p>
      <text:p text:style-name="P4">
Published Time: 2023-06-23T02:44:25</text:p>
      <text:p text:style-name="P4">
Modified Time: 2023-06-23T02:44:25</text:p>
      <text:p text:style-name="P4">
Description: President Joe Biden praised the US -Indian relations to enter the new era. Previously, Indian Prime Minister Narendra Modi stepped on the White House red carpet on Thursday to preach the national defense and business agreement that designed to fight against China's global influence.</text:p>
      <text:p text:style-name="P4">
Images: ["<text:a xlink:type="simple" xlink:href="https://chinese.aljazeera.net/wp-content/uploads/2023/06/1-1687487201.png" text:style-name="Internet_20_link" text:visited-style-name="Visited_20_Internet_20_Link">
1-1687487201.png</text:a>
", "<text:a xlink:type="simple" xlink:href="https://chinese.aljazeera.net/wp-content/uploads/2023/06/1-1687487262.jpg" text:style-name="Internet_20_link" text:visited-style-name="Visited_20_Internet_20_Link">
1-1687487262.jpg</text:a>
", "<text:a xlink:type="simple" xlink:href="https://chinese.aljazeera.net/wp-content/uploads/2023/06/1-1687487339.jpg" text:style-name="Internet_20_link" text:visited-style-name="Visited_20_Internet_20_Link">
1-1687487339.jpg</text:a>
"]</text:p>
      <text:p text:style-name="P4">
Topics: ['政治', '新闻', '经济']</text:p>
      <text:p text:style-name="P4">
Keywords: ['政治', '新闻', '经济', '印度', '美国']</text:p>
      <text:p text:style-name="P4">
Type: Article</text:p>
      <!--METADATA-->
      <text:p text:style-name="P4">
<draw:frame draw:style-name="fr1" draw:name="Image70" text:anchor-type="as-char" svg:width="6.9236in" svg:height="4.612736in" draw:z-index="0">
<draw:image xlink:href="../Images/Aljazeera Chinese/2023-06-23T02-44-25/1-1687487201.png" xlink:type="simple" xlink:show="embed" xlink:actuate="onLoad" draw:mime-type="image/png"/>
</draw:frame>
Washington hopes that India will become a strategic checks and balances to China and regard it as an important partnership (Associated Press)</text:p>
      <text:p text:style-name="P4">
President Joe Biden praised the US -Indian relations to enter the new era. Previously, Indian Prime Minister Narendra Modi stepped on the White House red carpet on Thursday to preach the national defense and business agreement that designed to fight against China's global influence.</text:p>
      <text:p text:style-name="P4">
Biden told reporters at a joint press conference with Modi that this partnership is "stronger, closer, and more energetic than at any time in history, and the economic relationship is" booming ". The trade amount has doubled more than double.</text:p>
      <text:p text:style-name="P4">
Biden said, "The trade and investment partnership between India and the United States is not only important to our two countries, but also very important to the global economy." He also added, "We decided to solve the problem of long -term suspension of trade -related trade and opening up and opening up New beginning."</text:p>
      <text:p text:style-name="P4">
The leaders of the two countries proposed their differences in Russia and human rights issues in the oval office talks. Modi praised the "strategic partnership" of the two countries to open the "new chapter".</text:p>
      <text:p text:style-name="P4">
Washington hopes that India will become a strategic checks and balances on China and regard it as an important partnership. Although some analysts and former officials question whether India is willing to collectively confront Beijing on issues such as Taiwan. The close relationship also frustrated Washington.</text:p>
      <text:p text:style-name="P4">
After the relationship with neighboring China was nervous, Modi was seeking to raise the influence of India's world's largest world's largest country with a population of 1.4 billion.</text:p>
      <text:p text:style-name="P4">
He also said, "We also decided that in the context of global uncertainty, India and the United States will also create reliable, safe and elastic global supply chains and value chains as trusted partners."</text:p>
      <text:p text:style-name="P4">
For Biden, as the tensions with competitors China have intensified, the benefits of contact with the world's most populous democratic countries exceed the cost and risk.</text:p>
      <text:p text:style-name="P4">
Bayon said when he welcomed Modi to visit the White House: "The challenges and opportunities in the world in the world require India and the United States to work together and leaders, and we do do this."</text:p>
      <text:p text:style-name="P4">
At a festive morning ceremony held in the White House, Penn Masala, an unaccompanking chorus, performed the song of the American band Maroon 5 and the Bollywood superstar Sharug Khan(Shahrukh Khan)Starring the songs in the movie.</text:p>
      <text:p text:style-name="P4">
After making speeches in Congress, Bayon will entertain Indian leaders on Thursday night to hold a grand national banquet.</text:p>
      <text:p text:style-name="P4">
<draw:frame draw:style-name="fr1" draw:name="Image71" text:anchor-type="as-char" svg:width="6.9236in" svg:height="3.894067in" draw:z-index="0">
<draw:image xlink:href="../Images/Aljazeera Chinese/2023-06-23T02-44-25/1-1687487262.jpg" xlink:type="simple" xlink:show="embed" xlink:actuate="onLoad" draw:mime-type="image/jpeg"/>
</draw:frame>
U.S. President Joe Biden welcomes India Modi to visit the White House</text:p>
      <text:h text:style-name="P13" text:outline-level="4">
<text:span text:style-name="T4">
US -India Agreement</text:span>
</text:h>
      <text:p text:style-name="P4">
Government officials said that the upcoming comprehensive agreement on semiconductors, key minerals, technology, space cooperation, and national defense cooperation and sales will open a new era of relations between the two countries.</text:p>
      <text:p text:style-name="P4">
Some of them are designed to achieve diversification of supply chain to reduce dependence on China, and others are to monopolize advanced technology markets that may appear in the future battlefield.</text:p>
      <text:p text:style-name="P4">
The United States also seek defense relationships with India, Japan, Australia, South Korea, and the Pacific and Southeast Asian countries to respond to China's growing influence in the Indo -Pacific region.</text:p>
      <text:p text:style-name="P4">
The following is an agreement that has been announced or upcoming. Abstract:</text:p>
      <text:p text:style-name="P4">
General Electric(GE)With India State -owned Indiastan Airlines Co., Ltd.(HAL)Signed an agreement that will jointly produce engines in India to provide motivation for the Indian Air Force's fighter.</text:p>
      <text:p text:style-name="P4">
This historic transaction is by far the most important one of all the announcements, because the United States is willing to allow India to obtain key technologies such as F414, and India rarely share these technologies with non -allies.</text:p>
      <text:p text:style-name="P4">
For India, the agreement is very important because it can help it achieve the goal of self -made jet aircraft driven by domestic engines, thereby controlling costs and avoiding dependence on foreign suppliers.</text:p>
      <text:p text:style-name="P4">
The GE engine involved is F414, and the US Navy aircraft has used the engine for more than 30 years. HAL's predecessor's predecessor for its local light fighter "Tejas" to provide motivation. India is currently committed to developing the next generation of Glory 2. The aircraft will provide power by F414, and the engine will also be used in India's next -generation advanced medium -sized fighter.</text:p>
      <text:p text:style-name="P4">
According to the Maritime Agreement, the U.S. Navy ships in the region will be able to stop for maintenance at the Indian shipyard. India will purchase the MQ-9 "harvester" forces made by the United States.</text:p>
      <text:p text:style-name="P4">
American chip manufacturer Micron Technology will invest in more than $ 800 million to build a new semiconductor testing and packaging factory in Modi Hometown Gujarat Bang, worth $ 2.75 billion.</text:p>
      <text:p text:style-name="P4">
<draw:frame draw:style-name="fr1" draw:name="Image72" text:anchor-type="as-char" svg:width="6.9236in" svg:height="3.894525in" draw:z-index="0">
<draw:image xlink:href="../Images/Aljazeera Chinese/2023-06-23T02-44-25/1-1687487339.jpg" xlink:type="simple" xlink:show="embed" xlink:actuate="onLoad" draw:mime-type="image/jpeg"/>
</draw:frame>
Modi said in the White House that India "has no discrimination space"</text:p>
      <text:p text:style-name="P4">
Application materials companies have announced that they will establish semiconductor commercialization and innovation centers in India to promote diversification of semiconductor supply chains. In addition, Lam Research will train 60,000 Indian engineers to accelerate India's semiconductor education and labor development goals.</text:p>
      <text:p text:style-name="P4">
Modi said: "By strengthening cooperation in the fields of artificial intelligence, semiconductors, space, quantum and telecommunications, we are establishing a powerful, future -oriented partnership."</text:p>
      <text:p text:style-name="P4">
The United States will also make Indian technology workers easier to obtain and renew the US visa.</text:p>
      <text:p text:style-name="P4">
India also agreed to join the United States to explore the "Artemis Agreement" and cooperate with NASA to jointly perform the international space station task in 2024.</text:p>
      <text:p text:style-name="P4">
At the time of a series of agreements, some legislators expressed serious concerns about Indian democracy.</text:p>
      <text:p text:style-name="P4">
Several progressive Democrats, including the United States Representative Alexander Okasio Cordus, Il Khan Omar and Lashida Tryb, said they would resist Modi's speech in Congress.</text:p>
      <text:p text:style-name="P4">
Modi will give a speech to the US CEO at the reception on Friday, and the US company plans to make new investment in India.</text:p>
      <text:p text:style-name="P4">
News Source: <text:a xlink:type="simple" xlink:href="https://chinese.aljazeera.net/news/2023/6/23/%e6%8b%9c%e7%99%bb%e4%b8%8e%e8%8e%ab%e8%bf%aa%e4%bc%9a%e6%99%a4%e7%be%8e%e5%9b%bd%e4%b8%8e%e5%8d%b0%e5%ba%a6%e8%be%be%e6%88%90%e4%b8%80%e7%b3%bb%e5%88%97%e5%8d%8f%e8%ae%ae" text:style-name="Internet_20_link" text:visited-style-name="Visited_20_Internet_20_Link">
https://chinese.aljazeera.net/news/2023/6/23/%e6%8b%9c%e7%99%bb%e4%b8%8e%e8%8e%ab%e8%bf%aa%e4%bc%9a%e6%99%a4%e7%be%8e%e5%9b%bd%e4%b8%8e%e5%8d%b0%e5%ba%a6%e8%be%be%e6%88%90%e4%b8%80%e7%b3%bb%e5%88%97%e5%8d%8f%e8%ae%ae</text:a>
</text:p>
      <!--NEWS-->
      <text:h text:style-name="P10" text:outline-level="1">
<text:span text:style-name="T4">
Five passengers of the Missing Titanic Tourist Substitute are believed to be all killed (Free Version)</text:span>
</text:h>
      <text:p text:style-name="P4">
Author: Costas Paris / Alyssa Lukpat / Joanna Sugden</text:p>
      <text:p text:style-name="P4">
Publisher: 华尔街日报中文网</text:p>
      <text:p text:style-name="P4">
Published Time: 2023-06-23T02:50:00.000Z</text:p>
      <text:p text:style-name="P4">
Modified Time: 2023-06-23T02:50:00.000Z</text:p>
      <text:p text:style-name="P4">
Created Time: 2023-06-22T22:27:00.000Z</text:p>
      <text:p text:style-name="P4">
Description: The American Coast Guard and the operating company of the lack of submarine disappeared in the North Atlantic said on Thursday that five passengers on the submarine were believed to have been killed. Previously, the search and rescue personnel discovered the wreckage of the submarine and ended the search and rescue operations looking for their signs of survival. Essence</text:p>
      <text:p text:style-name="P4">
Images: []</text:p>
      <text:p text:style-name="P4">
Categories: ['国际']</text:p>
      <text:p text:style-name="P4">
Keywords: SYND</text:p>
      <text:p text:style-name="P4">
Type: Article</text:p>
      <!--METADATA-->
      <text:p text:style-name="P4">
The American Coast Guard and the operating company of a submarine disappeared in the North Atlantic said on Thursday that five passengers on the submarine were believed to have been killed. Previously, the search and rescue personnel discovered the wreckage of the submarine and ended the despair and rescue search for their signs of survival. action.</text:p>
      <text:p text:style-name="P4">
News Source: <text:a xlink:type="simple" xlink:href="https://cn.wsj.com/articles/%E5%A4%B1%E8%B8%AA%E6%B3%B0%E5%9D%A6%E5%B0%BC%E5%85%8B%E5%8F%B7%E8%A7%82%E5%85%89%E6%BD%9C%E8%89%87%E7%9A%84%E4%BA%94%E5%90%8D%E4%B9%98%E5%AE%A2%E6%8D%AE%E4%BF%A1%E5%85%A8%E6%95%B0%E7%BD%B9%E9%9A%BE-983bb450" text:style-name="Internet_20_link" text:visited-style-name="Visited_20_Internet_20_Link">
https://cn.wsj.com/articles/%E5%A4%B1%E8%B8%AA%E6%B3%B0%E5%9D%A6%E5%B0%BC%E5%85%8B%E5%8F%B7%E8%A7%82%E5%85%89%E6%BD%9C%E8%89%87%E7%9A%84%E4%BA%94%E5%90%8D%E4%B9%98%E5%AE%A2%E6%8D%AE%E4%BF%A1%E5%85%A8%E6%95%B0%E7%BD%B9%E9%9A%BE-983bb450</text:a>
</text:p>
      <!--NEWS-->
      <text:h text:style-name="P10" text:outline-level="1">
<text:span text:style-name="T4">
After China proposed a formal condemnation, Biden tried to dilute the influence of the "dictator"</text:span>
</text:h>
      <text:p text:style-name="P4">
Author: Sabrina Siddiqui / Vivian Salama</text:p>
      <text:p text:style-name="P4">
Publisher: 华尔街日报中文网</text:p>
      <text:p text:style-name="P4">
Published Time: 2023-06-23T03:20:00.000Z</text:p>
      <text:p text:style-name="P4">
Modified Time: 2023-06-23T03:20:00.000Z</text:p>
      <text:p text:style-name="P4">
Created Time: 2023-06-22T22:34:00.000Z</text:p>
      <text:p text:style-name="P4">
Description: President Biden said on Thursday that he did not think that Xi Jinping was described as a dictator this week to destroy US -China relations. Earlier, the Chinese government summoned the US ambassador and made formal condemnation after the Chinese government made the remark.</text:p>
      <text:p text:style-name="P4">
Images: []</text:p>
      <text:p text:style-name="P4">
Categories: ['国际']</text:p>
      <text:p text:style-name="P4">
Keywords: SYND,LINK:EN|WP-WSJ-0001001661</text:p>
      <text:p text:style-name="P4">
Type: Article</text:p>
      <!--METADATA-->
      <text:p text:style-name="P4">
US President Biden(Joe bids)Said on Thursday, I do not think that this week <text:a xlink:type="simple" xlink:href="https://cn.wsj.com/articles/CN-BGH-20230622104335" text:style-name="Internet_20_link" text:visited-style-name="Visited_20_Internet_20_Link">
describes Chinese leaders Xi Jinping as a dictator</text:a>
It will destroy US -China relations. Earlier, the Chinese government summoned the US ambassador and made formal condemnation after the Chinese government made the remark.</text:p>
      <text:p text:style-name="P4">
News Source: <text:a xlink:type="simple" xlink:href="https://cn.wsj.com/articles/%E4%B8%AD%E5%9B%BD%E6%8F%90%E5%87%BA%E6%AD%A3%E5%BC%8F%E8%B0%B4%E8%B4%A3%E5%90%8E%E6%8B%9C%E7%99%BB%E6%B7%A1%E5%8C%96%E7%8B%AC%E8%A3%81%E8%80%85%E8%A8%80%E8%AE%BA%E5%BD%B1%E5%93%8D-%E5%B9%B6%E7%A7%B0%E9%A2%84%E8%AE%A1%E8%BF%91%E6%9C%9F%E4%B8%8E%E4%B9%A0%E8%BF%91%E5%B9%B3%E4%BC%9A%E9%9D%A2-9ec3eaf" text:style-name="Internet_20_link" text:visited-style-name="Visited_20_Internet_20_Link">
https://cn.wsj.com/articles/%E4%B8%AD%E5%9B%BD%E6%8F%90%E5%87%BA%E6%AD%A3%E5%BC%8F%E8%B0%B4%E8%B4%A3%E5%90%8E%E6%8B%9C%E7%99%BB%E6%B7%A1%E5%8C%96%E7%8B%AC%E8%A3%81%E8%80%85%E8%A8%80%E8%AE%BA%E5%BD%B1%E5%93%8D-%E5%B9%B6%E7%A7%B0%E9%A2%84%E8%AE%A1%E8%BF%91%E6%9C%9F%E4%B8%8E%E4%B9%A0%E8%BF%91%E5%B9%B3%E4%BC%9A%E9%9D%A2-9ec3eaf</text:a>
</text:p>
      <!--NEWS-->
      <text:h text:style-name="P10" text:outline-level="1">
<text:span text:style-name="T4">
Sobia's debt -year -on -China debt country and other credit countries agreed to reorganize the reorganization debt</text:span>
</text:h>
      <text:p text:style-name="P4">
Publisher: 法新社</text:p>
      <text:p text:style-name="P4">
Published Time: 2023-06-23T04:32:10+00:00</text:p>
      <text:p text:style-name="P4">
Modified Time: 2023-06-23T04:20:04+00:00</text:p>
      <text:p text:style-name="P4">
Description: (Agence France-Presse, Paris, 22nd) Officials said today that China and other credit countries have agreed to reorganize public debt of Syeia to provide financial relief for the first African countries to default to the first debt defaults after the COVID-19 (2019 coronary virus disease) epidemic. Sleep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23T04-32-10-00-00/000000.png" xlink:type="simple" xlink:show="embed" xlink:actuate="onLoad" draw:mime-type="image/png"/>
</draw:frame>
Hakaindehichilema, President of Sobia, posted a post on Twitter that Sobia "has reached an agreement with the official creditors on debt handling" and said it was "an important milestone for our economic recovery and growth."</text:p>
      <text:p text:style-name="P4">
Agence France -Presse reported that a French official who was unwilling to disclose his name confirmed that the $ 6.3 billion debt restructuring agreement was confirmed by the summit. The purpose of this summit is to improve the international financial system and better handle climate change and poverty in a better way.</text:p>
      <text:p text:style-name="P4">
Africa's largest copper -producing country and a population of nearly 20 million, Supreme, stiffened due to the differences in debt negotiations between China and Western creditors. In 2020, 18.6 billion US dollars had foreign debt defaults. The United States has accused China of procrastination on the debt agreement of the Supreme Sobia.</text:p>
      <text:p text:style-name="P4">
The French official said that the agreement involved bilateral debt between Sobia and other countries, and a large part of which was $ 4.1 billion was debt owed to China. The official mentioned that the negotiation process between creditors was "difficult".</text:p>
      <text:p text:style-name="P4">
In this two -day summit hosted by French President Emmanuel Macron, Chinese Prime Minister Li Qiang and Supreme President Chichema attended the meeting.</text:p>
      <text:p text:style-name="P4">
The total amount of debt in Sobia reached 32.8 billion US dollars, of which foreign debt accounted for US $ 18.6 billion.</text:p>
      <text:p text:style-name="P4">
Some of the foreign debt are the ICT (IMF), World Bank, and multi -party development banks. This part cannot be reorganized.</text:p>
      <text:p text:style-name="P4">
The French official said that as for the $ 6.8 billion in private creditors in the ownership of Sobia, these private creditors must "work hard to solve it, and are similar to the efforts we have previously done."</text:p>
      <text:p text:style-name="P4">
The International Monetary Fund reported that the public debt of the Sub-Saharanafrica of the South African region (Sub-Saharanafrica) had reached 56%of the domestic production hair (GDP) last year as the highest level since the early 2000. The cost is three times higher. (Translator: Ji Jinling)</text:p>
      <text:p text:style-name="P4">
News Source: <text:a xlink:type="simple" xlink:href="https://www.rfi.fr/cn/%E5%9B%BD%E9%99%85%E6%8A%A5%E9%81%93/20230623-%E5%B0%9A%E6%AF%94%E4%BA%9A%E8%B4%9F%E5%80%BA%E7%B4%AF%E7%B4%AF-%E4%B8%AD%E5%9B%BD%E7%AD%89%E5%80%BA%E6%9D%83%E5%9B%BD%E5%90%8C%E6%84%8F%E4%BC%B8%E6%8F%B4%E9%87%8D%E7%BB%84%E5%80%BA%E5%8A%A1" text:style-name="Internet_20_link" text:visited-style-name="Visited_20_Internet_20_Link">
https://www.rfi.fr/cn/%E5%9B%BD%E9%99%85%E6%8A%A5%E9%81%93/20230623-%E5%B0%9A%E6%AF%94%E4%BA%9A%E8%B4%9F%E5%80%BA%E7%B4%AF%E7%B4%AF-%E4%B8%AD%E5%9B%BD%E7%AD%89%E5%80%BA%E6%9D%83%E5%9B%BD%E5%90%8C%E6%84%8F%E4%BC%B8%E6%8F%B4%E9%87%8D%E7%BB%84%E5%80%BA%E5%8A%A1</text:a>
</text:p>
      <!--NEWS-->
      <text:h text:style-name="P10" text:outline-level="1">
<text:span text:style-name="T4">
The wizard sent the senior defender Paul in exchange for the Warriors potential stocks</text:span>
</text:h>
      <text:p text:style-name="P4">
Publisher: 法新社</text:p>
      <text:p text:style-name="P4">
Published Time: 2023-06-23T04:32:11+00:00</text:p>
      <text:p text:style-name="P4">
Modified Time: 2023-06-23T04:05:01+00:00</text:p>
      <text:p text:style-name="P4">
Description: (Agence France -Presse, New York, 22nd) Before the start of the NBA draft, a number of American media reported that the wizard will have just replaced the senior defender Chris Paul to trade with the Warriors to get Jorda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6-23T04-32-11-00-00/000000.png" xlink:type="simple" xlink:show="embed" xlink:actuate="onLoad" draw:mime-type="image/png"/>
</draw:frame>
The US vocational basket NBA Phoenix Sun Sun earned a shocking transaction with Washington Witcher, so Bradley Beal changed to wear a sun shirt, and KEVINDURANT, Devin Booker, DeanDreateyon) For the more powerful 4 giants, shortly after being replaced by the wizard, Paul was seen by the Changshengjun Golden Warriors in recent years.</text:p>
      <text:p text:style-name="P4">
The transaction is rumored to be the first round of the wizard, Ryan Rollins, the first round of the first round of the 2030s, and the warriors in 2027. The Warriors get Paul.</text:p>
      <text:p text:style-name="P4">
Paul was selected in the first round of the first round of the draft in 2005. He was the newcomer king in 2006. Essence</text:p>
      <text:p text:style-name="P4">
In his 18 -year career, Paul has been selected for the Star Game 12 times, the first team of the annual team of the year, 7 times to the annual defense 1 team, and won 5 assists and 6 times to become the interception king.</text:p>
      <text:p text:style-name="P4">
Paul's career has an average of 17.9 points, 9.5 assists, and 4.5 rebounds. The average value, the score is a new career low.</text:p>
      <text:p text:style-name="P4">
The Warriors broke into the championship six times in the past 10 years and hugged 4 championships. This season, she sought in the defending but had internal loss and problems. A major key to strive for the championship.</text:p>
      <text:p text:style-name="P4">
News Source: <text:a xlink:type="simple" xlink:href="https://www.rfi.fr/cn/%E8%BF%90%E5%8A%A8%E5%A4%A9%E5%9C%B0/20230623-%E5%B7%AB%E5%B8%88%E9%80%81%E5%87%BA%E8%B5%84%E6%B7%B1%E5%90%8E%E5%8D%AB%E4%BF%9D%E7%BD%97-%E6%8D%A2%E6%9D%A5%E5%8B%87%E5%A3%AB%E6%BD%9C%E5%8A%9B%E8%82%A1%E6%99%AE%E5%B0%94" text:style-name="Internet_20_link" text:visited-style-name="Visited_20_Internet_20_Link">
https://www.rfi.fr/cn/%E8%BF%90%E5%8A%A8%E5%A4%A9%E5%9C%B0/20230623-%E5%B7%AB%E5%B8%88%E9%80%81%E5%87%BA%E8%B5%84%E6%B7%B1%E5%90%8E%E5%8D%AB%E4%BF%9D%E7%BD%97-%E6%8D%A2%E6%9D%A5%E5%8B%87%E5%A3%AB%E6%BD%9C%E5%8A%9B%E8%82%A1%E6%99%AE%E5%B0%94</text:a>
</text:p>
      <!--NEWS-->
      <text:h text:style-name="P10" text:outline-level="1">
<text:span text:style-name="T4">
Russia was included in the United Nations "shame list" and Israel being excluded from being killed for killing children</text:span>
</text:h>
      <text:p text:style-name="P4">
Author: 半岛电视台＋通讯社</text:p>
      <text:p text:style-name="P4">
Publisher: Al Jazeera</text:p>
      <text:p text:style-name="P4">
Published Time: 2023-06-23T04:41:38</text:p>
      <text:p text:style-name="P4">
Modified Time: 2023-06-23T04:41:38</text:p>
      <text:p text:style-name="P4">
Description: The United Nations has included the Russian and Allied Armed Forces on the "List of Shame" because Moscow killed and killed hundreds of children in the war against Ukraine. Although the Israeli army killed more than 40 Palestinian children last year, it was still being killed. Exclude it outside the list.</text:p>
      <text:p text:style-name="P4">
Images: ["<text:a xlink:type="simple" xlink:href="https://chinese.aljazeera.net/wp-content/uploads/2023/06/1-1687493703.png" text:style-name="Internet_20_link" text:visited-style-name="Visited_20_Internet_20_Link">
1-1687493703.png</text:a>
", "<text:a xlink:type="simple" xlink:href="https://chinese.aljazeera.net/wp-content/uploads/2023/06/1-1687493754.jpg" text:style-name="Internet_20_link" text:visited-style-name="Visited_20_Internet_20_Link">
1-1687493754.jpg</text:a>
", "<text:a xlink:type="simple" xlink:href="https://chinese.aljazeera.net/wp-content/uploads/2023/06/2-1687493785.jpg" text:style-name="Internet_20_link" text:visited-style-name="Visited_20_Internet_20_Link">
2-1687493785.jpg</text:a>
"]</text:p>
      <text:p text:style-name="P4">
Topics: ['乌克兰战争', '巴勒斯坦问题', '新闻', '联合国']</text:p>
      <text:p text:style-name="P4">
Keywords: ['乌克兰战争', '巴勒斯坦问题', '新闻', '联合国', '以色列']</text:p>
      <text:p text:style-name="P4">
Type: Article</text:p>
      <!--METADATA-->
      <text:p text:style-name="P4">
<draw:frame draw:style-name="fr1" draw:name="Image75" text:anchor-type="as-char" svg:width="6.9236in" svg:height="4.612736in" draw:z-index="0">
<draw:image xlink:href="../Images/Aljazeera Chinese/2023-06-23T04-41-38/1-1687493703.png" xlink:type="simple" xlink:show="embed" xlink:actuate="onLoad" draw:mime-type="image/png"/>
</draw:frame>
UN Secretary -General Antinho Gutres was criticized by excluding Israel outside the United Nations list. This is a humiliation of a country that kills and harm a large number of children in the armed forces (Reuters)</text:p>
      <text:p text:style-name="P4">
The United Nations has included the Russian and Allied Army forces on the "shame list" because Moscow killed and killed hundreds of children in the war against Ukraine. Although the Israeli army killed more than 40 Palestinian children last year, it was still being killed. Exclude it outside the list.</text:p>
      <text:p text:style-name="P4">
Human Rights Organization has repeatedly requested Israel in the United Nations blacklist because Israel kills and harm Palestinian children in the west bank of the occupied Jordan River.</text:p>
      <text:p text:style-name="P4">
The Palestinian Ambassador to the United Nations Riad Manusur said on Thursday that the decision of the UN Secretary -General Antonio Gutres that eliminated Israel from the shame list was a "big mistake".</text:p>
      <text:p text:style-name="P4">
Gutres' annual report on children's treatment in conflict areas, a member of the United Nations Security Council, said that he was shocked by "a large number of severe violations of children in Ukraine in 2022" in 2022.</text:p>
      <text:p text:style-name="P4">
According to the report of the report of the report, last year, 477 children in Ukraine were killed, of which 136 were directly attributed to the Russian army and its affiliated organizations.</text:p>
      <text:p text:style-name="P4">
<draw:frame draw:style-name="fr1" draw:name="Image76" text:anchor-type="as-char" svg:width="6.9236in" svg:height="3.894525in" draw:z-index="0">
<draw:image xlink:href="../Images/Aljazeera Chinese/2023-06-23T04-41-38/1-1687493754.jpg" xlink:type="simple" xlink:show="embed" xlink:actuate="onLoad" draw:mime-type="image/jpeg"/>
</draw:frame>
"Do you know where she is?" Helson's mother sought her daughter</text:p>
      <text:p text:style-name="P4">
According to the United Nations report, the Ukrainian armed forces killed 80 children. Among the remaining children, both the battle between the war could not be accused, and most of the children died in an air strike.</text:p>
      <text:p text:style-name="P4">
The United Nations has also confirmed that the Russian army and its affiliated organizations have harmed 518 children in Ukraine and launched 480 attacks on schools and hospitals. It is reported that Russian armed forces also used 91 children as human shields. 175 children launched 212 attacks on the school and hospital, and the Ukrainian army was not included in the list.</text:p>
      <text:p text:style-name="P4">
The Secretary -General of the United Nations stated in the report that he was "deeply concerned" about the number of Palestinian children killed by the Israeli army in 2022.</text:p>
      <text:p text:style-name="P4">
It is reported that in 2022, the Israeli army killed 42 Palestinian children and 933 injuries. In 2021, the Israeli army killed 78 Palestinian children.</text:p>
      <text:p text:style-name="P4">
Israel has never appeared on the national list of shame that the United Nations is shameful for killing children.</text:p>
      <text:p text:style-name="P4">
<draw:frame draw:style-name="fr1" draw:name="Image77" text:anchor-type="as-char" svg:width="6.9236in" svg:height="3.826739in" draw:z-index="0">
<draw:image xlink:href="../Images/Aljazeera Chinese/2023-06-23T04-41-38/2-1687493785.jpg" xlink:type="simple" xlink:show="embed" xlink:actuate="onLoad" draw:mime-type="image/jpeg"/>
</draw:frame>
Hundreds of Palestinians buried children killed by the Israeli army</text:p>
      <text:p text:style-name="P4">
Getres said that compared with the previous report, the number of children killed by the Israeli army (including air strikes) was significantly reduced last year.</text:p>
      <text:p text:style-name="P4">
Human rights observations are welcome to decide the Russian army named the Russian army, but criticized the UN Secretary -General's decision to remove Israel from the list of shame, saying that he "disappointed the Palestinian children again."</text:p>
      <text:p text:style-name="P4">
Joe Berkel, the director of children's rights, said, said, "By included the Russian army on the List of shame in the United Nations, the secretary -general is investigating their responsibility for children's terrible violations."</text:p>
      <text:p text:style-name="P4">
Berber said, "He (Gutres) is unwilling to investigate the responsibility of the Israeli army's serious violations of children. This is counterproductive and will only help the Israeli army illegally and fatal force with Palestinian children."</text:p>
      <text:p text:style-name="P4">
Baker wrote in the tweet, "From 2015 to 2020, the United Nations attributed more than 6,700 children's casualties to the Israeli army and verified the death of 975 children in 2022. 'I miss it. "</text:p>
      <text:p text:style-name="P4">
The Palestinian Ambassador Mansur said that Israel was excluded from the UN list "to let the Palestinian people and Palestinian children very disappointed."</text:p>
      <text:p text:style-name="P4">
Manusur said, "The Secretary -General did not list the list of the Israeli government and made a big mistake. This is the most extreme government and is full of fascists. If this government is not listed now, then when will the Israeli government list the Israeli government? What? "He also added," Unfortunately, he chose not to list them. "</text:p>
      <text:p text:style-name="P4">
The United Nations report has been controversial for a long time. Diplomats said that Saudi Arabia and Israel have put pressure in recent years to try to avoid being included in the list of shame. A few years later was deleted from the list in 2020.</text:p>
      <text:p text:style-name="P4">
Peninsula TV's diplomatic editor James Beste said that Russia's joining marks that "the Period of the Security Council is first listed on the blacklist."</text:p>
      <text:p text:style-name="P4">
"The report once again caused controversy, partly due to Israel, the report said that Israel killed 42 children in 2022. Now the secretary -general said that this is a meaningful decline. "But he also pointed out that Israel's war in Gaza in 2021 lasted for 11 days, while the war in August 2022 lasted only three days.</text:p>
      <text:p text:style-name="P4">
In the tweet, Bass wrote, "The reality is#Israel is still killing many children."</text:p>
      <text:p text:style-name="P4">
The United Nations report also condemned the violence of children such as the Democratic Republic of Democratic Republic, Somalia, Syria, and Haiti.</text:p>
      <text:p text:style-name="P4">
News Source: <text:a xlink:type="simple" xlink:href="https://chinese.aljazeera.net/news/2023/6/23/%e4%bf%84%e7%bd%97%e6%96%af%e5%9b%a0%e6%9d%80%e5%ae%b3%e5%84%bf%e7%ab%a5%e8%80%8c%e8%a2%ab%e5%88%97%e5%85%a5%e8%81%94%e5%90%88%e5%9b%bd%e8%80%bb%e8%be%b1%e5%90%8d%e5%8d%95%e4%b8%8e" text:style-name="Internet_20_link" text:visited-style-name="Visited_20_Internet_20_Link">
https://chinese.aljazeera.net/news/2023/6/23/%e4%bf%84%e7%bd%97%e6%96%af%e5%9b%a0%e6%9d%80%e5%ae%b3%e5%84%bf%e7%ab%a5%e8%80%8c%e8%a2%ab%e5%88%97%e5%85%a5%e8%81%94%e5%90%88%e5%9b%bd%e8%80%bb%e8%be%b1%e5%90%8d%e5%8d%95%e4%b8%8e</text:a>
</text:p>
      <!--NEWS-->
      <text:h text:style-name="P10" text:outline-level="1">
<text:span text:style-name="T4">
Director of Titani: No one listened from Titanic to Titan</text:span>
</text:h>
      <text:p text:style-name="P4">
Publisher: 法新社</text:p>
      <text:p text:style-name="P4">
Published Time: 2023-06-23T05:02:09+00:00</text:p>
      <text:p text:style-name="P4">
Modified Time: 2023-06-23T04:35:01+00:00</text:p>
      <text:p text:style-name="P4">
Description: (Agence France -Presse, Los Angeles, 22nd) The submersible "Titan" had an accident, and all five passengers were killed. The director of the film "Titani" and deep -sea explorer James Camaron said that many security warnings about the tourist submersible were igno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23T05-02-09-00-00/000000.png" xlink:type="simple" xlink:show="embed" xlink:actuate="onLoad" draw:mime-type="image/png"/>
</draw:frame>
Jamescameron said that the marine exploration community has always been worried about the submersible; he mentioned that the incident was similar to the death of about 1,500 people in 1912.</text:p>
      <text:p text:style-name="P4">
James Kumaron was shocked by the similarities between me (this matter) and Titanic disaster to the US Broadcasting Corporation News At the night without moonlight, it drove into the ice domain at full speed, causing many people to die. "</text:p>
      <text:p text:style-name="P4">
He believes that the tragedy of the Titanic is very similar to the Titan. It is also warned that no one cares, and it occurs at the same place. Multi -nations work together to search and rescue underwater. "This is really shocking ... it is really realistic." The U.S. Coast Defense Force confirmed today that the Titan operated by the OceangateExpeditions of the Marine (OceangateExpeiditions "occurred in the depths of the ocean, ending a world -renowned search and rescue operation.</text:p>
      <text:p text:style-name="P4">
James Camaron became the first submersible person to drive himself into the deep sea alone in 2012. He said that the risk of bursting in the submersible in pressure is always the "primary consideration" of engineers.</text:p>
      <text:p text:style-name="P4">
He said that since entering the field of deep -sea exploration, "this is the nightmare of all of us." The security records in this field for decades are very good, but "many people in the circle are very worried about this submersible."</text:p>
      <text:p text:style-name="P4">
"Some high -level participants in the deep -sea diving engineering circle even wrote to the company, saying that what they did is too experimental, it cannot be used to carry passengers, and it needs to be certified."</text:p>
      <text:p text:style-name="P4">
James Kumaron also said that he knew one of the victims, Paul-Henrinargeolet, the French marine explorer. "This circle is very small. I have known Naro for 25 years. He died tragic in this way, and I could hardly accept it."</text:p>
      <text:p text:style-name="P4">
He said, "I know the place of the shipwreck very much ... I actually calculated that I spent more time on the boat than the captain at that time."</text:p>
      <text:p text:style-name="P4">
News Source: <text:a xlink:type="simple" xlink:href="https://www.rfi.fr/cn/%E5%9B%BD%E9%99%85%E6%8A%A5%E9%81%93/20230623-%E9%93%81%E8%BE%BE%E5%B0%BC%E5%8F%B7%E5%AF%BC%E6%BC%94-%E4%BB%8E%E9%93%81%E8%BE%BE%E5%B0%BC%E5%88%B0%E6%B3%B0%E5%9D%A6-%E9%83%BD%E6%98%AF%E4%B8%80%E5%A0%86%E8%AD%A6%E5%91%8A%E9%83%BD%E6%B2%A1%E4%BA%BA%E5%90%AC" text:style-name="Internet_20_link" text:visited-style-name="Visited_20_Internet_20_Link">
https://www.rfi.fr/cn/%E5%9B%BD%E9%99%85%E6%8A%A5%E9%81%93/20230623-%E9%93%81%E8%BE%BE%E5%B0%BC%E5%8F%B7%E5%AF%BC%E6%BC%94-%E4%BB%8E%E9%93%81%E8%BE%BE%E5%B0%BC%E5%88%B0%E6%B3%B0%E5%9D%A6-%E9%83%BD%E6%98%AF%E4%B8%80%E5%A0%86%E8%AD%A6%E5%91%8A%E9%83%BD%E6%B2%A1%E4%BA%BA%E5%90%AC</text:a>
</text:p>
      <!--NEWS-->
      <text:h text:style-name="P10" text:outline-level="1">
<text:span text:style-name="T4">
EU regulatory officials say Twitter shows "FREE Version" that complies with digital content regulations</text:span>
</text:h>
      <text:p text:style-name="P4">
Author: Alexa Corse / Sam Schechner</text:p>
      <text:p text:style-name="P4">
Publisher: 华尔街日报中文网</text:p>
      <text:p text:style-name="P4">
Published Time: 2023-06-23T05:50:00.000Z</text:p>
      <text:p text:style-name="P4">
Modified Time: 2023-06-23T05:50:00.000Z</text:p>
      <text:p text:style-name="P4">
Created Time: 2023-06-23T04:40:00.000Z</text:p>
      <text:p text:style-name="P4">
Description: A senior scientific and technological supervisory official of the European Union said he saw Twitter's "strong will" to comply with European new digital content laws and said that the platform is committed to observing legal requirements.</text:p>
      <text:p text:style-name="P4">
Images: []</text:p>
      <text:p text:style-name="P4">
Categories: ['科技']</text:p>
      <text:p text:style-name="P4">
Keywords: SYND</text:p>
      <text:p text:style-name="P4">
Type: Article</text:p>
      <!--METADATA-->
      <text:p text:style-name="P4">
A senior scientific and technological supervisory official of the European Union said he saw Twitter's "strong will" to comply with European new digital content laws and said that the platform is committed to observing legal requirements.</text:p>
      <text:p text:style-name="P4">
News Source: <text:a xlink:type="simple" xlink:href="https://cn.wsj.com/articles/%E6%AC%A7%E7%9B%9F%E7%9B%91%E7%AE%A1%E5%AE%98%E5%91%98%E7%A7%B0twitter%E6%98%BE%E5%87%BA%E9%81%B5%E5%AE%88%E6%95%B0%E5%AD%97%E5%86%85%E5%AE%B9%E6%B3%95%E8%A7%84%E7%9A%84-%E5%BC%BA%E7%83%88%E6%84%8F%E6%84%BF-74d1b0de" text:style-name="Internet_20_link" text:visited-style-name="Visited_20_Internet_20_Link">
https://cn.wsj.com/articles/%E6%AC%A7%E7%9B%9F%E7%9B%91%E7%AE%A1%E5%AE%98%E5%91%98%E7%A7%B0twitter%E6%98%BE%E5%87%BA%E9%81%B5%E5%AE%88%E6%95%B0%E5%AD%97%E5%86%85%E5%AE%B9%E6%B3%95%E8%A7%84%E7%9A%84-%E5%BC%BA%E7%83%88%E6%84%8F%E6%84%BF-74d1b0de</text:a>
</text:p>
      <!--NEWS-->
      <text:h text:style-name="P10" text:outline-level="1">
<text:span text:style-name="T4">
If the Taiwan Strait conflicts sanction Chinese think tanks estimate that global trade may lose 3 trillion US dollars</text:span>
</text:h>
      <text:p text:style-name="P4">
Author: None</text:p>
      <text:p text:style-name="P4">
Publisher: Radio Free Asia (Organization)</text:p>
      <text:p text:style-name="P4">
Published Time: 2023-06-23T05:56:00-04:00</text:p>
      <text:p text:style-name="P4">
Modified Time: 2023-06-23T09:10: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897317in" draw:z-index="0">
<draw:image xlink:href="../Images/rfamandarin/2023-06-23T05-56-00-04-00/000000.png" xlink:type="simple" xlink:show="embed" xlink:actuate="onLoad" draw:mime-type="image/png"/>
</draw:frame>
Photos released by the Eastern Theater of the Chinese People's Liberation Army showed that the army forces of the theater fired real -ammunition long -range missiles to the Taiwan Strait area during the military exercise on August 4, 2022. Reuters information picture</text:p>
      <text:p text:style-name="P4">
A report published on the 22nd that the Washington Think Tank Atlantic Council (AtlanticCouncil) stated on the 22nd that if Beijing improved the conflict of the Taiwan Strait, the joint sanctions of the Seven Kingdoms (G7) group (G7) may make a $ 3 trillion global trade and global trade and a global trade and a Financial flows are facing risks.</text:p>
      <text:p text:style-name="P4">
"Marketsinsider" quoted the report that the report on the West last year's sanctions on Russia triggered the idea of similar actions on China, but considering the scale of China's financial influence will cause all relevant parties to be more seriously affected by a more serious impact Essence</text:p>
      <text:p text:style-name="P4">
The Atlantic Council wrote in the report: "Under the most extreme cases, impact on the large -scale institutions of the Bank of China systems, it is estimated that at least $ 3 trillion in trade and financial flows (excluding foreign exchange reserves assets) are facing an instant risk of interruption. ","</text:p>
      <text:p text:style-name="P4">
The report said that further consequences may include "extensive commodity shortage, large -scale unemployment, and possible financial crisis." The report states that the consequences of any measures will also hurt countries where sanctions will be caused.</text:p>
      <text:p text:style-name="P4">
The Wall Street Journal reported that the report suggested that the United States and its allies solve these problems in advance, between each other, and discuss with Taiwan that they want to set the "red line" for China, and if these red lines are broken, what they are willing to adopt Countermeasures. The report believes that they should also hint to China privately how far they are willing to go, and began to take legal measures (such as issuing necessary laws and regulations) to prepare and pave the way for the use of economic sanctions Spend.</text:p>
      <text:p text:style-name="P4">
Editor Chen Meihua</text:p>
      <text:p text:style-name="P4">
News Source: <text:a xlink:type="simple" xlink:href="https://www.rfa.org/mandarin/Xinwen/cmh2-06232023055633.html" text:style-name="Internet_20_link" text:visited-style-name="Visited_20_Internet_20_Link">
https://www.rfa.org/mandarin/Xinwen/cmh2-06232023055633.html</text:a>
</text:p>
      <!--NEWS-->
      <text:h text:style-name="P10" text:outline-level="1">
<text:span text:style-name="T4">
Titan ’s submersibles lost a long time after losing contact.</text:span>
</text:h>
      <text:p text:style-name="P4">
Publisher: 法新社</text:p>
      <text:p text:style-name="P4">
Published Time: 2023-06-23T06:02:10+00:00</text:p>
      <text:p text:style-name="P4">
Modified Time: 2023-06-23T05:50:02+00:00</text:p>
      <text:p text:style-name="P4">
Description: (Agence France -Presse, Washington, 22nd) The Wall Street Journal reported today that after 5 people went to watch the well -known ship Titani submersible Titan lost contact in the North Atlantic Ocean, the U.S. Navy dispatched to find it. The sound monitoring equipment detects that the Titan may have internal explo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23T06-02-10-00-00/000000.png" xlink:type="simple" xlink:show="embed" xlink:actuate="onLoad" draw:mime-type="image/png"/>
</draw:frame>
According to the "The Wall Streetjournal", a senior US Navy official who did not want to disclose the name said that shortly after the Titan lost contact on the 18th, a high -level secret acoustic monitoring of enemy submarines was designed to detect the enemy submarine. The system, the sound of suspected internal explosion in Titan for the first time.</text:p>
      <text:p text:style-name="P4">
The official told the "Wall Street Journal": "The U.S. Navy analyzed acoustic data and found that the Titan submersible was in the place where the communication was interrupted, and the abnormal phenomenon of internal explosion or explosion appeared near the communication."</text:p>
      <text:p text:style-name="P4">
The US Coast Guard said today that they found the wreckage of a submersible near the Titanic ship where the Titanic shipwreck at 3,800 meters deep.</text:p>
      <text:p text:style-name="P4">
The news made the 4 -day multi -national search and rescue operation. The official told reporters that the analysis report showed that the wreckage found in the sea bed was consistent with the internal explosion of the submersible room.</text:p>
      <text:p text:style-name="P4">
The Oceangate Expeditions, which arranged for this tourist trip, said that five people in the submersible believed that they had died.</text:p>
      <text:p text:style-name="P4">
News Source: <text:a xlink:type="simple" xlink:href="https://www.rfi.fr/cn/%E5%9B%BD%E9%99%85%E6%8A%A5%E9%81%93/20230623-%E6%B3%B0%E5%9D%A6%E5%8F%B7%E6%BD%9C%E6%B0%B4%E5%99%A8%E5%A4%B1%E8%81%94%E4%B8%8D%E4%B9%85%E5%90%8E-%E7%BE%8E%E5%86%9B%E5%A3%B0%E9%9F%B3%E7%9B%91%E6%B5%8B%E8%AE%BE%E5%A4%87%E6%9B%BE%E4%BE%A6%E6%B5%8B%E5%88%B0%E5%86%85%E7%88%86%E5%A3%B0%E5%93%8D" text:style-name="Internet_20_link" text:visited-style-name="Visited_20_Internet_20_Link">
https://www.rfi.fr/cn/%E5%9B%BD%E9%99%85%E6%8A%A5%E9%81%93/20230623-%E6%B3%B0%E5%9D%A6%E5%8F%B7%E6%BD%9C%E6%B0%B4%E5%99%A8%E5%A4%B1%E8%81%94%E4%B8%8D%E4%B9%85%E5%90%8E-%E7%BE%8E%E5%86%9B%E5%A3%B0%E9%9F%B3%E7%9B%91%E6%B5%8B%E8%AE%BE%E5%A4%87%E6%9B%BE%E4%BE%A6%E6%B5%8B%E5%88%B0%E5%86%85%E7%88%86%E5%A3%B0%E5%93%8D</text:a>
</text:p>
      <!--NEWS-->
      <text:h text:style-name="P10" text:outline-level="1">
<text:span text:style-name="T4">
Can the Intel foundry business succeed? Adjusting the internal structure is the key</text:span>
</text:h>
      <text:p text:style-name="P4">
Author: Dan Gallagher</text:p>
      <text:p text:style-name="P4">
Publisher: 华尔街日报中文网</text:p>
      <text:p text:style-name="P4">
Published Time: 2023-06-23T06:25:00.000Z</text:p>
      <text:p text:style-name="P4">
Modified Time: 2023-06-23T06:25:00.000Z</text:p>
      <text:p text:style-name="P4">
Created Time: 2023-06-23T05:03:00.000Z</text:p>
      <text:p text:style-name="P4">
Description: Intel's chip foundry business requires some big customers, but it needs to straighten its own internal. This is critical to the success or failure of the foundry business.</text:p>
      <text:p text:style-name="P4">
Images: []</text:p>
      <text:p text:style-name="P4">
Categories: ['金融市场', '股闻天下']</text:p>
      <text:p text:style-name="P4">
Keywords: SYND,LINK:EN|WP-WSJ-0001000930</text:p>
      <text:p text:style-name="P4">
Type: Article</text:p>
      <!--METADATA-->
      <text:p text:style-name="P4">
Intel Corporation(Intel, INTC)The chip foundry business requires some big customers. But it needs to straighten its own internal.</text:p>
      <text:p text:style-name="P4">
News Source: <text:a xlink:type="simple" xlink:href="https://cn.wsj.com/articles/%E8%8B%B1%E7%89%B9%E5%B0%94%E4%BB%A3%E5%B7%A5%E4%B8%9A%E5%8A%A1%E8%83%BD%E5%90%A6%E6%88%90%E5%8A%9F-%E8%B0%83%E6%95%B4%E5%86%85%E9%83%A8%E7%BB%93%E6%9E%84%E6%98%AF%E5%85%B3%E9%94%AE-a31800fb" text:style-name="Internet_20_link" text:visited-style-name="Visited_20_Internet_20_Link">
https://cn.wsj.com/articles/%E8%8B%B1%E7%89%B9%E5%B0%94%E4%BB%A3%E5%B7%A5%E4%B8%9A%E5%8A%A1%E8%83%BD%E5%90%A6%E6%88%90%E5%8A%9F-%E8%B0%83%E6%95%B4%E5%86%85%E9%83%A8%E7%BB%93%E6%9E%84%E6%98%AF%E5%85%B3%E9%94%AE-a31800fb</text:a>
</text:p>
      <!--NEWS-->
      <text:h text:style-name="P10" text:outline-level="1">
<text:span text:style-name="T4">
Do not follow Bayeng's approval of the New Zealand Prime Minister to lenses to visit China</text:span>
</text:h>
      <text:p text:style-name="P4">
Author: None (Language: zh)</text:p>
      <text:p text:style-name="P4">
Publisher: None</text:p>
      <text:p text:style-name="P4">
Time: 2023-06-23T06:31:00Z</text:p>
      <text:p text:style-name="P4">
Description: New Zealand Prime Minister Hipkins is about to lead a group visit and is expected to see Chinese President Xi Jin equal people. At the same time, he is unwilling to follow the United States to call Xi Jinping as a "dictator."</text:p>
      <text:p text:style-name="P4">
Videos: []</text:p>
      <text:p text:style-name="P4">
Images: []</text:p>
      <text:p text:style-name="P4">
Subject: 时政风云</text:p>
      <text:p text:style-name="P4">
Subjects: ['德中关系', '奥巴马', '岛屿主权争端', '专题报道：全景观看“习马会”', '中国', '新西兰', '中共十九大', '美国']</text:p>
      <text:p text:style-name="P4">
Keywords: ['纽西兰', '新西兰', '中国', '美国', '拜登']</text:p>
      <text:p text:style-name="P4">
Id: 66009563</text:p>
      <!--METADATA-->
      <text:p text:style-name="P4">
<text:a xlink:type="simple" xlink:href="https://www.dw.com/zh/overlay/image/article/66009563/64505373" text:style-name="Internet_20_link" text:visited-style-name="Visited_20_Internet_20_Link">
 </text:a>
New Zealand Prime Minister Hipkins, the picture shows the information of his information when he took over as the Prime Minister on January 25 this year</text:p>
      <text:p text:style-name="P4">
(Voice of Germany Chinese website) As the US -China diplomatic disputes come back, New Zealand Prime Minister Chrishipkins intends to stay away from the conflict and will lead the country to visit the country from Sunday (25th) from Sunday (25th). China, in addition, he did not agree with US President Joebiden's criticism of the Chinese President as a "dictator".</text:p>
      <text:p text:style-name="P4">
Reuters reported that Sunday Hipkins will go to China to conduct a 6 -day trade visit, and he realizes that New Zealand companies need to find new buyers. After the announcement of the trip last week, Hipkins told the media that the government has signed 7 new or upgraded free trade agreements as "part of our truly consistent efforts to achieve the diversification of overall market share." But at the same time, he also said that <text:a xlink:type="simple" xlink:href="https://www.dw.com/zh/zh/民调-将中国视为威胁的新西兰人比例下降/a-65987699" text:style-name="Internet_20_link" text:visited-style-name="Visited_20_Internet_20_Link">
China is a valuable partner</text:a>
Essence</text:p>
      <text:p text:style-name="P4">
29 business leaders from all walks of life from New Zealand will accompany Hipkins to visit. They are expected to meet with Chinese President Xi Jinping, Chinese Prime Minister Li Qiang, and Zhao Leji, chairman of the Standing Committee of the National People's Congress of China.</text:p>
      <text:p text:style-name="P4">
"I think we will have a wide range of dialogues (with Xi Jinping) ... This is an opportunity to emphasize the importance of the relationship between New Zealand and China for me." Hipkins were at a regular press conference on Monday (19th). express.</text:p>
      <text:p text:style-name="P4">
New Zealand has always adopted security partners of China than Australia, or other five -eye alliance <text:a xlink:type="simple" xlink:href="https://www.dw.com/zh/zh/新西兰外长与秦刚见面-提及人权台湾议题/a-65120221" text:style-name="Internet_20_link" text:visited-style-name="Visited_20_Internet_20_Link">
a more mild attitude</text:a>
Essence During the epidemic, China and New Zealand signed an upgraded version of the Free Trade Agreement (FTA). In November last year, Jacindaardern, the former Prime Minister of Hipkins, met with Xi Jinjin. Chinese leaders also specifically mentioned New Zealand Independent foreign policy.</text:p>
      <text:p text:style-name="P4">
Former Prime Minister of New Zealand with Hipkins, Adeen (Data Photo)</text:p>
      <text:h text:style-name="P12" text:outline-level="3">
<text:span text:style-name="T4">
Formation to diverse markets</text:span>
</text:h>
      <text:p text:style-name="P4">
Reuters reported that New Zealand has also noticed that Beijing has previously tried to punish neighboring Australia through trade, because Australia had previously showed an incomparable attitude towards China Essence</text:p>
      <text:p text:style-name="P4">
As of the past year in April this year, New Zealand's export ratio to China has dropped from 31%in 2022 to 29%. This is the first time that the country's export ratio to China has declined since 2015. This also shows that the country's country The manufacturer is shifting from the largest market in China to more diversified buyers.</text:p>
      <text:p text:style-name="P4">
New Zealand is expected to stop selling products to China, and China also needs food and fiber in New Zealand. Petechrisp, CEO of the New Zealand Trade and Enterprise Bureau, a government -funded international business development agency, said that "in the foreseeable future, China will become a truly very important trading partner in this country."</text:p>
      <text:p text:style-name="P4">
However, under two key issues, the voices of the diversification of the country's trade are increasingly rising: First of all, people are worried that if geopolitical challenges are heating up, it may become more challenging to grab the Chinese market; second, more and more, more and more Small companies believe that Australia and North American markets are more willing to pay for high -quality and sustainable products and provide better business opportunities.</text:p>
      <text:p text:style-name="P4">
"Geographical Political Personality has a great impact", Mathewtalbot, general manager of New Zealand's largest beef and mutton exporter "Alliance Group Limited".</text:p>
      <text:p text:style-name="P4">
The construction of "North Asia (Market) and Southeast Asia (Market) is indeed very important because it can reduce the reliance risk of this (for the single market in China)," Talbert said.</text:p>
      <text:p text:style-name="P4">
New Zealand Foreign Minister Malhuta visited China in March this year and met with Chinese Foreign Minister Qin Gang (data photo)</text:p>
      <text:h text:style-name="P12" text:outline-level="3">
<text:span text:style-name="T4">
Do not agree with Bayeng's remarks</text:span>
</text:h>
      <text:p text:style-name="P4">
Reuters reported that Hipkins also refuted the US President Byndon's remarks on Xi Jinping this week, and refused to call Xi Jinping as a dictator. "The Chinese government form is a matter of the Chinese people," he told reporters.</text:p>
      <text:p text:style-name="P4">
Subsequently, when the reporter was asked if the Chinese people had a say in their government forms, "If they (Chinese) want to change the government system, it will be their (Chinese) affairs," he replied.</text:p>
      <text:p text:style-name="P4">
Nicholas Khoo, an associate professor of the University of Orito University, New Zealand, and on Friday (23), on Friday (23), the Australian academic exchange platform "Theconversation", which published an article refute Hipkins' argument and said, "We may be likely Controversy (China) is this country a benign dictatorship or a vicious dictatorship, but this is a dictatorship. "</text:p>
      <text:p text:style-name="P4">
"History clearly shows that the dictatorship and the country of freedom have always been hostile relations," he said.</text:p>
      <text:p text:style-name="P4">
He believes that Hipkins' remarks have highlighted the contextual differences in the competition in the 21st century. "In the third decade of this century, New Zealand must formulate foreign policies to respond to these challenges."</text:p>
      <text:p text:style-name="P4">
(Reuters, Sky News, Dialogue)</text:p>
      <text:p text:style-name="P4">
News Source: <text:a xlink:type="simple" xlink:href="https://www.dw.com/zh/不跟隨拜登批中-新西蘭總理將率團訪華/a-66009563" text:style-name="Internet_20_link" text:visited-style-name="Visited_20_Internet_20_Link">
https://www.dw.com/zh/不跟隨拜登批中-新西蘭總理將率團訪華/a-66009563?maca=chi-rss-chi-all-1127-rdf</text:a>
</text:p>
      <!--NEWS-->
      <text:h text:style-name="P10" text:outline-level="1">
<text:span text:style-name="T4">
Biden: The "dictator" speech does not affect Sino -US relations</text:span>
</text:h>
      <text:p text:style-name="P4">
Author: None (Language: zh)</text:p>
      <text:p text:style-name="P4">
Publisher: None</text:p>
      <text:p text:style-name="P4">
Time: 2023-06-23T06:32:00Z</text:p>
      <text:p text:style-name="P4">
Description: The US President Biden indirectly stated that Xi Jinping was indirectly said to be a dictator. It is reported that China has asked the United States to take action to resolve the matter. On the 22nd, Biden stated that he refused to recover the statement. In addition, this week, a US maritime police ship passed through the Taiwan Strait. How does China respond?</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拜登', '习近平', '中美关系', '独裁', '解放军', '台海局势', '岛屿主权争议']</text:p>
      <text:p text:style-name="P4">
Id: 66009564</text:p>
      <!--METADATA-->
      <text:p text:style-name="P4">
<text:a xlink:type="simple" xlink:href="https://www.dw.com/zh/overlay/image/article/66009564/63748732" text:style-name="Internet_20_link" text:visited-style-name="Visited_20_Internet_20_Link">
 </text:a>
Biden and Xi Jinping talked at the G20 meeting of Bali Island in 2022.</text:p>
      <text:p text:style-name="P4">
(Voice of Germany Chinese) on Thursday (June 22), [Joe Biden, US President Joe Biden)(https://www.dw.com/zh/zh/拜登称习近平为独裁者-北京公开的政治挑衅/a-65987541)It caused China to protest that he did not think that his speech would destroy or complicated the relationship between the United States and China at the same time, and at the same time refused to recover the statement.</text:p>
      <text:p text:style-name="P4">
Reuters reported that when Bayeng talked about a Chinese spy balloon incident at a fundraising event in California on Tuesday (20th), he said that Xi Jinping had no control over the balloon flying over the United States. "Xi Jinping was very embarrassed. The Chinese Foreign Ministry spokesman Mao Ning expressed the protest the next day, saying that Biden's remarks were "political provocations that seriously violate Chinese political dignity".</text:p>
      <text:p text:style-name="P4">
The report stated that on the 22nd, Biden told reporters in the White House: "Those facts I think are related to Chinese relations, no matter whether I choose to talk or avoid talk, I will not make much change." He said that he "does not think he thinks This will cause any real consequences, "and said <text:a xlink:type="simple" xlink:href="https://www.dw.com/zh/zh/中美未能重啟軍事對話-布林肯訪華失利/a-65968525" text:style-name="Internet_20_link" text:visited-style-name="Visited_20_Internet_20_Link">
Antony Blinken) has recently conducted a pleasant interview with China</text:a>
He also looks forward to meeting Xi Jinping in the short term.</text:p>
      <text:p text:style-name="P4">
Brinken met with Xi Jinping on the 19th.</text:p>
      <text:p text:style-name="P4">
Vedantpate, deputy spokesperson for the US State Department, also stated on the 21st that although Washington is looking forward to conducting foreign contact with China "at the right time", this does not mean that the United States will not be out of conflict between China and the United States.</text:p>
      <text:p text:style-name="P4">
CNN and many other US media reports that before Biden issued a response on the 22nd, the Chinese Embassy in the United States issued a statement on the same day, saying that the Chinese ambassador to the United States Xie Feng had proposed to the White House and the senior officials of the US State Department on the 21st. Outcry. The statement also stated that Biden's "degradation" remarks violated the US commitment and damaged the mutual trust of China and the United States, and called on the United States to take action immediately to resolve the negative impact caused by this matter, otherwise it will "bear all consequences."</text:p>
      <text:p text:style-name="P4">
However, Reuters quoted analysts, saying that neither China and the United States had no intention of letting Biden's controversial remarks and destroying the recent improvement of the relationship between the two countries. Reuters also pointed out that China's official media did not report the matter on the 22nd.</text:p>
      <text:p text:style-name="P4">
Earlier, Biden also said that China was a "essential dictatorship" and said that no other leaders in the world would want to be Xi Jinping.</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ul>
        <li>
#</li>
      </ul>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Meihai Police Crossing Taiwan Sea</text:span>
</text:h>
      <text:p text:style-name="P4">
Sino -US relations have fallen to freezing due to the spy balloon incident. Recently, <text:a xlink:type="simple" xlink:href="https://www.dw.com/zh/zh/美财长-拜登总统和我都认为保持美中沟通很关键/a-66004349" text:style-name="Internet_20_link" text:visited-style-name="Visited_20_Internet_20_Link">
the United States showed a positive attitude to restore the communication between the two sides</text:a>
, Brinken also went to China earlier this month to meet Xi Jin's high -level Chinese senior management. However, <text:a xlink:type="simple" xlink:href="https://www.dw.com/zh/zh/专家评布林肯访华对话是好的-但安全风险并未消失/a-65962928" text:style-name="Internet_20_link" text:visited-style-name="Visited_20_Internet_20_Link">
Brinken's forefoot left China before leaving China</text:a>
A patrol ship of the United States Marine Police passed through the Taiwan Strait every other day, causing Gan Yu, a spokesman for the China Maritime Police Station to criticize the United States for "public hype".</text:p>
      <text:p text:style-name="P4">
The China Maritime Police Department issued a statement on the 22nd stating that the US Maritime Police Team "Stratton" artillery ship passed the Taiwan Strait on the 21st and publicly hyped up. The Chinese maritime ships responded to the supervisor throughout the process and dealt with the disposal in accordance with laws and regulations.</text:p>
      <text:p text:style-name="P4">
Reuters reported that the U.S. Navy's Seventh Fleet also issued a statement on the same day that the "Strarton" conducted routine cruise on the 20th and passed the Taiwan Strait to "pass the international law to ensure the navigation and free waters of Gonghai."</text:p>
      <text:p text:style-name="P4">
The seventh fleet added that Stradon crossed the Taiwan Strait, indicating that the United States dedicated to the freedom and opening up in the Indo -Pacific region, and emphasized that the U.S. military has the right to move anywhere in international law.</text:p>
      <text:p text:style-name="P4">
The Ministry of National Defense of Taiwan stated that during the "free navigation" mission from south to north in Stradon, the Taiwan military mastered the surrounding sea airspace throughout the process, and everything was normal.</text:p>
      <text:p text:style-name="P4">
Reuters quoted security sources saying that Steraton had left the Strait on the 22nd.</text:p>
      <text:p text:style-name="P4">
On the 21st, the Taiwan military also stated that a Chinese fleet led by the Shandong ship carrier across the strait.</text:p>
      <text:p text:style-name="P4">
(Reuters, Associated Press, CNN, etc.)</text:p>
      <text:p text:style-name="P4">
News Source: <text:a xlink:type="simple" xlink:href="https://www.dw.com/zh/拜登：「獨裁者」言論不影響中美關係/a-66009564" text:style-name="Internet_20_link" text:visited-style-name="Visited_20_Internet_20_Link">
https://www.dw.com/zh/拜登：「獨裁者」言論不影響中美關係/a-66009564?maca=chi-rss-chi-all-1127-rdf</text:a>
</text:p>
      <!--NEWS-->
      <text:h text:style-name="P10" text:outline-level="1">
<text:span text:style-name="T4">
The Titan submersible search and rescue tragedy ended and killed the wealthy businessmen.</text:span>
</text:h>
      <text:p text:style-name="P4">
Publisher: 法新社</text:p>
      <text:p text:style-name="P4">
Published Time: 2023-06-23T06:32:08+00:00</text:p>
      <text:p text:style-name="P4">
Modified Time: 2023-06-23T06:05:03+00:00</text:p>
      <text:p text:style-name="P4">
Description: (Agence France -Presse, London, 22nd) The submersible of the "Titanic" shipwreck was misfortune. Five people in the cabin declared their deaths. The British rich businessman Harbin was one of them. His family members today paid tribute to hi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6-23T06-32-08-00-00/000000.png" xlink:type="simple" xlink:show="embed" xlink:actuate="onLoad" draw:mime-type="image/png"/>
</draw:frame>
The dinner "Titan", which was killed, was operated by OceangateExpentitions by OceangateexpeDition, Washington, Washington. The "Titan" sneaked on the 18th and lost contact with the water after about 1 hour and 45 minutes.</text:p>
      <text:p text:style-name="P4">
The U.S. Coast Guard announced today that the "Titan" occurred in the deep sea "catastrophic internal explosion". All 5 people in the cabin were killed.</text:p>
      <text:p text:style-name="P4">
Hamish Harding, a 58 -year -old British aviation tycoon, is one of the "Titan" passengers and has 3 Guinness World Records.</text:p>
      <text:p text:style-name="P4">
Hardor's family and his private aircraft company ACTION AVIATION issued a statement stating that they "maintain unity with other families in the Titan submersible in the Titan submersible."</text:p>
      <text:p text:style-name="P4">
The statement pointed out: "He (Harbin) is unique, and we admire him ... No matter what situation he is facing, he is full of enthusiastic explorers. His life lives for his family, career and next adventure. "</text:p>
      <text:p text:style-name="P4">
The statement also said that Harding was a "loyal husband and his father who was responsible for his two sons."</text:p>
      <text:p text:style-name="P4">
The statement mentioned: "He has made extraordinary achievements in his life. If we can get some comfort from this tragedy, it is that we lose him when he is doing what he likes."</text:p>
      <text:p text:style-name="P4">
The French marine scholars and Titani experts, Paul-Henri Nargeolet, Pakistan's wealthy businessman ShahzadadaDawood and his 19-year-old son Suriman (Suleman Dawood) and the CEO of OceangateExpenditions, and also the driver of the submersible, Stockton Rush.</text:p>
      <text:p text:style-name="P4">
News Source: <text:a xlink:type="simple" xlink:href="https://www.rfi.fr/cn/%E5%9B%BD%E9%99%85%E6%8A%A5%E9%81%93/20230623-%E6%B3%B0%E5%9D%A6%E5%8F%B7%E6%BD%9C%E6%B0%B4%E5%99%A8%E6%90%9C%E6%95%91%E6%82%B2%E5%89%A7%E6%94%B6%E5%9C%BA-%E7%BD%B9%E9%9A%BE%E8%8B%B1%E5%AF%8C%E5%95%86%E5%AE%B6%E5%B1%9E%E5%93%80%E6%82%BC" text:style-name="Internet_20_link" text:visited-style-name="Visited_20_Internet_20_Link">
https://www.rfi.fr/cn/%E5%9B%BD%E9%99%85%E6%8A%A5%E9%81%93/20230623-%E6%B3%B0%E5%9D%A6%E5%8F%B7%E6%BD%9C%E6%B0%B4%E5%99%A8%E6%90%9C%E6%95%91%E6%82%B2%E5%89%A7%E6%94%B6%E5%9C%BA-%E7%BD%B9%E9%9A%BE%E8%8B%B1%E5%AF%8C%E5%95%86%E5%AE%B6%E5%B1%9E%E5%93%80%E6%82%BC</text:a>
</text:p>
      <!--NEWS-->
      <text:h text:style-name="P10" text:outline-level="1">
<text:span text:style-name="T4">
Titan's submersible burst five people in the five people are killed</text:span>
</text:h>
      <text:p text:style-name="P4">
Author: 联合早报 (Person)</text:p>
      <text:p text:style-name="P4">
Publisher: 联合早报 (Organization)</text:p>
      <text:p text:style-name="P4">
Published Time: 2023-06-23T07:05</text:p>
      <text:p text:style-name="P4">
Modified Time: 2023-06-23T22:05</text:p>
      <text:p text:style-name="P4">
Description: The "Titan" submersible that lost contact for many days encountered "catastrophic internal explosion", and the five in the submersible had all killed. The submersible of this marine door adventure company originally scheduled to explore the site of Titani Shipbuilding. The search team found the main component comprehensive BBC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 '爆炸', '死亡', '搜救', '泰坦号']</text:p>
      <!--METADATA-->
      <text:p text:style-name="P4">
The "Titan" submersible that lost contact for many days encountered "catastrophic internal explosion", and the five in the submersible had all killed.</text:p>
      <text:p text:style-name="P4">
The submersible of this marine door adventure company originally scheduled to explore the site of Titani Shipbuilding.</text:p>
      <text:h text:style-name="P13" text:outline-level="4">
<text:span text:style-name="T4">
search team found the main parts</text:span>
</text:h>
      <text:p text:style-name="P4">
Comprehensive BBC and Reuters reported that Major General Mog of the United States Coast Guard Mog Mog held a press conference on Thursday (June 22) and said that in the morning, Canada's remotely controlled underwater search vehicle (ROV) was far away from North Great Western Ocean. Four kilometers under the corner, a wreckage fragment was found.</text:p>
      <text:p text:style-name="P4">
ROV found the main components of five submersibles, including portholes, tail cones, and landing racks.</text:p>
      <text:p text:style-name="P4">
<draw:frame draw:style-name="fr1" draw:name="Image93" text:anchor-type="as-char" svg:width="6.9236in" svg:height="9.259139in" draw:z-index="0">
<draw:image xlink:href="../Images/zaobao world/2023-06-23T07-05/000000.png" xlink:type="simple" xlink:show="embed" xlink:actuate="onLoad" draw:mime-type="image/png"/>
</draw:frame>
</text:p>
      <text:h text:style-name="P13" text:outline-level="4">
<text:span text:style-name="T4">
unclear reasons for internal explosion</text:span>
</text:h>
      <text:p text:style-name="P4">
It is unclear for the time or cause of the outbreak in the submersible, but Mog said: "The fragmentation field is consistent with the catastrophic internal explosion."</text:p>
      <text:p text:style-name="P4">
It takes two hours to dive the submersible to the Titanine shipwreck.(https://www.zaobao.com/news/world/story20230620-1406292)Essence</text:p>
      <text:p text:style-name="P4">
Mog said that it is too early to judge that the submersible time is in the event of an accident. He also said that the search team put the sound of a buoyant at the bottom of the sea for more than three days. In these three days, no huge explosion noise was collected.</text:p>
      <text:p text:style-name="P4">
In addition, a CBS (CBS) quoted an official that shortly after the U.S. Navy lost contact with the ground, it detected "acoustic abnormalities in line with internal explosion."</text:p>
      <text:p text:style-name="P4">
The official said that the US Coast Guard narrowed the search scope after receiving the information.</text:p>
      <text:p text:style-name="P4">
The authorities now believe that the sound of the sea floor reported earlier came from other ships, and it was not a metal parts that hit the submersible in the submersible.</text:p>
      <text:p text:style-name="P4">
Five people who were unfortunately killed were British rich Hardin, Pakistani wealthy businessman Da Ud and his son Sulaiman, French diver Najibole, known as "Mr. Titanic", and the founder of the Marine Gate Adventure Company Rush. Essence</text:p>
      <text:p text:style-name="P4">
News Source: <text:a xlink:type="simple" xlink:href="https://www.zaobao.com.sg/realtime/world/story20230623-1406985" text:style-name="Internet_20_link" text:visited-style-name="Visited_20_Internet_20_Link">
https://www.zaobao.com.sg/realtime/world/story20230623-1406985</text:a>
</text:p>
      <!--NEWS-->
      <text:h text:style-name="P10" text:outline-level="1">
<text:span text:style-name="T4">
Musk and Zuckerberg met in the cage in the cage. Social media competition has been resentful for a long time (Free Version)</text:span>
</text:h>
      <text:p text:style-name="P4">
Author: Tim Higgins / Deepa Seetharaman</text:p>
      <text:p text:style-name="P4">
Publisher: 华尔街日报中文网</text:p>
      <text:p text:style-name="P4">
Published Time: 2023-06-23T07:15:00.000Z</text:p>
      <text:p text:style-name="P4">
Modified Time: 2023-06-23T07:15:00.000Z</text:p>
      <text:p text:style-name="P4">
Created Time: 2023-06-23T03:40:00.000Z</text:p>
      <text:p text:style-name="P4">
Description: The two posted on their respective social media websites and initially agreed to the contract. Even in accordance with the standards of saliva warfare between billionaires, the battle between Musk and Zuckerberg is very eye -catching.</text:p>
      <text:p text:style-name="P4">
Images: []</text:p>
      <text:p text:style-name="P4">
Categories: ['科技']</text:p>
      <text:p text:style-name="P4">
Keywords: SYND,LINK:EN|WP-WSJ-0001003293</text:p>
      <text:p text:style-name="P4">
Type: Article</text:p>
      <!--METADATA-->
      <text:p text:style-name="P4">
Even in accordance with the standards of saliva warfare between billionaires, Musk(Elon Musk)And Zuckerberg(Mark Zuckerberg)The "iron cage race" proposed between is also very eye -catching.</text:p>
      <text:p text:style-name="P4">
News Source: <text:a xlink:type="simple" xlink:href="https://cn.wsj.com/articles/%E9%A9%AC%E6%96%AF%E5%85%8B%E5%92%8C%E6%89%8E%E5%85%8B%E4%BC%AF%E6%A0%BC%E7%9B%B8%E7%BA%A6%E7%AC%BC%E4%B8%AD%E6%AF%94%E6%AD%A6-%E7%A4%BE%E4%BA%A4%E5%AA%92%E4%BD%93%E7%AB%9E%E4%BA%89%E7%A7%AF%E6%80%A8%E5%B7%B2%E4%B9%85-476a115c" text:style-name="Internet_20_link" text:visited-style-name="Visited_20_Internet_20_Link">
https://cn.wsj.com/articles/%E9%A9%AC%E6%96%AF%E5%85%8B%E5%92%8C%E6%89%8E%E5%85%8B%E4%BC%AF%E6%A0%BC%E7%9B%B8%E7%BA%A6%E7%AC%BC%E4%B8%AD%E6%AF%94%E6%AD%A6-%E7%A4%BE%E4%BA%A4%E5%AA%92%E4%BD%93%E7%AB%9E%E4%BA%89%E7%A7%AF%E6%80%A8%E5%B7%B2%E4%B9%85-476a115c</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3T07:27:26</text:p>
      <text:p text:style-name="P4">
Modified Time: 2023-06-23T13:10:24</text:p>
      <text:p text:style-name="P4">
Description: According to the governor of some Ukraine's occupied areas, Russia's shells in Hermuson died at least two people.</text:p>
      <text:p text:style-name="P4">
Images: ["<text:a xlink:type="simple" xlink:href="https://chinese.aljazeera.net/wp-content/uploads/2023/06/1-1687520425.png" text:style-name="Internet_20_link" text:visited-style-name="Visited_20_Internet_20_Link">
1-1687520425.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4" text:anchor-type="as-char" svg:width="6.9236in" svg:height="4.615733in" draw:z-index="0">
<draw:image xlink:href="../Images/Aljazeera Chinese/2023-06-23T07-27-26/1-1687520425.png" xlink:type="simple" xlink:show="embed" xlink:actuate="onLoad" draw:mime-type="image/png"/>
</draw:frame>
A photo taken by Hermuson showed that after the collapse of Chelinov Bobakhov Kakaka Hydropower Station, the rising water level was flooded (Agence France -Presse)</text:p>
      <ul>
        <li>
According to the governor of some Ukraine's occupied areas, Russia's shelling in Hermuson died at least two people. * Ukraine said its air defense system shot down 13 Russian cruise missiles, which flew to a military airport in the western region of Hermeinzky.</li>
      </ul>
      <text:p text:style-name="P4">
read more</text:p>
      <text:p text:style-name="P4">
News Source: <text:a xlink:type="simple" xlink:href="https://chinese.aljazeera.net/news/war-in-ukraine/liveblog/2023/6/23/%e4%bf%84%e7%bd%97%e6%96%af%e5%af%b9%e4%b9%8c%e5%85%8b%e5%85%b0%e6%88%98%e4%ba%89%e7%9a%84%e4%bb%8a%e6%97%a5%e5%8f%91%e5%b1%95-365" text:style-name="Internet_20_link" text:visited-style-name="Visited_20_Internet_20_Link">
https://chinese.aljazeera.net/news/war-in-ukraine/liveblog/2023/6/23/%e4%bf%84%e7%bd%97%e6%96%af%e5%af%b9%e4%b9%8c%e5%85%8b%e5%85%b0%e6%88%98%e4%ba%89%e7%9a%84%e4%bb%8a%e6%97%a5%e5%8f%91%e5%b1%95-365</text:a>
</text:p>
      <!--NEWS-->
      <text:h text:style-name="P10" text:outline-level="1">
<text:span text:style-name="T4">
Russia invades the rights of children in Ukraine, the United Nations is included in the annual "shame list"</text:span>
</text:h>
      <text:p text:style-name="P4">
Publisher: 法新社</text:p>
      <text:p text:style-name="P4">
Published Time: 2023-06-23T07:32:09+00:00</text:p>
      <text:p text:style-name="P4">
Modified Time: 2023-06-23T07:05:02+00:00</text:p>
      <text:p text:style-name="P4">
Description: (Agence France -Presse, New York, New York headquarters 22nd) The Russian army and its puppet armed organizations were included in the "shame list" by the United Nations in the infringement of children's rights in the invasion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23T07-32-09-00-00/000000.png" xlink:type="simple" xlink:show="embed" xlink:actuate="onLoad" draw:mime-type="image/png"/>
</draw:frame>
According to the documents seen by the reporter today, UN Secretary -General Antonio Guterres said in an annual report that he was shocked by a large number of serious violations of children in Ukraine in 2022.</text:p>
      <text:p text:style-name="P4">
In the report, Getris said: "The Russian and its affiliated armed organizations attacked schools, hospitals, and protected people, causing a large number of children to be killed and disabled. I was particularly shocked by this." This report was distributed to the United Nations today Members of the Security Council will be made public next week.</text:p>
      <text:p text:style-name="P4">
The report pointed out that 477 children were killed in Ukraine last year, of which 136 were caused by the Russian and affiliated organizations, and 80 were caused by the Ukrainian armed forces.</text:p>
      <text:p text:style-name="P4">
The report also mentioned that another 909 children were disabled, of which 518 were injured by the Russian army and puppet organizations, and 175 were injured by the Ukrainian army.</text:p>
      <text:p text:style-name="P4">
Although the human rights organization has repeatedly required, Israel has not been included in the "shame list" for the way of treating children in the Palestinian armed element conflict.</text:p>
      <text:p text:style-name="P4">
Getris said that compared with the previous report, the number of children killed by the Israeli army (including air strikes) was significantly reduced last year.</text:p>
      <text:p text:style-name="P4">
However, he added that, despite this, he still cares very much about the number of deaths and disabled children caused by the Israeli army in the conflict, and also care about the use of real bombs in the process of law enforcement, and has never been able to account for liability for infringement of rights.</text:p>
      <text:p text:style-name="P4">
News Source: <text:a xlink:type="simple" xlink:href="https://www.rfi.fr/cn/%E5%9B%BD%E9%99%85%E6%8A%A5%E9%81%93/20230623-%E4%BF%84%E7%BD%97%E6%96%AF%E6%B6%89%E4%BE%B5%E7%8A%AF%E4%B9%8C%E5%9B%BD%E5%84%BF%E7%AB%A5%E6%9D%83%E5%88%A9-%E8%81%94%E5%90%88%E5%9B%BD%E5%88%97%E5%85%A5%E5%B9%B4%E5%BA%A6-%E8%80%BB%E8%BE%B1%E5%90%8D%E5%8D%95" text:style-name="Internet_20_link" text:visited-style-name="Visited_20_Internet_20_Link">
https://www.rfi.fr/cn/%E5%9B%BD%E9%99%85%E6%8A%A5%E9%81%93/20230623-%E4%BF%84%E7%BD%97%E6%96%AF%E6%B6%89%E4%BE%B5%E7%8A%AF%E4%B9%8C%E5%9B%BD%E5%84%BF%E7%AB%A5%E6%9D%83%E5%88%A9-%E8%81%94%E5%90%88%E5%9B%BD%E5%88%97%E5%85%A5%E5%B9%B4%E5%BA%A6-%E8%80%BB%E8%BE%B1%E5%90%8D%E5%8D%95</text:a>
</text:p>
      <!--NEWS-->
      <text:h text:style-name="P10" text:outline-level="1">
<text:span text:style-name="T4">
The U.S. Special Commission announced the preliminary results of the forced labor survey involving SHEIN and TEMU</text:span>
</text:h>
      <text:p text:style-name="P4">
Author: chinese@voanews.com (美国之音)</text:p>
      <text:p text:style-name="P4">
Publisher: 美国之音中文网 (Type: NewsMediaOrganization)</text:p>
      <text:p text:style-name="P4">
Published Time: 2023-06-23T07:43:08+08:00</text:p>
      <text:p text:style-name="P4">
Modified Time: 2023-06-22 23:43:08Z</text:p>
      <text:p text:style-name="P4">
Description: A special investigation report on Thursday (June 22) of the US Congress House of Representatives aimed at the China Special Committee on Thursday (June 22), which detailed the preliminary result of the two -party committee's investigation of the Chinese fast fashion brand.</text:p>
      <text:p text:style-name="P4">
Videos: []</text:p>
      <text:p text:style-name="P4">
Images: []</text:p>
      <text:p text:style-name="P4">
Categories: ['美国', '国会报道', '人权', '中国', '法律', '新疆西藏问题']</text:p>
      <text:p text:style-name="P4">
Type: None</text:p>
      <!--METADATA-->
      <text:p text:style-name="P4">
Nonenone</text:p>
      <text:p text:style-name="P4">
News Source: <text:a xlink:type="simple" xlink:href="https://www.voachinese.com/a/select-committee-releases-interim-findings-from-shein-temu-forced-labor-investigation-20230622/7149052.html" text:style-name="Internet_20_link" text:visited-style-name="Visited_20_Internet_20_Link">
https://www.voachinese.com/a/select-committee-releases-interim-findings-from-shein-temu-forced-labor-investigation-20230622/7149052.html</text:a>
</text:p>
      <!--NEWS-->
      <text:h text:style-name="P10" text:outline-level="1">
<text:span text:style-name="T4">
Biden Modi emphasized that international law is determined to counterattack unilaterally subverting the multilateral system attempt</text:span>
</text:h>
      <text:p text:style-name="P4">
Author: 联合早报 (Person)</text:p>
      <text:p text:style-name="P4">
Publisher: 联合早报 (Organization)</text:p>
      <text:p text:style-name="P4">
Published Time: 2023-06-23T08:08</text:p>
      <text:p text:style-name="P4">
Modified Time: 2023-06-23T08:38</text:p>
      <text:p text:style-name="P4">
Description: The US President Biden and Indian Prime Minister Modi called the United States and India, which is "one of the closest partners in the world" and emphasized the importance of "rules -based international order". Reuters reported that Bayeng held a grand welcome ceremony for Modi in the White House on Thursday (June 22). The two were oval ...</text:p>
      <text:p text:style-name="P4">
Videos: []</text:p>
      <text:p text:style-name="P4">
Audios: []</text:p>
      <text:p text:style-name="P4">
Images: []</text:p>
      <text:p text:style-name="P4">
Type: NewsArticle</text:p>
      <text:p text:style-name="P4">
Breadcrumbs: ['即时', '国际']</text:p>
      <text:p text:style-name="P4">
Keywords: ['美国', '印度', '拜登', '莫迪']</text:p>
      <!--METADATA-->
      <text:p text:style-name="P4">
The US President Biden and Indian Prime Minister Modi called the United States and India, which is "one of the closest partners in the world" and emphasized the importance of "rules -based international order".</text:p>
      <text:p text:style-name="P4">
Reuters reported that Bayeng held a grand welcome ceremony for Modi in the White House on Thursday (June 22). After two hours and 30 minutes of closed -door talks in the oval office, the two attended the joint press conference together.</text:p>
      <text:p text:style-name="P4">
Biden said that the partnership between the United States and India is "stronger, closer, and more energetic than at any time in history." The economic relations of the United States and India are "booming", and the trade volume in the past ten years has doubled.</text:p>
      <text:p text:style-name="P4">
He said that in Modi's visit, India announced that it would invest more than $ 2 billion (about S $ 2.7 billion) in the United States.</text:p>
      <text:p text:style-name="P4">
Modi said that peace columns in the Indo -Pacific region are priorities. He also said that the close defense relationship between the United States and India shows the mutual trust between the two countries, and the investment of the American technology company in India shows the Indian -US bilateral partnership. future.</text:p>
      <text:p text:style-name="P4">
When India invaded Ukraine in Russia, it still maintains close relationships with Russia, which is a headache for Washington. Modi did not talk about China or Russia directly in the release. Biden just talked about China in answering reporters, but the joint statement of the two seemed to be targeted at Russia and China.</text:p>
      <text:p text:style-name="P4">
Biden and Modi "reiterated their long -lasting commitments to the Pacific of India in freedom, openness, tolerance, peace, and prosperity.</text:p>
      <text:p text:style-name="P4">
They "emphasize compliance with international law, especially the International Law represented by the Convention on the United Nations Marine Law, as well as maintaining the importance of navigation and flying over to cope with the challenges based on the order of marine rules, including the East China Sea and the South China Sea."</text:p>
      <text:p text:style-name="P4">
They are "worried about the coercion and the increasingly tense situation", and oppose "seeking stability or unilateral action that seeks to change the status quo through force to change the status quo."</text:p>
      <text:p text:style-name="P4">
Biden and Modi said, "The United States and India reiterate their determination to counterattack any unilaterally subverting the multilateral system."</text:p>
      <text:p text:style-name="P4">
In terms of Ukraine issues, the two leaders "deeply concerned about Ukraine's conflict and expressed condolences to the terrible and tragic humanitarian consequences caused by the war." They also said, "War, including global economic systems, including grain, fuel and energy, and key areas have caused serious and serious impact."</text:p>
      <text:p text:style-name="P4">
Biden and Modi promised to "continue to provide humanitarian assistance to the people of Ukraine," and "agreed the importance of rebuilding after the conflict of Ukraine."</text:p>
      <text:p text:style-name="P4">
According to a joint statement from the United States and India, Biden reiterated that the United States became a permanent member of the Security Council after the reform of India's reform of the United Nations Security Council.</text:p>
      <text:p text:style-name="P4">
Biden and Modi also called on Pakista to "take action immediately" to prevent extremism and reiterate the "common values" of the US and India on human rights issues.</text:p>
      <text:p text:style-name="P4">
News Source: <text:a xlink:type="simple" xlink:href="https://www.zaobao.com.sg/realtime/world/story20230623-1406992" text:style-name="Internet_20_link" text:visited-style-name="Visited_20_Internet_20_Link">
https://www.zaobao.com.sg/realtime/world/story20230623-1406992</text:a>
</text:p>
      <!--NEWS-->
      <text:h text:style-name="P10" text:outline-level="1">
<text:span text:style-name="T4">
Biden: The "dictator" speech does not affect US -China relations expectation to meet with Xi Jinping</text:span>
</text:h>
      <text:p text:style-name="P4">
Author: 联合早报 (Person)</text:p>
      <text:p text:style-name="P4">
Publisher: 联合早报 (Organization)</text:p>
      <text:p text:style-name="P4">
Published Time: 2023-06-23T08:27</text:p>
      <text:p text:style-name="P4">
Modified Time: 2023-06-23T08:39</text:p>
      <text:p text:style-name="P4">
Description: The US President Biden Biden refused to recover his dictator's speech on Chinese President Xi Jinping on Thursday (June 22), and believed that his words would not destroy or complicate the relationship between the United States and China. Bayeng at a Democratic party fundraising event on California on Tuesday, ...</text:p>
      <text:p text:style-name="P4">
Videos: []</text:p>
      <text:p text:style-name="P4">
Audios: []</text:p>
      <text:p text:style-name="P4">
Images: []</text:p>
      <text:p text:style-name="P4">
Type: NewsArticle</text:p>
      <text:p text:style-name="P4">
Breadcrumbs: ['即时', '国际']</text:p>
      <text:p text:style-name="P4">
Keywords: ['美中关系', '拜登', '习近平', '布林肯']</text:p>
      <!--METADATA-->
      <text:p text:style-name="P4">
The US President Biden Biden refused to recover his dictator's speech on Chinese President Xi Jinping on Thursday (June 22), and believed that his words would not destroy or complicate the relationship between the United States and China.</text:p>
      <text:p text:style-name="P4">
At Biden at a Democratic party fundraising event in California on Tuesday, it was said that Xi Jinping was a "dictator" and said that the Chinese balloon deviated from the channel a few months ago and flew into the United States. It made Xi Jinping very embarrassed. The Chinese Ministry of Foreign Affairs said that Biden's remarks and irresponsibility are open political provocations.</text:p>
      <text:p text:style-name="P4">
Reuters reported that when Bayeng and Indian Prime Minister Modi attended the joint press conference on Thursday, when the reporter asked the matter, "I want to choose and avoid telling the facts that I think related to the US -China relations. What does this change. "</text:p>
      <text:p text:style-name="P4">
Biden: "I don't think this will lead to any real problem."</text:p>
      <text:p text:style-name="P4">
Biden said he was looking forward to meeting Xi Jinping in the short term, and pointed out that the recent Chinese visit of Secretary of State Brillin has achieved good results.</text:p>
      <text:p text:style-name="P4">
News Source: <text:a xlink:type="simple" xlink:href="https://www.zaobao.com.sg/realtime/world/story20230623-1406993" text:style-name="Internet_20_link" text:visited-style-name="Visited_20_Internet_20_Link">
https://www.zaobao.com.sg/realtime/world/story20230623-1406993</text:a>
</text:p>
      <!--NEWS-->
      <text:h text:style-name="P10" text:outline-level="1">
<text:span text:style-name="T4">
Dragon Boat Festival: Dragon boat competitions around the world</text:span>
</text:h>
      <text:p text:style-name="P4">
Author: https://www.facebook.com/bbcworldservice/</text:p>
      <text:p text:style-name="P4">
Publisher: BBC News 中文</text:p>
      <text:p text:style-name="P4">
Published Time: 2023-06-23T08:44:13.000Z</text:p>
      <text:p text:style-name="P4">
Modified Time: 2023-06-23T08:44:13.000Z</text:p>
      <text:p text:style-name="P4">
Description: June 22, 2023 is the Dragon Boat Festival on the fifth day of the fifth day of the lunar calendar. It is considered to be one of the four Chinese festivals in the Dragon Boat Festival. The traditional way of celebration includes dragon boats and dumplings. In addition to some Asian countries and regions celebrating the Dragon Boat Festival, people in the United Kingdom and the United States will also hold a dragon boat competition.</text:p>
      <text:p text:style-name="P4">
Images: []</text:p>
      <text:p text:style-name="P4">
Videos: ["<text:a xlink:type="simple" xlink:href="https://www.bbc.com/ws/av-embeds/cps/zhongwen/simp/chinese-news-65997362/p0fww0zm/zh-hans" text:style-name="Internet_20_link" text:visited-style-name="Visited_20_Internet_20_Link">
zh-hans</text:a>
"]</text:p>
      <text:p text:style-name="P4">
Tags: ['英国', '体育', '中國', '文化', '美国', '香港', '旅游']</text:p>
      <text:p text:style-name="P4">
Type: Article</text:p>
      <!--METADATA-->
      <text:h text:style-name="P12" text:outline-level="3">
<text:span text:style-name="T4">
Dragon Boat Festival: Dragon boat competitions around the world</text:span>
</text:h>
      <text:p text:style-name="P4">
<text:a xlink:type="simple" xlink:href="https://www.bbc.com/ws/av-embeds/cps/zhongwen/simp/chinese-news-65997362/p0fww0zm/zh-hans" text:style-name="Internet_20_link" text:visited-style-name="Visited_20_Internet_20_Link">
Video-1-Link:/WS/AV-EMBEDS/CPS/ZHONGWEN/SIMP/Chinese-News-65997362/P0fww0zm/ZH-HansS</text:a>
<text:span text:style-name="T4">
 Your equipment does not support playing multimedia materials </text:span>
<text:span text:style-name="T4">
 Dragon Boat Festival: Dragon Boat Competition will be held around the world </text:span>
 At 8:44 am on June 23, 2023</text:p>
      <text:p text:style-name="P4">
June 22, 2023 is the Dragon Boat Festival on the fifth day of the fifth day of the lunar calendar. It is considered to be one of the four Chinese festivals in the Dragon Boat Festival. The traditional way of celebration includes dragon boats and dumplings.</text:p>
      <text:p text:style-name="P4">
In addition to some Asian countries and regions celebrating the Dragon Boat Festival, people in the United Kingdom and the United States will also hold a dragon boat competition.</text:p>
      <text:p text:style-name="P4">
In September 2009, UNESCO incorporated the Chinese Dragon Boat Festival into the List of Human Intangible Cultural Heritage.</text:p>
      <text:p text:style-name="P4">
News Source: <text:a xlink:type="simple" xlink:href="https://www.bbc.com/zhongwen/simp/chinese-news-65997362" text:style-name="Internet_20_link" text:visited-style-name="Visited_20_Internet_20_Link">
https://www.bbc.com/zhongwen/simp/chinese-news-65997362</text:a>
</text:p>
      <!--NEWS-->
      <text:h text:style-name="P10" text:outline-level="1">
<text:span text:style-name="T4">
Comments | Wei Jingsheng: China and the United States Foreign Gaming</text:span>
</text:h>
      <text:p text:style-name="P4">
Author: None</text:p>
      <text:p text:style-name="P4">
Publisher: Radio Free Asia (Organization)</text:p>
      <text:p text:style-name="P4">
Published Time: 2023-06-23T09:10:00-04:00</text:p>
      <text:p text:style-name="P4">
Modified Time: 2023-06-23T11:35:31-04:00</text:p>
      <text:p text:style-name="P4">
Description: None</text:p>
      <text:p text:style-name="P4">
Videos: []</text:p>
      <text:p text:style-name="P4">
Audios: ["<text:a xlink:type="simple" xlink:href="https://www.rfa.org/mandarin/pinglun/weijingsheng/wjs-06232023090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88615in" draw:z-index="0">
<draw:image xlink:href="../Images/rfamandarin/2023-06-23T09-10-00-04-00/000000.png" xlink:type="simple" xlink:show="embed" xlink:actuate="onLoad" draw:mime-type="image/png"/>
</draw:frame>
The American Flag Associated Press of the United States and China National Press <text:a xlink:type="simple" xlink:href="https://www.rfa.org/mandarin/pinglun/weijingsheng/wjs-06232023090410.html/@@stream" text:style-name="Internet_20_link" text:visited-style-name="Visited_20_Internet_20_Link">
Audio-Link: https: //www.rfa.org/mandarin/pinglun/weijingsheng/wjs-062320230410.html/@stream</text:a>
US Secretary of State recently visited Beijing and became a hot spot for comments. President Biden concluded: It was very successful and achieved the goal. General Secretary Xi Jinping concluded that Sino -US relations depend on civil exchanges. In other words, diplomacy is unsuccessful and the official relationship fails. This process is very interesting, let's briefly analyze it.</text:p>
      <text:p text:style-name="P4">
At the beginning of the year, there was a balloon incident. The CCP's reconnaissance balloons flew over the United States. The United States was angry, and the White House ordered it to shoot it down. In order to restore the anger of public opinion, the planned U.S. Secretary of State visited Beijing. This is a warning of the CCP's provocative behavior, and it is also a punishment for provocative behavior. This is in line with the norms of international diplomatic behavior.</text:p>
      <text:p text:style-name="P4">
Of course, this caused Xi Jinping to be embarrassed. Are you a stumbling of Xi in the Communist Party of China, or did the Chinese Communist Party out of control? We cannot conclude without further news. In short, President Xi was very faceless and was beaten. If you can't find the secret, you have to vent your anger with the Americans. So he rejected the further arrangement of the United States after the postponement of the United States. The hope of eased Sino -US relations seems to be shattered.</text:p>
      <text:p text:style-name="P4">
The breakdown of diplomatic relations is a very dangerous situation for both parties. The United States is a responsible country, and it must recover the dangerous situation caused by this accident. China is a rogue country, so I will give you a muddy one, break the jar and break it, see if you are afraid. So it seemed that the United States begged to visit Beijing, but Xi Jinping said with a frame and said: I don't care if you come or not, the emperor does not wait. It seems that you can find your face.</text:p>
      <text:p text:style-name="P4">
In fact, Xiao Xi really didn't care. He frequently met the big capitalist in the United States, just forcing the White House to ask him. This is what he said in the people. Traditionally hooligan against gentlemen, what you caught is that you must be responsible. Considering the situation of maintaining peace, considering the maintenance of the economy of the two countries, etc., the United States has to put down the shelf to repeatedly contact and give Xi Jinping a large face. The task was completed.</text:p>
      <text:p text:style-name="P4">
What did Xiao Xi ’s operation? I didn't see anything. A lot of conditions are mentioned, and the old war Wolf King Yi also threatened what choices or harmony. Secretary of State Blingken still did not make any compromises, just repeated the American policy, which ended the trip to China. This is because the United States knows the confidence of the wolves, and there is nothing substantial except for the mouth guns that can threaten the United States.</text:p>
      <text:p text:style-name="P4">
The wolves did not get something, so the Propaganda Department had to find their face. The rumor -making machine played a full set of functions, fabricated a lot of rumors, and proved to the people how the CCP defeated the US imperialism, how the American guys scratched Emperor Xi. And now there is no pure inner announcement, the news quickly spread all over the world, which directly hit the White House.</text:p>
      <text:p text:style-name="P4">
This time, the United States lowered its body to resume Sino -US relations, and also faced criticism of public opinion in the United States. It is impossible for the opposition to let go of such a good opportunity, and the White House also has to face. The negative publicity of the CCP allows the White House's face? There must be a counterattack to find the face. Under the premise of not destroying diplomatic relations, President Biden sent Xi Jinping to a crown, and in the public lecture, he respected Xi Jinping as a dictator. Poor Xiao Xi, in the end, the face was gone, and lost a clean.</text:p>
      <text:p text:style-name="P4">
Large companies in China and politicians they funded by them are nervous, fearing that this may destroy Sino -US relations that has just eased. Therefore, President Biden explained this, saying that the CCP's economy is bad. Where they have time, they have time to destroy Sino -US relations.</text:p>
      <text:p text:style-name="P4">
Further interpretation is the situation of the CCP's internal and external difficulties, facing the situation of collapse. It is Xi Jinping who wants to be in the United States rather than the United States. At this critical juncture, the CCP dare not risk to continue to destroy Sino -US relations. At the same time, it is also warned that Xi Jinping should not continue to do things on his face. Otherwise, if the United States is forced to take revenge measures, the CCP's fragile situation may not bear it.</text:p>
      <text:p text:style-name="P4">
(The article only represents the personal position and point of view of the special commentator)</text:p>
      <text:p text:style-name="P4">
News Source: <text:a xlink:type="simple" xlink:href="https://www.rfa.org/mandarin/pinglun/weijingsheng/wjs-06232023090410.html" text:style-name="Internet_20_link" text:visited-style-name="Visited_20_Internet_20_Link">
https://www.rfa.org/mandarin/pinglun/weijingsheng/wjs-06232023090410.html</text:a>
</text:p>
      <!--NEWS-->
      <text:h text:style-name="P10" text:outline-level="1">
<text:span text:style-name="T4">
Biden met with Modi and praised the United States and India's relationships more closely (Free Version)</text:span>
</text:h>
      <text:p text:style-name="P4">
Author: Sabrina Siddiqui / Gordon Lubold / Ken Thomas</text:p>
      <text:p text:style-name="P4">
Publisher: 华尔街日报中文网</text:p>
      <text:p text:style-name="P4">
Published Time: 2023-06-23T09:15:00.000Z</text:p>
      <text:p text:style-name="P4">
Modified Time: 2023-06-23T09:15:00.000Z</text:p>
      <text:p text:style-name="P4">
Created Time: 2023-06-23T00:24:00.000Z</text:p>
      <text:p text:style-name="P4">
Description: U.S. President Biden said on a round of talks with Indian leaders that the relationship between the United States and India is rapidly strengthening. The United States and India announced a number of defense transactions in the talks, the purpose is to gradually reduce the Indian government to purchase weapons from Russia.</text:p>
      <text:p text:style-name="P4">
Images: []</text:p>
      <text:p text:style-name="P4">
Categories: ['国际']</text:p>
      <text:p text:style-name="P4">
Keywords: SYND,LINK:EN|WP-WSJ-0000998878</text:p>
      <text:p text:style-name="P4">
Type: Article</text:p>
      <!--METADATA-->
      <text:p text:style-name="P4">
US President Biden(Joe Biden)As a round of talks with Indian leaders, the relationship between the United States and India is rapidly strengthening. The United States and India announced a number of defense transactions in the talks, the purpose is to gradually reduce the Indian government to purchase weapons from Russia.</text:p>
      <text:p text:style-name="P4">
News Source: <text:a xlink:type="simple" xlink:href="https://cn.wsj.com/articles/%E7%BE%8E%E5%9B%BD%E4%BB%A5%E6%8F%90%E4%BE%9B%E6%97%A0%E4%BA%BA%E6%9C%BA%E5%92%8C%E6%88%98%E6%96%97%E6%9C%BA%E5%BC%95%E6%93%8E%E6%9D%A5%E4%BF%83%E4%BD%BF%E5%8D%B0%E5%BA%A6%E8%BF%9C%E7%A6%BB%E4%BF%84%E7%BD%97%E6%96%AF-c5985d76" text:style-name="Internet_20_link" text:visited-style-name="Visited_20_Internet_20_Link">
https://cn.wsj.com/articles/%E7%BE%8E%E5%9B%BD%E4%BB%A5%E6%8F%90%E4%BE%9B%E6%97%A0%E4%BA%BA%E6%9C%BA%E5%92%8C%E6%88%98%E6%96%97%E6%9C%BA%E5%BC%95%E6%93%8E%E6%9D%A5%E4%BF%83%E4%BD%BF%E5%8D%B0%E5%BA%A6%E8%BF%9C%E7%A6%BB%E4%BF%84%E7%BD%97%E6%96%AF-c5985d76</text:a>
</text:p>
      <!--NEWS-->
      <text:h text:style-name="P10" text:outline-level="1">
<text:span text:style-name="T4">
Biden double emphasized that Xi Jinping is a dictator</text:span>
</text:h>
      <text:p text:style-name="P4">
Author: chinese@voanews.com (维达库斯瓦拉)</text:p>
      <text:p text:style-name="P4">
Publisher: 美国之音中文网 (Type: NewsMediaOrganization)</text:p>
      <text:p text:style-name="P4">
Published Time: 2023-06-23T09:38:46+08:00</text:p>
      <text:p text:style-name="P4">
Modified Time: 2023-06-23 10:44:26Z</text:p>
      <text:p text:style-name="P4">
Description: Joe Biden President doubled the comments he published earlier this week on Thursday (June 22) that he compared Chinese President Xi Jinping as a dictator.</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biden-doubles-down-on-xi-dictator-comment-20230622/7149438.html" text:style-name="Internet_20_link" text:visited-style-name="Visited_20_Internet_20_Link">
https://www.voachinese.com/a/biden-doubles-down-on-xi-dictator-comment-20230622/7149438.html</text:a>
</text:p>
      <!--NEWS-->
      <text:h text:style-name="P10" text:outline-level="1">
<text:span text:style-name="T4">
Brazilian President Lula: The rich country must make compensation for environmental destruction</text:span>
</text:h>
      <text:p text:style-name="P4">
Author: 联合早报 (Person)</text:p>
      <text:p text:style-name="P4">
Publisher: 联合早报 (Organization)</text:p>
      <text:p text:style-name="P4">
Published Time: 2023-06-23T09:45</text:p>
      <text:p text:style-name="P4">
Modified Time: 2023-06-23T09:50</text:p>
      <text:p text:style-name="P4">
Description: Brazilian President Lula said that rich countries should pay for the environment of poor countries, saying that this is the "historical debt" of the rich country to the earth. Reuters reports that Lula was invited to attend the "Power O ... Power O ... Power O ...</text:p>
      <text:p text:style-name="P4">
Videos: []</text:p>
      <text:p text:style-name="P4">
Audios: []</text:p>
      <text:p text:style-name="P4">
Images: []</text:p>
      <text:p text:style-name="P4">
Type: NewsArticle</text:p>
      <text:p text:style-name="P4">
Breadcrumbs: ['即时', '国际']</text:p>
      <text:p text:style-name="P4">
Keywords: ['巴西', '环境', '赔偿', '环境保护']</text:p>
      <!--METADATA-->
      <text:p text:style-name="P4">
Brazilian President Lula said that rich countries should pay for the environment of poor countries, saying that this is the "historical debt" of the rich country to the earth.</text:p>
      <text:p text:style-name="P4">
Reuters reported that Lula was invited to attend the "Power OurPlanet" music festival in Paris, France on Thursday (June 22). , Is the industrial revolutionary. They must repay historical debt to the earth. "</text:p>
      <text:p text:style-name="P4">
Lula also said that developed countries should bear the responsibility for providing funds for the protection of low -income countries.</text:p>
      <text:p text:style-name="P4">
"Power on Earth" is organized by the Sustainable Development and Advocating "Global Citizens". The New Global Financing Contract Summit hosted by French President Macron is held at the same time. Famous artists such as Billie Eilish.</text:p>
      <text:p text:style-name="P4">
News Source: <text:a xlink:type="simple" xlink:href="https://www.zaobao.com.sg/realtime/world/story20230623-1407010" text:style-name="Internet_20_link" text:visited-style-name="Visited_20_Internet_20_Link">
https://www.zaobao.com.sg/realtime/world/story20230623-1407010</text:a>
</text:p>
      <!--NEWS-->
      <text:h text:style-name="P10" text:outline-level="1">
<text:span text:style-name="T4">
Australia is not allowed to build a embassy next to Congress Russia to send someone to sit in the place of reservation</text:span>
</text:h>
      <text:p text:style-name="P4">
Publisher: 法新社</text:p>
      <text:p text:style-name="P4">
Published Time: 2023-06-23T10:02:09+00:00</text:p>
      <text:p text:style-name="P4">
Modified Time: 2023-06-23T09:50:02+00:00</text:p>
      <text:p text:style-name="P4">
Description: (AFP 23rd) Australia last week, on the grounds of national security threats, Australia prevented Russia from building a new embassy next to the Australian Capital Congress Building. Later Do not allow the Australian side to recover the land, a new wave of disputes between the two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23T10-02-09-00-00/000000.png" xlink:type="simple" xlink:show="embed" xlink:actuate="onLoad" draw:mime-type="image/png"/>
</draw:frame>
Russia's existing embassy is located in the outskirts of Canberra.</text:p>
      <text:p text:style-name="P4">
Australian intelligence officials have previously alert that Russia may use a land about 400 meters away from Congress Building as a base for monitoring Australian Congress. Therefore, Australia decided to prevent Russia from building embassies here. The bill of things.</text:p>
      <text:p text:style-name="P4">
Later, a Russian official wearing sports pants, down jackets, and glasses began to obstruct the Australian government from recovering the land. He stayed in a small combination house, surrounded by weeds and abandoned building materials.</text:p>
      <text:p text:style-name="P4">
This afternoon, while the diplomat was stationed in the planned place, the Russian embassy also launched legal operations to prevent him from being driven away.</text:p>
      <text:p text:style-name="P4">
A Australian government spokesman said that Russia tried to apply for a forced order to the Australian Supreme Court that "Russia's challenge to the effectiveness of law is not surprising. This is part of their teaching manual."</text:p>
      <text:p text:style-name="P4">
Australian government sources have confirmed that men stationed in that land enjoy diplomatic protection, but AFP cannot find this person in Russian officials in Australia.</text:p>
      <text:p text:style-name="P4">
The Australian police have been watching the land, but the government is reluctant to arrest the diplomat, so as to prevent the two countries from complex diplomatic relations between the two countries.</text:p>
      <text:p text:style-name="P4">
Someone smoked the Russian diplomat outside the combination house. Australian Prime Minister Anthonyalbanese said today: "Australia will adhere to our own value and we will maintain national security. A guy stands in a grass in the severe cold of Canberra, threatening the security of our country." Peira's night temperature has dropped below the freezing point this week.</text:p>
      <text:p text:style-name="P4">
Russia obtained the lease of this land from the Australian government in 2008, and obtained the permission to build a new embassy in 2011.</text:p>
      <text:p text:style-name="P4">
The Australian government announced the abolition of the lease last week, and Angonis told reporters: "The government has received very clear security suggestions that Russia's risk for building a new ambassador to the construction of a new embassy near the parliamentary building ... We are quickly taking action to come to act quickly Make sure the lease location will not become a formal embassy. "</text:p>
      <text:p text:style-name="P4">
The Australian and opposite laws have unanimously adopted the new law. The new law does not prevent Russia from building embassies in Australia, but it is not allowed to be too close to Congress.</text:p>
      <text:p text:style-name="P4">
News Source: <text:a xlink:type="simple" xlink:href="https://www.rfi.fr/cn/%E5%9B%BD%E9%99%85%E6%8A%A5%E9%81%93/20230623-%E6%BE%B3%E6%B4%B2%E4%B8%8D%E5%87%86%E5%9C%A8%E5%9B%BD%E4%BC%9A%E6%97%81%E5%BB%BA%E4%BD%BF%E9%A6%86-%E4%BF%84%E7%BD%97%E6%96%AF%E6%B4%BE%E4%BA%BA%E5%9D%90%E9%95%87%E9%A2%84%E5%AE%9A%E5%9C%B0" text:style-name="Internet_20_link" text:visited-style-name="Visited_20_Internet_20_Link">
https://www.rfi.fr/cn/%E5%9B%BD%E9%99%85%E6%8A%A5%E9%81%93/20230623-%E6%BE%B3%E6%B4%B2%E4%B8%8D%E5%87%86%E5%9C%A8%E5%9B%BD%E4%BC%9A%E6%97%81%E5%BB%BA%E4%BD%BF%E9%A6%86-%E4%BF%84%E7%BD%97%E6%96%AF%E6%B4%BE%E4%BA%BA%E5%9D%90%E9%95%87%E9%A2%84%E5%AE%9A%E5%9C%B0</text:a>
</text:p>
      <!--NEWS-->
      <text:h text:style-name="P10" text:outline-level="1">
<text:span text:style-name="T4">
Members of SCO Organizations lack a unified position on Taliban terrorism</text:span>
</text:h>
      <text:p text:style-name="P4">
Author: chinese@voanews.com (阿克迈·达维)</text:p>
      <text:p text:style-name="P4">
Publisher: 美国之音中文网 (Type: NewsMediaOrganization)</text:p>
      <text:p text:style-name="P4">
Published Time: 2023-06-23T10:04:30+08:00</text:p>
      <text:p text:style-name="P4">
Modified Time: 2023-06-23 02:04:30Z</text:p>
      <text:p text:style-name="P4">
Description: The Shanghai Cooperation Organization has suffered from dissatisfaction with the increasing terrorist threat from Afghanistan this week.</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sco-members-differ-on-terror-threats-20230622/7149411.html" text:style-name="Internet_20_link" text:visited-style-name="Visited_20_Internet_20_Link">
https://www.voachinese.com/a/sco-members-differ-on-terror-threats-20230622/7149411.html</text:a>
</text:p>
      <!--NEWS-->
      <text:h text:style-name="P10" text:outline-level="1">
<text:span text:style-name="T4">
Chinese Prime Minister Li Qiang visited Germany and France to test the EU's "de -risk" bottom line</text:span>
</text:h>
      <text:p text:style-name="P4">
Author: https://www.facebook.com/bbcworldservice/</text:p>
      <text:p text:style-name="P4">
Publisher: BBC News 中文</text:p>
      <text:p text:style-name="P4">
Published Time: 2023-06-23T10:19:49.000Z</text:p>
      <text:p text:style-name="P4">
Modified Time: 2023-06-23T10:19:49.000Z</text:p>
      <text:p text:style-name="P4">
Description: The European Union's relationship with China emphasizes "de -risk". Li Qiang's interview said that "not cooperation is the biggest risk, and not development is the biggest insecure."</text:p>
      <text:p text:style-name="P4">
Images: []</text:p>
      <text:p text:style-name="P4">
Videos: ["<text:a xlink:type="simple" xlink:href="https://www.bbc.com/ws/av-embeds/cps/zhongwen/simp/world-65997546/p0fwvqb8/zh-hans" text:style-name="Internet_20_link" text:visited-style-name="Visited_20_Internet_20_Link">
zh-hans</text:a>
", "<text:a xlink:type="simple" xlink:href="https://www.bbc.com/ws/av-embeds/cps/zhongwen/simp/world-65997546/p0ffg17s/zh-hans" text:style-name="Internet_20_link" text:visited-style-name="Visited_20_Internet_20_Link">
zh-hans</text:a>
"]</text:p>
      <text:p text:style-name="P4">
Tags: ['德国', '法国', '中國', '欧洲联盟']</text:p>
      <text:p text:style-name="P4">
Type: Article</text:p>
      <!--METADATA-->
      <text:h text:style-name="P12" text:outline-level="3">
<text:span text:style-name="T4">
China Prime Minister Li Qiang visited Germany and France to test the EU's "de -risk" bottom line</text:span>
</text:h>
      <ul>
        <li>
Li Chengxin * BBC Chinese</li>
      </ul>
      <text:p text:style-name="P4">
At 10:19 am on June 23, 2023 [VIDEO-Link:/WS/AV-EMBEDS/CPS/ZHONGWEN/SIMP/World-65997546/P0FWVQB8/ZH-HansS]](https://www.bbc.com/ws/av-embeds/cps/zhongwen/simp/world-65997546/p0fwvqb8/zh-hans)<text:span text:style-name="T4">
 Your equipment does not support playing multimedia materials </text:span>
 video plus injection text,</text:p>
      <text:p text:style-name="P4">
Li Qiang's foreign debut show visiting Germany and France to lobby Europe and China as "friends" rather than "opponents"</text:p>
      <text:p text:style-name="P4">
<text:span text:style-name="T4">
 While US Secretary of State Brills came to Beijing to meet with Chinese leaders Xi Jinping, Chinese Prime Minister Li Qiang started his first foreign visit after taking office, and successively arrived in Germany and France in major EU economies. </text:span>
</text:p>
      <text:p text:style-name="P4">
This is after the visit of the head of Germany and France at the end of last year and early this year, the Chinese leader was invited to return to the visit. Earlier, Wang Yi, member of the Political Bureau of the CPC Central Committee and director of the Central Foreign Affairs Working Committee, and Qin Gang, both of which were visited in Europe.</text:p>
      <text:p text:style-name="P4">
"After the outbreak, the Qing zero policy is relieved, and Beijing will be good to Europe. After all, Europe is far from China, and the direct interest conflicts are relatively small." Chongja Ian, associate professor of political science in Singapore National University, explain.</text:p>
      <text:p text:style-name="P4">
He believes that Beijing hopes to ease the intense relationship between the Central and European war after the Russia and Ukraine War. In the face of the restrictions of the United States in terms of technology and semiconductors, China wants to draw the EU countries to break through the siege. shake.</text:p>
      <text:p text:style-name="P4">
<text:a xlink:type="simple" xlink:href="https://www.bbc.com/zhongwen/simp/world-65382727" text:style-name="Internet_20_link" text:visited-style-name="Visited_20_Internet_20_Link">
Lushaye's "questioning sovereignty theory" has detonated the diplomatic storm of China and Europe</text:a>
<text:span text:style-name="T5">
 <text:a xlink:type="simple" xlink:href="https://www.bbc.com/zhongwen/simp/world-64208079" text:style-name="Internet_20_link" text:visited-style-name="Visited_20_Internet_20_Link">
After the visiting China, the German delegation visited Taiwan's largest economy in Taiwan and the EU's largest economy is now different from China</text:a>
</text:span>
 <text:a xlink:type="simple" xlink:href="https://www.bbc.com/zhongwen/simp/world-65195334" text:style-name="Internet_20_link" text:visited-style-name="Visited_20_Internet_20_Link">
Macron Von Delin's visit to China: Solving the Ukrainian crisis, how can French and Europe leaders win China</text:a>
</text:p>
      <text:h text:style-name="P12" text:outline-level="3">
<text:span text:style-name="T4">
Copy "de -risk"</text:span>
</text:h>
      <text:p text:style-name="P4">
Image source, getty images</text:p>
      <text:p text:style-name="P4">
Image adding text,</text:p>
      <text:p text:style-name="P4">
Li Qiang met with German political and business people.</text:p>
      <text:p text:style-name="P4">
One week before Li Qiang's visit to Europe, Germany published the first national security strategy (Die NATIONALESICHERTSSTRATEGIE), defining China as "partners, competitors, and systemic opponents". Order, threatening global security and ignoring human rights.</text:p>
      <text:p text:style-name="P4">
The document believes that Germany needs to reduce its dependence on goods to other countries, but it means that China is still "partners" and "solving many international challenges and crisis are indispensable."</text:p>
      <text:p text:style-name="P4">
After the release of this contradictory document accused, Li Qiang emphasized that when he met with German Chancellor Shulz, China and Germany were the credible and reliable partners on the road of modernization, and Schildez was "opposed to decoupling" and "de -riskization". (DE-RISK) response is not de-China. French President Macron also said that he attaches great importance to French -China relations and adheres to a Chinese policy. The law should adhere to effective polymerization.</text:p>
      <text:p text:style-name="P4">
"This is a very important diplomacy process throughout the first half of the year." Dr. Chen Weixin, an international relations scholar of European politics, and Dr. ORientis Research Director Chen Weixin said to BBC Chinese. "In the first half of the year, China -Europe and Sino -US relations were a bit cold and warm. Western Songkou no longer talks about decontle, but is risky. Therefore, Beijing also tried to understand the actual meaning of this word."</text:p>
      <text:p text:style-name="P4">
The term "de -risk" was first proposed by the EU Commission Chairman Feng Delin in March. After that, German diplomats adopted this statement, and Washington also followed. The strategy of China to China is written into a joint bulletin.</text:p>
      <text:p text:style-name="P4">
"Completely decoupled does not conform to everyone's interests. For the United States, the Democratic Party must please Wall Street and corporate interests before the 2024 election. In Europe, Chinese funds and markets are still very important, especially Germany and France have great interests in China. "Chen Weixin said.</text:p>
      <text:p text:style-name="P4">
Image source, getty images</text:p>
      <text:p text:style-name="P4">
Image adding text,</text:p>
      <text:p text:style-name="P4">
Li Qiang's second stop was France. Here he was warmly received by President Macron, and the latter just visited China in April this year.</text:p>
      <text:p text:style-name="P4">
Li Qiang shouted to the business community during his visit. When he met in Germany, he met the heads of Siemens, Volkswagen, Pingzhi, BMW and other companies that there were me and me among the world economy. "Dependence", even the simplicity of interdependence and unsafe, "not cooperation is the biggest risk, and not development is the biggest insecurity."</text:p>
      <text:p text:style-name="P4">
Li Qiang mentioned at the dinner of the China -French business community in Paris that the good political mutual trusts of China and France saw stability, certainty and common development opportunities in mutual dependence, not risks. He praised the French government's opposition to camp confrontation and the "decaptering chain", calling on Sino -French entrepreneurs to firmly support economic globalization and jointly maintain the stability and toughness of the China -French and China -Europe industry chain.</text:p>
      <text:p text:style-name="P4">
"Li Qiang was forced to respond to the risk -because everyone knows that this vague concept can be used for China." Chen Jialuo, an associate professor of the Department of Political and International Relations at the Hong Kong Baptist University, told BBC.</text:p>
      <text:p text:style-name="P4">
He explained that in the past three decades, Beijing successfully "decoupled" human rights and trade, allowing the West to share technology and technical secrets (Know-How) for the West, and put human rights issues aside. The two are re -connected, this is the most dissatisfied place in China. "</text:p>
      <text:p text:style-name="P4">
The EU published a document of the "European Economic SecurityStrategy" on June 20, and proposed a number of actions, including the establishment , Review foreign direct investment screening regulations, and jointly study the safety risks that may generate export investment with member states. The document does not name China, but emphasizes that "cooperation with the country on the road to risk" is emphasized."When it involves trade, Brussels has great influence because it has legal and regulatory power to 27 EU member states. The business world knows this, so they must be careful when they cooperate with China It is punished by legal sanctions and may be punished. "</text:p>
      <text:h text:style-name="P12" text:outline-level="3">
<text:span text:style-name="T4">
The EU changed by the Russian and Ukraine War</text:span>
</text:h>
      <text:p text:style-name="P4">
Image source, getty images</text:p>
      <text:p text:style-name="P4">
Image adding text,</text:p>
      <text:p text:style-name="P4">
Russia invaded Ukraine, and China refused to condemn Putin, becoming a watershed in China -Europe relations.</text:p>
      <text:p text:style-name="P4">
Two months ago, French President Macron and the Chairman of the European Commission via Beijing. The former was received by Xi Jinping's ultra -high specifications, but the latter was called "disappearing access" by the media. Two months later, Li Qiang's trip to Europe only reached Germany and France, and did not visit Brussels, reflecting the thinking of Beijing's diplomatic traditions "focusing on Germany and light EU".</text:p>
      <text:p text:style-name="P4">
Former European Parliament political consultant Zsuzsa Annaferenczy pointed out to BBC in Chinese that Beijing has always been "laid a faction" and adopted the strategy of differentiation of the European Union and attracting some countries.</text:p>
      <text:p text:style-name="P4">
"Europe has entered the new situation, and 27 member states have become more united. Xi Jinping supports Putin and refuses to condemn Russia to invade Ukraine, becoming a watershed in China -Europe relations, which exacerbates the doubts of EU countries. Therefore, China and China and China and China and China and China Whether German and French economic and trade cooperation can fundamentally cultivate the relationship with Europe, I am afraid it is still doubtful. "</text:p>
      <text:p text:style-name="P4">
Chen Weixin, a scholar of international relations, also pointed out that after experiencing the epidemic and the Russian and Ukraine War, Beijing must be aware that Europe is not Europe three years ago, and China -Europe relations are no longer only Germany and France.</text:p>
      <text:p text:style-name="P4">
"Nordic, which attaches importance to human rights equivalent, and Central and Eastern European countries that borders Russia and Ukraine, have now become the biggest resistance to China. Beijing does not take the European Union as one thing. Sino -European relations return to the previous set. This old thinking cannot be realized under the new system and geopolitics. "</text:p>
      <text:p text:style-name="P4">
[Video-2-Link:/WS/AV-EMBEDS/CPS/ZHONGWEN/SIMP/World-65997546/P0FFG17S/ZH-HansS]](https://www.bbc.com/ws/av-embeds/cps/zhongwen/simp/world-65997546/p0ffg17s/zh-hans)<text:span text:style-name="T4">
 Your equipment does not support playing multimedia materials </text:span>
 video plus injection text,</text:p>
      <text:p text:style-name="P4">
French President Emmanuel Macron arrived in China on April 5, 2023 for a three -day visit. EU Chairman Ursula Von Derleyen also visited at the same time.</text:p>
      <text:p text:style-name="P4">
News Source: <text:a xlink:type="simple" xlink:href="https://www.bbc.com/zhongwen/simp/world-65997546" text:style-name="Internet_20_link" text:visited-style-name="Visited_20_Internet_20_Link">
https://www.bbc.com/zhongwen/simp/world-65997546</text:a>
</text:p>
      <!--NEWS-->
      <text:h text:style-name="P10" text:outline-level="1">
<text:span text:style-name="T4">
In 2023, none of the world's top ten livable cities were released in German cities</text:span>
</text:h>
      <text:p text:style-name="P4">
Author: None (Language: zh)</text:p>
      <text:p text:style-name="P4">
Publisher: None</text:p>
      <text:p text:style-name="P4">
Time: 2023-06-23T10:24:00Z</text:p>
      <text:p text:style-name="P4">
Description: Among the top ten livable cities in the world this year, all German cities were out. Last year, the only German city-Frankfurt, the top ten in the top ten. To make matters worse, almost all the rankings of German cities have fallen to varying degrees.</text:p>
      <text:p text:style-name="P4">
Videos: []</text:p>
      <text:p text:style-name="P4">
Images: []</text:p>
      <text:p text:style-name="P4">
Subject: 新闻广角</text:p>
      <text:p text:style-name="P4">
Subjects: ['维也纳', '专题报道：德国的绿水青山从何而来？', '穹顶之下', '法兰克福', '法兰克福车展']</text:p>
      <text:p text:style-name="P4">
Keywords: ['宜居城市', '维也纳', '法兰克福', '安全', '环境', '文化']</text:p>
      <text:p text:style-name="P4">
Id: 66011778</text:p>
      <!--METADATA-->
      <text:p text:style-name="P4">
<text:a xlink:type="simple" xlink:href="https://www.dw.com/zh/overlay/image/article/66011778/64392439" text:style-name="Internet_20_link" text:visited-style-name="Visited_20_Internet_20_Link">
 </text:a>
(Voice of Germany) Frankfurt in Germany City was squeezed out of the world's top ten livable cities. <text:a xlink:type="simple" xlink:href="https://www.economist.com/graphic-detail/2023/06/21/the-worlds-most-liveable-cities-in-2023" text:style-name="Internet_20_link" text:visited-style-name="Visited_20_Internet_20_Link">
British "Economist" think tank (EIU)</text:a>
Each year, the top ten livable cities in the world are selected. In the last year's evaluation, the Frankfurt on the banks of the River also ranked seventh, and this year fell to the seventeenth place, tied with the German capital Berlin.</text:p>
      <text:p text:style-name="P4">
The defending of Vienna was successful and once again became the most livable city in the world. <text:a xlink:type="simple" xlink:href="https://www.dw.com/zh/zh/全球生活品质哪里最高还是维也纳/a-43069418" text:style-name="Internet_20_link" text:visited-style-name="Visited_20_Internet_20_Link">
The Austrian capital Vienna is elected, mainly due to the high security of the city, good public facilities, and a colorful cultural life. </text:a>
The second and fifth cities are Copenhagen, Melbourne, Sydney and Vancouver. The top ten China Australia became the only country selected for two cities.</text:p>
      <text:p text:style-name="P4">
Frankfurt, who ranked seventh last year, was squeezed out of the top ten this year and retired to 17th.</text:p>
      <text:h text:style-name="P12" text:outline-level="3">
<text:span text:style-name="T4">
The ranking of German cities has declined in full, only Stuttgart is the exception</text:span>
</text:h>
      <text:p text:style-name="P4">
The rankings of many European cities including Stockholm, Rotterdam and London have declined significantly. According to the report of "Economics", <text:a xlink:type="simple" xlink:href="https://www.dw.com/zh/zh/2021全球最宜居城市亚太最优秀-欧洲落后了/a-57829924" text:style-name="Internet_20_link" text:visited-style-name="Visited_20_Internet_20_Link">
the above cities' scores have not decreased significantly, but helplessly in Asia and some cities in the Middle East increased significantly. </text:a>
In addition, frequent violent protests in major cities in Western Europe have also greatly affected the scores.</text:p>
      <text:p text:style-name="P4">
Osaka ranked ninth and is the only Asian city selected into the world's top ten livable cities.</text:p>
      <text:p text:style-name="P4">
Among major German cities, Berlin's ranking fell from 13 to 17, Munich fell from 18 to 21, Hamburg fell from 16 to 22, and Dusseldorf fell from 22 to 29. Thanks to the cancellation of epidemic prevention restrictions, Stuttgart's ranking has increased by 13, and now it is ranked 25th. Osaka in Japan is the only Asian city selected in the top ten, ranking ninth.</text:p>
      <text:h text:style-name="P12" text:outline-level="3">
<text:span text:style-name="T4">
Hong Kong ranking jumped from last year</text:span>
</text:h>
      <text:p text:style-name="P4">
Bloomberg reports that China's cities have not changed much compared with last year. No Chinese cities entered the top ten of the list.</text:p>
      <text:p text:style-name="P4">
The relevant reports of "Economics" pointed out that this ranking contains many Chinese cities. "These cities occupy the middle position in our ranking, and their livable scores have risen in medical care and other categories."</text:p>
      <text:p text:style-name="P4">
According to the ranking of "Economist", Hong Kong ranked 61st, 13th than last year, and belongs to one of the "cities with the largest increase in the ranking in the past 12 months". Other rankings of Asian cities with significantly improved Vietnam, Kuala Lumpur, Malaysia, and Jakarta in Indonesia.</text:p>
      <text:p text:style-name="P4">
*#</text:p>
      <text:h text:style-name="P13" text:outline-level="4">
<text:span text:style-name="T4">
2022 The world's most livable cities list is released: Asia -Pacific declines sharply</text:span>
</text:h>
      <text:h text:style-name="P12" text:outline-level="3">
<text:span text:style-name="T4">
</text:span>
</text:h>
      <text:p text:style-name="P4">
Vienna, the capital of Austria, returned to the top of the list. Before the outbreak, Vienna won the championship for two consecutive years in 2018 and 2019. This year's "Music Capital" scored 99.1 points, with a full score of 100 points.</text:p>
      <text:p text:style-name="P4">
*#</text:p>
      <text:h text:style-name="P13" text:outline-level="4">
<text:span text:style-name="T4">
2022 The world's most livable cities list is released: Asia -Pacific declines sharply</text:span>
</text:h>
      <text:h text:style-name="P12" text:outline-level="3">
<text:span text:style-name="T4">
Copenhagen follows close</text:span>
</text:h>
      <text:p text:style-name="P4">
The second is Copenhagen, the Danish capital. Economics Think Tank (EIU) evaluated 173 cities this year in five aspects: education, medical, cultural and environment, stability and infrastructure.</text:p>
      <text:p text:style-name="P4">
*#</text:p>
      <text:h text:style-name="P13" text:outline-level="4">
<text:span text:style-name="T4">
2022 The world's most livable cities list is released: Asia -Pacific declines sharply</text:span>
</text:h>
      <text:h text:style-name="P12" text:outline-level="3">
<text:span text:style-name="T4">
Zurich ranks 3rd</text:span>
</text:h>
      <text:p text:style-name="P4">
Global financial towns and Switzerland in Zurich are more than 3rd. In the ranking of livable cities in economists, Zurich's status has always been stable. Last year, due to the new crown epidemic factors, the Asia -Pacific cities were strongly included in the top 6. Even so, Zurich still won the seventh eye results last year.</text:p>
      <text:p text:style-name="P4">
*#</text:p>
      <text:h text:style-name="P13" text:outline-level="4">
<text:span text:style-name="T4">
2022 The world's most livable cities list is released: Asia -Pacific declines sharply</text:span>
</text:h>
      <text:h text:style-name="P12" text:outline-level="3">
<text:span text:style-name="T4">
4th place</text:span>
</text:h>
      <text:p text:style-name="P4">
Calgary in Canada won 4th place. Calgary's reputation in 2018 because citizens vetoed the Olympics, and in 2020, the two giant panda bamboo feed did not return to China in advance, which also attracted people's attention.</text:p>
      <text:p text:style-name="P4">
*#</text:p>
      <text:h text:style-name="P13" text:outline-level="4">
<text:span text:style-name="T4">
2022 The world's most livable cities list is released: Asia -Pacific declines sharply</text:span>
</text:h>
      <text:h text:style-name="P12" text:outline-level="3">
<text:span text:style-name="T4">
5</text:span>
</text:h>
      <text:p text:style-name="P4">
Vancouver is well deserved. In Canada and Europe with a high vaccination rate of new crown vaccines, urban life has been basically recovered, so this ranking is high.</text:p>
      <text:p text:style-name="P4">
*#</text:p>
      <text:h text:style-name="P13" text:outline-level="4">
<text:span text:style-name="T4">
2022 The world's most livable cities list is released: Asia -Pacific declines sharply</text:span>
</text:h>
      <text:h text:style-name="P12" text:outline-level="3">
<text:span text:style-name="T4">
Osaka represents the top 10 in Asia</text:span>
</text:h>
      <text:p text:style-name="P4">
Osaka in Japan is the only Asian city to enter the top 10. Osaka ranked second last year. The city has a full score in stability, medical care and education.</text:p>
      <text:p text:style-name="P4">
*#</text:p>
      <text:h text:style-name="P13" text:outline-level="4">
<text:span text:style-name="T4">
2022 The world's most livable cities list is released: Asia -Pacific declines sharply</text:span>
</text:h>
      <text:h text:style-name="P12" text:outline-level="3">
<text:span text:style-name="T4">
Melbourne and Osaka tied taunched 10</text:span>
</text:h>
      <text:p text:style-name="P4">
Melbourne in Australia is the only Oceania country to enter the top 10. This ranking has not changed much last year.</text:p>
      <text:p text:style-name="P4">
*#</text:p>
      <text:h text:style-name="P13" text:outline-level="4">
<text:span text:style-name="T4">
2022 The world's most livable cities list is released: Asia -Pacific declines sharply</text:span>
</text:h>
      <text:h text:style-name="P12" text:outline-level="3">
<text:span text:style-name="T4">
Frankfurt rose to 7th place</text:span>
</text:h>
      <ul>
        <li>
#</li>
      </ul>
      <text:h text:style-name="P13" text:outline-level="4">
<text:span text:style-name="T4">
2022 The world's most livable cities list is released: Asia -Pacific declines sharply</text:span>
</text:h>
      <text:h text:style-name="P12" text:outline-level="3">
<text:span text:style-name="T4">
Burger Charm Reappear</text:span>
</text:h>
      <text:p text:style-name="P4">
Although Hamburg is ranked 16th this time, it is the fastest -rising city after Frankfurt.</text:p>
      <text:p text:style-name="P4">
*#</text:p>
      <text:h text:style-name="P13" text:outline-level="4">
<text:span text:style-name="T4">
2022 The world's most livable cities list is released: Asia -Pacific declines sharply</text:span>
</text:h>
      <text:h text:style-name="P12" text:outline-level="3">
<text:span text:style-name="T4">
Wellington ranking plummeted</text:span>
</text:h>
      <text:p text:style-name="P4">
Wellington, the capital of New Zealand, ranked fourth last year and fell to 50th place this year. It was the city with the country's Auckland. New Zealand's rigorous anti -epidemic policy was successful in the early stage and returned to normal earlier than Europe and the United States. This was why it ranked dazzling last year. Due to virus variation, repeated epidemic, and vaccination rate, the rate of recovery in European and American cities exceeded the Oceania.</text:p>
      <text:p text:style-name="P4">
*#</text:p>
      <text:h text:style-name="P13" text:outline-level="4">
<text:span text:style-name="T4">
2022 The world's most livable cities list is released: Asia -Pacific declines sharply</text:span>
</text:h>
      <text:h text:style-name="P12" text:outline-level="3">
<text:span text:style-name="T4">
Taipei is one of the fastest decline cities</text:span>
</text:h>
      <text:p text:style-name="P4">
With the achievements of early resistance, Taipei ranked 33rd in the livable list last year, but this year it fell to 53.</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Livable cities ranking will comprehensively consider many factors such as safety, health care, education, infrastructure, cultural life, and environment. "Economist" also raised the ten most attractive cities in the world, among which Damascus, Tripoli, Lagos and Kiev.</text:p>
      <text:p text:style-name="P4">
(Deguang Lian, Times Weekly, etc.)</text:p>
      <text:p text:style-name="P4">
News Source: <text:a xlink:type="simple" xlink:href="https://www.dw.com/zh/2023年全球十大宜居城市出炉-德国城市无一入选/a-66011778" text:style-name="Internet_20_link" text:visited-style-name="Visited_20_Internet_20_Link">
https://www.dw.com/zh/2023年全球十大宜居城市出炉-德国城市无一入选/a-66011778?maca=chi-rss-chi-all-1127-rdf</text:a>
</text:p>
      <!--NEWS-->
      <text:h text:style-name="P10" text:outline-level="1">
<text:span text:style-name="T4">
Zambia reached a debt restructuring agreement with the creditor country</text:span>
</text:h>
      <text:p text:style-name="P4">
Author: None (Language: zh)</text:p>
      <text:p text:style-name="P4">
Publisher: None</text:p>
      <text:p text:style-name="P4">
Time: 2023-06-23T10:32:00Z</text:p>
      <text:p text:style-name="P4">
Description: Since Zambia fell into a debt crisis in 2020, this week, it has finally reached a restructuring debt agreement with its debt country at the New Global Financing Summit. Western leaders and officials are mostly affirmed, and what is the Chinese Prime Minister Li Qiang who attended the summit?</text:p>
      <text:p text:style-name="P4">
Videos: []</text:p>
      <text:p text:style-name="P4">
Images: []</text:p>
      <text:p text:style-name="P4">
Subject: 经济纵横</text:p>
      <text:p text:style-name="P4">
Subjects: ['岛屿主权争端', '专题报道：全景观看“习马会”', '国际货币基金组织', '中国', '非洲', '中共十九大', '德中关系']</text:p>
      <text:p text:style-name="P4">
Keywords: ['债务重组', '中国', '非洲', '债务减免', '债务陷阱', '国际货币基金']</text:p>
      <text:p text:style-name="P4">
Id: 66012433</text:p>
      <!--METADATA-->
      <text:p text:style-name="P4">
<text:a xlink:type="simple" xlink:href="https://www.dw.com/zh/overlay/image/article/66012433/66012519" text:style-name="Internet_20_link" text:visited-style-name="Visited_20_Internet_20_Link">
 </text:a>
French President Macron (2nd right) met with Zambian President Qi Lema in May this year(Left 2)(Voice of Germany Chinese website) At a new Global Financing Contract Summit held in Paris this week, Zambia reached an agreement with the creditor country to reorganize its $ 6.3 billion in debt, which was considered a major breakthrough. Zambia is a trial case led by the "Common Framework" of the Group 20, which aims to simplify relief in developing countries that have fallen into a debt crisis.</text:p>
      <text:p text:style-name="P4">
As Africa's largest copper ore producer, Zambia became the first African country to arrears sovereign debt during the new crown epidemic in 2020. After nearly a year, Zambia agreed to the US $ 1.3 billion provided by the International Monetary Fund (IMF). Rescue clause. The reorganization agreement reached in Paris also paved the way for Zambia to obtain US $ 188 million from the IMF. This money was part of the $ 1.3 billion clauses.</text:p>
      <text:h text:style-name="P12" text:outline-level="3">
<text:span text:style-name="T4">
Important milestone</text:span>
</text:h>
      <text:p text:style-name="P4">
The statement of Zambia President Hakaindehichilema wrote on Twitter: "Zambia has reached a debt processing agreement with our official creditors -this is an important milestone for our economic recovery and growth."</text:p>
      <text:p text:style-name="P4">
This reorganization of $ 6.3 billion in loans re -arranged Zambia's debt repayment to at least 20 years. It was a three -year wide limit before the official start of repayment. During this period, Zambia only needed interest.</text:p>
      <text:h text:style-name="P12" text:outline-level="3">
<text:span text:style-name="T4">
China is the largest debt country of Zambia</text:span>
</text:h>
      <text:p text:style-name="P4">
Zambia's debt restructuring agreement covers loans from China, France, the United Kingdom, South Africa, Israel, and India. two.</text:p>
      <text:p text:style-name="P4">
French President Macron wrote on Twitter that the debt restructuring agreement is "a historic achievement." He added that he will continue to work hard to ensure that other countries in the debt trap can also benefit from it.</text:p>
      <text:p text:style-name="P4">
IMF President Kristalina Georgieva said in a written statement that this will help "take the road of sustainable economic growth and poverty reduction." <text:a xlink:type="simple" xlink:href="https://www.dw.com/zh/zh/债务难题如何解美财长和imf总裁访问赞比亚/a-64491558" text:style-name="Internet_20_link" text:visited-style-name="Visited_20_Internet_20_Link">
U.S. Finance Minister Yellen is also happy to see it</text:a>
She expressed her hope that all the official bilateral and private sector creditors will quickly complete the debt restructuring procedure. "This will provide relief for the Zambian family and encourage private investment required for the economy."</text:p>
      <text:h text:style-name="P12" text:outline-level="3">
<text:span text:style-name="T4">
China: The highest reduction has been provided</text:span>
</text:h>
      <text:p text:style-name="P4">
Earlier, some Western officials accused China of the largest bilateral creditors in Zambia -dragged the hind legs in the reorganization negotiations, and the Chinese government denied this. Chinese Foreign Ministry spokesman Mao Ning in a press conference in March this year <text:a xlink:type="simple" xlink:href="https://www.dw.com/zh/zh/中国在穷国债务减免方面持何种立场/a-66006275" text:style-name="Internet_20_link" text:visited-style-name="Visited_20_Internet_20_Link">
calls on multilateral financial institutions and commercial creditors to participate in the debt reduction process of developing countries</text:a>
Because these subjects are the main credits of developing countries.</text:p>
      <text:p text:style-name="P4">
Li Qiang, the Chinese State Council, who also attended the New Global Financing Contract Summit this time, said at the meeting: <text:a xlink:type="simple" xlink:href="https://www.dw.com/zh/zh/中国免除非洲23笔债务-网民纷纷吐糟/a-62876305" text:style-name="Internet_20_link" text:visited-style-name="Visited_20_Internet_20_Link">
China has given the debt to poverty -stricken developing countries for debt reduction and exemption</text:a>
It is the highest among the 20 countries of the 20th Group. He also mentioned that the reduction of the Chinese side includes more than 40%of the debt covered by the debt reduction and exemption initiative of major industrialized economies and emerging economies, but Li Qiang did not mention the details of the nearly one step.</text:p>
      <text:p text:style-name="P4">
(Comprehensive report)</text:p>
      <text:p text:style-name="P4">
News Source: <text:a xlink:type="simple" xlink:href="https://www.dw.com/zh/赞比亚与债权国达成债务重组协议/a-66012433" text:style-name="Internet_20_link" text:visited-style-name="Visited_20_Internet_20_Link">
https://www.dw.com/zh/赞比亚与债权国达成债务重组协议/a-66012433?maca=chi-rss-chi-all-1127-rdf</text:a>
</text:p>
      <!--NEWS-->
      <text:h text:style-name="P10" text:outline-level="1">
<text:span text:style-name="T4">
Echo Li Jiachao Ye Liu Shuyi to promote 23 legislation</text:span>
</text:h>
      <text:p text:style-name="P4">
Author: None</text:p>
      <text:p text:style-name="P4">
Publisher: Radio Free Asia (Organization)</text:p>
      <text:p text:style-name="P4">
Published Time: 2023-06-23T10:41:00-04:00</text:p>
      <text:p text:style-name="P4">
Modified Time: 2023-06-23T11:1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4.612011in" draw:z-index="0">
<draw:image xlink:href="../Images/rfamandarin/2023-06-23T10-41-00-04-00/000000.png" xlink:type="simple" xlink:show="embed" xlink:actuate="onLoad" draw:mime-type="image/png"/>
</draw:frame>
Ye Liu Shuyi, a convener of the Hong Kong Executive Council, Ding Wenqi, Photo/RFA Information</text:p>
      <text:p text:style-name="P4">
23 legislations that have set off a huge controversy in Hong Kong have been attracted again. The Chief Executive Li Jiachao recently accepted an interview with the Hong Kong News Agency that he would legislate on Article 23 of the Basic Law during his tenure, and he must be legislative this year or the last year and next. In an interview with the Hong Kong media, Ye Liu Shuyi, the convener of the Executive Council, stated that 23 legislation did not have the best time to say. At present, the legislative situation will be "easily controlled" in 2003. Citizens also understand that "constitutional responsibility".</text:p>
      <text:p text:style-name="P4">
Ye Liu Shuyi was responsible for 23 legislation during his tenure as director of the Security Bureau in 2003. According to an exclusive interview issued on the 23rd of Hong Kong's "Letter", Ye Liu Shuyi said that if the legislation was successful 20 years ago, at least there were laws that could deal with the issues of division and subverting countries. It is believed that legislation is good as soon as possible. She also believes that although the current "Official Confidential Regulations" have covered the crime of spy, the regulations are very primitive and outdated. When the authorities have legislation on 23 legislation, they should once again define the criteria for spy.</text:p>
      <text:p text:style-name="P4">
Under the intention of Beijing, the Hong Kong Government promoted legislation on the 23rds of the Basic Law in 2003, but was forced to abandon by Hong Kong people. In 2020, the National Security Law of the Hong Kong Edition formulated by the National People's Congress of the country was included in the 23 parts of the State Law of Hong Kong. When the Hong Kong Government submitted the 2022 Legislative agenda to the Legislative Council, including Article 23 of the Basic Law.</text:p>
      <text:p text:style-name="P4">
Editor -in -chief: Kaidi</text:p>
      <text:p text:style-name="P4">
News Source: <text:a xlink:type="simple" xlink:href="https://www.rfa.org/mandarin/Xinwen/1-06232023104001.html" text:style-name="Internet_20_link" text:visited-style-name="Visited_20_Internet_20_Link">
https://www.rfa.org/mandarin/Xinwen/1-06232023104001.html</text:a>
</text:p>
      <!--NEWS-->
      <text:h text:style-name="P10" text:outline-level="1">
<text:span text:style-name="T4">
Thirteen times in two months were forced to move to lawyer Wang Quanzhang and others, and they were constantly threatened to harass</text:span>
</text:h>
      <text:p text:style-name="P4">
Author: None (Language: zh)</text:p>
      <text:p text:style-name="P4">
Publisher: None</text:p>
      <text:p text:style-name="P4">
Time: 2023-06-23T10:41:00Z</text:p>
      <text:p text:style-name="P4">
Description: "709 lawyer" Wang Quanzhang and his family have been frequently moved recently, so that he had to send his 10 -year -old son to his relative's house. There are other lawyers who have similar encounters. The authorities may force them to leave Beijing.</text:p>
      <text:p text:style-name="P4">
Videos: []</text:p>
      <text:p text:style-name="P4">
Images: []</text:p>
      <text:p text:style-name="P4">
Subject: 时政风云</text:p>
      <text:p text:style-name="P4">
Subjects: ['王全璋', '李文足', '李和平', '王峭岭', '包龙军', '余文生', '许艳', '人权律师', '维权律师', '709律师', '中国人权']</text:p>
      <text:p text:style-name="P4">
Keywords: ['意见反馈']</text:p>
      <text:p text:style-name="P4">
Id: 66012419</text:p>
      <!--METADATA-->
      <text:p text:style-name="P4">
<text:a xlink:type="simple" xlink:href="https://www.dw.com/zh/overlay/image/article/66012419/66012733" text:style-name="Internet_20_link" text:visited-style-name="Visited_20_Internet_20_Link">
 </text:a>
Lawyer Wang Quanzhang told the Associated Press reporter at the current Changping family on June 20, 2023 that he and his family were forced to move</text:p>
      <text:p text:style-name="P4">
(Voice of Germany Chinese website) Lawyer Wang Quanzheng told the Associated Press that he currently lives in an apartment in the suburbs of Beijing and is often powered off. And his colleague Bao Longjun said that he still lived in the apartment he had, but was blocked by the unknown men's gangs and could not go out. Both were "709 lawyers" -An July 9, 2015, hundreds of rights protection lawyers were arrested.</text:p>
      <text:p text:style-name="P4">
Wang Yaqiu, a senior Chinese researcher of Human Rights Observation Organization, stated in a statement that the recent encounters of lawyers such as Wang Quanzhang and other lawyers visited China with a series of foreign dignitaries. In early April, French President Macron visited Beijing. After that, German Foreign Minister Berbak visited China. Recently, it was US Secretary of State Brills to Beijing. She wrote: "(Those with foreign dignitaries) were originally going to send a signal that China was open to economic and participation. society."</text:p>
      <text:p text:style-name="P4">
Lawyer Bao Longjun said that in mid -April this year, the rights protection lawyer Yu Wensheng and his wife took the Beijing police away on the way to the European Union delegation. At the same time, two lawyers were sentenced to more than ten years of imprisonment for "subversion of state power".</text:p>
      <text:p text:style-name="P4">
Lawyer Yu Wensheng was taken away with his wife by his wife in April</text:p>
      <text:p text:style-name="P4">
The unknown men's gangs blocked Bao Longjun and Lawyer Wang Quanzhang. Two lawyers believe that they were employed by the police officer, which is a trick that is often used in China in China.</text:p>
      <text:p text:style-name="P4">
Bao Longjun lived in his own house and was not forced to move like Mr. Wang Quanzhang. But the men's gangs in casualties appeared from time to time, and sometimes did not let him go out. He said that such a harassment is forced to force the rights protection lawyer to leave Beijing. He estimates that the authorities may want to force them to return to their hometown.</text:p>
      <text:p text:style-name="P4">
Lawyer Wang Quanzhang and his wife Li Wenzu have been forced to move from apartment from apartment to hotel to the hotel within a month and a half. Wang Quanzhang said that every time there is a place for men to gather, harassing landlords and neighbors. Sometimes he asked him to check out on the same day. The longest time was that a hotel allowed them to live for nine days. Their couple finally sent their ten -year -old son to relatives' houses.</text:p>
      <text:p text:style-name="P4">
In the last week, the Wang Quanzhang couple lived in an apartment in the suburbs of Beijing, and the house was a friend. Power off repeatedly. Wang Quanzhang said that for the first time, a switch was moved in the meter box outside the apartment. Later, he found that the meter box was locked, and the power of power was reached.</text:p>
      <text:p text:style-name="P4">
Wang Quanzhang and his family were forced to move 13 times within two months</text:p>
      <text:p text:style-name="P4">
The Associated Press reporter saw seven unknown identities in the courtyard of the apartment building where Wang Quanzhang lived on Tuesday. In order to cope with the power failure, Wang Quanzhang's couple installed the solar panel to charge the mobile phone and purchased some drinking water, rice and instant noodles. Although he described this encounter calmly, his frustration overflowed: "Of course, I believe I can live a peaceful life. I am now a day."</text:p>
      <text:p text:style-name="P4">
"709 lawyer" Li Heping's wife Wang Qiaoling also tweeted that they have experienced several forced relocations, including recently smashed bedroom glass and dismantling door. Wang Quanzhang's wife Li Wenzu's last Twitter was on June 20, and stayed in the fifth day of power out of the current apartment for ten days.</text:p>
      <text:p text:style-name="P4">
(Associated Press)</text:p>
      <text:p text:style-name="P4">
News Source: <text:a xlink:type="simple" xlink:href="https://www.dw.com/zh/两个月内13次被逼迁-王全璋律师等人不断遭威胁骚扰/a-66012419" text:style-name="Internet_20_link" text:visited-style-name="Visited_20_Internet_20_Link">
https://www.dw.com/zh/两个月内13次被逼迁-王全璋律师等人不断遭威胁骚扰/a-66012419?maca=chi-rss-chi-all-1127-rdf</text:a>
</text:p>
      <!--NEWS-->
      <text:h text:style-name="P10" text:outline-level="1">
<text:span text:style-name="T4">
The US "Ronald Reagan" aircraft carrier will visit the port of Vietnam</text:span>
</text:h>
      <text:p text:style-name="P4">
Author: 半岛电视台＋路透社</text:p>
      <text:p text:style-name="P4">
Publisher: Al Jazeera</text:p>
      <text:p text:style-name="P4">
Published Time: 2023-06-23T10:43:32</text:p>
      <text:p text:style-name="P4">
Modified Time: 2023-06-23T10:43:32</text:p>
      <text:p text:style-name="P4">
Description: U.S. nuclear -powered aircraft carrier Ronald Ridan will stop at Pangang Port in central Vietnam. This is a rare visit to the former wartime enemies for U.S. warships.</text:p>
      <text:p text:style-name="P4">
Images: ["<text:a xlink:type="simple" xlink:href="https://chinese.aljazeera.net/wp-content/uploads/2023/06/1-1687516374.png" text:style-name="Internet_20_link" text:visited-style-name="Visited_20_Internet_20_Link">
1-1687516374.png</text:a>
", "<text:a xlink:type="simple" xlink:href="https://chinese.aljazeera.net/wp-content/uploads/2023/06/1-1687516560.jpg" text:style-name="Internet_20_link" text:visited-style-name="Visited_20_Internet_20_Link">
1-1687516560.jpg</text:a>
", "<text:a xlink:type="simple" xlink:href="https://chinese.aljazeera.net/wp-content/uploads/2023/06/2-1687516455.jpg" text:style-name="Internet_20_link" text:visited-style-name="Visited_20_Internet_20_Link">
2-1687516455.jpg</text:a>
"]</text:p>
      <text:p text:style-name="P4">
Topics: ['军事', '政治', '新闻']</text:p>
      <text:p text:style-name="P4">
Keywords: ['军事', '政治', '新闻', '美国', '越南']</text:p>
      <text:p text:style-name="P4">
Type: Article</text:p>
      <!--METADATA-->
      <text:p text:style-name="P4">
<draw:frame draw:style-name="fr1" draw:name="Image123" text:anchor-type="as-char" svg:width="6.9236in" svg:height="4.612736in" draw:z-index="0">
<draw:image xlink:href="../Images/Aljazeera Chinese/2023-06-23T10-43-32/1-1687516374.png" xlink:type="simple" xlink:show="embed" xlink:actuate="onLoad" draw:mime-type="image/png"/>
</draw:frame>
Nimitz -class aircraft carrier Ronaldar Reagan, July 2020 in Sea (Reuters), Philippines</text:p>
      <text:p text:style-name="P4">
U.S. nuclear -powered aircraft carrier Ronald Ridan will stop at Pangang Port in central Vietnam. This is a rare visit to the former wartime enemies for U.S. warships.</text:p>
      <text:p text:style-name="P4">
According to local media reports, a spokesman for the Vietnamese Ministry of Foreign Affairs said on Friday that the aircraft carrier will arrive in Pugang on Sunday afternoon and will stay until June 30.</text:p>
      <text:p text:style-name="P4">
The visit was the third visit to the 48th year of the U.S. aircraft carrier since the withdrawal of the army in 1975 and the end of the Vietnam War.</text:p>
      <text:p text:style-name="P4">
When the Ronald Reagan arrived as planned, Washington seemed to seek an upgrade relationship with Vietnam, as well as the tension between the tensions that often occurred in the South China Sea border with Hanoi and its larger neighboring countries.</text:p>
      <text:p text:style-name="P4">
<draw:frame draw:style-name="fr1" draw:name="Image124" text:anchor-type="as-char" svg:width="6.9236in" svg:height="3.894525in" draw:z-index="0">
<draw:image xlink:href="../Images/Aljazeera Chinese/2023-06-23T10-43-32/1-1687516560.jpg" xlink:type="simple" xlink:show="embed" xlink:actuate="onLoad" draw:mime-type="image/jpeg"/>
</draw:frame>
The US Navy released a video of close contact with Chinese warships</text:p>
      <text:p text:style-name="P4">
On Thursday and Friday, the social media was full of news that on June 18, a Chinese Air Force bombed 6K bomber was able to approach the Ronald Ridan aircraft carrier without being discovered at low altitude and Use a weapon radar to lock the ship before taking off.</text:p>
      <text:p text:style-name="P4">
There is no evidence of such incidents in social media reports. However, some people did quote a report by the Global Times news agency on Monday, which said that the 6K bombing machine is "flying around the island at night."</text:p>
      <text:p text:style-name="P4">
According to the Global Times, in addition to "flying around the island at night", the bomber brigade also conducted the "Pacific Far Sea Exercise" and "South China Sea Battle Patrol".</text:p>
      <text:p text:style-name="P4">
According to the U.S. Navy Institute, the Ronald Reagan Aircraft Carrier strike group consisting of multiple formation ships is currently in the South China Sea.</text:p>
      <text:p text:style-name="P4">
China claims to have sovereignty over the entire South China Sea, including the exclusive economic zone in Vietnam and other countries in the region. U.S. carriers often cross their energy -rich waters.</text:p>
      <text:p text:style-name="P4">
Last month, the United States accused a Chinese fighter aircraft a "unnecessary aggression" maneuverability when flying over the South China Sea.</text:p>
      <text:p text:style-name="P4">
<draw:frame draw:style-name="fr1" draw:name="Image125" text:anchor-type="as-char" svg:width="6.9236in" svg:height="3.894525in" draw:z-index="0">
<draw:image xlink:href="../Images/Aljazeera Chinese/2023-06-23T10-43-32/2-1687516455.jpg" xlink:type="simple" xlink:show="embed" xlink:actuate="onLoad" draw:mime-type="image/jpeg"/>
</draw:frame>
China accuses the United States of "provoking" fighter incidents</text:p>
      <text:p text:style-name="P4">
The Pacific Command of the United States -India -responsible for supervising the armed forces department of the region -said that its aircraft was intercepted by the Chinese J -16 fighter aircraft during the international airspace.</text:p>
      <text:p text:style-name="P4">
The U.S. military stated in a statement that Chinese pilots "just fly to about 400 feet (about 122 meters) in front of the RC-135's head", forcing the US machine to fly through its tail turbulence.</text:p>
      <text:p text:style-name="P4">
The statement said that all countries in the region should use international airspace according to international law.</text:p>
      <text:p text:style-name="P4">
News Source: <text:a xlink:type="simple" xlink:href="https://chinese.aljazeera.net/news/2023/6/23/%e7%be%8e%e5%9b%bd%e7%bd%97%e7%ba%b3%e5%be%b7%c2%b7%e9%87%8c%e6%a0%b9%e5%8f%b7%e8%88%aa%e7%a9%ba%e6%af%8d%e8%88%b0%e5%b0%86%e8%ae%bf%e9%97%ae%e8%b6%8a%e5%8d%97%e6%b8%af%e5%8f%a3" text:style-name="Internet_20_link" text:visited-style-name="Visited_20_Internet_20_Link">
https://chinese.aljazeera.net/news/2023/6/23/%e7%be%8e%e5%9b%bd%e7%bd%97%e7%ba%b3%e5%be%b7%c2%b7%e9%87%8c%e6%a0%b9%e5%8f%b7%e8%88%aa%e7%a9%ba%e6%af%8d%e8%88%b0%e5%b0%86%e8%ae%bf%e9%97%ae%e8%b6%8a%e5%8d%97%e6%b8%af%e5%8f%a3</text:a>
</text:p>
      <!--NEWS-->
      <text:h text:style-name="P10" text:outline-level="1">
<text:span text:style-name="T4">
The United States and India jointly declare a number of content aiming at China</text:span>
</text:h>
      <text:p text:style-name="P4">
Author: None</text:p>
      <text:p text:style-name="P4">
Publisher: Radio Free Asia (Organization)</text:p>
      <text:p text:style-name="P4">
Published Time: 2023-06-23T10:53:00-04:00</text:p>
      <text:p text:style-name="P4">
Modified Time: 2023-06-23T11:1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4.779517in" draw:z-index="0">
<draw:image xlink:href="../Images/rfamandarin/2023-06-23T10-53-00-04-00/000000.png" xlink:type="simple" xlink:show="embed" xlink:actuate="onLoad" draw:mime-type="image/png"/>
</draw:frame>
Indian Prime Minister Modi co -hosted a press conference with US President Biden on the 22nd. <text:a xlink:type="simple" xlink:href="https://www.rfa.org/mandarin/Xinwen/2-06232023104635.html/@@images/image" text:style-name="Internet_20_link" text:visited-style-name="Visited_20_Internet_20_Link">
</text:a>
Reuters pictures</text:p>
      <text:p text:style-name="P4">
Indian Prime Minister Modi conducted three days of state visits to the United States this week. On Thursday (June 22), after Modi's meeting with the US President Biden, the two sides issued a joint statement, which secretly pointed to China.</text:p>
      <text:p text:style-name="P4">
In the statement, the two sides emphasized the importance of "rules -based international order", and said that "the contemporary global order is based on the principles of the United Nations Charter, international law, and respect for national sovereignty and territorial integrity."</text:p>
      <text:p text:style-name="P4">
The two sides also "reiterate the long -lasting commitment to the Indo -Pacific region of freedom, openness, tolerance, peace, and prosperity, respect the territorial integrity, sovereignty, and international law". Change the status quo of the status quo through force or unilateral action. "</text:p>
      <text:p text:style-name="P4">
The two leaders also "emphasize compliance with international law, especially the UNCLOS, and maintaining freedom of flying to deal with the challenges of the rules -based maritime order, including in the East China and the South China Sea."</text:p>
      <text:p text:style-name="P4">
According to the outside world, Modi's trip to the United States not only strengthened the partnership of the United States and India, but also sent a silent and strong signal to Beijing, that is, the two countries will join forces to prevent Beijing from radical expansion in the region.</text:p>
      <text:p text:style-name="P4">
Editor -in -chief: Kaidi</text:p>
      <text:p text:style-name="P4">
News Source: <text:a xlink:type="simple" xlink:href="https://www.rfa.org/mandarin/Xinwen/2-06232023104635.html" text:style-name="Internet_20_link" text:visited-style-name="Visited_20_Internet_20_Link">
https://www.rfa.org/mandarin/Xinwen/2-06232023104635.html</text:a>
</text:p>
      <!--NEWS-->
      <text:h text:style-name="P10" text:outline-level="1">
<text:span text:style-name="T4">
The U.S. Association Commission involved in the forced Labor announced the preliminary survey results of Shein and TEMU</text:span>
</text:h>
      <text:p text:style-name="P4">
Author: None</text:p>
      <text:p text:style-name="P4">
Publisher: Radio Free Asia (Organization)</text:p>
      <text:p text:style-name="P4">
Published Time: 2023-06-23T10:57:00-04:00</text:p>
      <text:p text:style-name="P4">
Modified Time: 2023-06-23T11:02: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00844in" draw:z-index="0">
<draw:image xlink:href="../Images/rfamandarin/2023-06-23T10-57-00-04-00/000000.png" xlink:type="simple" xlink:show="embed" xlink:actuate="onLoad" draw:mime-type="image/png"/>
</draw:frame>
The picture shows a clothing factory that is responsible for SHEIN company in Guangzhou <text:a xlink:type="simple" xlink:href="https://www.rfa.org/mandarin/Xinwen/3-06232023105646.html/@@images/image" text:style-name="Internet_20_link" text:visited-style-name="Visited_20_Internet_20_Link">
![] [] [](Images/rfamandarin/2023-06-23T10-57-00-04-00/000001.png)</text:a>
Agence France -Presse Pictures</text:p>
      <text:p text:style-name="P4">
The US House of Representatives US -China Strategic Competition Special Committee announced a report on Thursday (22) to introduce the committee to the Chinese fast fashion brand SHEIN (Chinese translation "Hicin") and TEMU (also known as "Pinduoduo Overseas Edition" ) Preliminary survey results involving forced labor.</text:p>
      <text:p text:style-name="P4">
According to the press release of the committee, the special committee opened a preliminary investigation of four brands of Nike, Adidas, Shein and TEMU on May 3.</text:p>
      <text:p text:style-name="P4">
The chairman of the committee and Republican member Mikegallagher commented: "These results are shocking: Temu has rarely taken any measures to prevent the supply chain from being affected by slavery workers. At the same time, TEMU and Shein" It is establishing its own empire around the trace clause vulnerabilities in our import rules -evading import tax and avoiding the censorship of millions of products they sell to Americans. "</text:p>
      <text:p text:style-name="P4">
The Commission's chief member of the Democratic Party, Rajakrishnamoorthi, said: "The preliminary investigation results of this report are worrying and strengthen the necessaryness of companies that may profit from the Chinese Communist Party."</text:p>
      <text:p text:style-name="P4">
The preliminary survey results describe SHEIN and TEMUs using US trace delivery clauses to evade customs law enforcement -the value of almost all products of their products is below 800 US dollars. Essence The report also revealed that TEMU did not ensure that the Uyghur forced Labor Prevention Law (UFLPA) regulations (UFLPA) almost ensured that the Uighurs forced labor manufacturing into American families.</text:p>
      <text:p text:style-name="P4">
The two members finally said: The results of these preliminary and medium -term investigations revealed the facade of the TEMU that could not maintain a meaningful compliance plan, and the real scale of the use of trace clause vulnerabilities by SHEIN and TEMU, which caused people to continue to exist for forced labor products. And pollute the serious concerns of imported products in the United States.</text:p>
      <text:p text:style-name="P4">
Editor -in -chief: Kaidi</text:p>
      <text:p text:style-name="P4">
News Source: <text:a xlink:type="simple" xlink:href="https://www.rfa.org/mandarin/Xinwen/3-06232023105646.html" text:style-name="Internet_20_link" text:visited-style-name="Visited_20_Internet_20_Link">
https://www.rfa.org/mandarin/Xinwen/3-06232023105646.html</text:a>
</text:p>
      <!--NEWS-->
      <text:h text:style-name="P10" text:outline-level="1">
<text:span text:style-name="T4">
Data leakage incident increased more than Australia appointing the first online security official</text:span>
</text:h>
      <text:p text:style-name="P4">
Author: 联合早报 (Person)</text:p>
      <text:p text:style-name="P4">
Publisher: 联合早报 (Organization)</text:p>
      <text:p text:style-name="P4">
Published Time: 2023-06-23T10:57</text:p>
      <text:p text:style-name="P4">
Modified Time: 2023-06-23T10:57</text:p>
      <text:p text:style-name="P4">
Description: Australia appointed a senior Air Force commander as the first cyber security official to assist in responding to major data leaks and increase national security capabilities when the surge in network invasion. Reuters reports that Australian Prime Minister Albanis said on Friday (June 23) that he has 30 years of from the army ...</text:p>
      <text:p text:style-name="P4">
Videos: []</text:p>
      <text:p text:style-name="P4">
Audios: []</text:p>
      <text:p text:style-name="P4">
Images: []</text:p>
      <text:p text:style-name="P4">
Type: NewsArticle</text:p>
      <text:p text:style-name="P4">
Breadcrumbs: ['即时', '国际']</text:p>
      <text:p text:style-name="P4">
Keywords: ['澳大利亚', '网络安全', '数据']</text:p>
      <!--METADATA-->
      <text:p text:style-name="P4">
Australia appointed a senior Air Force commander as the first cyber security official to assist in responding to major data leaks and increase national security capabilities when the surge in network invasion.</text:p>
      <text:p text:style-name="P4">
Reuters reported that Australian Prime Minister Albanis, Friday (June 23), said that Darren Goldie, a 30 -year -old Air Force experience, has served as a national network security coordinator since July 3.</text:p>
      <text:p text:style-name="P4">
"We believe that in order to cope with the new and upcoming challenges, network security is a key part of the modern government."</text:p>
      <text:p text:style-name="P4">
Gordi's new task will be supported by the National Office of the Ministry of the Interior.</text:p>
      <text:p text:style-name="P4">
There are many data leakage incidents in Australia. The latest victims are HWL Ebsworth, a law firm, with customers of this company's largest banks and some government departments.</text:p>
      <text:p text:style-name="P4">
HWL EBSWORTH refers to "Blackcat" ransomware (also known as AlphV), which may publish some of its stolen data on the dark network.</text:p>
      <text:p text:style-name="P4">
The four major banks in Australia said earlier this week that the banking system was not affected by this data leakage incident.</text:p>
      <text:p text:style-name="P4">
News Source: <text:a xlink:type="simple" xlink:href="https://www.zaobao.com.sg/realtime/world/story20230623-1407026" text:style-name="Internet_20_link" text:visited-style-name="Visited_20_Internet_20_Link">
https://www.zaobao.com.sg/realtime/world/story20230623-1407026</text:a>
</text:p>
      <!--NEWS-->
      <text:h text:style-name="P10" text:outline-level="1">
<text:span text:style-name="T4">
The US -China relations will set off the storm &amp; quot; negative cooperation &amp; quot; anti -conflict upgrade?</text:span>
</text:h>
      <text:p text:style-name="P4">
Author: None</text:p>
      <text:p text:style-name="P4">
Publisher: Radio Free Asia (Organization)</text:p>
      <text:p text:style-name="P4">
Published Time: 2023-06-23T11:00:00-04:00</text:p>
      <text:p text:style-name="P4">
Modified Time: 2023-06-23T12:35:58-04:00</text:p>
      <text:p text:style-name="P4">
Description: None</text:p>
      <text:p text:style-name="P4">
Videos: []</text:p>
      <text:p text:style-name="P4">
Audios: ["<text:a xlink:type="simple" xlink:href="https://www.rfa.org/mandarin/yataibaodao/junshiwaijiao/hcm-062320231005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6-23T11-00-00-04-00/000000.png" xlink:type="simple" xlink:show="embed" xlink:actuate="onLoad" draw:mime-type="image/png"/>
</draw:frame>
The national flag of the United States and China <text:a xlink:type="simple" xlink:href="https://www.rfa.org/mandarin/yataibaodao/junshiwaijiao/hcm-06232023100555.html/@@images/image" text:style-name="Internet_20_link" text:visited-style-name="Visited_20_Internet_20_Link">
</text:a>
Reuters picture <text:a xlink:type="simple" xlink:href="https://www.rfa.org/mandarin/yataibaodao/junshiwaijiao/hcm-06232023100555.html/@@stream" text:style-name="Internet_20_link" text:visited-style-name="Visited_20_Internet_20_Link">
Audio-Link: https://www.rfa.org/mandarin/yataibaodao/junshiwaijiao/hcm-06232023100555.html/@stream</text:a>
US President Biden recently referred to Xi Jinping, the leader of the Communist Party of China as a "dictator", and triggered protests in the Chinese embassy in the United States. The US Treasury Minister Yellen said that it is important to maintain relations with China. Chinese scholar Yan Xuetong also recently pointed out that the United States and China are currently in "negative cooperation" to prevent conflict upgrade into war.</text:p>
      <text:p text:style-name="P4">
<text:a xlink:type="simple" xlink:href="https://www.rfa.org/mandarin/Xinwen/1-06212023114240.html" text:style-name="Internet_20_link" text:visited-style-name="Visited_20_Internet_20_Link">
<text:span text:style-name="T4">
 Biden said Xi Jinping responded to "absurd" </text:span>
</text:a>
<text:span text:style-name="T4">
* <text:a xlink:type="simple" xlink:href="https://www.rfa.org/mandarin/yataibaodao/junshiwaijiao/kw-06192023132239.html" text:style-name="Internet_20_link" text:visited-style-name="Visited_20_Internet_20_Link">
Blintin ended his visit to Huamei and China Agreement "Stable Relationship"</text:a>
</text:span>
</text:p>
      <text:p text:style-name="P4">
According to the Associated Press reported on Friday, a press conference held by US Treasury Secretary Janetyellen in Paris, France stated: "About (dictator) remarks, President Biden and I think that maintaining (with China) is very critical ... In order to eliminate misunderstandings and misjudgments, we need to cooperate in possible aspects. "She also said:" (American and China) is different, and we frankly admit that we are indeed different. "</text:p>
      <text:p text:style-name="P4">
U.S. Secretary of State Brills has recently ended the interview. Yan Xuetong, Dean of the Institute of International Relations of Tsinghua University, recently accepted an exclusive interview with the Beijing Daily that the current situation of US -China relations is that conflicts are greater than cooperation. In the case of conflict greater than cooperation, the two parties can conduct more negative cooperation, not active cooperation, rather than active cooperation Essence He further explained that the so -called negative cooperation "is that the cooperation between the two parties is to prevent the conflict between the two parties from being upgraded to war or preventing the conflict more serious."</text:p>
      <text:p text:style-name="P4">
Yan Xuetong also metaphorized, "Just like two boxers, in the game, he could not play the back of the head and cannot elbow. It is difficult to carry out active cooperation between China and the United States in the current state." , Conflict and confrontation ", we still need to increase the intensity of dispatching students such as students. This is completely different from the isolated state of the United States and the Soviet Union. He does not agree that the two countries have entered the "New Cold War".</text:p>
      <text:p text:style-name="P4">
Yan Xuetong, Dean of the International Research Institute of Beijing Tsinghua University, said in an exclusive interview with the Beijing Daily that the status quo of US -China relations is that the conflict is greater than cooperation. In the case of the conflict greater than cooperation, the two parties can conduct more negative cooperation, while Non -active cooperation. (Screenshot of Baidu Encyclopedia) ****</text:p>
      <text:p text:style-name="P4">
<text:span text:style-name="T4">
 Tan Yaonan: Fierce competition in the United States and China avoids wiping guns and getting angry due to poor communication </text:span>
</text:p>
      <text:p text:style-name="P4">
"How to position and define the current status of US -China relations has some representativeness." Tan Yaonan, chairman of Taiwan's Cross -Strait Policy Association, was interpreted by Yan Xuetong's conversation. Essence In the short term of the United States, in the process of fierce competition with China, it is not happy to see the fire from the fire due to poor communication, which leads to a direct conflict. This is the common understanding of the United States and China.</text:p>
      <text:p text:style-name="P4">
He believes that the bottom line of US -China relations is to avoid conflicts or break: "In other words, the maintenance of this relationship is not aimed at further enhancement or cooperation, but to prevent the relationship worse. In deliberate and accidental, intentional and unintentional, both parties are not happy to see greater harm. "</text:p>
      <text:p text:style-name="P4">
Tan Yaonan expects that the United States and China will continue to advance forward under the "bare and negative" maintenance relationship. In the short term, there should be no major situation.</text:p>
      <text:p text:style-name="P4">
Tan Yaonan, the chairman of Taiwan's Cross -Strait Policy Association, was interviewed by this station, arguing that the final bottom line of US -China relations was to avoid conflicts or break.(Data Map/Reporter Li Zonghan)  <text:a xlink:type="simple" xlink:href="https://www.rfa.org/mandarin/yataibaodao/junshiwaijiao/hcm-06232023100555.html/hcm10.jpg" text:style-name="Internet_20_link" text:visited-style-name="Visited_20_Internet_20_Link">
</text:a>
<text:span text:style-name="T4">
 Gao Yu: Yan Xuetong's conversation reflects the anxiety of Zhongnanhai's relationship with the United States and China </text:span>
</text:p>
      <text:p text:style-name="P4">
"China and the United States are the critical point. The two have already entered the arena. As long as the violations of the rules, the war is for the sake of the war." Gao Yu, a Beijing independent media person, told this station that Yan Xuetong is an important international expert in China, and there are representatives in the system. Sexuality, he came forward to talk about Sino -US relations is the task given by China and South China: "As far as I know, in addition to Yan Xuetong, many scholars with domestic and international issues have received propositions from the central government. Forecast. This shows the anxiety of Zhongnanhai. "</text:p>
      <text:p text:style-name="P4">
As for how to view Brinken's visit to China, Yan Xuetong pointed out what this is what China's expectations are. He said, "If we look forward to controlling the crisis and conflict, and preventing the conflict from upgrading to war, we will feel that the role of access is relatively large." It may not be able to meet the expectations. "</text:p>
      <text:p text:style-name="P4">
<text:span text:style-name="T4">
 Ma Ju: Yan Xuetong warns the possibility of acceleration of the Taiwan Strait War </text:span>
</text:p>
      <text:p text:style-name="P4">
Ma Ju, a person in the United States, believes that the war referred to by Yan Xuetong was the war of the Taiwan Strait, which is a huge test facing Xi Jinping on the legitimacy of rule. The United States controls the US -China conflict. In the face of a very dangerous situation, it is the Taiwan Strait crisis. Ma Ju said that Yan Xuetong explained his feelings about the danger of the war of the Taiwan Strait through another perspective.</text:p>
      <text:p text:style-name="P4">
Ma Ju said: "Yan Xuetong has some words that have not been completely said. According to everyone's previous understanding of him, he should warn all people, Xi Jinping's failure in other aspects will accelerate or increase the promotion of the Taiwan Strait War."</text:p>
      <text:p text:style-name="P4">
<text:span text:style-name="T4">
 CCTV pull -high posture is the red line of the United States and China </text:span>
Ding Shufan, a honorary professor of the East Asia Research Institute of Taiwan Politburo, analyzed that the United States comprehensively controlled China in economy and trade, technology, and made it difficult for China to bear it. However, at this stage, the United States still regards China as a "competitor" and has not been pulled to the positioning of "enemy countries".</text:p>
      <text:p text:style-name="P4">
Ding Shufan: "To some extent, (CCTV) is more like a domestic propaganda. After President Biden said Xi Jinping is a dictator, it must show a tough attitude towards the country to go to APEC."</text:p>
      <text:p text:style-name="P4">
Asia Pacific Economic Cooperation Organization(APEC)The summit will be held in San Francisco in November this year. The outside world will pay attention to whether Chinese President Xi Jinping will attend or meet with the host American President Biden.</text:p>
      <text:p text:style-name="P4">
Reporter Huang Chunmei Responsible: Chen Meihua, He Ping.com Edited: Hong Wei</text:p>
      <text:p text:style-name="P4">
News Source: <text:a xlink:type="simple" xlink:href="https://www.rfa.org/mandarin/yataibaodao/junshiwaijiao/hcm-06232023100555.html" text:style-name="Internet_20_link" text:visited-style-name="Visited_20_Internet_20_Link">
https://www.rfa.org/mandarin/yataibaodao/junshiwaijiao/hcm-06232023100555.html</text:a>
</text:p>
      <!--NEWS-->
      <text:h text:style-name="P10" text:outline-level="1">
<text:span text:style-name="T4">
MSCI Mingsheng has never classified the Korean stock market again as the developed market (Free Version)</text:span>
</text:h>
      <text:p text:style-name="P4">
Author: Frances Yoon</text:p>
      <text:p text:style-name="P4">
Publisher: 华尔街日报中文网</text:p>
      <text:p text:style-name="P4">
Published Time: 2023-06-23T11:00:00.000Z</text:p>
      <text:p text:style-name="P4">
Modified Time: 2023-06-23T11:00:00.000Z</text:p>
      <text:p text:style-name="P4">
Created Time: 2023-06-23T09:50:00.000Z</text:p>
      <text:p text:style-name="P4">
Description: South Korea failed to persuade MSCI to consider re -categorizing its stock market into developed markets, rather than emerging markets, although South Korea has proposed many reform measures to help international investors.</text:p>
      <text:p text:style-name="P4">
Images: []</text:p>
      <text:p text:style-name="P4">
Categories: ['金融市场']</text:p>
      <text:p text:style-name="P4">
Keywords: SYND</text:p>
      <text:p text:style-name="P4">
Type: Article</text:p>
      <!--METADATA-->
      <text:p text:style-name="P4">
South Korea failed to persuade MSCI Ming Sheng again(MSCI, MSCI)Considering its stock market background into developed markets, rather than emerging markets, although South Korea has proposed many reform measures to help international investors.</text:p>
      <text:p text:style-name="P4">
News Source: <text:a xlink:type="simple" xlink:href="https://cn.wsj.com/articles/msci%E6%98%8E%E6%99%9F%E5%86%8D%E6%AC%A1%E6%9C%AA%E5%B0%86%E9%9F%A9%E5%9B%BD%E8%82%A1%E5%B8%82%E9%87%8D%E6%96%B0%E5%BD%92%E7%B1%BB%E4%B8%BA%E5%8F%91%E8%BE%BE%E5%B8%82%E5%9C%BA-1b58424a" text:style-name="Internet_20_link" text:visited-style-name="Visited_20_Internet_20_Link">
https://cn.wsj.com/articles/msci%E6%98%8E%E6%99%9F%E5%86%8D%E6%AC%A1%E6%9C%AA%E5%B0%86%E9%9F%A9%E5%9B%BD%E8%82%A1%E5%B8%82%E9%87%8D%E6%96%B0%E5%BD%92%E7%B1%BB%E4%B8%BA%E5%8F%91%E8%BE%BE%E5%B8%82%E5%9C%BA-1b58424a</text:a>
</text:p>
      <!--NEWS-->
      <text:h text:style-name="P10" text:outline-level="1">
<text:span text:style-name="T4">
Italy plans to withdraw from the "Belt and Road" Communist Party of China to "lobby"</text:span>
</text:h>
      <text:p text:style-name="P4">
Author: None</text:p>
      <text:p text:style-name="P4">
Publisher: Radio Free Asia (Organization)</text:p>
      <text:p text:style-name="P4">
Published Time: 2023-06-23T11:00:48-04:00</text:p>
      <text:p text:style-name="P4">
Modified Time: 2023-06-23T11:00: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980525in" draw:z-index="0">
<draw:image xlink:href="../Images/rfamandarin/2023-06-23T11-00-48-04-00/000000.png" xlink:type="simple" xlink:show="embed" xlink:actuate="onLoad" draw:mime-type="image/png"/>
</draw:frame>
Liu Jianchao, Minister of the CPC Central Committee of the Communist Party of China <text:a xlink:type="simple" xlink:href="https://www.rfa.org/mandarin/Xinwen/4-06232023105817.html/@@images/image" text:style-name="Internet_20_link" text:visited-style-name="Visited_20_Internet_20_Link">
</text:a>
Screenshot of the official website of the CPC Central Committee</text:p>
      <text:p text:style-name="P4">
As the only country in the "Belt and Road" in the Seven Kingdoms Group, the Italian government is considering withdrawing from the plan. According to Italian media reports, Beijing will send Liu Jianchao, Minister of the CPC Central Committee of the Communist Party of China, led a delegation to Rome on the 25th to "lobby" the government's renewal of the government.</text:p>
      <text:p text:style-name="P4">
According to the Italian "Il Foglio" (IL Foglio) recently reported that Liu Jianchao's main purpose was to talk to the Italian Right Governance Alliance to persuade the country's Prime Minister Giorgiameloni to renew the "Belt and Road" agreement at the end of this year.</text:p>
      <text:p text:style-name="P4">
In 2019, Italy joined the "Belt and Road" plan during his tenure in the office of former Prime Minister GiusePPECONTE, but its economic effect was considered not as expected as expected. The cooperation memorandum will expire at the end of this year, and it will be automatically invalidated if it is not renewed. After the Melony government came to power, he has repeatedly expressed his considering withdrawal.</text:p>
      <text:p text:style-name="P4">
The Chinese ambassador to Italian Jia Guide recently told Italian state -owned media Rainews that if the "Belt and Road" cannot renew the contract at the end of the year, it will become "major obstacles" in the relationship between the two countries. The delegation visited Italy, but if Italy withdrew from the "Belt and Road", "China had to suspend such exchanges and visits."</text:p>
      <text:p text:style-name="P4">
In addition, China has sent coercive information through the official media "Global Times", implying that if Italy chooses to withdraw from the "Belt and Road", it may need to bear the consequences of economic and trade.</text:p>
      <text:p text:style-name="P4">
Editor -in -chief: Kaidi</text:p>
      <text:p text:style-name="P4">
News Source: <text:a xlink:type="simple" xlink:href="https://www.rfa.org/mandarin/Xinwen/4-06232023105817.html" text:style-name="Internet_20_link" text:visited-style-name="Visited_20_Internet_20_Link">
https://www.rfa.org/mandarin/Xinwen/4-06232023105817.html</text:a>
</text:p>
      <!--NEWS-->
      <text:h text:style-name="P10" text:outline-level="1">
<text:span text:style-name="T4">
Immigration was rescued by the Greek authorities by the demographic trafficking border</text:span>
</text:h>
      <text:p text:style-name="P4">
Publisher: 法新社</text:p>
      <text:p text:style-name="P4">
Published Time: 2023-06-23T11:02:08+00:00</text:p>
      <text:p text:style-name="P4">
Modified Time: 2023-06-23T10:35:02+00:00</text:p>
      <text:p text:style-name="P4">
Description: (Agence France -Presse Athens, 22nd) Greek authorities rescued 145 trapped immigrants on an island on the Evros River, and they were abandoned by the traffickers. This river is located in the borders of Greece and Turkey. It is a common way to escape war and poor people to Europ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23T11-02-08-00-00/000000.png" xlink:type="simple" xlink:show="embed" xlink:actuate="onLoad" draw:mime-type="image/png"/>
</draw:frame>
The "Athens News Agency" (ANA) reported that according to the Red Cross of the Red Cross (the Red Cross), the Greek Branch of the Greek Branch described that the immigrants including 45 women and 30 children were "good."</text:p>
      <text:p text:style-name="P4">
The identity of these immigrants was not revealed, and the Greek police pointed out through a statement that they were abandoned on the island by a trafficker from Turkey.</text:p>
      <text:p text:style-name="P4">
The Athens authorities often accuse Türkiye's allowing immigrants to enter Greece cross -border.</text:p>
      <text:p text:style-name="P4">
The Greek government also rescued 91 people in the same area earlier this month, including many Yazidis. They are Kurdish and minority people who mainly live in Iraq.</text:p>
      <text:p text:style-name="P4">
Despite the relevant security restrictions, immigration tragedies in eastern Mediterranean are still staged.</text:p>
      <text:p text:style-name="P4">
News Source: <text:a xlink:type="simple" xlink:href="https://www.rfi.fr/cn/%E5%9B%BD%E9%99%85%E6%8A%A5%E9%81%93/20230623-%E7%A7%BB%E6%B0%91%E9%81%AD%E4%BA%BA%E5%8F%A3%E8%B4%A9%E8%BF%90%E9%81%97%E5%BC%83%E8%BE%B9%E7%95%8C-%E5%B8%8C%E8%85%8A%E5%BD%93%E5%B1%80%E8%90%A5%E6%95%91145%E4%BA%BA" text:style-name="Internet_20_link" text:visited-style-name="Visited_20_Internet_20_Link">
https://www.rfi.fr/cn/%E5%9B%BD%E9%99%85%E6%8A%A5%E9%81%93/20230623-%E7%A7%BB%E6%B0%91%E9%81%AD%E4%BA%BA%E5%8F%A3%E8%B4%A9%E8%BF%90%E9%81%97%E5%BC%83%E8%BE%B9%E7%95%8C-%E5%B8%8C%E8%85%8A%E5%BD%93%E5%B1%80%E8%90%A5%E6%95%91145%E4%BA%BA</text:a>
</text:p>
      <!--NEWS-->
      <text:h text:style-name="P10" text:outline-level="1">
<text:span text:style-name="T4">
China on Twitter: Should the United States meet China's influence with India?</text:span>
</text:h>
      <text:p text:style-name="P4">
Author: chinese@voanews.com (文灏)</text:p>
      <text:p text:style-name="P4">
Publisher: 美国之音中文网 (Type: NewsMediaOrganization)</text:p>
      <text:p text:style-name="P4">
Published Time: 2023-06-23T11:08:19+08:00</text:p>
      <text:p text:style-name="P4">
Modified Time: 2023-06-23 03:08:19Z</text:p>
      <text:p text:style-name="P4">
Description: Indian Prime Minister Narendra Modi met with US President Biden on Thursday and delivered a speech in Congress. As the US -China relations continue to be tense, relations between the United States and India have become the focus of the attention of international relations experts. Although India is known as the world's largest democratic country, the country's controversy in human rights and civil society in recent years has made some experts feel a little worried about the United States and India United.</text:p>
      <text:p text:style-name="P4">
Videos: []</text:p>
      <text:p text:style-name="P4">
Images: []</text:p>
      <text:p text:style-name="P4">
Categories: ['亚太', '美国']</text:p>
      <text:p text:style-name="P4">
Type: None</text:p>
      <!--METADATA-->
      <text:p text:style-name="P4">
Nonenone</text:p>
      <text:p text:style-name="P4">
News Source: <text:a xlink:type="simple" xlink:href="https://www.voachinese.com/a/china-on-twitter-modi-us-visit-20230622/7149058.html" text:style-name="Internet_20_link" text:visited-style-name="Visited_20_Internet_20_Link">
https://www.voachinese.com/a/china-on-twitter-modi-us-visit-20230622/7149058.html</text:a>
</text:p>
      <!--NEWS-->
      <text:h text:style-name="P10" text:outline-level="1">
<text:span text:style-name="T4">
What if the Messem incident was punished in German fans?</text:span>
</text:h>
      <text:p text:style-name="P4">
Author: None (Language: zh)</text:p>
      <text:p text:style-name="P4">
Publisher: None</text:p>
      <text:p text:style-name="P4">
Time: 2023-06-23T11:11:00Z</text:p>
      <text:p text:style-name="P4">
Description: A week ago at the Beijing Workers Stadium, a young Chinese fans broke into the center of the stadium in the Argentine and Australian Friendship Tournament, and hugged the palm with big -name stars such as Messi. He was later punished by administrative detention for 5 days. Is this too much suspect? How will Germany deal with such incidents?</text:p>
      <text:p text:style-name="P4">
Videos: []</text:p>
      <text:p text:style-name="P4">
Images: []</text:p>
      <text:p text:style-name="P4">
Subject: 足坛体坛</text:p>
      <text:p text:style-name="P4">
Subjects: ['梅西', '刑罚', '球迷', '中国足球']</text:p>
      <text:p text:style-name="P4">
Keywords: ['意见反馈']</text:p>
      <text:p text:style-name="P4">
Id: 66012859</text:p>
      <!--METADATA-->
      <text:p text:style-name="P4">
<text:a xlink:type="simple" xlink:href="https://www.dw.com/zh/overlay/image/article/66012859/66012045" text:style-name="Internet_20_link" text:visited-style-name="Visited_20_Internet_20_Link">
 </text:a>
"The happiest arrested"</text:p>
      <text:p text:style-name="P4">
(Voice of Germany Chinese) According to the news obtained by many Chinese media from authoritative people, the young fans who rushed into the center of the court with Messi and Martinez and other big -name stars on June 15 were released on June 21 Essence</text:p>
      <text:p text:style-name="P4">
At that time, Argentina was getting corner kicks in a friendly match against Australia, and Messi was not far from the corner area. Suddenly, a young fans who were not far away looked at the railing of the stands, jumped off from 3 meters, and went straight to <text:a xlink:type="simple" xlink:href="https://www.dw.com/zh/zh/梅西兩度進球-阿根廷奪世界杯冠軍/a-64144486" text:style-name="Internet_20_link" text:visited-style-name="Visited_20_Internet_20_Link">
Messi</text:a>
And embrace. At this time, the court security guards that only reacted from the reaction rushed forward. Unexpectedly, the fans got rid of it quickly, running dozens of meters to the other end of the court, and the Argentine goalkeeper Martinez. At this point, many security guards still chased behind him. The fans repeatedly snaked and ran back to halftime in Australia. They were finally lying down because of their physical strength and lying on the ground. According to the mobile phone short video shot by the audience, after the fans were escorted to the stands, many viewers took a photo with him to sign.</text:p>
      <text:p text:style-name="P4">
Although in an interview with the media after the game, the fan had expressed his apology for Messi, and Messi himself publicly expressed his hope that the police would not punish him too seriously, but the Beijing Chaoyang police still reported on June 16th that He is administrative detention in accordance with the law and will not enter the stadium to watch the same category competition in the next 12 months.</text:p>
      <text:p text:style-name="P4">
His erratic running position shook down a security officer</text:p>
      <text:h text:style-name="P12" text:outline-level="3">
<text:span text:style-name="T4">
<text:span text:style-name="T4">
 Chinese public opinion believes that the sentencing is too heavy </text:span>
</text:span>
</text:h>
      <text:p text:style-name="P4">
In Chinese social media, many netizens believe that the five -day punishment for administrative detention is too severe to this young fan who has not caused serious consequences. According to the current regulations, those who have recorded administrative detention records will not be allowed to join the army and enter the national security organs, and they are likely to be unable to pass political trials when applying for civil servants.</text:p>
      <text:p text:style-name="P4">
Police's punishment for the fans is Article 24 of the Public Security Management Punishment Law: "One of the following behaviors, disturbing the order of large mass activities such as culture and sports, a warning or a fine of less than 200 yuan; the serious circumstances of the circumstances; If you are detained for more than five days and less than ten days, you can pay a fine of less than 500 yuan: (1) Forcibly entering the field ...(six)Other behaviors that disrupt the order of large mass activities. Those who are detained for disrupting the order of sports competitions can be ordered to order them to not enter the stadium to watch similar competitions within twelve months; those who violate the regulations to enter the stadium, forcibly take the scene. "</text:p>
      <text:p text:style-name="P4">
The Beijing police also stated in the report that "the competition has the rules of the game. Violation of the rules will be punished by the referee or even the warning of the red and yellow cards. The fans also have the rules of watching the game.</text:p>
      <text:p text:style-name="P4">
However, the professor of Chinese University of Political Science and Law Zhao Hong wrote in the "Surging News" that according to the "Penalty Management Penalty Law", the situation of "serious circumstances, detained for more than five days and ten days" should be achieved. Fireworks and firecrackers, display insult slogans, banners, or personnel in the siege, and throw debris on the field. Now the Beijing Police "The heaviest punishment for a teenager who rushed into the stadium was the heaviest punishment for the juvenile of the idol. Facts, nature, plot, and social harm are quite principled. "Zhao Hong believes that even if the police considers this case to prevent similar events in the future, but in view of the fans, the fans are right as soon as possible after the game. The organizer and the public apologized and Messi himself also expressed understanding, so the police could have adopted a lighter penalty method such as warning and fines. And "If the public can generally tolerate this free and unrestrained teenager, there is no reason to think that it can be warned by punishment to warn other potential 'illegal people' to follow its behavior."</text:p>
      <text:p text:style-name="P4">
Hug 5 seconds detention and 5 days</text:p>
      <text:h text:style-name="P12" text:outline-level="3">
<text:span text:style-name="T4">
<text:span text:style-name="T4">
 How to deal with similar incidents in Germany? </text:span>
</text:span>
</text:h>
      <text:p text:style-name="P4">
In Germany, fans <text:a xlink:type="simple" xlink:href="https://www.dw.com/zh/zh/温布利球场-无票球迷硬闯入场/a-58238154" text:style-name="Internet_20_link" text:visited-style-name="Visited_20_Internet_20_Link">
Breakthrough Stadium</text:a>
However, there is no obvious financial loss and personal injury, usually torture according to Article 123 of the German Criminal Code "illegal destroying the tranquility of the territory". Although the maximum sentencing of the law is one year's imprisonment, fans who have run into the stadium in recent years usually only face the fines of "several days of income", which is equivalent to hundreds of euros.</text:p>
      <text:p text:style-name="P4">
However, fans who are running into the stadium are not good at paying hundreds of euros. The team's team, especially the home team, will also be fined by the German Football Association, the German League Committee, the European Football, and the FIFA. Work caused fans to break through the stadium incident. The teams who have been fined huge are usually compensated for fans and other amounts according to the Civil Code. In the 2006 Bundesliga, a run -down event was often recognized as a classic jurisprudence in the judicial community: After the fans' running out of the court incident, the German Football Association fined 20,000 euros on the Hanshalostok team and believed that its security was weak. Subsequently, the Hanshalostok team went to the court to file a civil lawsuit against the fans. The court finally supported the plaintiff's request, and the defendant claimed to compensate 20,000 euros because the latter did cause economic losses to the team.</text:p>
      <text:p text:style-name="P4">
In addition, if the fans cannot pay hundreds of euros of "illegal damage to the tranquility of the territory", they will be punished by "fine replacement". According to Article 43 of the German Criminal Code, it is equivalent to a fine of the parties' one -day income, which is equivalent to a day's sentence. The German Federal Parliament has just passed a bill on June 22, and the "fine replacement imprisonment" in the future will be halved.</text:p>
      <text:p text:style-name="P4">
News Source: <text:a xlink:type="simple" xlink:href="https://www.dw.com/zh/假如拥抱梅西事件发生在德国-球迷受何处罚/a-66012859" text:style-name="Internet_20_link" text:visited-style-name="Visited_20_Internet_20_Link">
https://www.dw.com/zh/假如拥抱梅西事件发生在德国-球迷受何处罚/a-66012859?maca=chi-rss-chi-all-1127-rdf</text:a>
</text:p>
      <!--NEWS-->
      <text:h text:style-name="P10" text:outline-level="1">
<text:span text:style-name="T4">
Not long ago, he pleaded guilty to Benden and was invited to attend the White House Indian Prime Minister National Banquet</text:span>
</text:h>
      <text:p text:style-name="P4">
Publisher: 法新社</text:p>
      <text:p text:style-name="P4">
Published Time: 2023-06-23T11:32:09+00:00</text:p>
      <text:p text:style-name="P4">
Modified Time: 2023-06-23T11:05:02+00:00</text:p>
      <text:p text:style-name="P4">
Description: (Agence France -Presse, Washington, 22nd) US President Biden Biden set up a national banquet Indian Prime Minister Narendra Modi tonight. He only agreed to confess his sons Hunt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23T11-32-09-00-00/000000.png" xlink:type="simple" xlink:show="embed" xlink:actuate="onLoad" draw:mime-type="image/png"/>
</draw:frame>
According to the list released by the White House, Hante and his wife, Melissacohen, Biden and the daughter of the first lady Jill, Ashley, and the granddaughter of Bayeon's granddaughter Naou Naou Na Ou Naou, who held a wedding in the White House last year, Honey (Naomi) is among the invited guests from nearly 400 people.</text:p>
      <text:p text:style-name="P4">
Hante was the only child who was still surviving in the first marriage in Biden. Biden's ex -wife and the young girl of the two died in the same car accident in 1972. The eldest son Beau died of brain cancer in 2015.</text:p>
      <text:p text:style-name="P4">
Hante pleaded guilty of two tax -related federal prosecutions this week and acknowledged that he still held guns even if he had a drug history, and violated the crime of "controlled drug users or addicts to have firearms." Hante had published a book and publicly talked about fighting with the addiction with Coca. He is scheduled to be in court on July 26.</text:p>
      <text:p text:style-name="P4">
After the U.S. prosecutor announced on the 20th that after Hante reached a confession agreement with the Ministry of Justice, Biden told the media reporter that he was "very proud" about his son.</text:p>
      <text:p text:style-name="P4">
There are many people in the national banquet invited, including the CEO of Sundarpichai and Microsoft CEO Satya Nadella, including the CEO of Google's parent company Alphabet.</text:p>
      <text:p text:style-name="P4">
Other VIPs include Tim Cook, CEO of Apple Inc., and Indian Hollywood film director Ralph Lauren.</text:p>
      <text:p text:style-name="P4">
News Source: <text:a xlink:type="simple" xlink:href="https://www.rfi.fr/cn/%E5%9B%BD%E9%99%85%E6%8A%A5%E9%81%93/20230623-%E4%B8%8D%E4%B9%85%E5%89%8D%E6%89%8D%E8%AE%A4%E7%BD%AA-%E6%8B%9C%E7%99%BB%E5%84%BF%E5%8F%97%E9%82%80%E5%87%BA%E5%B8%AD%E7%99%BD%E5%AE%AB%E5%8D%B0%E5%BA%A6%E6%80%BB%E7%90%86%E5%9B%BD%E5%AE%B4" text:style-name="Internet_20_link" text:visited-style-name="Visited_20_Internet_20_Link">
https://www.rfi.fr/cn/%E5%9B%BD%E9%99%85%E6%8A%A5%E9%81%93/20230623-%E4%B8%8D%E4%B9%85%E5%89%8D%E6%89%8D%E8%AE%A4%E7%BD%AA-%E6%8B%9C%E7%99%BB%E5%84%BF%E5%8F%97%E9%82%80%E5%87%BA%E5%B8%AD%E7%99%BD%E5%AE%AB%E5%8D%B0%E5%BA%A6%E6%80%BB%E7%90%86%E5%9B%BD%E5%AE%B4</text:a>
</text:p>
      <!--NEWS-->
      <text:h text:style-name="P10" text:outline-level="1">
<text:span text:style-name="T4">
The Leader of the Student Games has been closely monitored to Beijing Guiyang without any place</text:span>
</text:h>
      <text:p text:style-name="P4">
Author: None</text:p>
      <text:p text:style-name="P4">
Publisher: Radio Free Asia (Organization)</text:p>
      <text:p text:style-name="P4">
Published Time: 2023-06-23T11:33:00-04:00</text:p>
      <text:p text:style-name="P4">
Modified Time: 2023-06-23T13:31:46-04:00</text:p>
      <text:p text:style-name="P4">
Description: None</text:p>
      <text:p text:style-name="P4">
Videos: []</text:p>
      <text:p text:style-name="P4">
Audios: ["<text:a xlink:type="simple" xlink:href="https://www.rfa.org/mandarin/yataibaodao/renquanfazhi/gf-06232023102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5.125697in" draw:z-index="0">
<draw:image xlink:href="../Images/rfamandarin/2023-06-23T11-33-00-04-00/000000.png" xlink:type="simple" xlink:show="embed" xlink:actuate="onLoad" draw:mime-type="image/png"/>
</draw:frame>
Du Feng, the leader of the 89th Academic Games, was strictly monitored by Guizhou National Security <text:a xlink:type="simple" xlink:href="https://www.rfa.org/mandarin/yataibaodao/renquanfazhi/gf-06232023102222.html/@@images/image" text:style-name="Internet_20_link" text:visited-style-name="Visited_20_Internet_20_Link">
</text:a>
The monsoon is exclusively provided.(https://www.rfa.org/mandarin/yataibaodao/renquanfazhi/gf-06232023102222.html/@@stream)On the eve of the 64th anniversary of this year, the leader of the 89th Academic Games, who was expelled by the Beijing authorities, was forced to leave Beijing and wandered to Guizhou, but still encountered the same destiny. The local national insurance prevented him from staying in Guiyang in the provincial capital and forced him to return to his remote hometown.</text:p>
      <text:p text:style-name="P4">
<text:a xlink:type="simple" xlink:href="https://www.rfa.org/mandarin/yataibaodao/renquanfazhi/gt-06022023021308.html" text:style-name="Internet_20_link" text:visited-style-name="Visited_20_Internet_20_Link">
<text:span text:style-name="T4">
 "" June 4th "34th anniversary disagreement person was traveled to the job </text:span>
</text:a>
<text:span text:style-name="T4">
* <text:a xlink:type="simple" xlink:href="https://www.rfa.org/mandarin/yataibaodao/renquanfazhi/ec-04272023042944.html" text:style-name="Internet_20_link" text:visited-style-name="Visited_20_Internet_20_Link">
Beijing drives the rights protection person Wang Quanzhang's home is cut off, and the electricity is broken</text:a>
</text:span>
</text:p>
      <text:p text:style-name="P4">
Since being expelled by the Beijing authorities last month, the leaders of the 89th Student Games were wandering everywhere. Recently, he returned to Guizhou Sanxin where the household registration was located. The authorities' monitoring did not relax at all. He was not allowed to stay in Guiyang for a long time in the provincial capital, and forced him to return to his remote hometown.</text:p>
      <text:p text:style-name="P4">
Mikida: "I am now in Guizhou (disagreement). It now wants to force me to the county where my hometown is located, which is Tongzi County under Zunyi City. Okay, but do n’t let me go to the provincial capital and say that there are sensitive people in the provincial capital. They do n’t even let me see it. "</text:p>
      <text:p text:style-name="P4">
Recently, Ji Feng lived temporarily at a friend in Guiyang, but even if he remained low -key, the national security was still as follows.</text:p>
      <text:p text:style-name="P4">
Ji Feng: "Take my friend to the police station, let my friend take them to his house, and then invite me to the police station. A head of Guiyang National Security took seven or eight people, and the battle was scary. I told him that you caught I, you scared my friends. He couldn't find someone else with me. This is what I am the most unwilling. You can't be harassed, warned, and intimidated because of a friend who meets me with me. "</text:p>
      <text:p text:style-name="P4">
<text:span text:style-name="T4">
 Guiyang friends were taken to the police station due to the receiving monsoon </text:span>
</text:p>
      <text:p text:style-name="P4">
The monsoon quoted Guiyang Guobao as saying that the monsoon himself was free, but who dared to see him, the consequences were at your own risk.</text:p>
      <text:p text:style-name="P4">
During the 89th Studies Games, the monsoon served as the chairman of Guizhou University's "High -Self -All -League". I have lived in Beijing in recent years. Gao Yu, an independent media person in Beijing, said that Ji Feng found a new house in Songzhuang, Tongzhou, Beijing. The authorities stated to him last month that Beijing couldn't stand him.</text:p>
      <text:p text:style-name="P4">
Gao Yu: "Police came forward to cancel his residence. Now he also notified him to move out quickly and say that he can only put some furniture. The Beijing police told him that we can go to Yanjiao (Hebei), and we help you rent a house. , Forced to leave Beijing. Starting around in May. "</text:p>
      <text:p text:style-name="P4">
Independent media person Gao Yu (pictured) compared the encounter of monsoon with the deported 709 victim lawyer (exclusively provided by Gao Yu, the shooting date is unknown) <text:a xlink:type="simple" xlink:href="https://www.rfa.org/mandarin/yataibaodao/renquanfazhi/gf-06232023102222.html/m0623gf-2.png" text:style-name="Internet_20_link" text:visited-style-name="Visited_20_Internet_20_Link">
</text:a>
Gao Yu believes that the encounter of the monsoon is similar to Wang Quanzhang and Li Heping, a victim of the 709 case, and believe that the authorities expel them based on the same consideration.</text:p>
      <text:p text:style-name="P4">
Gao Yu: "Arrange you to the more remote places, the smaller you will affect you. He is alone, unlike Li Heping and Wang Quanzhang, he (monsoon) can still go farther, and it is very troublesome like a dragging family. "</text:p>
      <text:p text:style-name="P4">
At present, the monsoon in Hunan revealed that the next stop of the stray journey is likely to be Shenzhen. According to the plan, he will go to Yanjiao, Hebei, near Beijing before the end of the summer to re -establish his homeland.</text:p>
      <text:p text:style-name="P4">
Reporter: Editor of Gao Feng: Chen Meihua, Jiayuan.com Editor: Hong Wei</text:p>
      <text:p text:style-name="P4">
News Source: <text:a xlink:type="simple" xlink:href="https://www.rfa.org/mandarin/yataibaodao/renquanfazhi/gf-06232023102222.html" text:style-name="Internet_20_link" text:visited-style-name="Visited_20_Internet_20_Link">
https://www.rfa.org/mandarin/yataibaodao/renquanfazhi/gf-06232023102222.html</text:a>
</text:p>
      <!--NEWS-->
      <text:h text:style-name="P10" text:outline-level="1">
<text:span text:style-name="T4">
Metoo was accused of sexual assault from Taiwan from Taiwan</text:span>
</text:h>
      <text:p text:style-name="P4">
Author: None (Language: zh)</text:p>
      <text:p text:style-name="P4">
Publisher: None</text:p>
      <text:p text:style-name="P4">
Time: 2023-06-23T11:35:00Z</text:p>
      <text:p text:style-name="P4">
Description: The ME TOO topic has continued to attract attention in Taiwan society, and the accused object has expanded from the entertainment industry and politicians to other fields. Recently, many women have been sexually assaulted in contact with the Chinese rights protection lawyer circle.</text:p>
      <text:p text:style-name="P4">
Videos: []</text:p>
      <text:p text:style-name="P4">
Images: []</text:p>
      <text:p text:style-name="P4">
Subject: 时政风云</text:p>
      <text:p text:style-name="P4">
Subjects: ['滕彪', '岛屿主权争端', '马英九', '专题报道：全景观看“习马会”', '专题报道：2016年台湾大选', '科隆', '台湾', '六四事件']</text:p>
      <text:p text:style-name="P4">
Keywords: ['MeToo', '台湾', '滕彪', '维权律师', '民运', '性侵', '骚扰']</text:p>
      <text:p text:style-name="P4">
Id: 66013233</text:p>
      <!--METADATA-->
      <text:p text:style-name="P4">
<text:a xlink:type="simple" xlink:href="https://www.dw.com/zh/overlay/image/article/66013233/46380050" text:style-name="Internet_20_link" text:visited-style-name="Visited_20_Internet_20_Link">
 </text:a>
(Voice of Germany Chinese website) The former Chinese human rights lawyer who travels to the United States <text:a xlink:type="simple" xlink:href="https://www.dw.com/zh/zh/滕彪/t-41560919" text:style-name="Internet_20_link" text:visited-style-name="Visited_20_Internet_20_Link">
Teng Biao</text:a>
On Wednesday (June 21), he issued a statement on Twitter to apologize for his mistakes to a Taiwanese woman many years ago. Teng Biao acknowledged that during a meeting in Dallana, India in 2016, he made a non -row to the female media worker in the hotel room. He said he had apologized in private, and now he apologize for the damage caused to the other party.</text:p>
      <text:p text:style-name="P4">
The pseudonym "Xinyu" woman immediately accepted an interview with the Taiwan media "Ling Media", which refuted Teng Biao's part of the statement. She said: "Teng Biao's behavior is no longer sexual harassment, but attempted rape." Xin said that he was struggling to resist at the time to escape.</text:p>
      <text:p text:style-name="P4">
It is reported that the heart language has been asking Teng Biao for many years, but until <text:a xlink:type="simple" xlink:href="https://www.dw.com/zh/zh/台灣metoo延燒-下一步是什麼/a-65896549" text:style-name="Internet_20_link" text:visited-style-name="Visited_20_Internet_20_Link">
Taiwan's recent Metoo Storm</text:a>
Yan Burning, Teng Biao agreed to make an apology in a public statement. Speaking of the heart, after reading the apology statement in advance, he asked to add the words "Raise attempt", but Teng Biao did not respond and released on June 21 on Twitter.</text:p>
      <text:p text:style-name="P4">
Teng Biao said in the statement, "It was an unusually awkward and love, but the feelings of Ms. Xinyu did not have the same feelings. I fully respect her feelings." He also said that his approach at the time was "unacceptable and unforgivable forgiveness. of".</text:p>
      <text:p text:style-name="P4">
In the interview, the heart language expressed anger to Teng Biao without his consent, and refuted the saying of "seeking love", and said that after the "India Dallan Sala incident, he also harassed me several times."</text:p>
      <text:p text:style-name="P4">
Teng Biao later said in the BBC inquiry that he had "strong evidence, (display) attempted allegations of rape", but there was no specific explanation. It is reported that after issuing an apology statement, Teng Biao resigned from the position of two human rights organizations.</text:p>
      <text:p text:style-name="P4">
<text:a xlink:type="simple" xlink:href="https://www.dw.com/zh/zh/六四週年之際-王丹陷性騷風暴/a-65818250" text:style-name="Internet_20_link" text:visited-style-name="Visited_20_Internet_20_Link">
On the 64th anniversary, Wang Dan was trapped in sexual show storm</text:a>
Yanshen Reading: On the June 4th Anniversary, Wang Dan was trapped in sexual storm</text:p>
      <text:h text:style-name="P12" text:outline-level="3">
<text:span text:style-name="T4">
Who should take care of the overall situation?</text:span>
</text:h>
      <text:p text:style-name="P4">
After this incident was made public, more women have revealed in social media that they have similar experiences in contact with mainland China. Shi Minglei, the wife of Cheng Yuan, who is currently detained by the authorities, said that in 2020, he was sexually harassed by human rights lawyer Deng Linhua during his struggle for his husband in his prison in 2020.</text:p>
      <text:p text:style-name="P4">
Zhao Sile, a source and reporter who currently lived in the United States, also posted that human rights lawyer Wang Qiushi had harassed the families of the arrested and sexually assaulted to her during a large political case in the 2015 in the 2015.</text:p>
      <text:p text:style-name="P4">
Taiwan's METOO movement is extended and expanded to the Chinese democratic movement and rights protection people circle</text:p>
      <text:p text:style-name="P4">
Zhao Wei, a pseudonym "Koala", posted on Facebook, saying that he was sexually assaulted by a citizen reporter Zhu Ruifeng in a hotel in Guangzhou in 2015. Zhao Wei was an assistant to Li Heping, a rights protection lawyer, and was charged with "suspected instigating the subversion of the state power" for one year.</text:p>
      <text:p text:style-name="P4">
Zhao Sile pointed out in the Facebook post that when the victims were told to the people around them, they often got the so -called response to "take care of the overall situation". It is not worth success for men to oppress women to complete. "</text:p>
      <text:p text:style-name="P4">
According to an interview, he introduced that he had asked Yang Jianli, a well -known civilian person who participated in the same meeting at that time. However, "Yang Jianli learned of this, not only did not catch me, but also severely accused me of why he gave him Louzi." In response, Yang Jiangli, the founder of the "Citizen Power", issued a statement on Twitter on June 21 to apologize to his mistakes. Yang Jianli said that as the person in charge of the team, "avoiding responsibility for not giving the rescue that he should have," but "not asking the green soap and white land to assume that the heart is responsible for this matter, ... it caused her deep harm to her deep harm " He also acknowledged that "realizing that he has not paid enough attention to issues such as feminism and Mi Rabbit."</text:p>
      <text:p text:style-name="P4">
Zhao Wei wrote in the post: "I don't think that in a group, sexual violence can discredit a group. On the contrary, if a group is tolerant of sexual violence, it is a discreditation of the group."</text:p>
      <text:p text:style-name="P4">
(Comprehensive report)</text:p>
      <text:p text:style-name="P4">
News Source: <text:a xlink:type="simple" xlink:href="https://www.dw.com/zh/metoo从台湾延烧-多名中国人权律师被控性侵/a-66013233" text:style-name="Internet_20_link" text:visited-style-name="Visited_20_Internet_20_Link">
https://www.dw.com/zh/metoo从台湾延烧-多名中国人权律师被控性侵/a-66013233?maca=chi-rss-chi-all-1127-rdf</text:a>
</text:p>
      <!--NEWS-->
      <text:h text:style-name="P10" text:outline-level="1">
<text:span text:style-name="T4">
The Malaysian Court sentenced to a fair party to win Zurida to compensate RM10 million</text:span>
</text:h>
      <text:p text:style-name="P4">
Author: 联合早报 (Person)</text:p>
      <text:p text:style-name="P4">
Publisher: 联合早报 (Organization)</text:p>
      <text:p text:style-name="P4">
Published Time: 2023-06-23T11:49</text:p>
      <text:p text:style-name="P4">
Modified Time: 2023-06-23T14:08</text:p>
      <text:p text:style-name="P4">
Description: The Malaysian People's Justice Party claimed the lawsuit of Zulaida, the former vice chairman of the Justice Party, and the Kuala Lumpur High Court ruled that the Justice Party would win the lawsuit. "Malaysia Today" reported that the Justice Party represents Lawyer Naf ...</text:p>
      <text:p text:style-name="P4">
Videos: []</text:p>
      <text:p text:style-name="P4">
Audios: []</text:p>
      <text:p text:style-name="P4">
Images: []</text:p>
      <text:p text:style-name="P4">
Type: NewsArticle</text:p>
      <text:p text:style-name="P4">
Breadcrumbs: ['即时', '国际']</text:p>
      <text:p text:style-name="P4">
Keywords: ['马来西亚', '人民公正党', '土著团结党', '赔偿']</text:p>
      <!--METADATA-->
      <text:p text:style-name="P4">
The Malaysian People's Justice Party claimed the lawsuit of Zulaida, the former vice chairman of the Justice Party, and the Kuala Lumpur High Court ruled that the Justice Party would win the lawsuit.</text:p>
      <text:p text:style-name="P4">
"Malaysia Today" reported that Navpreet Singh, a representative of the Justice Party, confirmed that the Kuala Lumpur Civil Court Judge Adal Audal made a decision in online hearing on Friday (June 23).</text:p>
      <text:p text:style-name="P4">
After the setting of Sheraton in February 2020, Zulaida and the then President of the Justice Party Act, Azmin and other members of Congress, withdrawn from the Justice Party and joined the Turkish Unity Party, which led to the fall of the Pakatan Harapan government led by Mahathir. Zurida withdrawn from the Justice Party and served as the chairman of the Women's Group of the Justice Party.</text:p>
      <text:p text:style-name="P4">
In October of the same year, the Justice Party quoted the "contract" clause signed by Zurida before the 2018 election and filed a lawsuit to the court and requested RM10 million to Zirida as compensation for the rebel party.</text:p>
      <text:p text:style-name="P4">
The then Secretary of the Justice Party, Saifuding, said that the Justice Party was expensive to promote the party name and the party logo. Zuletaida used the Eastern Party logo at the time, saying that the Justice Party provided her with "more than RM10 million practical value". Essence</text:p>
      <text:p text:style-name="P4">
In addition to Zurida, Azmin and other members of the Parliament who withdrew from the Justice Party also faced a lawsuit. It is reported that Azmin faced RM20 million in claims.</text:p>
      <text:p text:style-name="P4">
Zurida withdrew from the Earth Group in May 2022 and formed another National Party.</text:p>
      <text:p text:style-name="P4">
News Source: <text:a xlink:type="simple" xlink:href="https://www.zaobao.com.sg/realtime/world/story20230623-1407031" text:style-name="Internet_20_link" text:visited-style-name="Visited_20_Internet_20_Link">
https://www.zaobao.com.sg/realtime/world/story20230623-1407031</text:a>
</text:p>
      <!--NEWS-->
      <text:h text:style-name="P10" text:outline-level="1">
<text:span text:style-name="T4">
After the Ukrainian dam was collapsed, Herusong residents returned to the broken home</text:span>
</text:h>
      <text:p text:style-name="P4">
Publisher: 法新社</text:p>
      <text:p text:style-name="P4">
Published Time: 2023-06-23T12:02:08+00:00</text:p>
      <text:p text:style-name="P4">
Modified Time: 2023-06-23T11:35:02+00:00</text:p>
      <text:p text:style-name="P4">
Description: (Agence France -Presse, Herusong, 23rd) The Kakova Dam in southern Ukraine broke the embankment earlier this month, causing at least ten people to die. The Wuxie woman Pieneva returned to the home where the flood was destroyed by the flood after the disaster. She said helplessly, "I have nothing now."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6-23T12-02-08-00-00/000000.png" xlink:type="simple" xlink:show="embed" xlink:actuate="onLoad" draw:mime-type="image/png"/>
</draw:frame>
The Kiev authorities accused the Russian army that bombed the Kakova dam on the Dnipro River, and the Russian side accused it of Ukraine.</text:p>
      <text:p text:style-name="P4">
At the time of the dam, Tetianapivneva and her two children were Odesa 200 kilometers away. She returned home this week, but she still didn't know how to deal with the situation of her homes.</text:p>
      <text:p text:style-name="P4">
The 41 -year -old single mother said, "I can't describe it with words. I cried for several days. Even if I was here at the time, I couldn't do it. The water potential was difficult to stop at all." Due to the break of the dam, the nearby Dieber River water level A few meters rose.</text:p>
      <text:p text:style-name="P4">
With the assistance of a friend, Piffneva was cleaning up her home and walking on the mud covering the floor.</text:p>
      <text:p text:style-name="P4">
Piffneva sighed and said, "There are 2 suitcases here, which contains things brought from Odessa, and 2 children, 1 cat and 1 dog. I have only these."</text:p>
      <text:p text:style-name="P4">
A retired couple, Igor and Natalia, also returned to Hatong's home ignored the danger warning to "try to save things that can be saved."</text:p>
      <text:p text:style-name="P4">
Natalia said: "We have no power to rebuild the house and have no money. I don't know what we should do."</text:p>
      <text:p text:style-name="P4">
The couple are trying to contact the relevant authorities to register the victims of the flood, so that they can accept national assistance.</text:p>
      <text:p text:style-name="P4">
News Source: <text:a xlink:type="simple" xlink:href="https://www.rfi.fr/cn/%E5%9B%BD%E9%99%85%E6%8A%A5%E9%81%93/20230623-%E4%B9%8C%E5%85%8B%E5%85%B0%E6%B0%B4%E5%9D%9D%E6%BA%83%E5%86%B3%E5%90%8E-%E8%B5%AB%E6%9D%BE%E5%B8%82%E5%B1%85%E6%B0%91%E8%BF%94%E5%9B%9E%E6%AE%8B%E7%A0%B4%E5%AE%B6%E5%9B%AD" text:style-name="Internet_20_link" text:visited-style-name="Visited_20_Internet_20_Link">
https://www.rfi.fr/cn/%E5%9B%BD%E9%99%85%E6%8A%A5%E9%81%93/20230623-%E4%B9%8C%E5%85%8B%E5%85%B0%E6%B0%B4%E5%9D%9D%E6%BA%83%E5%86%B3%E5%90%8E-%E8%B5%AB%E6%9D%BE%E5%B8%82%E5%B1%85%E6%B0%91%E8%BF%94%E5%9B%9E%E6%AE%8B%E7%A0%B4%E5%AE%B6%E5%9B%AD</text:a>
</text:p>
      <!--NEWS-->
      <text:h text:style-name="P10" text:outline-level="1">
<text:span text:style-name="T4">
Column | Labor News: Labor Conflict on Yushun Electronics Co., Ltd., Changzhen Community, Yutang Street, Guangming District, Shenzhen (4)</text:span>
</text:h>
      <text:p text:style-name="P4">
Author: None</text:p>
      <text:p text:style-name="P4">
Publisher: Radio Free Asia (Organization)</text:p>
      <text:p text:style-name="P4">
Published Time: 2023-06-23T12:15:12-04:00</text:p>
      <text:p text:style-name="P4">
Modified Time: 2023-06-23T12:15:12-04:00</text:p>
      <text:p text:style-name="P4">
Description: None</text:p>
      <text:p text:style-name="P4">
Videos: []</text:p>
      <text:p text:style-name="P4">
Audios: ["<text:a xlink:type="simple" xlink:href="https://www.rfa.org/mandarin/zhuanlan/laogongtongxun/hdf-062320230913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45512in" draw:z-index="0">
<draw:image xlink:href="../Images/rfamandarin/2023-06-23T12-15-12-04-00/000000.png" xlink:type="simple" xlink:show="embed" xlink:actuate="onLoad" draw:mime-type="image/png"/>
</draw:frame>
 <text:a xlink:type="simple" xlink:href="https://www.rfa.org/mandarin/zhuanlan/laogongtongxun/hdf-06232023091330.html/@@images/image" text:style-name="Internet_20_link" text:visited-style-name="Visited_20_Internet_20_Link">
</text:a>
Photo: RFA <text:a xlink:type="simple" xlink:href="https://www.rfa.org/mandarin/zhuanlan/laogongtongxun/hdf-06232023091330.html/@@stream" text:style-name="Internet_20_link" text:visited-style-name="Visited_20_Internet_20_Link">
AUDIO-Link: https: // Woohoo. Hair dye .org/mandarin/column/labor communication/good place -06232023091330.html/@@ stream</text:a>
This year's May 1st Labor Day just passed. Yushun Electronics Co., Ltd., located in Changzhen Community, Yutang Street, Guangming District, Shenzhen, a labor conflict broke out because the factory was relocated by the local community within a time limit. The workers were dissatisfied with the compensation plan given by the factory, and <text:a xlink:type="simple" xlink:href="https://maps.clb.org.hk/" text:style-name="Internet_20_link" text:visited-style-name="Visited_20_Internet_20_Link">
 Gathering the Changzhen Community Party Mass Service Center for help</text:a>
Essence</text:p>
      <text:p text:style-name="P4">
Some workers sent out from the scene <text:a xlink:type="simple" xlink:href="https://www.douyin.com/video/7232096082895981824" text:style-name="Internet_20_link" text:visited-style-name="Visited_20_Internet_20_Link">
video</text:a>
From the "Party Mass Service Center" and "New Era Civilization Practice Station" brand, the camera slowly moved to the five -star red flag on the top of the building. Intersection</text:p>
      <text:p text:style-name="P4">
<text:a xlink:type="simple" xlink:href="http://www.szsuccess.com.cn/yxwl/index_13.aspx" text:style-name="Internet_20_link" text:visited-style-name="Visited_20_Internet_20_Link">
Yushun Electronics Co., Ltd.</text:a>
Established in 2004 and listed in 2009.</text:p>
      <text:p text:style-name="P4">
As early as 4 years ago, <text:a xlink:type="simple" xlink:href="https://guba.eastmoney.com/o/news,qa,1202796272.html" text:style-name="Internet_20_link" text:visited-style-name="Visited_20_Internet_20_Link">
In 2019, Yushun Plant received a written notice from the Changzhen Community</text:a>
, Make a relocation within 3 years. Three years later, in February last year, the company received a written notice from the Changzhen community, requiring the lease relationship before May 31 last year, and August 10th. The lease of Yushun Factory's plant did not expire until July 2024.</text:p>
      <text:p text:style-name="P4">
So, for the first time in 2019, the company has received the community relocation notice for almost 4 years. Has the Yushun Factory Trade Union conducted negotiations on the compensation plan on behalf of the employee?</text:p>
      <text:p text:style-name="P4">
In addition, the factories were relocated to the Changzhen community, and the Changzhen Community Trade Union Service Center worked with the Community Party and Mass Service Center. So, is the Changzhen Community Trade Union on the relocation plan that may affect the rights and interests of the workers, and negotiate with the community service center to ensure that the interests of employees can be guaranteed during the relocation process?</text:p>
      <text:p text:style-name="P4">
In particular, the Changzhen community requires the Yushun plant to relocate before the lease expires, which will inevitably affect the factory's operation, thereby affecting the company's ability to make reasonable compensation for workers. Does the Changzhen Community Trade Union participate in the negotiation of the company's participation in the enterprise and the Changzhen community on behalf of Yushun Factory. It is suggested that the Changzhen Community suspend the lease early to make additional compensation to the enterprise to ensure that the company has the ability to make reasonable compensation for workers?</text:p>
      <text:p text:style-name="P4">
Furthermore, when the workers have gathered in the Changzhen Community Party and Mass Service Center (office with the Changzhen Community Trade Union) for help, do the community unions come forward to represent the workers and negotiate with the community and the factory?</text:p>
      <text:p text:style-name="P4">
Half a year ago, on December 13, 2022, Yushun Co., Ltd. issued the relocation <text:a xlink:type="simple" xlink:href="https://pdf.dfcfw.com/pdf/H2_AN202212121581022248_1.pdf" text:style-name="Internet_20_link" text:visited-style-name="Visited_20_Internet_20_Link">
Announcement</text:a>
It is mentioned that employees will follow the factory area to relocate and fail to follow the factory area relocation personnel. The company will legally terminate labor relations in accordance with the relevant provisions of the labor law.</text:p>
      <text:p text:style-name="P4">
So, in the next half of the year, the Changzhen Community Trade Unions, Yutang Street Trade Unions, Guangming District Trade Unions, and the Shenzhen Federation of Trade Unions, each to avoid the intensification of the situation?</text:p>
      <text:p text:style-name="P4">
According to the data, the Yutang Street Federation of Trade Unions announced a legal service that cost 170,000 yuan last year <text:a xlink:type="simple" xlink:href="http://www.szgm.gov.cn/xxgk/xqgwhxxgkml/gzgg/content/post_10136621.html" text:style-name="Internet_20_link" text:visited-style-name="Visited_20_Internet_20_Link">
work plan</text:a>
Essence This plan was announced in September, and in October, the goal was that by the end of 2022, the coverage rate of legal consultants in the first and secondary community trade unions in the street reached 100%. Level -level labor communication and negotiation mechanism.</text:p>
      <text:p text:style-name="P4">
So, did Yutang Street Federation of Trade Unions assist Yushun Electronics Co., Ltd. to negotiate the relocation compensation plan in accordance with the work plan that he formulated and announced?</text:p>
      <text:p text:style-name="P4">
There is another thing. In June last year, <text:a xlink:type="simple" xlink:href="https://guba.eastmoney.com/o/news,qa,1202796272.html" text:style-name="Internet_20_link" text:visited-style-name="Visited_20_Internet_20_Link">
more than 50 workers in Yushun plant have complained</text:a>
At the Shenzhen Housing Provident Fund Management Center, the factory said that the factory had not paid the housing provident fund for front -line production workers. Before that worker went to the Provident Fund Management Center to complain, did he come to the union for help and ask the union representative workers and the enterprise to complete the supplementary payment through negotiation?</text:p>
      <text:p text:style-name="P4">
The Yushun Factory was established for 19 years and was listed for 14 years. It did not pay the housing provident fund for front -line workers. Are the corporate unions, Changzhen Community Trade Unions, Yutang Street Unions, and Guangming unions knowing this?</text:p>
      <text:p text:style-name="P4">
Please listen to these questions and talk to the Changzhen community staff.</text:p>
      <text:p text:style-name="P4">
News Source: <text:a xlink:type="simple" xlink:href="https://www.rfa.org/mandarin/zhuanlan/laogongtongxun/hdf-06232023091330.html" text:style-name="Internet_20_link" text:visited-style-name="Visited_20_Internet_20_Link">
https://www.rfa.org/mandarin/zhuanlan/laogongtongxun/hdf-06232023091330.html</text:a>
</text:p>
      <!--NEWS-->
      <text:h text:style-name="P10" text:outline-level="1">
<text:span text:style-name="T4">
Western countries invested billions of dollars to rebuild Ukraine</text:span>
</text:h>
      <text:p text:style-name="P4">
Author: 半岛电视台＋通讯社</text:p>
      <text:p text:style-name="P4">
Publisher: Al Jazeera</text:p>
      <text:p text:style-name="P4">
Published Time: 2023-06-23T12:43:32</text:p>
      <text:p text:style-name="P4">
Modified Time: 2023-06-23T12:43:32</text:p>
      <text:p text:style-name="P4">
Description: Foreign donors have promised to provide 60 billion euros ($ 66 billion) to Ukraine for many years to help the country reconstruction after Russia's invasion in February 2022.</text:p>
      <text:p text:style-name="P4">
Images: ["<text:a xlink:type="simple" xlink:href="https://chinese.aljazeera.net/wp-content/uploads/2023/06/1-1687523815.png" text:style-name="Internet_20_link" text:visited-style-name="Visited_20_Internet_20_Link">
1-1687523815.png</text:a>
", "<text:a xlink:type="simple" xlink:href="https://chinese.aljazeera.net/wp-content/uploads/2023/06/1-1687523857.png" text:style-name="Internet_20_link" text:visited-style-name="Visited_20_Internet_20_Link">
1-1687523857.png</text:a>
"]</text:p>
      <text:p text:style-name="P4">
Topics: ['乌克兰战争', '军事', '政治', '新闻']</text:p>
      <text:p text:style-name="P4">
Keywords: ['乌克兰战争', '军事', '政治', '新闻', '乌克兰', '欧洲']</text:p>
      <text:p text:style-name="P4">
Type: Article</text:p>
      <!--METADATA-->
      <text:p text:style-name="P4">
<draw:frame draw:style-name="fr1" draw:name="Image150" text:anchor-type="as-char" svg:width="6.9236in" svg:height="4.612736in" draw:z-index="0">
<draw:image xlink:href="../Images/Aljazeera Chinese/2023-06-23T12-43-32/1-1687523815.png" xlink:type="simple" xlink:show="embed" xlink:actuate="onLoad" draw:mime-type="image/png"/>
</draw:frame>
Russian missiles are razed by houses (Associated Press)</text:p>
      <text:p text:style-name="P4">
Foreign donors have promised to provide 60 billion euros ($ 66 billion) to Ukraine for many years to help the country reconstruction after Russia's invasion in February 2022.</text:p>
      <text:p text:style-name="P4">
These commitments were made at the two -day Ukrainian revival meeting held in London, mainly including the European Union's 50 billion euros ($ 55 billion) promises announced on Tuesday and new commitments in the UK and the United States.</text:p>
      <text:p text:style-name="P4">
"We did not expect that this would be a pension meeting," said British Foreign Minister James Cleverly said. At this meeting, we can announce a total of 60 billion euros to support Ukraine. "</text:p>
      <text:p text:style-name="P4">
It has been nearly 16 months since Russia's full invasion. Houses, hospitals and important infrastructure have become ruins, and Kiev has faced rebuilding for several years or even decades.</text:p>
      <text:p text:style-name="P4">
The World Bank estimates that the reconstruction cost of more than 400 billion US dollars is increasing with the casualties caused by the war.</text:p>
      <text:p text:style-name="P4">
The diplomats and political leaders at the London conference emphasized the huge scale of this task and urged private enterprises to invest. Cleverly said that nearly 500 companies from 42 countries have promised to play their role.</text:p>
      <text:p text:style-name="P4">
The Ukrainian Prime Minister Jennis Shimagal, who attended the meeting, thanked the representatives for their financial support and added that Ukraine would not wait until the end of the war before rebuilding.</text:p>
      <text:p text:style-name="P4">
Ukraine's initial focus will be its energy department, which will be continuously attacked in Russia's continuous attacks, which leads to many families in darkness and cannot warm in the cold winter.</text:p>
      <text:p text:style-name="P4">
<draw:frame draw:style-name="fr1" draw:name="Image151" text:anchor-type="as-char" svg:width="6.9236in" svg:height="4.612736in" draw:z-index="0">
<draw:image xlink:href="../Images/Aljazeera Chinese/2023-06-23T12-43-32/1-1687523857.png" xlink:type="simple" xlink:show="embed" xlink:actuate="onLoad" draw:mime-type="image/png"/>
</draw:frame>
Britain, the United States and the European Union have promised to provide huge amounts of funds to help Ukraine rebuild (Associated Press)</text:p>
      <text:p text:style-name="P4">
The United States promises to provide more than $ 1.3 billion in new assistance, including more than $ 500 million to restore and improve the country's energy network.</text:p>
      <text:p text:style-name="P4">
The meeting also discussed the issues such as Ukraine to join the EU in the future. Officials emphasized that the country needs to make more progress to meet conditions such as reducing corruption and reform of judicial institutions.</text:p>
      <text:p text:style-name="P4">
The Chairman of the European Commission Usula von Delin said that such reforms will send "strong information" to investors that they will get "a good institution that needs to invest in Ukraine."</text:p>
      <text:p text:style-name="P4">
US Secretary of State Anthony Blint also emphasizes the importance of Ukraine's anti -corruption efforts that have been troubled by corruption for a long time. He said that some of the funds promised by the United States will also be used to upgrade the port and border infrastructure, as well as digital customs procedures to improve illegal acts Difficulty.</text:p>
      <text:p text:style-name="P4">
German Foreign Minister Anna Lena Berbak said: "The goal is to rebuild an Ukraine suitable for the European Union."</text:p>
      <text:p text:style-name="P4">
Germany will host the next Ukrainian reconstruction meeting in 2024.</text:p>
      <text:p text:style-name="P4">
News Source: <text:a xlink:type="simple" xlink:href="https://chinese.aljazeera.net/news/2023/6/23/%e8%a5%bf%e6%96%b9%e5%9b%bd%e5%ae%b6%e6%8a%95%e5%85%a5%e6%95%b0%e5%8d%81%e4%ba%bf%e7%be%8e%e5%85%83%e9%87%8d%e5%bb%ba%e9%a5%b1%e5%8f%97%e6%88%98%e4%ba%89%e8%b9%82%e8%ba%8f%e7%9a%84%e4%b9%8c%e5%85%8b" text:style-name="Internet_20_link" text:visited-style-name="Visited_20_Internet_20_Link">
https://chinese.aljazeera.net/news/2023/6/23/%e8%a5%bf%e6%96%b9%e5%9b%bd%e5%ae%b6%e6%8a%95%e5%85%a5%e6%95%b0%e5%8d%81%e4%ba%bf%e7%be%8e%e5%85%83%e9%87%8d%e5%bb%ba%e9%a5%b1%e5%8f%97%e6%88%98%e4%ba%89%e8%b9%82%e8%ba%8f%e7%9a%84%e4%b9%8c%e5%85%8b</text:a>
</text:p>
      <!--NEWS-->
      <text:h text:style-name="P10" text:outline-level="1">
<text:span text:style-name="T4">
German media: inappropriate courtesy</text:span>
</text:h>
      <text:p text:style-name="P4">
Author: None (Language: zh)</text:p>
      <text:p text:style-name="P4">
Publisher: None</text:p>
      <text:p text:style-name="P4">
Time: 2023-06-23T13:05:00Z</text:p>
      <text:p text:style-name="P4">
Description: Chinese Prime Minister Li Qiang's visit to Berlin this time, the high reception specifications of the German side are unusual: the presidential meeting, the Prime Minister set up a banquet, review the honor guards of the three armed forces, meet the elites of the industrial and commercial circles, especially the Prime Minister of the two countries after the German and Chinese government consultation, but the reporter is not allowed to be a reporter. The press conference in question has attracted special attention from the German media.</text:p>
      <text:p text:style-name="P4">
Videos: []</text:p>
      <text:p text:style-name="P4">
Images: []</text:p>
      <text:p text:style-name="P4">
Subject: 评论分析</text:p>
      <text:p text:style-name="P4">
Subjects: ['德中关系', '欧债危机', '欧盟', '岛屿主权争端', '专题报道：全景观看“习马会”', '德国', '中国', '留学德国', '中共十九大', '留学德国']</text:p>
      <text:p text:style-name="P4">
Keywords: ['德中政府磋商', '肖尔茨', '李强', '德中关系', '中欧关系', '台海局势', '德国', '中国']</text:p>
      <text:p text:style-name="P4">
Id: 66014213</text:p>
      <!--METADATA-->
      <text:p text:style-name="P4">
<text:a xlink:type="simple" xlink:href="https://www.dw.com/zh/overlay/image/article/66014213/65975159" text:style-name="Internet_20_link" text:visited-style-name="Visited_20_Internet_20_Link">
 </text:a>
(Voice of Germany Chinese) The "Daily News" website commented that it is a good thing to communicate with China, but it is a mistake to carry out government consultations with China. Because German partners who have carried out government -level consultations have always been other democratic countries, and the diplomatic courtesy to Beijing is very uncomfortable. <text:a xlink:type="simple" xlink:href="https://www.dw.com/zh/zh/德国与中国压力山大的伙伴关系/a-65941273" text:style-name="Internet_20_link" text:visited-style-name="Visited_20_Internet_20_Link">
This consultation in 2011 is a mistake, and it is wrong to continue government consultations. </text:a>
This article entitled "Not to Give China":</text:p>
      <text:p text:style-name="P4">
"First of all, compared with 12 years ago, China has changed greatly. Whether it is internal affairs, diplomacy, or the economic field, the CCP's leadership has become more and more aggressive and more and more nationalism. The Chinese government will promote the process of liberalization or opening to the outside world.</text:p>
      <text:p text:style-name="P4">
Secondly, the Chinese leadership provides at least indirectly supporting Putin and its invasive Ukraine War. During his visit to Germany, the Chinese Prime Minister Li Qiang closed his mouth and did not mention the word of aggression, and he did not make any condemnation. In his statement, he only brought it through the "complicated international situation". "</text:p>
      <text:p text:style-name="P4">
The comments pointed out that in the face of preaching nationalism, the Beijing authorities, which continuously issued force on Taiwan's force and promoted unfair economic policy, the European Union is trying to make common responses to the above challenges, but Germany has the "institutional opponent" in China to carry out the government. Consultation, this is undoubtedly a very wrong signal.</text:p>
      <text:p text:style-name="P4">
"Berlin paved a red carpet for the Chinese Prime Minister and its government delegation. These seemingly harmonious pictures sent a signal to AIA in Germany: China plays a special role in Germany. Wrong, this error should not continue. "</text:p>
      <text:p text:style-name="P4">
The "Business Daily" also commented that the German -Chinese government consultation that had just ended in Berlin was an inconsistent government consultation for Germany, but for China, it was a major victory of diplomacy and publicity.</text:p>
      <text:p text:style-name="P4">
"Business Daily": The German -China government's consultation did not even issue a joint statement. After all, the differences between Beijing and Berlin have been too large.</text:p>
      <text:p text:style-name="P4">
"For China, this time government consultation is obviously very successful. The picture from Berlin is unmatched by Beijing: German Prime Minister led eight ministers to hold talks with Chinese representatives and laugh everywhere. Chinese media conducted negotiations on the German and Chinese government consultations. It has been reported in a row to prove that Germany and China relations have developed very well. This is also in line with Beijing's anti -American speech: the United States has made turbulence everywhere, while China is a defender of cooperation and free trade.</text:p>
      <text:p text:style-name="P4">
For the German government, the results of government consultation are not so ideal. From the perspective of Germany, the essential content of consultation is more important, and as expected beforehand, the German -China government's consultation involves very few substances. <text:a xlink:type="simple" xlink:href="https://www.dw.com/zh/zh/德中政府磋商不能提问的总理新闻发布会/a-65978567" text:style-name="Internet_20_link" text:visited-style-name="Visited_20_Internet_20_Link">
German Prime Minister Shulz actually obeyed the wishes of Chinese leadership and canceled the questioning link of reporters at a joint press conference on Tuesday. During Merkel's while serving as the Prime Minister, although he encountered China's resistance, the reporter asked the link that always had to be retained. </text:a>
The German -China government's consultation has not even issued a joint statement, after all, the differences between Beijing and Berlin are too large. Dialogue with Beijing is crucial, but the increasingly imbalance between Germany and China also shows that it is out of time to carry out government consultations with a country like China. "</text:p>
      <text:p text:style-name="P4">
<text:span text:style-name="T5">
Inding the content of other media, does not represent the position or view of the Voice of Germany. _ </text:span>
 _ 吧 _</text:p>
      <text:p text:style-name="P4">
News Source: <text:a xlink:type="simple" xlink:href="https://www.dw.com/zh/德语媒体：不恰当的礼遇/a-66014213" text:style-name="Internet_20_link" text:visited-style-name="Visited_20_Internet_20_Link">
https://www.dw.com/zh/德语媒体：不恰当的礼遇/a-66014213?maca=chi-rss-chi-all-1127-rdf</text:a>
</text:p>
      <!--NEWS-->
      <text:h text:style-name="P10" text:outline-level="1">
<text:span text:style-name="T4">
Korean environmental evaluation: Sad system electromagnetic radiation "slightly insignificant"</text:span>
</text:h>
      <text:p text:style-name="P4">
Author: None (Language: zh)</text:p>
      <text:p text:style-name="P4">
Publisher: None</text:p>
      <text:p text:style-name="P4">
Time: 2023-06-23T13:07:00Z</text:p>
      <text:p text:style-name="P4">
Description: The environmental impact assessment of South Korea on the Sad missile defense system found that according to safety standards, its electromagnetic radiation is "slightly insignificant." The evaluation was paved with the permanent deployment of the system.</text:p>
      <text:p text:style-name="P4">
Videos: []</text:p>
      <text:p text:style-name="P4">
Images: []</text:p>
      <text:p text:style-name="P4">
Subject: 时政风云</text:p>
      <text:p text:style-name="P4">
Subjects: ['韩国', '奥巴马', '美国', '朝鲜']</text:p>
      <text:p text:style-name="P4">
Keywords: ['韩国', '美国', '萨德', '萨德导弹防御系统', '电磁辐射', '环境影响']</text:p>
      <text:p text:style-name="P4">
Id: 66014152</text:p>
      <!--METADATA-->
      <h5>
</h5>
      <text:h text:style-name="P12" text:outline-level="3">
<text:span text:style-name="T4">
Korean Environment Evaluation: Sad system electromagnetic radiation "slightly insignificant"</text:span>
</text:h>
      <text:p text:style-name="P4">
The environmental impact assessment of South Korea on the Sad missile defense system found that according to safety standards, its electromagnetic radiation is "slightly insignificant." The evaluation was paved with the permanent deployment of the system.</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Sade: Defense on the Golf field</text:span>
</text:h>
      <text:p text:style-name="P4">
(Voice of German in Chinese) The Ministry of National Defense said on June 21 that South Korea's deployment of the United States in the country <text:a xlink:type="simple" xlink:href="https://www.dw.com/zh/zh/韩国站队美国萨德问题难解/a-62942430" text:style-name="Internet_20_link" text:visited-style-name="Visited_20_Internet_20_Link">
Sad System</text:a>
(THAAD, terminal high -altitude regional defense system) The environmental impact assessment found that the electromagnetic radiation is "insignificant" according to safety standards. The evaluation was paved with the permanent deployment of the system.</text:p>
      <text:p text:style-name="P4">
The Ministry of National Defense of South Korea said that the maximum level of electromagnetic radiation generated by the Sade System (THAAD, terminal high -altitude area defense system) installed in 2017 was less than 0.2%of the safety standards. Some local residents were dissatisfied with placing it in the Singzhou County Air Force Base in the southeast of South Korea.</text:p>
      <text:p text:style-name="P4">
The Ministry of National Defense in South Korea stated in a statement: "The latest environmental impact assessment is the first step in the normalization of the Star Base."</text:p>
      <text:p text:style-name="P4">
The results of this research are expected to clear the road for more infrastructure construction of the system. Officials said that the Sade system could not run at full load because nearby residents protesting the system's impact on their health.</text:p>
      <text:p text:style-name="P4">
The deployment of the Sad system has always been opposed by some Korean people (information picture)</text:p>
      <text:p text:style-name="P4">
The NATIONAL CIVIL Society Network and Sosungrivillage, which are opposed to setting up the Sad anti -missile system, condemned the government's statement, saying that the evaluation was rushing to complete and hinted that it would continue to protest.</text:p>
      <text:p text:style-name="P4">
China also responded to this device angry, thinking that the powerful radar of the system could peek at its lead.</text:p>
      <text:p text:style-name="P4">
The United States and South Korea said the Sad system is to self -defense, aiming to deal with the threat of North Korea's continuous changes.</text:p>
      <text:p text:style-name="P4">
North Korea with nuclear weapons has been testing various weapons, including intercontinental ballistic missiles, which has exacerbated the tension with South Korea and its major allies in the United States.</text:p>
      <text:p text:style-name="P4">
(Reuters)</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text:p>
      <text:h text:style-name="P13" text:outline-level="4">
<text:span text:style-name="T4">
China -Korea Relations: Do business first, then talk about strategic interests?</text:span>
</text:h>
      <text:h text:style-name="P12" text:outline-level="3">
<text:span text:style-name="T4">
"Taiwan problem is also a global problem"</text:span>
</text:h>
      <ul>
        <li>
#</li>
      </ul>
      <text:h text:style-name="P13" text:outline-level="4">
<text:span text:style-name="T4">
China -Korea Relations: Do business first, then talk about strategic interests?</text:span>
</text:h>
      <text:h text:style-name="P12" text:outline-level="3">
<text:span text:style-name="T4">
</text:span>
</text:h>
      <text:p text:style-name="P4">
On August 24, 1992, the People's Republic of China officially established a ambassador -level diplomatic relations with the Republic of Korea, ending the long -term non -recognition and isolating history of the two countries. The picture shows the South Korean Foreign Minister Li Xiangyu (front left) and Chinese Foreign Minister Qian Qichen signed and exchanged the joint communiqué in Beijing. The day before, South Korea announced that it had broken diplomatic relations with the Republic of China, causing Taiwan to lose its last diplomatic relations in Asia.</text:p>
      <text:p text:style-name="P4">
*#</text:p>
      <text:h text:style-name="P13" text:outline-level="4">
<text:span text:style-name="T4">
China -Korea Relations: Do business first, then talk about strategic interests?</text:span>
</text:h>
      <text:h text:style-name="P12" text:outline-level="3">
<text:span text:style-name="T4">
South Korea President's first visit</text:span>
</text:h>
      <text:p text:style-name="P4">
In September 1992, then South Korean President Lu Taiyu (1995 data picture) visited China for a few weeks of diplomatic relations between the two countries. He met with Jiang Zemin, General Secretary of the CPC Central Committee, Yang Shangkun, President of the State Council, and Li Peng, Prime Minister of the State Council. The two parties signed a series of cooperation agreements such as the China -Korea Trade Agreement and the China -Korea Investment Protection Agreement.</text:p>
      <text:p text:style-name="P4">
*#</text:p>
      <text:h text:style-name="P13" text:outline-level="4">
<text:span text:style-name="T4">
China -Korea Relations: Do business first, then talk about strategic interests?</text:span>
</text:h>
      <text:h text:style-name="P12" text:outline-level="3">
<text:span text:style-name="T4">
From comprehensive cooperation to strategic partners</text:span>
</text:h>
      <text:p text:style-name="P4">
During the end of the 1990s to the early 2000s, during the term of the South Korean President Kim Daoic, Sino -South Korean relations were promoted to "a comprehensive partnership for the 21st century." In May 2008, when the then President of South Korea, Li Mingbo visited China, the relationship between the two countries was once again promoted to "strategic partnership." The picture shows the popularity of Chinese Prime Minister Wen Jiabao when he visited South Korea in May 2010 and was welcomed by Lee Mingbo.</text:p>
      <text:p text:style-name="P4">
*#</text:p>
      <text:h text:style-name="P13" text:outline-level="4">
<text:span text:style-name="T4">
China -Korea Relations: Do business first, then talk about strategic interests?</text:span>
</text:h>
      <text:h text:style-name="P12" text:outline-level="3">
<text:span text:style-name="T4">
Mutual exchange</text:span>
</text:h>
      <text:p text:style-name="P4">
Since the end of the last century, the trade, culture, and personnel exchanges between South Korea and China have become increasingly closer. According to data in 2021, South Korea's students in China are more than 50,000, and more than 20,000 international students in South Korea are ranked first among foreign students in the other country. China has become a popular choice for Korean enterprises. Korean popular culture has a large number of enthusiasts in China. South Korea has also become a tourist destination that Chinese people are favored. The picture shows the Chinese tourists in front of Jingfu Palace (2014).</text:p>
      <text:p text:style-name="P4">
*#</text:p>
      <text:h text:style-name="P13" text:outline-level="4">
<text:span text:style-name="T4">
China -Korea Relations: Do business first, then talk about strategic interests?</text:span>
</text:h>
      <text:h text:style-name="P12" text:outline-level="3">
<text:span text:style-name="T4">
"Honeymoon" period "</text:span>
</text:h>
      <text:p text:style-name="P4">
Park Geun -hye (Figure: Participating in the G20 Summit in Hangzhou in 2016) also visited Beijing many times during the Presidential President of South Korea. In 2014, Xi Jinping also visited South Korea. The interaction is further close.</text:p>
      <text:p text:style-name="P4">
*#</text:p>
      <text:h text:style-name="P13" text:outline-level="4">
<text:span text:style-name="T4">
China -Korea Relations: Do business first, then talk about strategic interests?</text:span>
</text:h>
      <text:h text:style-name="P12" text:outline-level="3">
<text:span text:style-name="T4">
Sad incident</text:span>
</text:h>
      <text:p text:style-name="P4">
In view of the security threat of North Korea's ability to develop nuclear weapons to South Korea, in 2016, the South Korean government decided to deploy the US Sad anti -missile system (Thaad). Because its radar has the potential ability of China, it is considered by China to affect its land security. After opposing invalidation, Beijing has taken multiple countermeasures against South Korea, including the prohibited Korean media and artist performances, tourism blockade, etc. These measures also caused Sino -South Korean relations to cool down rapidly.</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Because the land that deployed the Sad system was replaced by the Seoul government to South Korea's Lotte Group, the retail giant became the goal of China's official and civil retaliation. For a while, consumers resist Lotte, demonstration protests, and even suppliers to interrupt the supply. Dozens of Lotian supermarkets were "ordered to suspend business." In addition, sales of Korean brands such as Samsung Mobile, Qia Automobile also plummeted. Chinese travel agencies have removed from South Korea to make the South Korean tourism industry impact.</text:p>
      <text:p text:style-name="P4">
*#</text:p>
      <text:h text:style-name="P13" text:outline-level="4">
<text:span text:style-name="T4">
China -Korea Relations: Do business first, then talk about strategic interests?</text:span>
</text:h>
      <text:h text:style-name="P12" text:outline-level="3">
<text:span text:style-name="T4">
"Three Never One Limited" consensus</text:span>
</text:h>
      <text:p text:style-name="P4">
In November 2017, China and South Korea reached a consensus, and the Korean side stated that it would not consider the addition of the new Sad system; the necessary restrictions on the existing Sad system; Military alliances and unintentional damage to China 'security interests. After the then President Wen Zaiyin's visit to China in 2017, relations between the two countries began to ease.</text:p>
      <text:p text:style-name="P4">
*#</text:p>
      <text:h text:style-name="P13" text:outline-level="4">
<text:span text:style-name="T4">
China -Korea Relations: Do business first, then talk about strategic interests?</text:span>
</text:h>
      <text:h text:style-name="P12" text:outline-level="3">
<text:span text:style-name="T4">
Opportunity or threat</text:span>
</text:h>
      <text:p text:style-name="P4">
China is South Korea's largest trading partner, export market and import source country, and South Korea is China's third largest trading partner country. In South Korea's largest single -income source sources of semiconductor exports, more than 40 % of China exports. A questionnaire survey in South Korea's "Central Daily" in August 2022 showed that 19.3%of the respondents believed that the rise of China was a "opportunity", and 75.4%of the respondents believed that this was a "threat". The picture shows the anti -Chinese people who protest against the Wen Zaiyin government and the North Korean policies of the North Korea (April 2018, Seoul).</text:p>
      <text:p text:style-name="P4">
*#</text:p>
      <text:h text:style-name="P13" text:outline-level="4">
<text:span text:style-name="T4">
China -Korea Relations: Do business first, then talk about strategic interests?</text:span>
</text:h>
      <text:h text:style-name="P12" text:outline-level="3">
<text:span text:style-name="T4">
Where to go</text:span>
</text:h>
      <text:p text:style-name="P4">
The current South Korean President Yin Xiyue (right) showed a more active route to the United States after taking office in May 2022, saying that it will accelerate the deployment and construction of the Sade system. South Korea officially joined the "Indo -Pacific Economic Framework" led by the United States in May 2022(IPEF)And in August, it was announced to join the United States, including Japan, South Korea, and Taiwan's "Chip Quartet Alliance". Its goals also include strengthening the supply chain, including export control of China.</text:p>
      <text:p text:style-name="P4">
*#</text:p>
      <text:h text:style-name="P13" text:outline-level="4">
<text:span text:style-name="T4">
China -Korea Relations: Do business first, then talk about strategic interests?</text:span>
</text:h>
      <text:h text:style-name="P12" text:outline-level="3">
<text:span text:style-name="T4">
"Safety concerns" in Korea</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Date </text:span>
 23.06.2023<text:span text:style-name="T4">
<text:span text:style-name="T5">
 Theme </text:span>
* <text:a xlink:type="simple" xlink:href="https://www.dw.com/zh/zh/韩国/t-40364866" text:style-name="Internet_20_link" text:visited-style-name="Visited_20_Internet_20_Link">
Korea</text:a>
<text:a xlink:type="simple" xlink:href="https://www.dw.com/zh/zh/奥巴马/t-17454206" text:style-name="Internet_20_link" text:visited-style-name="Visited_20_Internet_20_Link">
Obama</text:a>
, <text:a xlink:type="simple" xlink:href="https://www.dw.com/zh/zh/美国/t-40349886" text:style-name="Internet_20_link" text:visited-style-name="Visited_20_Internet_20_Link">
 U.S </text:a>
, <text:a xlink:type="simple" xlink:href="https://www.dw.com/zh/zh/朝鲜/t-17456127" text:style-name="Internet_20_link" text:visited-style-name="Visited_20_Internet_20_Link">
 North Korea </text:a>
</text:span>
<text:span text:style-name="T5">
 Keywords </text:span>
<text:span text:style-name="T5">
 <text:a xlink:type="simple" xlink:href="https://www.dw.com/zh/search/zh" text:style-name="Internet_20_link" text:visited-style-name="Visited_20_Internet_20_Link">
Korea</text:a>
, <text:a xlink:type="simple" xlink:href="https://www.dw.com/zh/search/zh" text:style-name="Internet_20_link" text:visited-style-name="Visited_20_Internet_20_Link">
 U.S </text:a>
, <text:a xlink:type="simple" xlink:href="https://www.dw.com/zh/search/zh" text:style-name="Internet_20_link" text:visited-style-name="Visited_20_Internet_20_Link">
Sad</text:a>
, <text:a xlink:type="simple" xlink:href="https://www.dw.com/zh/search/zh" text:style-name="Internet_20_link" text:visited-style-name="Visited_20_Internet_20_Link">
Sad missile defense system</text:a>
, <text:a xlink:type="simple" xlink:href="https://www.dw.com/zh/search/zh" text:style-name="Internet_20_link" text:visited-style-name="Visited_20_Internet_20_Link">
 Electromagnetic radiation </text:a>
, <text:a xlink:type="simple" xlink:href="https://www.dw.com/zh/search/zh" text:style-name="Internet_20_link" text:visited-style-name="Visited_20_Internet_20_Link">
 environmental impact </text:a>
</text:span>
<text:span text:style-name="T4">
 Feedback </text:span>
: Feedback of Opinions<text:span text:style-name="T4">
<text:span text:style-name="T5">
 Print </text:span>
* <text:a xlink:type="simple" xlink:href="javascript:window.print()" text:style-name="Internet_20_link" text:visited-style-name="Visited_20_Internet_20_Link">
Print this page</text:a>
</text:span>
<text:span text:style-name="T5">
 fixed link </text:span>
* https://p.dw.com/p/4szio</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Brinkeng: Support the relationship between the development of "healthy and mature" in South Korea and China</text:span>
</text:h>
      <text:p text:style-name="P4">
U.S. Secretary of State Brills, on the eve of the visit to China, called the South Korean foreign minister Park Zhentong to negotiate with the US, South Korea, China, the United States, and the Korean Peninsula issue. The Seoul revealed that Park Zhen may mention the recent diplomatic friction caused by the recent Chinese ambassador to South Korea Xing Haiming's remarks.</text:p>
      <text:p text:style-name="P4">
](https://www.dw.com/zh/zh/布林肯支持韩中发展健康成熟的关系/a-65948139) [</text:p>
      <text:h text:style-name="P12" text:outline-level="3">
<text:span text:style-name="T4">
China -Arab Relations Continue to deepen the worries of the United States</text:span>
</text:h>
      <text:p text:style-name="P4">
China and Arabia signed a $ 10 billion investment agreement in the "China -Arab Cooperation Forum" for the first day, covering the fields of mining, technology and renewable energy. Washington is constantly deepened by Washington's relationship with the most close Middle East allies in the United States.</text:p>
      <text:p text:style-name="P4">
](https://www.dw.com/zh/zh/中阿关系不断深化-美国忧心忡忡/a-65913364) [</text:p>
      <text:h text:style-name="P12" text:outline-level="3">
<text:span text:style-name="T4">
Passenger Comment: The Test of the East Asia Foreign Strategy on Beijing's diplomatic capabilities</text:span>
</text:h>
      <text:p text:style-name="P4">
This year is another year for Xi Jinping. Loshayo, who was nonsense in Europe, was just ready to withdraw from China, and now there are problems with South Korea and Japan. Now East Asia is watching how Xi Jinping will deal with this "accident" of this pile of diplomatic. Not only do people ask, why is Xi Jinping always always like that? Is it really impossible to coexist with democratic countries?</text:p>
      <text:p text:style-name="P4">
](https://www.dw.com/zh/zh/客座评论东亚格局对北京外交能力的考验/a-65922851)</text:p>
      <text:p text:style-name="P4">
News Source: <text:a xlink:type="simple" xlink:href="https://www.dw.com/zh/韩国环境评估：萨德系统电磁辐射-微不足道/a-66014152" text:style-name="Internet_20_link" text:visited-style-name="Visited_20_Internet_20_Link">
https://www.dw.com/zh/韩国环境评估：萨德系统电磁辐射-微不足道/a-66014152?maca=chi-rss-chi-all-1127-rdf</text:a>
</text:p>
      <!--NEWS-->
      <text:h text:style-name="P10" text:outline-level="1">
<text:span text:style-name="T4">
Yinchuan barbecue restaurant explosion brewing 31 After death, Xi Jinping ordered the national special rectification of safety risk</text:span>
</text:h>
      <text:p text:style-name="P4">
Author: chinese@voanews.com (金谷)</text:p>
      <text:p text:style-name="P4">
Publisher: 美国之音中文网 (Type: NewsMediaOrganization)</text:p>
      <text:p text:style-name="P4">
Published Time: 2023-06-23T13:15:23+08:00</text:p>
      <text:p text:style-name="P4">
Modified Time: 2023-06-23 05:15:23Z</text:p>
      <text:p text:style-name="P4">
Description: On the eve of China's Dragon Boat Festival, a major bombing incident, a barbecue restaurant in Yinchuan City, Yinchuan City, Ningxia Hui Autonomous Region, Northwest China, occurred on Wednesday (June 21) in the evening of the evening, causing 31 deaths and 7 injuries. Then Chinese President Xi Jinping ordered "Check as soon as possible The cause of the accident was seriously held accountable according to law, and "and instructed the relevant departments to carry out a special rectification of production safety risks in the near future. China has relaxed due to poor supervision, corruption and safety measures, and frequent industrial accident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president-orders-safety-campaign-after-explosion-at-barbecue-restaurant-kills-31-people-20230622/7149491.html" text:style-name="Internet_20_link" text:visited-style-name="Visited_20_Internet_20_Link">
https://www.voachinese.com/a/china-s-president-orders-safety-campaign-after-explosion-at-barbecue-restaurant-kills-31-people-20230622/7149491.html</text:a>
</text:p>
      <!--NEWS-->
      <text:h text:style-name="P10" text:outline-level="1">
<text:span text:style-name="T4">
Russian officials accused the West of "manipulating" Kazakhstan</text:span>
</text:h>
      <text:p text:style-name="P4">
Author: 通讯社</text:p>
      <text:p text:style-name="P4">
Publisher: Al Jazeera</text:p>
      <text:p text:style-name="P4">
Published Time: 2023-06-23T13:25:00</text:p>
      <text:p text:style-name="P4">
Modified Time: 2023-06-23T13:25:00</text:p>
      <text:p text:style-name="P4">
Description: According to Russia's Tasis, the Russian Federal Security Commission has accused Western countries of trying to leave the relationship between Russia and Kazakhstan by interfere with the affairs of sovereignty countries.</text:p>
      <text:p text:style-name="P4">
Images: ["<text:a xlink:type="simple" xlink:href="https://chinese.aljazeera.net/wp-content/uploads/2023/06/1-1687525564.png" text:style-name="Internet_20_link" text:visited-style-name="Visited_20_Internet_20_Link">
1-1687525564.png</text:a>
"]</text:p>
      <text:p text:style-name="P4">
Topics: ['政治', '新闻']</text:p>
      <text:p text:style-name="P4">
Keywords: ['政治', '新闻', '俄罗斯', '哈萨克斯坦']</text:p>
      <text:p text:style-name="P4">
Type: Article</text:p>
      <!--METADATA-->
      <text:p text:style-name="P4">
<draw:frame draw:style-name="fr1" draw:name="Image170" text:anchor-type="as-char" svg:width="6.9236in" svg:height="4.612736in" draw:z-index="0">
<draw:image xlink:href="../Images/Aljazeera Chinese/2023-06-23T13-25-00/1-1687525564.png" xlink:type="simple" xlink:show="embed" xlink:actuate="onLoad" draw:mime-type="image/png"/>
</draw:frame>
Last year, Kazakhstan President Casim Jooma Malt Takayev and Russian President Vladimir Putin (right) said on the same stage that his country would not recognize the pro -Russian small country of the Eastern Ukraine or other former Soviet Republics Independence (Reuters)</text:p>
      <text:p text:style-name="P4">
According to Russia's Tasis, the Russian Federal Security Commission has accused Western countries of trying to leave the relationship between Russia and Kazakhstan by interfere with the affairs of sovereignty countries.</text:p>
      <text:p text:style-name="P4">
At the time of the above comments on Friday, the Russian Security Council secretary Nicholas Patrushev was visiting Kazakhstan and met with his peers from the former Soviet Union to join the Republic of Central Asia.</text:p>
      <text:p text:style-name="P4">
Tas Sisplays quoted Patrueshov's deputy Aliushan Dafzov in Alamutto that "the United States and its allies are trying to support nationalist emotions, spread lies, and manipulate public opinion, including through the Internet and social networks."</text:p>
      <text:p text:style-name="P4">
Kazakhstan, which is rich in oil resources, is Russia's long -term allies and close economic partners. Since the Moscow army invaded Ukraine in February 2022, the country has been cautiously acting.</text:p>
      <text:p text:style-name="P4">
Kazakhstan officials often call for the end of the war through diplomatic means, and said that the country will comply with (but will not join) West sanctions on Russia.</text:p>
      <text:p text:style-name="P4">
Kazakhstan citizens provided a assistance to the Ukraine. When President Vladimir Putin ordered some military mobilization in 2022, many young Russian people who did not want to serve fled to Kazakhstan.</text:p>
      <text:p text:style-name="P4">
However, observers said that on the surface, Kazakhstan was trying to get rid of Russia's sphere of influence.</text:p>
      <text:p text:style-name="P4">
The Kazakhs government said this month that President Toccyev will not attend the annual economic forum in St. Petersburg, Russia. On the contrary, Alamu said that lower -level officials will participate in it, but no explanation will be given.</text:p>
      <text:p text:style-name="P4">
At last year's forum, Tocaev and Putin said on the same stage that Kazakhstan would not recognize the independence of pro -Russian small nations in eastern Ukraine or other former Soviet Union to join the Republic.</text:p>
      <text:p text:style-name="P4">
His remarks have attracted people's attention, because Kazakhstan and Russia have the longest continuous land boundary in the world. For decades, they have been members of the security and trading group led by Moscow, and Russia is a strategic partner.</text:p>
      <text:p text:style-name="P4">
On Wednesday, the long -term host country of the Syrian peace talks that Kazakhstan -Russia, Turkey, and Iran participated in unexpected proposals to end the process.</text:p>
      <text:p text:style-name="P4">
This Central Asian country has hosted such meetings since 2017.</text:p>
      <text:p text:style-name="P4">
Kazakhstan Deputy Foreign Minister Kanat Timish called for the end of the three -party talks and stated that their goals had achieved.</text:p>
      <text:p text:style-name="P4">
He told reporters, "Syria's isolation that is gradually getting rid of the region can be regarded as a sign that the Astana process has completed its task."</text:p>
      <text:p text:style-name="P4">
"Considering that Syria returns to the Arabic family, we recommend that the 20th meeting of the Astana process is the last meeting."</text:p>
      <text:p text:style-name="P4">
On Monday, Kazakhstan canceled the Russian singer Grigori Leips(Grigory Leps)A concert was because Russian singer Grigori Lapus was strongly opposed to invasion of Ukraine.</text:p>
      <text:p text:style-name="P4">
In the United Nations, Kazakhstan basically chose to abstain from the vote on the Ukrainian war rather than supporting Moscow.</text:p>
      <text:p text:style-name="P4">
News Source: <text:a xlink:type="simple" xlink:href="https://chinese.aljazeera.net/news/2023/6/23/%e4%bf%84%e7%bd%97%e6%96%af%e5%ae%98%e5%91%98%e6%8c%87%e8%b4%a3%e8%a5%bf%e6%96%b9%e6%93%8d%e7%ba%b5%e5%93%88%e8%90%a8%e5%85%8b%e6%96%af%e5%9d%a6" text:style-name="Internet_20_link" text:visited-style-name="Visited_20_Internet_20_Link">
https://chinese.aljazeera.net/news/2023/6/23/%e4%bf%84%e7%bd%97%e6%96%af%e5%ae%98%e5%91%98%e6%8c%87%e8%b4%a3%e8%a5%bf%e6%96%b9%e6%93%8d%e7%ba%b5%e5%93%88%e8%90%a8%e5%85%8b%e6%96%af%e5%9d%a6</text:a>
</text:p>
      <!--NEWS-->
      <text:h text:style-name="P10" text:outline-level="1">
<text:span text:style-name="T4">
Chinese Internet celebrities opposed to apply for news professional remarks guidelines criticism</text:span>
</text:h>
      <text:p text:style-name="P4">
Author: None</text:p>
      <text:p text:style-name="P4">
Publisher: Radio Free Asia (Organization)</text:p>
      <text:p text:style-name="P4">
Published Time: 2023-06-23T13:34:00-04:00</text:p>
      <text:p text:style-name="P4">
Modified Time: 2023-06-23T15:12:57-04:00</text:p>
      <text:p text:style-name="P4">
Description: None</text:p>
      <text:p text:style-name="P4">
Videos: []</text:p>
      <text:p text:style-name="P4">
Audios: ["<text:a xlink:type="simple" xlink:href="https://www.rfa.org/mandarin/yataibaodao/kejiaowen/sc-062320231105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897317in" draw:z-index="0">
<draw:image xlink:href="../Images/rfamandarin/2023-06-23T13-34-00-04-00/000000.png" xlink:type="simple" xlink:show="embed" xlink:actuate="onLoad" draw:mime-type="image/png"/>
</draw:frame>
Zhang Xuefeng, a lecturer of Chinese Internet celebrity postgraduate entrance examination tutoring, discussed the issue of volunteers on college entrance examinations online <text:a xlink:type="simple" xlink:href="https://www.rfa.org/mandarin/yataibaodao/kejiaowen/sc-06232023110519.html/@@images/image" text:style-name="Internet_20_link" text:visited-style-name="Visited_20_Internet_20_Link">
</text:a>
Zhang Xuefeng Weibo Screenshot <text:a xlink:type="simple" xlink:href="https://www.rfa.org/mandarin/yataibaodao/kejiaowen/sc-06232023110519.html/@@stream" text:style-name="Internet_20_link" text:visited-style-name="Visited_20_Internet_20_Link">
Audio-Link: https: //www.rfa.org/mandarin/yataibao/kejiaowen/sc-0623202310519.html/@stream</text:a>
Zhang Xuefeng's remarks on the professionalism of the college entrance examination have attracted Chinese official media attacks. However, many people think that Zhang Xuefeng said that it makes sense and mockens the Chinese official media.</text:p>
      <text:p text:style-name="P4">
<text:span text:style-name="T4">
<text:span text:style-name="T5">
 <text:a xlink:type="simple" xlink:href="https://www.rfa.org/mandarin/Xinwen/6-04182023161051.html" text:style-name="Internet_20_link" text:visited-style-name="Visited_20_Internet_20_Link">
The worse the test, the worse? China is now "reverse postgraduate entrance examination"</text:a>
</text:span>
* </text:span>
<text:span text:style-name="T5">
 <text:a xlink:type="simple" xlink:href="https://www.rfa.org/mandarin/Xinwen/8-04152023161604.html" text:style-name="Internet_20_link" text:visited-style-name="Visited_20_Internet_20_Link">
Difficult to find work: Internet exposure to Shanghai University graduates' employment rate of 32%</text:a>
</text:span>
<text:span text:style-name="T5">
 </text:span>
<text:span text:style-name="T4">
 <text:a xlink:type="simple" xlink:href="https://www.rfa.org/mandarin/Xinwen/9-09262022164358.html" text:style-name="Internet_20_link" text:visited-style-name="Visited_20_Internet_20_Link">
The number of jobs in the epidemic is difficult to find a job in China this year, the number of postgraduates will break 5 million</text:a>
</text:span>
</text:p>
      <text:p text:style-name="P4">
<text:span text:style-name="T4">
 The speech of the Internet celebrity lecturer's speech was criticized by the academic community and official media </text:span>
</text:p>
      <text:p text:style-name="P4">
Recently, Zhang Xuefeng, a lecturer of the Chinese Internet Red Postgraduate Counseling, spoke a period of aroused dramatic arguments during the live broadcast of the Internet: "(College Entrance Examination) Science 590 (in), newspaper news? I will tell you that you will destroy the collapse. If I am, In the case of parents, this child must not report to the journalism, and I will do one thing, just stun him. "</text:p>
      <text:p text:style-name="P4">
In an interview with the Chinese media "China News Weekly", Zhang Xuefeng said: "I have to admit that 80%of the students who learn news communication are not engaged in the industry. News communication is a very good professional ... Now? Everyone is self -media. "</text:p>
      <text:p text:style-name="P4">
Zhang Xuefeng issued the above time, in the annual Chinese college entrance examination season. His remarks caused Zhang Xiaoqiang, a professor at the School of Journalism of Chongqing University. On June 15th, Zhang Xiaoqiang posted on the Internet: "Friends!Don't be fooled by Internet celebrities like Zhang Xuefeng. He is not linked and misleads the public." Zhang Xiaoqiang also said in his own Douyin video: " I, I want to faint him (Zhang Xuefeng). The journalism can be able to be martial arts. More knowledge with science and technology. To truly learn well, you must not only write a manuscript, P picture, but also be able to carry machines to shoot, programming, data, and various analysis. Zhang Xuefeng said that it is now a self -media, that's too much, that's too much. Narrow, mainstream media is still an industry that can absorb employment. "</text:p>
      <text:p text:style-name="P4">
Zhang Xiaoqiang's rejection of Zhang Xuefeng's remarks. (Weibo screenshot) <text:a xlink:type="simple" xlink:href="https://www.rfa.org/mandarin/yataibaodao/kejiaowen/sc-06232023110519.html/m0623-sc1.jpg" text:style-name="Internet_20_link" text:visited-style-name="Visited_20_Internet_20_Link">
</text:a>
Zhang Xiaoqiang also said that independent entrepreneurship, going to the Internet factories, examination civil servants, and state -owned enterprises also belong to the employment prospects of journalism.</text:p>
      <text:p text:style-name="P4">
In addition, Zou Zhendong, a professor of journalism at Xiamen University, also commented on Zhang Xuefeng's remarks, saying "it is worth reflecting on the issues raised by Zhang Xuefeng, but don't trust his conclusions."</text:p>
      <text:p text:style-name="P4">
Zou Zhendong's response to Zhang Xuefeng's remarks. (Weibo screenshot) <text:a xlink:type="simple" xlink:href="https://www.rfa.org/mandarin/yataibaodao/kejiaowen/sc-06232023110519.html/m0623-sc2.jpg" text:style-name="Internet_20_link" text:visited-style-name="Visited_20_Internet_20_Link">
</text:a>
In addition to the opposition from the academic circles, the official media of the Chinese Ministry of Education "China Education News" also launched a attack on Zhang Xuefeng. "China Education News" published an article on June 22, saying that "a so -called" net red 'famous teacher's remarks about "newspaper news science" has caused widespread controversy in the journalism and industry. " "Those simple and rude 'Internet celebrities' remarks have a strong confusion. The greater their communication, the greater the destructive power." The article also asked: "Children in ordinary families can only choose a specialty to choose a major. Can you eat meals? "</text:p>
      <text:p text:style-name="P4">
<text:span text:style-name="T4">
 Many people think that Zhang Xuefeng speaks of reason </text:span>
</text:p>
      <text:p text:style-name="P4">
However, many people feel that Zhang Xuefeng's remarks seem quite reasonable. This year, children of relatives in the family participated in the college entrance examination. Mr. Xu, from Guangzhou, said that the children of his relatives would not choose journalism as a university major: "I think Zhang Xuefeng said that it is wrong to hit people. The statement. However, I feel that the job prospect of the journalism is not good enough now, unless children like it (only to report). The employment now is stable. The official controls the news. There is nothing good about doing this line in China. The future of development. "</text:p>
      <text:p text:style-name="P4">
Netizens' discussions on the "China Education News" article. (Weibo screenshot) <text:a xlink:type="simple" xlink:href="https://www.rfa.org/mandarin/yataibaodao/kejiaowen/sc-06232023110519.html/m0623-sc3.jpg" text:style-name="Internet_20_link" text:visited-style-name="Visited_20_Internet_20_Link">
</text:a>
</text:p>
      <text:p text:style-name="P4">
Netizens' discussions on the "China Education News" article. (Weibo screenshot) <text:a xlink:type="simple" xlink:href="https://www.rfa.org/mandarin/yataibaodao/kejiaowen/sc-06232023110519.html/m0623-sc4.jpg" text:style-name="Internet_20_link" text:visited-style-name="Visited_20_Internet_20_Link">
</text:a>
Miss Chen from Shenzhen has two relatives who have participated in the college entrance examination last year and this year. She said that among her relatives and friends, parents generally want their children to apply for teachers and medical majors, and many people expect their children to be admitted to civil servants after graduating from college. Few people reported: "The major of journalism is the major of journalism, people around me generally will not let my children choose because it is not easy to find a job. And this major learns it. Only by relying on relations can we work in some units, the economy is very poor. Now everyone wants to stabilize, so few people report this major.</text:p>
      <text:p text:style-name="P4">
Reporter: Sun Cheng Responsible: Jiayuan.com Editor: He Fu</text:p>
      <text:p text:style-name="P4">
News Source: <text:a xlink:type="simple" xlink:href="https://www.rfa.org/mandarin/yataibaodao/kejiaowen/sc-06232023110519.html" text:style-name="Internet_20_link" text:visited-style-name="Visited_20_Internet_20_Link">
https://www.rfa.org/mandarin/yataibaodao/kejiaowen/sc-06232023110519.html</text:a>
</text:p>
      <!--NEWS-->
      <text:h text:style-name="P10" text:outline-level="1">
<text:span text:style-name="T4">
U.S. nuclear -powered aircraft carrier will rarely stop in Vietnam's Pugang for six days</text:span>
</text:h>
      <text:p text:style-name="P4">
Author: 联合早报 (Person)</text:p>
      <text:p text:style-name="P4">
Publisher: 联合早报 (Organization)</text:p>
      <text:p text:style-name="P4">
Published Time: 2023-06-23T13:35</text:p>
      <text:p text:style-name="P4">
Modified Time: 2023-06-23T13:35</text:p>
      <text:p text:style-name="P4">
Description: The US aircraft carrier "Ronald Reagan" Sunday (June 25) will stop at Pangang Port in central Vietnam. Reuters reports that the nine ship No. 9 of the Nimitz -class nuclear -powered aircraft carrier is still tight when the situation in the South China Sea is still tense.</text:p>
      <text:p text:style-name="P4">
Videos: []</text:p>
      <text:p text:style-name="P4">
Audios: []</text:p>
      <text:p text:style-name="P4">
Images: []</text:p>
      <text:p text:style-name="P4">
Type: NewsArticle</text:p>
      <text:p text:style-name="P4">
Breadcrumbs: ['即时', '国际']</text:p>
      <text:p text:style-name="P4">
Keywords: ['美国', '航空母舰', '越南', '南中国海', '中国']</text:p>
      <!--METADATA-->
      <text:p text:style-name="P4">
The US aircraft carrier "Ronald Reagan" Sunday (June 25) will stop at Pangang Port in central Vietnam.</text:p>
      <text:p text:style-name="P4">
Reuters reports that the Nine -nine ship of the Ronald Reagan is the Nimitz -class nuclear -powered aircraft carrier. As the situation in the South China Sea is still tense, it is very rare for U.S. warships to stop at this Southeast Asian country port.</text:p>
      <text:p text:style-name="P4">
Vietnamese media quoted a spokesman for the Ministry of Foreign Affairs of Vietnam that the Ronald Reagan will arrive in Puggang on the afternoon of the 25th and stay until the 30th.</text:p>
      <text:p text:style-name="P4">
The Vietnamese Ministry of Foreign Affairs did not respond to Reuters' comment requests.</text:p>
      <text:p text:style-name="P4">
Ronald Reagan was the third US aircraft carrier visiting Vietnam after the end of the Vietnam War. In 2020, in order to commemorate the 25th anniversary of the end of the Vietnam War, Nimitz -class nuclear -powered aircraft carrier No. 4 Shiphoto Roseford stopped Vietnam.</text:p>
      <text:p text:style-name="P4">
China claims to have almost the sovereignty of the South China Sea, including an exclusive economic zone covering Vietnam and other countries in the district. When Washington sought to upgrade the relationship between the United States and Vietnam, Hanoi and Beijing frequently rubbed the sovereignty of the South China Sea.</text:p>
      <text:p text:style-name="P4">
The South China Sea is an important channel for international routes. U.S. aircraft carriers often crossed this resources with rich resources and are often tracked and monitored by Chinese warships.</text:p>
      <text:p text:style-name="P4">
The Ministry of National Defense of Taiwan recently announced that the Shandong ship formation of mainland China was driving southwest along the Taiwan Strait on Wednesday. This is the second time in Taiwan's official notice in the past month that the Shandong ship formation has passed the Taiwan Strait.</text:p>
      <text:p text:style-name="P4">
News Source: <text:a xlink:type="simple" xlink:href="https://www.zaobao.com.sg/realtime/world/story20230623-1407046" text:style-name="Internet_20_link" text:visited-style-name="Visited_20_Internet_20_Link">
https://www.zaobao.com.sg/realtime/world/story20230623-1407046</text:a>
</text:p>
      <!--NEWS-->
      <text:h text:style-name="P10" text:outline-level="1">
<text:span text:style-name="T4">
US media: US drones will help India track the Chinese army on the controversial border</text:span>
</text:h>
      <text:p text:style-name="P4">
Author: None</text:p>
      <text:p text:style-name="P4">
Publisher: Radio Free Asia (Organization)</text:p>
      <text:p text:style-name="P4">
Published Time: 2023-06-23T13:48:32-04:00</text:p>
      <text:p text:style-name="P4">
Modified Time: 2023-06-23T13:48: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88615in" draw:z-index="0">
<draw:image xlink:href="../Images/rfamandarin/2023-06-23T13-48-32-04-00/000000.png" xlink:type="simple" xlink:show="embed" xlink:actuate="onLoad" draw:mime-type="image/png"/>
</draw:frame>
Data Picture: On June 17, 2020, the Indian Border Security Force (BSF) soldiers guarded the highway to the city (Leh) to borders China (LEH) in Gagangir. Agence France -Presse information picture</text:p>
      <text:p text:style-name="P4">
On Thursday (22nd), during the first state visit to the United States in the United States, the United States and India announced an agreement in the United States and India. Dollar. According to the US media, the purchase shows that India has strengthened close attention to the Sino -Indian border area.</text:p>
      <text:p text:style-name="P4">
According to the Wall Street Journal, Indian officials said that as part of the transaction, India is expected to obtain about 30 MQ-9B high-altitude drones, including "marine guards" and "sky guards" drones. Some of them will be assembled and carried in India. Officials said about half of them are expected to be delivered to the Indian Navy, and the rest will be used for the Indian Army and the Air Force for surveillance.</text:p>
      <text:p text:style-name="P4">
It is reported that the purchase indicates that India has increased its attention to the Sino -Indian border. Until a few years ago, India also mainly relied on human patrols to monitor controversial boundaries. In 2020, a fatal confrontation between the two China and India troops at the border shocked New Delhi, which caused the relationship between the two countries to deteriorate, and forced the two sides to increase the troops, weapons and surveillance equipment of the border deployment.</text:p>
      <text:p text:style-name="P4">
Last week, Jakesullivan, a US national security adviser, said that he believes that Modi will be a transformation moment in the US -India relations, and China's challenge is one of the key driving factors of the increasingly close relationship between the two countries.</text:p>
      <text:p text:style-name="P4">
Editor -in -chief: Kaidi</text:p>
      <text:p text:style-name="P4">
News Source: <text:a xlink:type="simple" xlink:href="https://www.rfa.org/mandarin/Xinwen/5-06232023134611.html" text:style-name="Internet_20_link" text:visited-style-name="Visited_20_Internet_20_Link">
https://www.rfa.org/mandarin/Xinwen/5-06232023134611.html</text:a>
</text:p>
      <!--NEWS-->
      <text:h text:style-name="P10" text:outline-level="1">
<text:span text:style-name="T4">
Zambia and China and Western creditors to reach debt reorganization are expected to open precedents for debt dilemma countries</text:span>
</text:h>
      <text:p text:style-name="P4">
Author: chinese@voanews.com (杨安)</text:p>
      <text:p text:style-name="P4">
Publisher: 美国之音中文网 (Type: NewsMediaOrganization)</text:p>
      <text:p text:style-name="P4">
Published Time: 2023-06-23T13:50:52+08:00</text:p>
      <text:p text:style-name="P4">
Modified Time: 2023-06-23 05:50:52Z</text:p>
      <text:p text:style-name="P4">
Description: The French government announced on Thursday's "Summit for A New Global Financial Pact" that Zambia had reached a US $ 6.3 billion loan with government creditors including China. Zambia Hakainde Hichilema also confirmed and stated that this is an important milestone in Zambia's economic recovery and growth journey.</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debt-plagued-zambia-reaches-deal-to-rework-6-3b-in-loans-france-says-20230622/7149488.html" text:style-name="Internet_20_link" text:visited-style-name="Visited_20_Internet_20_Link">
https://www.voachinese.com/a/debt-plagued-zambia-reaches-deal-to-rework-6-3b-in-loans-france-says-20230622/7149488.html</text:a>
</text:p>
      <!--NEWS-->
      <text:h text:style-name="P10" text:outline-level="1">
<text:span text:style-name="T4">
Hong Kong Media: The New Dean of the Central Academy of Fine Arts was appointed by the Alliance</text:span>
</text:h>
      <text:p text:style-name="P4">
Author: None</text:p>
      <text:p text:style-name="P4">
Publisher: Radio Free Asia (Organization)</text:p>
      <text:p text:style-name="P4">
Published Time: 2023-06-23T13:52:02-04:00</text:p>
      <text:p text:style-name="P4">
Modified Time: 2023-06-23T13:5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5.148032in" draw:z-index="0">
<draw:image xlink:href="../Images/rfamandarin/2023-06-23T13-52-02-04-00/000000.png" xlink:type="simple" xlink:show="embed" xlink:actuate="onLoad" draw:mime-type="image/png"/>
</draw:frame>
Lin Mao, the new dean of the Central Academy of Fine Arts <text:a xlink:type="simple" xlink:href="https://www.rfa.org/mandarin/Xinwen/6-06232023134928.html/@@images/image" text:style-name="Internet_20_link" text:visited-style-name="Visited_20_Internet_20_Link">
</text:a>
Picture of the Central Academy of Fine Arts</text:p>
      <text:p text:style-name="P4">
The Central Academy of Fine Arts of the Central Academy of China in China recently ushered in a 47 -year -old new dean Lin Mao, which caused controversy. Several heavyweight professors of the Central Academy of Fine Arts were unhappy to express their public letter, saying that the dean's selection of the grass rate made everyone unable to understand. The Ministry of Education responded that the dean's adjustment was to focus on the long -term development of the Central and American Dean, and said that Lin Mao "had good political quality and supported the party's leadership."</text:p>
      <text:p text:style-name="P4">
According to the observation article of the Hong Kong media "Sing Tao Daily", the participants are the heavyweight professors of the Central Academy of Fine Arts, including Zhang Lujiang, director of the Department of Oil Painting, Zhu Pei, Dean of the School of Construction, Zhang Zikang, the director of the Art Museum, art management and professor. The dean of the college Yu Ding and others. They said in an open letter that the President of the Central Academy of Fine Arts should have excellent art and academic standards, the work experience of higher art colleges, and the influence in the Chinese art world. It is hoped that the Ministry of Education will carefully consider the president's candidates.</text:p>
      <text:p text:style-name="P4">
However, He Guangcai, the Director of the Department of Personnel of the Ministry of Education, still announced on the 21st that Lin Mao replaced Van Dian as the new dean of the Central Academy of Fine Arts, and said that the dean's adjustment, " Careful research. "</text:p>
      <text:p text:style-name="P4">
The Central Academy of Fine Arts is the only higher art school directly under the Ministry of Education of China. Since the establishment, the seven presidents have been Xu Beihong, Jiang Feng, Wu Zuoren, Gu Yuan, Jin Shangyi, Pan Gongkai, and Van Dian.</text:p>
      <text:p text:style-name="P4">
The new dean Lin Mao was born in September 1975. After graduating from the Oil Painting Department of the Central Academy of Fine Arts, he worked in the Ministry of Culture for a long time. Essence</text:p>
      <text:p text:style-name="P4">
Editor -in -chief: Kaidi</text:p>
      <text:p text:style-name="P4">
News Source: <text:a xlink:type="simple" xlink:href="https://www.rfa.org/mandarin/Xinwen/6-06232023134928.html" text:style-name="Internet_20_link" text:visited-style-name="Visited_20_Internet_20_Link">
https://www.rfa.org/mandarin/Xinwen/6-06232023134928.html</text:a>
</text:p>
      <!--NEWS-->
      <text:h text:style-name="P10" text:outline-level="1">
<text:span text:style-name="T4">
Reorganized 6.3 billion US dollars of loans Zambia and China creditor reached an agreement</text:span>
</text:h>
      <text:p text:style-name="P4">
Author: None</text:p>
      <text:p text:style-name="P4">
Publisher: Radio Free Asia (Organization)</text:p>
      <text:p text:style-name="P4">
Published Time: 2023-06-23T13:59:00-04:00</text:p>
      <text:p text:style-name="P4">
Modified Time: 2023-06-23T14:12: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612011in" draw:z-index="0">
<draw:image xlink:href="../Images/rfamandarin/2023-06-23T13-59-00-04-00/000000.png" xlink:type="simple" xlink:show="embed" xlink:actuate="onLoad" draw:mime-type="image/png"/>
</draw:frame>
French government on Thursday(The 22nd)During the Global Financial Summit held in Paris, Zambia, who was trapped in debt, and government creditors including China, had reached an agreement to reorganize a $ 6.3 billion loan. The picture shows the capital of the capital Lusca gathered in a busy market to buy charcoal. <text:a xlink:type="simple" xlink:href="https://www.rfa.org/mandarin/Xinwen/7-06232023135342.html/@@images/image" text:style-name="Internet_20_link" text:visited-style-name="Visited_20_Internet_20_Link">
</text:a>
Associated Press information picture</text:p>
      <text:p text:style-name="P4">
French government on Thursday(The 22nd)During the Global Financial Summit held in Paris, Zambia, who was trapped in debt, and government creditors including China, had reached an agreement to reorganize a $ 6.3 billion loan. U.S. Finance Minister Yellen, who attended the summit(Janet Yellen)Welcome to this news. This is also regarded as a test case that developing countries respond to a large amount of debt accumulated under China's "Belt and Road" initiative.</text:p>
      <text:p text:style-name="P4">
According to the Associated Press and the Wall Street Journal, the agreement covers loans from Britain, France, South Africa, Israel, and India, of which the total loan from the largest debt country is $ 4.1 billion.</text:p>
      <text:p text:style-name="P4">
The agreement was reached after more than 18 months of difficult negotiations. During this period, US Finance Minister Yellen and other leaders have repeatedly accused Beijing of obstructing the progress of the negotiations. The new agreement will allow the International Monetary Fund (IMF) to pay $ 1.88 million of Zambia's $ 1.3 billion for rescue funds. The issue of this funds has been put on hold from April.</text:p>
      <text:p text:style-name="P4">
Under the "Belt and Road" framework, China has provided nearly $ 1 trillion of loans to developing countries. At present, many governments using Chinese funds have encountered difficulties in repaying loans. Among them, Ghana, Sri Lanka, and Ethiopia have already conducted debt negotiations with Chinese authorities on debt deductions with billions of dollars in other loans. IMF and World Bank(Worldbank)Officials have previously stated that they hope that the debt agreement reached with Zambia can encourage other developing countries to follow suit.</text:p>
      <text:p text:style-name="P4">
Editor -in -chief: Kaidi</text:p>
      <text:p text:style-name="P4">
News Source: <text:a xlink:type="simple" xlink:href="https://www.rfa.org/mandarin/Xinwen/7-06232023135342.html" text:style-name="Internet_20_link" text:visited-style-name="Visited_20_Internet_20_Link">
https://www.rfa.org/mandarin/Xinwen/7-06232023135342.html</text:a>
</text:p>
      <!--NEWS-->
      <text:h text:style-name="P10" text:outline-level="1">
<text:span text:style-name="T4">
The economic growth of the euro zone has slowed down to a low of 5 months in June</text:span>
</text:h>
      <text:p text:style-name="P4">
Publisher: 法新社</text:p>
      <text:p text:style-name="P4">
Published Time: 2023-06-23T14:02:09+00:00</text:p>
      <text:p text:style-name="P4">
Modified Time: 2023-06-23T13:35:02+00:00</text:p>
      <text:p text:style-name="P4">
Description: (Agence France -Presse Brussels, 23rd) S &amp; P Global (PMI), a comprehensive purchasing manager index (PMI) released by S &amp; P Global, showed that the economic activity in the euro zone has dropped to 5 months by the decline in industrial production. Come and l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23T14-02-09-00-00/000000.png" xlink:type="simple" xlink:show="embed" xlink:actuate="onLoad" draw:mime-type="image/png"/>
</draw:frame>
The June comprehensive procurement manager index of S &amp; P global euro zone dropped from 52.8 in May to 50.3 in June.</text:p>
      <text:p text:style-name="P4">
This index takes 50 as the glory line of economic strength. More than 50 represents the growth of economic activities, and less than 50 represents poor economic prospects.</text:p>
      <text:p text:style-name="P4">
News Source: <text:a xlink:type="simple" xlink:href="https://www.rfi.fr/cn/%E8%B4%A2%E7%BB%8F%E5%BF%AB%E8%AE%AF/20230623-%E6%AC%A7%E5%85%83%E5%8C%BA6%E6%9C%88%E7%BB%8F%E6%B5%8E%E6%88%90%E9%95%BF%E6%94%BE%E7%BC%93-%E9%99%8D%E8%87%B35%E4%B8%AA%E6%9C%88%E6%9D%A5%E4%BD%8E%E7%82%B9" text:style-name="Internet_20_link" text:visited-style-name="Visited_20_Internet_20_Link">
https://www.rfi.fr/cn/%E8%B4%A2%E7%BB%8F%E5%BF%AB%E8%AE%AF/20230623-%E6%AC%A7%E5%85%83%E5%8C%BA6%E6%9C%88%E7%BB%8F%E6%B5%8E%E6%88%90%E9%95%BF%E6%94%BE%E7%BC%93-%E9%99%8D%E8%87%B35%E4%B8%AA%E6%9C%88%E6%9D%A5%E4%BD%8E%E7%82%B9</text:a>
</text:p>
      <!--NEWS-->
      <text:h text:style-name="P10" text:outline-level="1">
<text:span text:style-name="T4">
The heat wave swept the "red" alert in Beijing, China</text:span>
</text:h>
      <text:p text:style-name="P4">
Author: None</text:p>
      <text:p text:style-name="P4">
Publisher: Radio Free Asia (Organization)</text:p>
      <text:p text:style-name="P4">
Published Time: 2023-06-23T14:03:00-04:00</text:p>
      <text:p text:style-name="P4">
Modified Time: 2023-06-23T14:0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12011in" draw:z-index="0">
<draw:image xlink:href="../Images/rfamandarin/2023-06-23T14-03-00-04-00/000000.png" xlink:type="simple" xlink:show="embed" xlink:actuate="onLoad" draw:mime-type="image/png"/>
</draw:frame>
Beijing Meteorological Observatory issued a rare high -temperature "red" warning signal on Friday (23). The picture shows some children playing in the fountain outside the shopping center on the 23rd. <text:a xlink:type="simple" xlink:href="https://www.rfa.org/mandarin/Xinwen/8-06232023140058.html/@@images/image" text:style-name="Internet_20_link" text:visited-style-name="Visited_20_Internet_20_Link">
</text:a>
Associated Press Picture</text:p>
      <text:p text:style-name="P4">
The Beijing Meteorological Observatory issued a high -temperature "red" early warning signal on Friday (23rd). It is expected that local high -temperature weather will continue until the 25th, and the highest temperature in most regions can reach 37-40 ° C. The day before, Beijing's temperature set the highest record in June since the record. At present, the large -scale heat wave attacks in northern China are expected to continue until next week.</text:p>
      <text:p text:style-name="P4">
According to Chinese media reports, Beijing Meteorological Observatory stated that the temperature in Beijing on Thursday afternoon was as high as 41.1 degrees Celsius, which was the hottest June day since the meteorological record in 1961. This is also the second high temperature in Beijing history, which is slightly lower than 41.9 degrees Celsius recorded on July 24, 1999.</text:p>
      <text:p text:style-name="P4">
On Friday, Beijing officially announced that the temperature reached 40.3 degrees Celsius. Zhang Yingxin, chief forecaster of the Municipal Meteorological Observatory, said at a press conference, "This is the first time since the establishment of the Meteorological Observatory (1951), which has appeared for the first time with high temperature weather above 40 ° C for two consecutive days."</text:p>
      <text:p text:style-name="P4">
According to the China Meteorological Administration, Beijing is currently undergoing long -term heat waves, and extreme temperatures will continue until the end of June. At the same time, since June this year (as of the 22nd), a total of 183 national meteorological stations in the country have exceeded the monthly extreme value, 46 stations have broken the historical pole value, and the highest temperature of the daily temperature in North China has emerged in June. 22nd.</text:p>
      <text:p text:style-name="P4">
Experts said that the sunny and dry weather has exacerbated the recent heat waves.</text:p>
      <text:p text:style-name="P4">
Editor -in -chief: Kaidi</text:p>
      <text:p text:style-name="P4">
News Source: <text:a xlink:type="simple" xlink:href="https://www.rfa.org/mandarin/Xinwen/8-06232023140058.html" text:style-name="Internet_20_link" text:visited-style-name="Visited_20_Internet_20_Link">
https://www.rfa.org/mandarin/Xinwen/8-06232023140058.html</text:a>
</text:p>
      <!--NEWS-->
      <text:h text:style-name="P10" text:outline-level="1">
<text:span text:style-name="T4">
Conflict continues: The Sudan military announced that the UAV, which tried to attack its headquarters, to find a reason for delaying Gada negotiations</text:span>
</text:h>
      <text:p text:style-name="P4">
Author: 半岛电视台</text:p>
      <text:p text:style-name="P4">
Publisher: Al Jazeera</text:p>
      <text:p text:style-name="P4">
Published Time: 2023-06-23T14:24:23</text:p>
      <text:p text:style-name="P4">
Modified Time: 2023-06-23T14:24:23</text:p>
      <text:p text:style-name="P4">
Description: Local sources told a reporter from the Peninsula TV station that Fishr, the capital of the Sudan North Dalfur, eastward intermittently sounding heavy weapons and light weapons. At the same time, the negotiations on Gada about the Sudan issue were postponed.</text:p>
      <text:p text:style-name="P4">
Images: ["<text:a xlink:type="simple" xlink:href="https://chinese.aljazeera.net/wp-content/uploads/2023/06/sudan-1687298943-1687528818.jpg" text:style-name="Internet_20_link" text:visited-style-name="Visited_20_Internet_20_Link">
sudan-1687298...</text:a>
", "<text:a xlink:type="simple" xlink:href="https://chinese.aljazeera.net/wp-content/uploads/2023/06/image-1687528660.jpg" text:style-name="Internet_20_link" text:visited-style-name="Visited_20_Internet_20_Link">
image-1687528...</text:a>
", "<text:a xlink:type="simple" xlink:href="https://chinese.aljazeera.net/wp-content/uploads/2023/06/image-1-1687528731.jpg" text:style-name="Internet_20_link" text:visited-style-name="Visited_20_Internet_20_Link">
image-1-16875...</text:a>
"]</text:p>
      <text:p text:style-name="P4">
Topics: ['军事', '政治', '新闻']</text:p>
      <text:p text:style-name="P4">
Keywords: ['军事', '政治', '新闻', '世界', '苏丹']</text:p>
      <text:p text:style-name="P4">
Type: Article</text:p>
      <!--METADATA-->
      <text:p text:style-name="P4">
<draw:frame draw:style-name="fr1" draw:name="Image189" text:anchor-type="as-char" svg:width="6.9236in" svg:height="4.366416in" draw:z-index="0">
<draw:image xlink:href="../Images/Aljazeera Chinese/2023-06-23T14-24-23/sudan-1687298943-1687528818.jpg" xlink:type="simple" xlink:show="embed" xlink:actuate="onLoad" draw:mime-type="image/jpeg"/>
</draw:frame>
The traces left by the capital of the Sudan capital of Khatoo Moumum after the early explosion and the conflict(Anadoru News Agency)Local sources told a reporter from the Peninsula TV station that Fishr, the capital of the Sudan North Dalfur, eastward intermittently sounding heavy weapons and light weapons. At the same time, the negotiations on Gada about the Sudan issue were postponed.</text:p>
      <text:p text:style-name="P4">
These sources pointed out to a reporter from the Peninsula TV station that the Sudan army and the rapid support forces fought violent battles on the city on the 22nd, causing a civilian death and 6 injuries.</text:p>
      <text:p text:style-name="P4">
In Khamoum, a military source of the Sudan military told a reporter from Peninsula that his troops shot down a drone trying to attack the General Headquarters on the 22nd.</text:p>
      <text:p text:style-name="P4">
In the city of Obey, the capital of Koldor, Sudan, local sources pointed out to a reporter from Peninsula that some neighborhoods in the city broke out on the morning of the 23rd.</text:p>
      <text:p text:style-name="P4">
According to a reporter from Peninsula TV, the police force clashed with the rapid support forces in Obey, causing one person to die and 6 people injured.</text:p>
      <text:p text:style-name="P4">
In the capital of the country's capital Khamoum, a reporter from the Peninsula TV reported that there were fighter aircraft flying over the capital. At the same time, gunfire appeared in the southwestern direction of Endaman, and the Sudan military bombed the rapid support forces in Kagole and Entumanman The resident.</text:p>
      <text:p text:style-name="P4">
A reporter from the Peninsula TV stated that the "Jarov Shargg" area is being shot, and its goal is to quickly support the base of the troops.</text:p>
      <text:p text:style-name="P4">
<draw:frame draw:style-name="fr1" draw:name="Image190" text:anchor-type="as-char" svg:width="6.9236in" svg:height="3.894525in" draw:z-index="0">
<draw:image xlink:href="../Images/Aljazeera Chinese/2023-06-23T14-24-23/image-1687528660.jpg" xlink:type="simple" xlink:show="embed" xlink:actuate="onLoad" draw:mime-type="image/jpeg"/>
</draw:frame>
Sudan explosion conflict(news agency)</text:p>
      <text:h text:style-name="P13" text:outline-level="4">
<text:span text:style-name="T4">
Jiga negotiations were postponed</text:span>
</text:h>
      <text:p text:style-name="P4">
On the other hand, the United States Assistant Secretary of State Molly Philip in African affairs said that Gada negotiations on the Sudan issue were postponed because the current plan failed to control the country.</text:p>
      <text:p text:style-name="P4">
The three -day off -war war between the two sides has ended, but there is no sign that it may extend the suspension or obtain any diplomatic breakthrough.</text:p>
      <text:p text:style-name="P4">
In this context, Malik Agel, vice chairman of the Sudan sovereignty committee, said that Sudan refused the initiative proposed by the non -alliance to resolve the Sudan crisis, because the qualifications of Sudan's non -league member states have been suspended. He will also have this initiative. Called "occupation initiative".</text:p>
      <text:p text:style-name="P4">
He pointed out that the purpose of the initiative is to allow international forces to enter the Sudan and make the Kagoum region non -military.</text:p>
      <text:p text:style-name="P4">
In addition, he also said that the "Igat" (intergovernmental development organization) is seeking to form an exile government headquartered in Kenya to force Sudan to agree with its initiative.</text:p>
      <text:p text:style-name="P4">
<draw:frame draw:style-name="fr1" draw:name="Image191" text:anchor-type="as-char" svg:width="6.9236in" svg:height="3.894525in" draw:z-index="0">
<draw:image xlink:href="../Images/Aljazeera Chinese/2023-06-23T14-24-23/image-1-1687528731.jpg" xlink:type="simple" xlink:show="embed" xlink:actuate="onLoad" draw:mime-type="image/jpeg"/>
</draw:frame>
Sudan explosion conflict(news agency)</text:p>
      <text:h text:style-name="P13" text:outline-level="4">
<text:span text:style-name="T4">
iger: People refuse to reconcile with fast support forces</text:span>
</text:h>
      <text:p text:style-name="P4">
On the other hand, Agel pointed out in a press statement issued by Cairo that the people of the Sudan people were united around the military and their leadership. He also emphasized that the Sudan people refused to reach any reconciliation with the rapid support of the troops and regarded the army as a safe port. Essence</text:p>
      <text:p text:style-name="P4">
Agel said that the army did not lack the military supplies required for fighting. He also said that the military situation is reassuring in terms of quantity and equipment. He also disclosed information about "fast support for troops", such as occupying hospitals and houses and robbery, and violent behavior against women.</text:p>
      <text:p text:style-name="P4">
Agger asked the army to solve the rebellion with the country's believe in proper tactics and strategic methods.</text:p>
      <text:p text:style-name="P4">
He also said that the rapid support of the commander of the troops did not have any political ambitions or political words before April 2019, and he and the Alliance formed by the Central Committee of Liberty and the Central Committee made him overthrow Olympic Olympics. After the rule of Mal Bagill, he won a new status in the country and they also allowed him to rebel.</text:p>
      <text:p text:style-name="P4">
News Source: <text:a xlink:type="simple" xlink:href="https://chinese.aljazeera.net/news/military/2023/6/23/%e5%86%b2%e7%aa%81%e6%8c%81%e7%bb%ad%e8%8b%8f%e4%b8%b9%e5%86%9b%e6%96%b9%e5%ae%a3%e5%b8%83%e5%87%bb%e8%90%bd%e8%af%95%e5%9b%be%e8%a2%ad%e5%87%bb%e5%85%b6%e6%80%bb%e9%83%a8%e7%9a%84%e6%97%a0" text:style-name="Internet_20_link" text:visited-style-name="Visited_20_Internet_20_Link">
https://chinese.aljazeera.net/news/military/2023/6/23/%e5%86%b2%e7%aa%81%e6%8c%81%e7%bb%ad%e8%8b%8f%e4%b8%b9%e5%86%9b%e6%96%b9%e5%ae%a3%e5%b8%83%e5%87%bb%e8%90%bd%e8%af%95%e5%9b%be%e8%a2%ad%e5%87%bb%e5%85%b6%e6%80%bb%e9%83%a8%e7%9a%84%e6%97%a0</text:a>
</text:p>
      <!--NEWS-->
      <text:h text:style-name="P10" text:outline-level="1">
<text:span text:style-name="T4">
Australian Chinese -funded mining is accused of destroying the environment and lobbying the "Reverse Law"</text:span>
</text:h>
      <text:p text:style-name="P4">
Author: None</text:p>
      <text:p text:style-name="P4">
Publisher: Radio Free Asia (Organization)</text:p>
      <text:p text:style-name="P4">
Published Time: 2023-06-23T14:44:00-04:00</text:p>
      <text:p text:style-name="P4">
Modified Time: 2023-06-23T15:28:12-04:00</text:p>
      <text:p text:style-name="P4">
Description: None</text:p>
      <text:p text:style-name="P4">
Videos: []</text:p>
      <text:p text:style-name="P4">
Audios: ["<text:a xlink:type="simple" xlink:href="https://www.rfa.org/mandarin/yataibaodao/huanjing/cl-062320231255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600844in" draw:z-index="0">
<draw:image xlink:href="../Images/rfamandarin/2023-06-23T14-44-00-04-00/000000.png" xlink:type="simple" xlink:show="embed" xlink:actuate="onLoad" draw:mime-type="image/png"/>
</draw:frame>
Tasmania resident Baonens(Violabarnes)In order to protect the Tagakana rain forest, it was once a demonstration on the tree for 72 days. <text:a xlink:type="simple" xlink:href="https://www.rfa.org/mandarin/yataibaodao/huanjing/cl-06232023125518.html/@@images/image" text:style-name="Internet_20_link" text:visited-style-name="Visited_20_Internet_20_Link">
</text:a>
Viola Barnes提供照片 [audio-1-link：https://www.rfa.org.org/yataibaodao/huanjing/cl-06232(https://www.rfa.org/mandarin/yataibaodao/huanjing/cl-06232023125518.html/@@stream)China Central Enterprise Forture Five Group is a subsidiary of Australia "Mining Metal Group"(MMG), Plan to be in Tasmania(Tasmania)Tagaka Rain Forest(Takayna; also known as TARKINE)Inside, build a toxic sludge(toxic sludge)Waste facilities. Environmental protection groups point out that the plans may cause multiple species in the rainforest to fall into extinction; and in order to make environmental protection people loud, mining and metal groups also lobby local legislative agencies to aggravate the punishment demonstration, which is considered to erode Australian democracy and freedom.</text:p>
      <text:p text:style-name="P4">
<text:span text:style-name="T4">
<text:span text:style-name="T5">
 <text:a xlink:type="simple" xlink:href="https://www.rfa.org/mandarin/Xinwen/5-05252023142735.html" text:style-name="Internet_20_link" text:visited-style-name="Visited_20_Internet_20_Link">
Australia wants to get rid of China dependence on reshaping lithium mining</text:a>
</text:span>
* </text:span>
<text:span text:style-name="T5">
 <text:a xlink:type="simple" xlink:href="https://www.rfa.org/mandarin/yataibaodao/junshiwaijiao/cm-11242021084410.html" text:style-name="Internet_20_link" text:visited-style-name="Visited_20_Internet_20_Link">
"Forbidden Australia Coal Order" China will open Australian coal clearance for the first time in one year</text:a>
</text:span>
<text:span text:style-name="T5">
 </text:span>
<text:span text:style-name="T4">
 <text:a xlink:type="simple" xlink:href="https://www.rfa.org/mandarin/yataibaodao/ql1-05182021034913.html" text:style-name="Internet_20_link" text:visited-style-name="Visited_20_Internet_20_Link">
Australian iron ore prices have risen by 50 % of China's rare soil prices to fall</text:a>
</text:span>
</text:p>
      <text:p text:style-name="P4">
The Bulang Foundation, which has long -term attention to the ecological conservation of the Tagakina Rain Forest(The Bob Brown Foundation)Executive Manager Weber(JennyWeber)Explain to this station that the "Mining Metal Group" plans to be constructed will be able to accommodate highly 25 million cubic meters of toxic sludge after the completion of the completion. threaten. She said: "The mining area once leaked a lot of waste, so they wanted to build a tailings dam in order to guide the waste to the beautiful Paiwenhe(PiemanRiver), And then flowing into the Tagakana rain forest; the problem is that the forest is a habitat for multiple endangered species of organisms. "</text:p>
      <text:p text:style-name="P4">
Weber pointed out that the "Mining Metal Group" in Rosbury Mine in Metal Metal in Tasmania(Rosebery)With sufficient space, the group can build facilities related to waste materials in the mine. She said: "From Tasmania and thousands of people across Australia, they once demonstrated in the forest and asked the group to leave the waste in the mining area."</text:p>
      <text:p text:style-name="P4">
Weber pointed out that the "Mining Metal Group" (MMG) of the China Central Enterprise Ministry of Enterprise Ministry of Enterprise Ministry of Enterprise Five Mining Group has affected the democracy and freedom of Australia in Australia. (The Bob Brownfoundation provides photos) <text:a xlink:type="simple" xlink:href="https://www.rfa.org/mandarin/yataibaodao/huanjing/cl-06232023125518.html/weber.jpeg" text:style-name="Internet_20_link" text:visited-style-name="Visited_20_Internet_20_Link">
</text:a>
Among the demonstrators, including local residents Baonens(Violabarnes)She told this station that in order to protect this forest, she has been demonstrating in the forest since December last year for more than two months. She said: "I live on the tree for 72 days; it is a fragrant peach tree, and its location is the place where the‘ mining metal group ’wants to build a tail mine dam to store waste materials.”</text:p>
      <text:p text:style-name="P4">
Baonens mentioned that during her sleeping on the tree, she did not see the "Mining and Metal Group" sent someone to come to understand the demands of the demonstrators. She said: "During my stay on the tree to protest, I couldn't see the‘ Mining Metal Group ’who sent anyone to come to talk to the demonstrators.”</text:p>
      <text:p text:style-name="P4">
Weber pointed out that the "Mining Metal Group" not only did not listen to the demands of the demonstrators, but also tried to extinguish the sound of the demonstrators. She said: "'Mining and Metal Group' is one of the companies. The Lobby Parliament passed the 'Reverse Law' in order to aggravate the punishment of demonstrations."</text:p>
      <text:p text:style-name="P4">
Last year, the Tasmania State Council adopted the "Amendment to the Police in 2022(Workplace protection)bill"(Police Offences Amendment(Workplace Protection)Act 2022)── That is, commonly known as the "Reverse Law"; according to the bill, in addition to the fine, demonstrators may also be sentenced to imprisonment.</text:p>
      <text:p text:style-name="P4">
Reverse demonstration.(Screenshot of the official website of the Tasmania government)  <text:a xlink:type="simple" xlink:href="https://www.rfa.org/mandarin/yataibaodao/huanjing/cl-06232023125518.html/screenshot-2023-06-23-125910.jpg" text:style-name="Internet_20_link" text:visited-style-name="Visited_20_Internet_20_Link">
</text:a>
Weber pointed out that the "Mining Metal Group" lobbying state parliament has passed the "Reverse Law" and has affected the democracy and freedom of Tasmania and Australia. She said: "They ask the people of Tasmania to make a sound, so that everyone dare not demonstrate."</text:p>
      <text:p text:style-name="P4">
Weber emphasized that the local people will insist on defending the natural environment and citizenship; she said: "We do not concession, we need to protect the forests, we must protect endangered species; our demonstration is supported by the public."Reporter: Qiu Dezhen Editor: Jiayuan.com Editor: He Fu</text:p>
      <text:p text:style-name="P4">
News Source: <text:a xlink:type="simple" xlink:href="https://www.rfa.org/mandarin/yataibaodao/huanjing/cl-06232023125518.html" text:style-name="Internet_20_link" text:visited-style-name="Visited_20_Internet_20_Link">
https://www.rfa.org/mandarin/yataibaodao/huanjing/cl-06232023125518.html</text:a>
</text:p>
      <!--NEWS-->
      <text:h text:style-name="P10" text:outline-level="1">
<text:span text:style-name="T4">
Column | Night Talk Zhongnanhai: Why can Bo Xilai's secret Xu Ming return to Beijing in the past nine years, can he return to Chongqing to "use influence"?</text:span>
</text:h>
      <text:p text:style-name="P4">
Author: None</text:p>
      <text:p text:style-name="P4">
Publisher: Radio Free Asia (Organization)</text:p>
      <text:p text:style-name="P4">
Published Time: 2023-06-23T14:45:12-04:00</text:p>
      <text:p text:style-name="P4">
Modified Time: 2023-06-23T14:45:12-04:00</text:p>
      <text:p text:style-name="P4">
Description: None</text:p>
      <text:p text:style-name="P4">
Videos: []</text:p>
      <text:p text:style-name="P4">
Audios: ["<text:a xlink:type="simple" xlink:href="https://www.rfa.org/mandarin/zhuanlan/yehuazhongnanhai/gx-062320230914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88615in" draw:z-index="0">
<draw:image xlink:href="../Images/rfamandarin/2023-06-23T14-45-12-04-00/000000.png" xlink:type="simple" xlink:show="embed" xlink:actuate="onLoad" draw:mime-type="image/png"/>
</draw:frame>
Xu Ming, member of the party group and deputy director of the former National Grain Bureau <text:a xlink:type="simple" xlink:href="https://www.rfa.org/mandarin/zhuanlan/yehuazhongnanhai/gx-06232023091446.html/@@images/image" text:style-name="Internet_20_link" text:visited-style-name="Visited_20_Internet_20_Link">
</text:a>
Network picture [Audio-Link: https: //www.rfa.org/mandarin/zhuanlan/yehuazhongnanhai/gx 06232023091446.html/@tream]](https://www.rfa.org/mandarin/zhuanlan/yehuazhongnanhai/gx-06232023091446.html/@@stream)Former Member of the Political Bureau of the Central Committee and the secretary of the Chongqing Municipal Party Committee Bo Xilai's collapse for more than nine years, his secret Xu Ming could still return to Chongqing to "use influence" to commit crimes, so that the Chinese authorities could not help but be led by Chen Min at this time. The Chongqing Municipal Party Committee made a big question mark on the clearing of Bo Xilai's poison.</text:p>
      <text:p text:style-name="P4">
In this column's previous article, "Cai Qi accidentally ranked up, did Chen Minle still play in five years? In ", we have introduced readers and audiences. While Cai Qi, at the top of the 20th National Congress of the Communist Party of China, Xi Jinping was" the Secret of the National State ". The secret that the secret was also relegated and unable to "enter the common", Chen Minda, became the first member of the Political Bureau of the Politburo of the Politburo of the CCP's ruling history. However, when some media reproduced or transmitted the content of this article, the reason why Chen Mindele's 20 "abnormalities" were concentrated on his secret Yan Wei. In fact, only logically judged that while he was a member of the Political Bureau of the Central Committee and secretary of the Chongqing Municipal Party Committee, he was not completely out of the event. One of these two was a member of the Central Central Committee at the time, the deputy secretary of the party affairs of the Chongqing Municipal Party Committee, and Ren Xuefeng, who was five years younger than Chen Minle, was born in Beijing during the Central Plenary. A successor was originally optimistic about becoming Chen Miner's Chongqing Municipal Party Secretary. It is said that the deputy secretary and mayor of the Chongqing Municipal Party Committee of Xi Jinping's family. Essence</text:p>
      <text:p text:style-name="P4">
In addition, Bo Xilai's secrets have been announced by the CCP authorities to be sentenced to fifteen years in prison and Xu Ming, who retired from the fifteen years, and can still return to the Chongqing crime. It should also become the Chongqing Municipal Party Committee hosted by Chen Miner. One of the "serious work errors" content of incompetence.</text:p>
      <text:p text:style-name="P4">
We have been introduced in the past related programs. On April 7 this year, after the CCP's Supreme Procuratorate announced that the former members of the National Grain Bureau's party group and deputy director Xu Ming were filed for public prosecution, many online media in Mainland China immediately used the "Tiger" Xu Ming. Prosecution: The Director of the Director started to collect money.</text:p>
      <text:p text:style-name="P4">
Born in 1958, Xu Ming was an educated youth with Li Keqiang in Fengyang County, Anhui Province. After resumption of the college entrance examination, Li Keqiang entered Peking University with his strong college entrance examination; Xu Ming became a "backdoor soldier" with his father's influence in the county armed department. However, after Xu Ming, who was very good at drilling camps, he found himself a chance to "study" in the military college, and therefore had a "academic degree".</text:p>
      <text:p text:style-name="P4">
After the transfer of the army, Xu Ming worked at the former State Economic Commission of the Communist Party of China, the former State Family Planning Commission, the former State Council Economic and Trade Office, the former State Council Economic and Trade Commission and the Ministry of Commerce. When he met Bo Xilai and became his political confidant, in February 2004, Bo Xilai was transferred to the Minister of Commerce of the State Council.</text:p>
      <text:p text:style-name="P4">
At that time, Xu Ming was only the deputy director of the Department of Market System Construction. After half a year, Bo Xi was about to be promoted to the Chief Director in place; more than a year later, he arranged for him to be the director of the Ministry of Policy Research Office in addition to his director's position. In March 2006, Xu Ming was arranged by Bo Xilai to be transferred to the Ministry of Commerce General Director of the Ministry of Commerce.</text:p>
      <text:p text:style-name="P4">
Bo Xilai entered the Central Political Bureau and was appointed secretary of the Chongqing Municipal Party Committee at the 17th National Congress of the Communist Party of China in October 2007. After half a year, Xu Ming went, and was first appointed as the deputy secretary -general and director of the research office of the Chongqing Municipal Party Committee. The specific role of the specific role was actually a secret around Bo Xilai.</text:p>
      <text:p text:style-name="P4">
In the relevant articles published in April this year, the author cited the insider. At the beginning, Xu Ming still happily accepted Bo Xilai's "suggestion" on the premise that his family was unwilling to leave Beijing. The way to serve in Chongqing is because Bo Xilai's original plan from the Vice Premier of the State Council to the promotion of the successor of the successor has been cut off. After 5 years of Chongqing, he returned to Beijing and will not go to the State Council. It means that if Xu Ming continues to stay in the State Council system, Bo Xilai is already in love. However, if Xu Ming is willing to go to Chongqing, his political prospects can be said by Bo Xilai alone.</text:p>
      <text:p text:style-name="P4">
That is to say, since Xu Ming's determination to move from Beijing to Chongqing, his relationship with his wife began to crack. Later, he was married, and he continued a divorce lawsuit for 3 years.</text:p>
      <text:p text:style-name="P4">
As we all know, Bo Xilai had covered the sky in one hand in Chongqing, saying one Fuji. In June 2010, Bo Xilai ordered Fan Zhaobing, the member of the Chongqing Municipal Party Committee and Secretary -General, renamed the Minister of United Front Work of the Municipal Party Committee, promoted Xu Ming to the Secretary -General of the Chongqing Municipal Party Committee, and continued to serve as the director of the Municipal Party Committee and the secretary of the Party Working Committee of the municipal agency. Essence At the end of the year, the Central Organization Department approved the promotion of Xu Ming's Standing Committee of the Chongqing Municipal Party Committee, and official to the deputy provincial ministry level. In December 2011 before Bo Xilai fell, Bo Xilai made Weng Jieming, the secretary of the Standing Committee of the Chongqing Municipal Party Committee and the secretary of the Party Working Committee of the Liangjiang New District, and Xu Ming, and Xu Ming replaced him. The resume adds color to make political warm -ups for promoting provincial and ministerial levels. However, after Bo Gukai came to kill the foreigner's east window, Xu Ming's great future ended with Bo Xilai's prison.</text:p>
      <text:p text:style-name="P4">
On June 22, 2012, 13 leaders of the Chongqing Municipal Party Committee appeared in the new Chongqing Municipal Party Committee. Xu Ming did not enter the list of new standing committee members, but he still stayed in the position of the Party Committee of the Party Working Committee and the director of the Management Committee of the Liangjiang New District for a while.</text:p>
      <text:p text:style-name="P4">
At the National Two Sessions in 2013, a reporter asked Huang Qifan, then Chongqing, who asked Xu Ming's new job. Huang Qifan replied: "He has been transferred to work in Beijing."</text:p>
      <text:p text:style-name="P4">
In March 2013, Xu Ming returned to Beijing as the deputy director of the State Food Bureau to retain the deputy ministerial treatment.</text:p>
      <text:p text:style-name="P4">
In March 2018, in accordance with the reform plan of the State Council of the 13th National People's Congress, the responsibilities of the State Food Bureau were integrated, and the State Food and Materials Reserve will no longer retain the State Food Bureau, and Xu Ming retired.</text:p>
      <text:p text:style-name="P4">
After retirement, Xu Ming still participated in social activities normally. On the eve of the Spring Festival in 2021, the main leaders of the State Food and Material Reserve Bureau condolences to the old leaders by phone and other methods. Xu Ming was also among the condolences. But a few months later, he was announced to "investigate". At this point, his divorce lawsuit has just ended for two months.In January last year, Xu Ming was announced to expel the Communist Party of China and cancel the retirement benefits of deputy ministries. The Central Commission for Discipline Inspection reported that Xu Ming deliberately discussed the Party's Central Political Policy and kept keening on superstition; illegally accepted the owner of private enterprises, went in and out of private clubs in violation of regulations, and accepted banquets; did not report personal matters in accordance with regulations; ; In order to chase the personal fame and fortune, the public power is used as a tool for seizing private interest, making great power to find rent, and uses the convenience and influence of positions for others in business operations, project contracting, and promotion of positions. property.</text:p>
      <text:p text:style-name="P4">
One month later, Xu Ming was arrested by the Supreme Procuratorate.</text:p>
      <text:p text:style-name="P4">
On January 5 this year, the first instance of the Xiamen Intermediate Court in Fujian Province opened the trial of Xu Ming's bribery and the use of influence and bribery.</text:p>
      <text:p text:style-name="P4">
The Xiamen Procuratorate sued accusations: From 1995 to 2021, the defendant Xu Ming used the director of the Foreign Investment Division of the Foreign Economic and Trade Department of the Foreign Economic and Trade Commission of the former National Economic and Trade Commission, the director of the foreign economic coordination department of the foreign economy, and the deputy director of the foreign economy coordination department. Deputy Director of the Marketing Department of the Ministry of Commerce, Director, Director of the Department of Comprehensive, Deputy Secretary -General of the Chongqing Municipal Party Committee, Standing Committee Member and Secretary -General of the Chongqing Municipal Party Committee, former member of the Party Group and Deputy Director of the State Food Bureau, etc. The convenient conditions for the relevant units and individuals will help the project contract, business approval, case processing and personnel adjustment, and illegally accept the property of more than 51.2 million yuan; The convenience and status of the Standing Committee of the Chongqing Municipal Party Committee, Secretary -General, etc., promised to help others in case handling through the acts of staff of other countries, and illegally collected RMB 1.2 million.</text:p>
      <text:p text:style-name="P4">
At that time, the official media report emphasized that Xu Ming expressed his confession and regret. More than 20 people including the People's Congress, members of the CPPCC, media reporters and the masses listened to the trial.</text:p>
      <text:p text:style-name="P4">
On the 20th of this month, the Xiamen Intermediate Court of Fujian Province publicly announced that it was sentenced to fourteen years in prison for the defendant Xu Ming for bribery and fined RMB 4 million. And fined RMB 100,000, decided to implement a period of fifteen years in prison, and fined 41 million yuan; Interest, recovered according to law, and paid the state treasury.</text:p>
      <text:p text:style-name="P4">
The Xiamen court believes that the defendant Xu Ming's behavior constitutes the crime of bribery and the use of influence and bribery. The amount of bribery is particularly huge, and the amount of bribery is huge. In view of the attempted attempted departments of Xu Ming's bribery, the use of influence and bribery is surrendered. After the case, the fact that most of the facts that the supervisory organs have not yet mastered the facts of bribery, confession and regrets, and actively retreat. The crime of bribery that he has committed can be punished lightly, and the crime of bribery it he committed can be reduced. The court made the above judgment.</text:p>
      <text:p text:style-name="P4">
Please note the two important details of this judgment. The first is that Xu Ming was "punished from lightly" because his "most of the facts of bribery" were "what the supervisory organs have not mastered the supervision organs after the case", and It was punished by two crimes, that is, the so -called "bribery crime" and "the crime of using influence to accept bribery".</text:p>
      <text:p text:style-name="P4">
There is no need to explain more about "bribery". From 1995 to 2021, the history of bribery for 26 years.</text:p>
      <text:p text:style-name="P4">
As for why there is another "guilty of using influence to take bribes", we must first understand the reason for this crime.</text:p>
      <text:p text:style-name="P4">
The outside world noticed that the differences in the crime of "using influence and bribery" and "bribery" in the Criminal Law of the Communist Party of China began with the trial of Zhou Yongkang's son Zhou Bin.</text:p>
      <text:p text:style-name="P4">
Article 388 of the Criminal Law of the Communist Party of China on the crime of "bribery with influence" is: the close relatives of the state staff or other people who are closely related to the staff of the country, through the behavior of the staff of the country, or Using the convenience conditions for the power or status of the country's staff, through the behavior of staff of other countries, in order to ask the trustee to seek unfair interests, ask the entrustment to ask for the property or accept the trustees. If the amount is large or there are other heavier circumstances, it is imprisoned or detained for less than three years, and a fine; if there is a huge amount or other serious circumstances, it will be imprisoned for three years and seven years. Or if there are other particularly serious circumstances, it is sentenced to more than seven years in prison and punished or confiscated property.</text:p>
      <text:p text:style-name="P4">
State staff who resign or have close relatives and other people who are closely related to them shall implement the aforementioned behavior to use the original authority or status formed by the state staff who resign, and shall be punished in accordance with the guilty of bribery by the use of influence.</text:p>
      <text:p text:style-name="P4">
In the case of Zhou Bin at that year, the court determined that Zhou Bin had committed bribery, sentenced to 13 years in prison, and fined RMB 190 million. 100 million yuan; crime of illegal operation, sentenced to three years in prison and fined 200,000 yuan. Because Zhou Bin had legal or decided to implement the sentence of 18 years in prison and fined 350.2 million yuan because of the legal or decided to be punished by light punishment.</text:p>
      <text:p text:style-name="P4">
In addition, Zhou Yongkang's wife, Jia Xiaoyi, was sentenced to committed "impact to accept bribes".</text:p>
      <text:p text:style-name="P4">
Zhou Bin was dealt with judicially 7 years ago, and the three crimes were sentenced to 18 years and were sentenced to 18 years, and his two bribes were fined as high as 350 million. Times. From this comparison, it shows that the "light punishment" of the CCP authorities on Xu Ming is also very limited.</text:p>
      <text:p text:style-name="P4">
Zhou Bin was the son of Zhou Yongkang, member of the Standing Committee of the Political Bureau of the CPC Central Committee and secretary of the Central Political and Legal Committee, and Jia Xiaoyi was the stepmother of Zhou Bin, so the so -called "use of influence to accept bribery" of their mother and son could not understand. And now why Xu Ming is also scheduled to have this crime, according to the previous statement that the indictment has been quoted before: In June 2021, Xu Ming used the convenience conditions formed by the former members of the Chongqing Municipal Party Committee and Secretary -General after leaving the job. It is promised to help others in case handling through the acts of staff of other countries, and illegally receive 1.2 million yuan in case handling.</text:p>
      <text:p text:style-name="P4">
Please note that Xu Ming was publicly announced in July 2021 that he was "under investigation", and the "use of influence and bribery" in Chongqing occurred in June 2021. This is enough to show that the cause of Xu Ming's investigation must be in Chongqing's "use influence". As for everything else, that is, all the bribes from 1995 to 2021 are proactively explained after the "investigation".</text:p>
      <text:p text:style-name="P4">
As mentioned earlier, Xu Ming's political failure in Chongqing began in June 2012 and was expelled from the Standing Committee of the Chongqing Municipal Party Committee. But after 9 years, he could still use his "convenience and status of the former member of the Chongqing Municipal Party Committee and Secretary -General" to commit the crime. The cleansing work is greatly reduced. The follow -up analysis content will continue to be introduced to readers and audiences in the next article.(This episode is chaired and broadcast by high -tech)(The article only represents the personal position and point of view of the special commentator))</text:p>
      <text:p text:style-name="P4">
News Source: <text:a xlink:type="simple" xlink:href="https://www.rfa.org/mandarin/zhuanlan/yehuazhongnanhai/gx-06232023091446.html" text:style-name="Internet_20_link" text:visited-style-name="Visited_20_Internet_20_Link">
https://www.rfa.org/mandarin/zhuanlan/yehuazhongnanhai/gx-06232023091446.html</text:a>
</text:p>
      <!--NEWS-->
      <text:h text:style-name="P10" text:outline-level="1">
<text:span text:style-name="T4">
The Ministry of Economic Affairs has cut the investment in China to guarantee that there are huge differences in the government</text:span>
</text:h>
      <text:p text:style-name="P4">
Author: None (Language: zh)</text:p>
      <text:p text:style-name="P4">
Publisher: None</text:p>
      <text:p text:style-name="P4">
Time: 2023-06-23T14:48:00Z</text:p>
      <text:p text:style-name="P4">
Description: Since the German Green Party chairman has served as the Minister of Economics, the government's guarantee for German investment in China has been greatly reduced. However, the Social Democratic Party, which is also the ruling party, still pays great attention to the economic relations of Germany and China. "Mirror Weekly" learned from the people in the circle that the huge differences in the ruling party's policy on China have led to a delay in the new strategy of China.</text:p>
      <text:p text:style-name="P4">
Videos: []</text:p>
      <text:p text:style-name="P4">
Images: []</text:p>
      <text:p text:style-name="P4">
Subject: 时政风云</text:p>
      <text:p text:style-name="P4">
Subjects: ['德中关系', '德中贸易', '直接投资', '投资担保', '德资企业', '对华战略']</text:p>
      <text:p text:style-name="P4">
Keywords: ['意见反馈']</text:p>
      <text:p text:style-name="P4">
Id: 66016296</text:p>
      <!--METADATA-->
      <text:p text:style-name="P4">
<text:a xlink:type="simple" xlink:href="https://www.dw.com/zh/overlay/image/article/66016296/65978435" text:style-name="Internet_20_link" text:visited-style-name="Visited_20_Internet_20_Link">
 </text:a>
On June 20, Chinese Prime Minister Li Qiang, Director of the Development and Reform Commission Zheng Zujie, German Prime Minister Shulz, and Economic Minister Habeck attended the forum event in Berlin. Li Qiang hopes that Habeck "do not take discrimination measures."</text:p>
      <text:p text:style-name="P4">
(Voice of Germany Chinese) According to "Ming Mirror Weekly", it is learned through the government's internal documents that the German Green Party Chairman Habeck(Robert Habeck)Since the Economic Minister of Economic, the Minister of Economy in Germany at the end of 2021, the government's government guarantee amount invested in Germany in China has reduced 5 billion euros. The newspaper, a new application case, pointed out that the Federal Ministry of Economic Affairs rejected the total amount of four German companies with a total of 101 million euros <text:a xlink:type="simple" xlink:href="https://www.dw.com/zh/zh/德经济部对华出口担保政策持续开放/a-65950221" text:style-name="Internet_20_link" text:visited-style-name="Visited_20_Internet_20_Link">
Investment Guarantee in China</text:a>
Request; and in the other four cases, the application for extended investment guarantee in China with a total amount of 554 million euros in China was also rejected. In addition, a total of about 4 billion euros of German enterprises have not been accepted at all in China. There are also about 282 million extension applications.</text:p>
      <text:p text:style-name="P4">
In 2013, the German Federal Economic Affairs Department of Economic Affairs approved a total of 37 German companies to invest in China. "Mirror Weekly" pointed out that by 2022, the Ministry of Economic Affairs only approved a total of 9 items, and only 5 items in the first half of this year. For about a year and a half of the Economic Minister, Habeck has only approved a new application for investment guarantee in China and an extension of 1.1 billion euros in China.</text:p>
      <text:p text:style-name="P4">
Schildez and Habeck obviously have huge differences in China</text:p>
      <text:p text:style-name="P4">
<text:span text:style-name="T4">
 Benefit orientation or value orientation? </text:span>
</text:p>
      <text:p text:style-name="P4">
"Mirror Weekly" believes that this is <text:a xlink:type="simple" xlink:href="https://www.dw.com/zh/zh/德国联邦经济部酝酿强硬路线降低对中国市场的依赖/a-63070816" text:style-name="Internet_20_link" text:visited-style-name="Visited_20_Internet_20_Link">
Habeck and the Green Party reduced economic dependence on China</text:a>
Part of the effort. At the open level, the Ministry of Economic Affairs of Habeck and the Federal Economic Affairs of Economic Affairs emphasized that over the past few decades, the government provided by the government has excessively concentrated in China, leading to "excessive concentration of federal budget risks." However, all this is most likely because of the ideological orientation of the Green Party: the ruling party strives to promote the foreign diplomacy and economic and trade policies dominated by values, and is no longer dominated by economic benefits.</text:p>
      <text:p text:style-name="P4">
The Green Party's policy orientation has formed differences with the Social Democratic Party, which is also a ruling party. Just this week, when the Social Democratic Party, the German Prime Minister Shulz, when the Chinese Prime Minister Li Qiang was receiving the visit, he said that "both countries benefited from mutual trade and investment" and praised the mutual investment for each other "to create economic growth, employment, employment Jobs and progress in climatic neutrality. "</text:p>
      <text:p text:style-name="P4">
Compared with the Green Party, the Social Democratic Party is more inclined to Germany's industry and trade union organizations. "Mirror Weekly" pointed out that many voters of the Democratic Party and Democratic Party are worried that if <text:a xlink:type="simple" xlink:href="https://www.dw.com/zh/zh/德中关系/t-62235618" text:style-name="Internet_20_link" text:visited-style-name="Visited_20_Internet_20_Link">
German -China Relations</text:a>
Wheneling will cause your employment position to be threatened, so "human rights issues should be rely on when necessary".</text:p>
      <text:p text:style-name="P4">
What is the trend of German -China relations in the future?</text:p>
      <text:p text:style-name="P4">
<text:span text:style-name="T4">
 Continue to produce a strategy for China </text:span>
</text:p>
      <text:p text:style-name="P4">
"Mirror Weekly" also noted that the differences in the German government's policy on China have long attracted the attention of the Chinese government. <text:a xlink:type="simple" xlink:href="https://www.dw.com/zh/zh/德中政府磋商不能提问的总理新闻发布会/a-65978567" text:style-name="Internet_20_link" text:visited-style-name="Visited_20_Internet_20_Link">
Li Qiang during Germany</text:a>
In the face of Habeck, he hopes that the Germans will not take "discriminatory means", otherwise it will only damage "healthy economic development".</text:p>
      <text:p text:style-name="P4">
At present, the German government's new China strategy has not been released. The Ministry of Foreign Affairs and the Ministry of Economic Affairs of the Prime Minister's Palace and the Green Party still have major differences in many issues. Sources in the government circle said that the long -awaited document was unlikely to be released before the summer vacation.</text:p>
      <text:p text:style-name="P4">
(Shimeli Weekly, Reuters)</text:p>
      <text:h text:style-name="P12" text:outline-level="3">
<text:span text:style-name="T4">
Interview: By separation of risk? The key depends on how to define</text:span>
</text:h>
      <text:p text:style-name="P4">
News Source: <text:a xlink:type="simple" xlink:href="https://www.dw.com/zh/德经济部猛砍对华投资担保-政府内分歧巨大/a-66016296" text:style-name="Internet_20_link" text:visited-style-name="Visited_20_Internet_20_Link">
https://www.dw.com/zh/德经济部猛砍对华投资担保-政府内分歧巨大/a-66016296?maca=chi-rss-chi-all-1127-rdf</text:a>
</text:p>
      <!--NEWS-->
      <text:h text:style-name="P10" text:outline-level="1">
<text:span text:style-name="T4">
Report: In Hua Ying Enterprise, it is facing further risk by Beijing</text:span>
</text:h>
      <text:p text:style-name="P4">
Author: None</text:p>
      <text:p text:style-name="P4">
Publisher: Radio Free Asia (Organization)</text:p>
      <text:p text:style-name="P4">
Published Time: 2023-06-23T15:37:00-04:00</text:p>
      <text:p text:style-name="P4">
Modified Time: 2023-06-23T16: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8615in" draw:z-index="0">
<draw:image xlink:href="../Images/rfamandarin/2023-06-23T15-37-00-04-00/000000.png" xlink:type="simple" xlink:show="embed" xlink:actuate="onLoad" draw:mime-type="image/png"/>
</draw:frame>
The newly released report of the British Think Tank "China Institute of Strategy (CSRI)" <text:a xlink:type="simple" xlink:href="https://www.rfa.org/mandarin/Xinwen/9-06232023153107.html/@@images/image" text:style-name="Internet_20_link" text:visited-style-name="Visited_20_Internet_20_Link">
![] [] [](Images/rfamandarin/2023-06-23T15-37-00-04-00/000001.png)</text:a>
CSRI official website screenshot</text:p>
      <text:p text:style-name="P4">
A new report published by the former Hong Kong Legislative Council member Guo Rongzheng and a British Think Tank "China Institute of Strategy Risk (CSRI)" warned that a series of new legislations in China this year's effective national security companies in China will take effect this year. It constitutes increasing risks, especially those who provide legal and consulting services.</text:p>
      <text:p text:style-name="P4">
The report emphasizes that China's recent revision of the Anti -Spy Law may make widespread risk of ordinary business activities. These amendments that will take effect in July this year have greatly expanded the scope of data that can be regarded as spy or national security risks. The report predicts that the recent raids of the police in the US consulting company Bain and the Mintez Group may be just the first step in the actions of the private sector. Review.</text:p>
      <text:p text:style-name="P4">
As one of the world's leading consulting, audit and legal service centers, these developments are expected to have a huge impact on London and wider British companies. The Chinese government has instructed its state -owned enterprises to gradually stop the use of the "four major" accounting firms, three of which are headquartered in London: Deloitte, Ernst &amp; Young and KPMV.</text:p>
      <text:p text:style-name="P4">
The reporter Guo Rongzhang warned: "British companies should be careful. Beijing's recent suppression of the US consulting company is likely to be just the tip of the iceberg." He also said that British companies operating in China are facing increasing legal risks, even ordinary, even ordinary, even ordinary, even ordinary, even ordinary, even ordinary, even ordinary, even ordinary, even ordinary, even ordinary, even ordinary, even ordinary, even ordinary, even ordinary, even ordinary, even ordinary, and even ordinary. Commercial activities will also be threatened.</text:p>
      <text:p text:style-name="P4">
Editor -in -chief: Kaidi</text:p>
      <text:p text:style-name="P4">
News Source: <text:a xlink:type="simple" xlink:href="https://www.rfa.org/mandarin/Xinwen/9-06232023153107.html" text:style-name="Internet_20_link" text:visited-style-name="Visited_20_Internet_20_Link">
https://www.rfa.org/mandarin/Xinwen/9-06232023153107.html</text:a>
</text:p>
      <!--NEWS-->
      <text:h text:style-name="P10" text:outline-level="1">
<text:span text:style-name="T4">
European Centers for Disease Control and Prevention: The expansion of the mosquito activity has led to an increase in the risk of mosquito media diseases</text:span>
</text:h>
      <text:p text:style-name="P4">
Author: 联合早报 (Person)</text:p>
      <text:p text:style-name="P4">
Publisher: 联合早报 (Organization)</text:p>
      <text:p text:style-name="P4">
Published Time: 2023-06-23T15:38</text:p>
      <text:p text:style-name="P4">
Modified Time: 2023-06-23T15:53</text:p>
      <text:p text:style-name="P4">
Description: The European Disease Prevention and Control Center issued a newsletter on Thursday (June 22) that European heat waves and floods became more frequent and serious, and the summer became longer and hotter. The scope of activities of species has continued to expand, leading to the EU and European Scriptures ...</text:p>
      <text:p text:style-name="P4">
Videos: []</text:p>
      <text:p text:style-name="P4">
Audios: []</text:p>
      <text:p text:style-name="P4">
Images: []</text:p>
      <text:p text:style-name="P4">
Type: NewsArticle</text:p>
      <text:p text:style-name="P4">
Breadcrumbs: ['即时', '国际']</text:p>
      <text:p text:style-name="P4">
Keywords: ['欧洲', '伊蚊', '热浪', '洪水']</text:p>
      <!--METADATA-->
      <text:p text:style-name="P4">
The European Disease Prevention and Control Center issued a newsletter on Thursday (June 22) that European heat waves and floods became more frequent and serious, and the summer became longer and hotter. The continuous expansion of the scope of activities has led to an increase in the risk of national mosquito media disease in the EU and the European Economic Zone.</text:p>
      <text:p text:style-name="P4">
Xinhua News Agency reported that the data showed that in 2013, the white -patterned and mosquitoes were activated in 114 regions in eight EU and European Economic Zone countries. In 2023, the scope of white -patterned and mosquito activities had expanded to 337 regions in 13 countries.</text:p>
      <text:p text:style-name="P4">
The European Centers for Disease Control and Prevention said that white -patterned and mosquito is a known Ken Kong Kenya fever virus and bone pain fever virus carrier. The scope of the mosquito activity is further expanding north and west in Europe. In addition, Egyptian Iraqi mosquitoes that can spread bone pain and fever virus, yellow fever virus, Zika virus, and Sinyo virus have appeared in Cyprus since 2022.</text:p>
      <text:p text:style-name="P4">
Data show that in 2022, the European Union and the European Economic Zone reported a total of 1133 cases of Viral virus infection, with 92 deaths.</text:p>
      <text:p text:style-name="P4">
In the bulletin, the director of the European Centers for Disease Control and Prevention said: "In recent years, we have seen that the invasion of mosquitoes expanded geographically to the EU and the European Economic Zone before. Seeing more cases, even death cases such as bone pain and fever and Ken Kong Kenya fever may occur. "</text:p>
      <text:p text:style-name="P4">
She calls for focusing on controlling the number of mosquitoes, strengthening monitoring and making good personal protection measures.</text:p>
      <text:p text:style-name="P4">
News Source: <text:a xlink:type="simple" xlink:href="https://www.zaobao.com.sg/realtime/world/story20230623-1407158" text:style-name="Internet_20_link" text:visited-style-name="Visited_20_Internet_20_Link">
https://www.zaobao.com.sg/realtime/world/story20230623-1407158</text:a>
</text:p>
      <!--NEWS-->
      <text:h text:style-name="P10" text:outline-level="1">
<text:span text:style-name="T4">
For the first time, the U.S. Department of Justice has accused Chinese Fentney manufacturers</text:span>
</text:h>
      <text:p text:style-name="P4">
Author: None</text:p>
      <text:p text:style-name="P4">
Publisher: Radio Free Asia (Organization)</text:p>
      <text:p text:style-name="P4">
Published Time: 2023-06-23T15:40:00-04:00</text:p>
      <text:p text:style-name="P4">
Modified Time: 2023-06-23T16:1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198828in" draw:z-index="0">
<draw:image xlink:href="../Images/rfamandarin/2023-06-23T15-40-00-04-00/000000.png" xlink:type="simple" xlink:show="embed" xlink:actuate="onLoad" draw:mime-type="image/png"/>
</draw:frame>
France -containing Pharmaceutical France -France -France -France -Pharmacy Information Pictures</text:p>
      <text:p text:style-name="P4">
The U.S. Department of Justice filed a criminal prosecution against the four Chinese chemical manufacturing companies and eight individuals on Friday (23rd), accusing them of illegal trafficking used to make fentanyl's precursor chemicals. This is the first time that the United States has sued Chinese chemical manufacturing companies and Chinese citizens.</text:p>
      <text:p text:style-name="P4">
Fentney is a highly addicted opioid drug, which is very easy to die. Many drug users die because they mistakenly eat a large amount of Finni. Earlier this week, U.S. Secretary of State Brillings said when he visited China that he made it clear that the United States needed China to strengthen cooperation in preventing the inflow of fentanyl.</text:p>
      <text:p text:style-name="P4">
In a statement on Friday, the Ministry of Justice said that they arrested two people in the southern and eastern districts of New York that day, and announced three indictment, accusing these Chinese companies and their employees commit production, distribution and sale of Finnib before the sale of fentanyls. Crimes related to chemical chemicals.</text:p>
      <text:p text:style-name="P4">
The Ministry of Justice said that in these investigations, the US Drugs Anti -Drug Administration(DEA)More than 200 kilograms of precursor chemicals related to fentanyl may contain a fatal dose that can kill 25 million Americans.</text:p>
      <text:p text:style-name="P4">
According to Reuters, prosecutors said that the prosecution Chinese companies were accused of selling fentanyl's former body chemicals to the drug group of Sinaloa, Mexico, and the drug group exported a large amount of fentanyl to the United States. The indictment also pointed out that these companies include a trade company named Hebei Sinaoa. They promoted pre -body chemicals on the social media platforms in Mexico and the United States, and used false customs forms and wrong packaging labels to transport sea and air transportation.</text:p>
      <text:p text:style-name="P4">
Editor -in -chief: Kaidi</text:p>
      <text:p text:style-name="P4">
News Source: <text:a xlink:type="simple" xlink:href="https://www.rfa.org/mandarin/Xinwen/10-06232023153853.html" text:style-name="Internet_20_link" text:visited-style-name="Visited_20_Internet_20_Link">
https://www.rfa.org/mandarin/Xinwen/10-06232023153853.html</text:a>
</text:p>
      <!--NEWS-->
      <text:h text:style-name="P10" text:outline-level="1">
<text:span text:style-name="T4">
South Korea and Vietnam agree to strengthen security cooperation</text:span>
</text:h>
      <text:p text:style-name="P4">
Author: 联合早报 (Person)</text:p>
      <text:p text:style-name="P4">
Publisher: 联合早报 (Organization)</text:p>
      <text:p text:style-name="P4">
Published Time: 2023-06-23T15:41</text:p>
      <text:p text:style-name="P4">
Modified Time: 2023-06-23T16:26</text:p>
      <text:p text:style-name="P4">
Description: South Korean President Yin Xiyue and Vietnamese President Wu Wenzan agreed to strengthen security cooperation in response to North Korea's nuclear threats and promised to increase bilateral trade and investment, although the two countries have weak economy this year. Reuters reported that Yin Xiyue, who visited Vietnam as a president for the first time, acknowledged the low economy in South Korea ...</text:p>
      <text:p text:style-name="P4">
Videos: []</text:p>
      <text:p text:style-name="P4">
Audios: []</text:p>
      <text:p text:style-name="P4">
Images: []</text:p>
      <text:p text:style-name="P4">
Type: NewsArticle</text:p>
      <text:p text:style-name="P4">
Breadcrumbs: ['即时', '国际']</text:p>
      <text:p text:style-name="P4">
Keywords: ['韩国', '越南', '朝鲜核计划', '尹锡悦']</text:p>
      <!--METADATA-->
      <text:p text:style-name="P4">
South Korean President Yin Xiyue and Vietnamese President Wu Wenzan agreed to strengthen security cooperation in response to North Korea's nuclear threats and promised to increase bilateral trade and investment, although the two countries have weak economy this year.</text:p>
      <text:p text:style-name="P4">
Reuters reported that Yin Xiyue, who visited Vietnam as a president for the first time, acknowledged South Korea's economic downturn, but he emphasized that Vietnam played a key role in the Seoul's growth strategy.</text:p>
      <text:p text:style-name="P4">
Yin Xiyue and Wuwen Award signed 17 agreements, covering a series of topics such as key minerals and Vietnamese workers working in South Korea.</text:p>
      <text:p text:style-name="P4">
Yin Xiyue also announced that South Korea will provide Vietnam with $ 4. billion (approximately S $ 5.4 billion) loans by 2030 as part of the efforts to support economic cooperation between the two countries.</text:p>
      <text:p text:style-name="P4">
Vietnam is one of the few countries that have close relations with North Korea. Wuwenzhu said at a joint press conference that Vietnam "has prepared for the process of involving the process of participating in the Korean Peninsula."</text:p>
      <text:p text:style-name="P4">
Han Yue's head also agreed to strengthen the national defense industrial relations between the two countries and security cooperation in the South China Sea.</text:p>
      <text:p text:style-name="P4">
Many countries, including South Korea, are selling weapons to Vietnam with the Vietnamese government to assist Vietnam to achieve the goal of modernization of weapon libraries.</text:p>
      <text:p text:style-name="P4">
News Source: <text:a xlink:type="simple" xlink:href="https://www.zaobao.com.sg/realtime/world/story20230623-1407159" text:style-name="Internet_20_link" text:visited-style-name="Visited_20_Internet_20_Link">
https://www.zaobao.com.sg/realtime/world/story20230623-1407159</text:a>
</text:p>
      <!--NEWS-->
      <text:h text:style-name="P10" text:outline-level="1">
<text:span text:style-name="T4">
ASEAN joint military exercise for the first time in China cannot be ignored</text:span>
</text:h>
      <text:p text:style-name="P4">
Author: chinese@voanews.com (美国之音)</text:p>
      <text:p text:style-name="P4">
Publisher: 美国之音中文网 (Type: NewsMediaOrganization)</text:p>
      <text:p text:style-name="P4">
Published Time: 2023-06-23T15:47:13+08:00</text:p>
      <text:p text:style-name="P4">
Modified Time: 2023-06-23 07:47:13Z</text:p>
      <text:p text:style-name="P4">
Description: Many countries in ASEAN have a tense relationship with China on the sovereignty issues of the South China Sea. On Thursday (June 22), the Indonesian military said that the ASEAN joint military exercise will move to the South Natuna Sea in the Water of Indonesia (South Natuna Sea ), Instead of the South China Sea Disputes, which was originally planned.</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asean-planning-first-joint-military-drills-with-eyes-on-china-20230623/7149538.html" text:style-name="Internet_20_link" text:visited-style-name="Visited_20_Internet_20_Link">
https://www.voachinese.com/a/asean-planning-first-joint-military-drills-with-eyes-on-china-20230623/7149538.html</text:a>
</text:p>
      <!--NEWS-->
      <text:h text:style-name="P10" text:outline-level="1">
<text:span text:style-name="T4">
Cameron: No one listened from a bunch of warnings from Titani to the Titan</text:span>
</text:h>
      <text:p text:style-name="P4">
Author: 联合早报 (Person)</text:p>
      <text:p text:style-name="P4">
Publisher: 联合早报 (Organization)</text:p>
      <text:p text:style-name="P4">
Published Time: 2023-06-23T15:50</text:p>
      <text:p text:style-name="P4">
Modified Time: 2023-06-23T21:53</text:p>
      <text:p text:style-name="P4">
Description: On June 22, the search and rescue team searched the lost submersible "Titan" in the crash. (Agence France -Presse) The director of the movie "Titanic" Cameron believes that the tragedy of Titanic and the Titan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 '爆炸', '泰坦号']</text:p>
      <!--METADATA-->
      <text:p text:style-name="P4">
<draw:frame draw:style-name="fr1" draw:name="Image205" text:anchor-type="as-char" svg:width="6.9236in" svg:height="4.615733in" draw:z-index="0">
<draw:image xlink:href="../Images/zaobao world/2023-06-23T15-50/000000.png" xlink:type="simple" xlink:show="embed" xlink:actuate="onLoad" draw:mime-type="image/png"/>
</draw:frame>
On June 22, the search and rescue team searched the lost submersible "Titan" in the crash. (Agence France -Presse)</text:p>
      <text:p text:style-name="P4">
The director of the movie "Titanic" Cameron believes that the Titanic and <text:a xlink:type="simple" xlink:href="https://www.zaobao.com.sg/realtime/world/story20230623-1406985" text:style-name="Internet_20_link" text:visited-style-name="Visited_20_Internet_20_Link">
Titan "</text:a>
The tragedy is very similar. It is also a warning that no one ignores it, and it is also a multi -country to start rescue.</text:p>
      <text:p text:style-name="P4">
French International Broadcasting Station (RFI) reported that as a diving expert, JameScameron told the US Broadcasting Corporation (ABC): "I am (Titan) and Titanic disaster The similarities were shocked. Captain Titani was warned many times to pay attention to the ice in front of the ship, but still drove into the ice domain at full speed at night in the dark night, causing many people to die. "</text:p>
      <text:p text:style-name="P4">
He pointed out that the marine exploration community has always expressed concern about the security of the Titans, saying that the Titan's carbon fiber structure has "fundamental defects", but experts' warnings have been ignored. "This is really shocking ... … It's really super realistic. "</text:p>
      <text:p text:style-name="P4">
In addition to being a well -known Hollywood director and a submersible designer, Cameron can sneak down in where the Bitidani is deeper.</text:p>
      <text:p text:style-name="P4">
He also said that the Titan dive is still a "experimental" activity, which should not be charged and allows passengers who are not deep -sea engineers to adventure. The cost of exploring Titanic wreckage by Titan is $ 250,000 per person (about S $ 335,000) per person.</text:p>
      <text:p text:style-name="P4">
Major General Mog Mog of the United States Coast Guard held a press conference on Thursday (22nd) that in the morning, the Canadian remote -controlled underwater search car (ROV) found a wreckage fragmentation on the seas of the remote corner of the North Atlantic. It is confirmed that the Titan submersible has encountered "catastrophic internal explosion", and five occupants believe that it has been killed.</text:p>
      <text:p text:style-name="P4">
News Source: <text:a xlink:type="simple" xlink:href="https://www.zaobao.com.sg/realtime/world/story20230623-1407163" text:style-name="Internet_20_link" text:visited-style-name="Visited_20_Internet_20_Link">
https://www.zaobao.com.sg/realtime/world/story20230623-1407163</text:a>
</text:p>
      <!--NEWS-->
      <text:h text:style-name="P10" text:outline-level="1">
<text:span text:style-name="T4">
The United States announced that the Chinese e -commerce survey report avoids the law and has caused concerns about forced labor</text:span>
</text:h>
      <text:p text:style-name="P4">
Author: None</text:p>
      <text:p text:style-name="P4">
Publisher: Radio Free Asia (Organization)</text:p>
      <text:p text:style-name="P4">
Published Time: 2023-06-23T15:57:00-04:00</text:p>
      <text:p text:style-name="P4">
Modified Time: 2023-06-23T16:48:51-04:00</text:p>
      <text:p text:style-name="P4">
Description: None</text:p>
      <text:p text:style-name="P4">
Videos: []</text:p>
      <text:p text:style-name="P4">
Audios: ["<text:a xlink:type="simple" xlink:href="https://www.rfa.org/mandarin/yataibaodao/jingmao/tj-062320231034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4.612011in" draw:z-index="0">
<draw:image xlink:href="../Images/rfamandarin/2023-06-23T15-57-00-04-00/000000.png" xlink:type="simple" xlink:show="embed" xlink:actuate="onLoad" draw:mime-type="image/png"/>
</draw:frame>
Chinese e -commerce Pinduoduo ads on the streets of New York on July 26, 2018 when they were listed on Nasdaq. Chinese e -commerce such as Pinduoduo escaped the US tariffs and the review of the supply chain source through small parcels to exports to the United States. Reuters data chart <text:a xlink:type="simple" xlink:href="https://www.rfa.org/mandarin/yataibaodao/jingmao/tj-06232023103422.html/@@stream" text:style-name="Internet_20_link" text:visited-style-name="Visited_20_Internet_20_Link">
Audio-Link: https://www.rfa.org/mandarin/yataibao/jingmao/tj-0623202222.html/@@stream</text:a>
The latest report issued by a special committee of the US House of Representatives shows that Chinese e -commerce "Shein" and overseas version "TEMU" (TEMU "(TEMU) exports to the United States through small parcels, avoid US tariffs and supply chain sources for review Essence The above -mentioned survey conclusions have once again triggered concerns about Chinese overseas companies involving user information security and mandatory labor issues.</text:p>
      <text:p text:style-name="P4">
[<text:span text:style-name="T4">
 The U.S. Council of the U.S.(https://www.rfa.org/Xinwen/3-06232023105646.html)</text:span>
<text:span text:style-name="T5">
 <text:a xlink:type="simple" xlink:href="https://www.rfa.org/jw-05042023115548.html" text:style-name="Internet_20_link" text:visited-style-name="Visited_20_Internet_20_Link">
Pinduoduo, Higherin's human rights in the United States worry that the United States is suppressing Chinese companies? </text:a>
</text:span>
<text:span text:style-name="T4">
<text:a xlink:type="simple" xlink:href="https://www.rfa.org/mandarin/Xinwen/4-06102023120039.html" text:style-name="Internet_20_link" text:visited-style-name="Visited_20_Internet_20_Link">
<text:span text:style-name="T4">
 Anti -human rights and the beauty of human rights and then banned two Chinese companies products imports </text:span>
</text:a>
</text:span>
<text:span text:style-name="T5">
 <text:a xlink:type="simple" xlink:href="https://www.rfa.org/mandarin/Xinwen/4-05092023140456.html" text:style-name="Internet_20_link" text:visited-style-name="Visited_20_Internet_20_Link">
Report: Continuously strengthening forced labor in Xinjiang cotton harvest</text:a>
</text:span>
<text:span text:style-name="T5">
 </text:span>
<text:span text:style-name="T4">
 <text:a xlink:type="simple" xlink:href="https://www.rfa.org/mandarin/yataibaodao/jingmao/tj-12232022135221.html" text:style-name="Internet_20_link" text:visited-style-name="Visited_20_Internet_20_Link">
tiktok stealing reporter's privacy data in the United States again and again</text:a>
</text:span>
</text:p>
      <text:p text:style-name="P4">
On June 22, the House of Representatives' SELECT Committee on the Strategic Competitionbetween The United States and the Chinese CommissionParty, the House of Representatives announced that the overseas version was announced that the overseas version was announced that Pinduoduo and the affordable clothing website "Hipyin" Use legal loopholes to avoid the US import tariffs and sources of product supply chain.</text:p>
      <text:p text:style-name="P4">
The report mentioned that these two Chinese e -commerce companies sold to the United States with more than 30 % of the use of small parcels. Such a sales model can avoid US customs review, of which Pinduoduo is sold through small sales through small amounts of sales. Avoiding the US's supply chain review of the US Labor Law (UFLPA) in the United States, not only illegally exports to the United States to export Xinjiang products, but also suspected forced labor.</text:p>
      <text:p text:style-name="P4">
<text:span text:style-name="T4">
 Scholars: Whether the clothing is made by Xinjiang cotton is difficult to investigate </text:span>
</text:p>
      <text:p text:style-name="P4">
In response to the survey conclusions of the above report, the Hudson Institute Senior Researcher THOMAS J.Duesterberg told the reporter: "This is the issue of" preventing the forced Uygur Labor Law "in this station. . It is difficult to track cotton sources of low -cost clothing. I think this problem deserves serious attention, especially Temu and Shein to avoid US customs through small sales. The U.S. Congress depends on this matter. "</text:p>
      <text:p text:style-name="P4">
On Friday, the reporter from this station contacted the two Chinese e -commerce comments on this.</text:p>
      <text:p text:style-name="P4">
Hipyin's spokesman responded: "We provide detailed information on the Special Committee, and we will continue to answer the question of the special committee transparently. We are tolerate forced labor and actively cooperate with the" Preventing Uyghur Labor Law ". … We do not contact the manufacturers in Xinjiang. If we find that we have cotton with inappropriate use of clothes products, we will immediately take corresponding actions. "</text:p>
      <text:p text:style-name="P4">
However, until the deadline, Pinduoduo has not responded to this station inquiry.</text:p>
      <text:p text:style-name="P4">
A clothing factory supplied by a company in Guangzhou (Agence France -Presse)</text:p>
      <text:p text:style-name="P4">
<text:span text:style-name="T4">
 Chinese enterprise overseas operation dilemma TIKTOK has shared with China Data from Hong Kong democratic people </text:span>
</text:p>
      <text:p text:style-name="P4">
In recent years, some well -known Chinese companies have become increasingly trapped in overseas operations due to problems involving user information security and human rights violations of supply chain.</text:p>
      <text:p text:style-name="P4">
The former senior executive of the Chinese Overseas Edition Tiktok's parent company, Yu Yintao, who was beating by bytes, recently sued the company's court documents that Tiktok had shared the data of Hong Kong civilian people in 2018, including users' online information, and the user's online information, and the user’s online information, and the user’s online information, and the user’s online information, and the user’s online information, and the user’s online information, and the user’s online information, and SIM card recognition, and IP address. Although the byte beating has repeatedly denied the allegations, it seems to confirm the concerns about the US Congress about the previous share of Tiktok with the Chinese government.</text:p>
      <text:p text:style-name="P4">
In response to the human rights issues caused by Chinese e -commerce in the United States, Dusterberg said: "For example, the US government questioned Tiktok to assist the Chinese authorities to propagate. And block the negative information about the Beijing authorities; there are similar conditions on WeChat. Because more than 20%of people in the United States use Tiktok, and more than 30%of young people in the United States use Tiktok as the main source of news, TIKTOK, Tiktok Assisting China to propaganda has become a serious problem. "</text:p>
      <text:p text:style-name="P4">
Dusterberg also pointed out that the strict supervision of Chinese e -commerce in the United States is also related to the principle of equivalent: "Unlike these Chinese companies that can enter the United States, social platforms and retailers in the United States cannot enter the Chinese market. In principle, American officials are more cautious and reasonable about Chinese companies. "</text:p>
      <text:p text:style-name="P4">
In response to byte beating and denying data with the Chinese government, Dusterberg said: "There is evidence to directly display Tiktok to share data with the Chinese government, and they also secretly monitor American journalists. It's not honest. "</text:p>
      <text:p text:style-name="P4">
Douyin logo in the gap between the national flags of the United States and China (Picture of Reuters)</text:p>
      <text:p text:style-name="P4">
<text:span text:style-name="T4">
 Scholars: The US government is worried about the opaque information of Chinese corporate information </text:span>
Yu Maochun, director of the China Center of the Hudson Institute, took Alibaba as an example to explain to reporters why the United States kept vigilant for Chinese companies: "The CCP's full -time reception of Alibaba is a very important lesson. This is not to say that these China is in China. E -commerce giants must be the CCP's national security and intelligence agencies, but in China, this kind of country that the Communist Party controls all. Once any company occupies a considerable position in the world's consumer market, China will not hesitate to supervise and control. This is an important consideration for national security for the United States. "</text:p>
      <text:p text:style-name="P4">
Yu Maochun also expressed his view that is similar to Dusterberg: "In principle of business -to -law, the American e -commerce market is very open, so China's e -commerce market is open to the American e -commerce company in the United States. The degree is completely different. Therefore, the United States has reasons to control China's e -commerce companies into the US market according to the principle of business opportunities. This is not surprising. "</text:p>
      <text:p text:style-name="P4">
Reporter: Tang Yuanyuan Responsible: He Ping.com Editor: Hong Wei</text:p>
      <text:p text:style-name="P4">
News Source: <text:a xlink:type="simple" xlink:href="https://www.rfa.org/mandarin/yataibaodao/jingmao/tj-06232023103422.html" text:style-name="Internet_20_link" text:visited-style-name="Visited_20_Internet_20_Link">
https://www.rfa.org/mandarin/yataibaodao/jingmao/tj-06232023103422.html</text:a>
</text:p>
      <!--NEWS-->
      <text:h text:style-name="P10" text:outline-level="1">
<text:span text:style-name="T4">
China Swing in the United States? Can US -China relations be thawed? (Dai Zhongren/Wang Hao/Huang Jiezheng) | Asia wants to talk about it</text:span>
</text:h>
      <text:p text:style-name="P4">
Author: None</text:p>
      <text:p text:style-name="P4">
Publisher: Radio Free Asia (Organization)</text:p>
      <text:p text:style-name="P4">
Published Time: 2023-06-23T16:00:00-04:00</text:p>
      <text:p text:style-name="P4">
Modified Time: 2023-06-23T13:59: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88615in" draw:z-index="0">
<draw:image xlink:href="../Images/rfamandarin/2023-06-23T16-00-00-04-00/000000.png" xlink:type="simple" xlink:show="embed" xlink:actuate="onLoad" draw:mime-type="image/png"/>
</draw:frame>
 <text:a xlink:type="simple" xlink:href="https://www.rfa.org/mandarin/duomeiti/yazhou-henxiangliao/yz-06232023134434.html/@@images/image" text:style-name="Internet_20_link" text:visited-style-name="Visited_20_Internet_20_Link">
</text:a>
Radio of Liberty Asia</text:p>
      <text:p text:style-name="P4">
US Secretary of State #Brinkon completed the first diplomatic visit to China ’s first diplomacy since 2018. Although the US -China relations broke the ice during the trough period, in the process, the United States hoped that the establishment of a military "crisis management and control mechanism" during the Cold War -like period was rejected by the Chinese side. Is the method of seeing the arranging of the Blingken seat in#而 而? Can it trigger the efforts to improve US -China relations in the future? Deputy Professor of the Institute of Strategy of Tamkang University #to interpret the interests and thinking of the interests of the US -China talks.</text:p>
      <text:p text:style-name="P4">
News Source: <text:a xlink:type="simple" xlink:href="https://www.rfa.org/mandarin/duomeiti/yazhou-henxiangliao/yz-06232023134434.html" text:style-name="Internet_20_link" text:visited-style-name="Visited_20_Internet_20_Link">
https://www.rfa.org/mandarin/duomeiti/yazhou-henxiangliao/yz-06232023134434.html</text:a>
</text:p>
      <!--NEWS-->
      <text:h text:style-name="P10" text:outline-level="1">
<text:span text:style-name="T4">
Facts ｜ Japan "Whitening &amp; QUOT; nuclear sewage? &amp; Quot; unilaterally determine &amp; quot;</text:span>
</text:h>
      <text:p text:style-name="P4">
Author: 作者：郑崇生，发自华盛顿</text:p>
      <text:p text:style-name="P4">
Publisher: Radio Free Asia (Organization)</text:p>
      <text:p text:style-name="P4">
Published Time: 2023-06-23T16:09:53-04:00</text:p>
      <text:p text:style-name="P4">
Modified Time: 2023-06-23T16:09:53-04:00</text:p>
      <text:p text:style-name="P4">
Description: Author: Zheng Chongsheng, from Washingto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29306in" draw:z-index="0">
<draw:image xlink:href="../Images/rfamandarin/2023-06-23T16-09-53-04-00/000000.png" xlink:type="simple" xlink:show="embed" xlink:actuate="onLoad" draw:mime-type="image/png"/>
</draw:frame>
 <text:a xlink:type="simple" xlink:href="https://www.rfa.org/mandarin/shishi-hecha/hc-06232023160018.html/@@images/image" text:style-name="Internet_20_link" text:visited-style-name="Visited_20_Internet_20_Link">
</text:a>
Radio of Liberty Asia</text:p>
      <text:p text:style-name="P4">
<text:span text:style-name="T4">
 Tags: error, misleading </text:span>
</text:p>
      <text:p text:style-name="P4">
<text:span text:style-name="T4">
 Reading in one minute: </text:span>
</text:p>
      <text:p text:style-name="P4">
It is expected that at the end of June, the International Atomic Energy Agency (IAEA) will announce the complete evaluation report of the Final Edition of the Fukushima Nuclear Power Station. According to the previous report, the IAEA probability will support the Japanese plan. In response to the disposal of the Fukushima accident wastewater, all parties internationally resurrected disputes.</text:p>
      <text:p text:style-name="P4">
On June 5th, Li Song, a representative of the International Atomic Energy Agency in China, at the IAEA monthly council <text:a xlink:type="simple" xlink:href="http://vienna.china-mission.gov.cn/dbthd/202306/t20230606_11090145.htm" text:style-name="Internet_20_link" text:visited-style-name="Visited_20_Internet_20_Link">
accusations</text:a>
Japan's decision has no scientific basis, so that the risk of pollution of Fukushima nuclear accidents to neighboring countries and surrounding environments. On June 7, a spokesman for the Chinese Ministry of Foreign Affairs Wang Wenbin further further at the Beijing Routine Press Conference.(https://www.mfa.gov.cn/web/fyrbt_673021/202306/t20230607_11091218.shtml)The Japanese government has repeatedly "whitewashed" nuclear sewage. In the case of "not fully demonstrated other disposal plans", "unilaterally decided" rows, to treat the ocean as its own sewer. Guided by this official public opinion, there are a lot of information such as "huge harm" in Chinese social media.</text:p>
      <text:p text:style-name="P4">
However, the Laboratory of Asian facts found that these claims are not based. Although the processing water of Japan's planned emissions cannot reach perfection, according to the standard of IAEA and the current standards in China, they have reached a safe level. The Chinese Ministry of Foreign Affairs also suspected of misleading the allegations of Japan's "no full demonstration" and "unilateral decision". Since the Fukushima accident, Japan has proposed a variety of wastewater disposal methods to demonstrate, and IAEA has also participated in the research and evaluation process many times.</text:p>
      <text:p text:style-name="P4">
<text:span text:style-name="T4">
In-depth analysis:</text:span>
</text:p>
      <text:p text:style-name="P4">
Water storage equipment, which has a water storage equipment with more than 1.3 million cubic meters of Fukushima Nuclear Power Station in Hakurabeach, has recently become the focus of international public opinion. Tokyo Power Company plans to start discharge of about 400,000 cubic meters of emissions this summer to complete the processing water of the ALPS purification process. It also pointed out that its discharge behavior is controllable and scientifically evaluated the "safety emissions" standard based on the scientific evaluation of the International Atomic Energy Agency (IAEA).</text:p>
      <text:p text:style-name="P4">
However, the Fukushima Hydrants Plan has been questioned by environmental protection organizations and some countries, especially China. The Chinese foreign department has recently expressed their continuous statements, questioning whether the Japanese sewage sewage is "really harmless", and said that the move "did not fully demonstrate other disposal plans" and was "unilaterally determined".</text:p>
      <text:p text:style-name="P4">
Wang Wenbin accused Japan of "irresponsible" remarks spreading a lot in Chinese and social media, and was further extended to interpret. Social media has begun to have "huge harm" remarks on nuclear waste water. Douyin, Tiktok and other platforms have circulated "Fukushima nuclear waste water contains more than 60 radioactive elements" and "half -life is up to 5000 years" and so on.</text:p>
      <text:p text:style-name="P4">
There are a large number of comments on Japanese social media about Japanese nuclear wastewater discharge videos (picture/social media screenshots) <text:a xlink:type="simple" xlink:href="https://www.rfa.org/mandarin/shishi-hecha/hc-06232023160018.html/p1-793e4ea45a924f53622a56fe.png" text:style-name="Internet_20_link" text:visited-style-name="Visited_20_Internet_20_Link">
![] [](Images/rfamandarin/2023-06-23T16-09-53-04-00/000003.png)</text:a>
<text:span text:style-name="T4">
 Is there a "huge harm" in Japan's row wastewater? </text:span>
</text:p>
      <text:p text:style-name="P4">
The full name of "ALPS processing water" by Japan's planned "ALPS processing water" ADVANCED Liquid ProcessingSystem, an advanced liquid processing system, the international atomic energy agency pointed out that this is a pumping and filtering system that can effectively remove 62 radioactives from contaminated water -except radioactivity Alitium (Tritium).</text:p>
      <text:p text:style-name="P4">
素 is the isotope of hydrogen. The chemical formula is T or 3H, and the number of neutron is one more than hydrogen, also known as heavy hydrogen. 会 is similar to hydrogen, which combines oxygen to form a compound of HTO -like water. It exists in the trace of natural water, human and natural environment, and its sorbe is also widely used in the field of light, lighting, lighting and other fields.</text:p>
      <text:p text:style-name="P4">
The radioactive half -life is 12.32 years. The half-life of the water of the water is 7-14 days. That is to say, if you drink 1 liter of water full of 1,500 Becks, stay in the body about 750 Baker after a week.</text:p>
      <text:p text:style-name="P4">
BECQUEREL is a radioactive intensity <text:a xlink:type="simple" xlink:href="https://www.chinansc.cn/gzxc/bwbd/hyfsjczsxgwt/201705/t20170503_550625.html" text:style-name="Internet_20_link" text:visited-style-name="Visited_20_Internet_20_Link">
International General Unit</text:a>
The radioactive strength is mainly to evaluate how many atomic nuclei are declining per second.</text:p>
      <text:p text:style-name="P4">
The discharge of water -containing water to the sea is the final treatment method that China, including 55 nuclear power units, also adopts the world. Under the guidance of the International Atomic Energy Agency, Japan will be discharged into the sea, and the ALPS processing water will be diluted again. China's diplomatic system has always declared that the "processing water" that has been purified by ALPS cannot be "compared" with the normal running drainage of nuclear power plants, but it does not demonstrate the difference.</text:p>
      <text:p text:style-name="P4">
Davidkrofcheck, an associate professor of the University of Austland of New Zealand, clearly states that the water that has been discharged by Japan is the same as the safety level of the wastewater of the Nuclear Power Station, which is the same as that of water purified by ALPS. Before emissions, the concentration of the 度 was diluted to 1500 Berg/per liter, or even the World Health Organization <text:a xlink:type="simple" xlink:href="https://cdn.who.int/media/docs/default-source/wash-documents/water-safety-and-quality/dwq-guidelines-4/gdwq4-with-add1-chap9.pdf" text:style-name="Internet_20_link" text:visited-style-name="Visited_20_Internet_20_Link">
Suggesting drinking water</text:a>
The standard of 10,000 Beck/about one -seventh of each liter. At the briefing hosted by the Science Mediacentre of New Zealand, Australia, and Taiwan, Crovcheque answered the question from the Asian facts to investigate the laboratory in the Laboratory, and he would eat the local fishing fish.According to the official website of the Ministry of Economic and Industry, <text:a xlink:type="simple" xlink:href="https://www.meti.go.jp/english/earthquake/nuclear/decommissioning/atw.html" text:style-name="Internet_20_link" text:visited-style-name="Visited_20_Internet_20_Link">
Information</text:a>
The carbon-14 cannot be completely removed through the ALPS purification process. However, the Ministry of Production and Economic Owners pointed out that the carbon-14 content in the storage tank is far lower than the regulatory standards of Japanese countries. After dilution, the carbon 14 content will be reduced to up to one thousandths of the Japanese national standards.</text:p>
      <text:p text:style-name="P4">
According to the Ministry of Economic and Industry, Japan, before the ALPS processing water, other radioactive substances except the cymbal is purified and diluted, the impact on the environment can be ignored.</text:p>
      <text:p text:style-name="P4">
Officially released wastewater discharge plan and influence schematic diagram (Figure/Japanese Economic and Industry Provincial website) <text:a xlink:type="simple" xlink:href="https://www.rfa.org/mandarin/shishi-hecha/hc-06232023160018.html/p2-4ea77ecf7701622a56fe-7b804f53-526f672c.png" text:style-name="Internet_20_link" text:visited-style-name="Visited_20_Internet_20_Link">
</text:a>
Therefore, the "great harm" of Japanese nuclear waste water rumored by Chinese social media said that there is no scientific evidence that is sufficient to evidence.</text:p>
      <text:p text:style-name="P4">
<text:span text:style-name="T4">
 Are China's nuclear power wastewater standards higher? </text:span>
</text:p>
      <text:p text:style-name="P4">
Since the 2011 East Japan Earthquake has led to an accident in the Fukushima Nuclear Power Station, China, which has developed nuclear power at full speed, has also strengthened the management of nuclear energy security and improved a series of security regulations. However, the wastewater in Japan's plan is in accordance with the standards that China is implemented, which is also in line with regulations.</text:p>
      <text:p text:style-name="P4">
In September 2011, China implemented a new <text:a xlink:type="simple" xlink:href="http://english.mee.gov.cn/Resources/standards/Radioactivity/radiation/201111/W020110309343679722427.pdf" text:style-name="Internet_20_link" text:visited-style-name="Visited_20_Internet_20_Link">
"Regulations on the Protection of Environmental Radiation of Nuclear Power Factory"</text:a>
(GB6249-2011) and <text:a xlink:type="simple" xlink:href="https://www.mee.gov.cn/ywgz/fgbz/bz/bzwb/hxxhj/fsxhjbz/201103/W020191222415914838455.pdf" text:style-name="Internet_20_link" text:visited-style-name="Visited_20_Internet_20_Link">
"Technical Requirements for Radioactive Liquid Discharge Emissions of Nuclear Power Plant"</text:a>
(GB14587-2011), which improves the total control requirements of the radioactive substance emissions of nuclear power plants, and conduct a hierarchical management of the sensitivity of the location of the nuclear power plant-Binhai Nuclear Power Plant radioactive outflow regulations except 氚 and carbon14, except The concentration of other radioactin should not exceed 1,000 Barges per liter; the nuclear power plant of the lakes, rivers and reservoirs is 100 Baker per liter. In 2020, China submitted the latest performance based on IAEA's "Safety and Radiovision Safety Safety Safety Safety Safety Convention on Latinos Management" <text:a xlink:type="simple" xlink:href="https://www.iaea.org/sites/default/files/china-7rm_chinese.pdf" text:style-name="Internet_20_link" text:visited-style-name="Visited_20_Internet_20_Link">
Report</text:a>
Essence</text:p>
      <text:p text:style-name="P4">
However, even if the control requirements have been improved, China's above national standards do not specify the concentration limit of the Binhai nuclear power plant emissions and carbon-14. The upper limit of the emission concentration is 1000 Berg/L.</text:p>
      <text:p text:style-name="P4">
The former State Administration of Environmental Protection was also [Announcement] in 2007 <text:a xlink:type="simple" xlink:href="https://www.mee.gov.cn/gkml/zj/haq/200910/t20091022_173026.htm" text:style-name="Internet_20_link" text:visited-style-name="Visited_20_Internet_20_Link">
Announcement</text:a>
The approval of the radioactive concentration control value of the Binhai Nuclear Power Station in the Qinshan Third Nuclear Power Station was relaxed from the original 370 Baker per liter to 3,700 Bake per liter.</text:p>
      <text:p text:style-name="P4">
Former State Administration of Environmental Protection of China approved the relaxation limit of Qinshan's third nuclear power plant (Figure/Screenshot of the official website of the Ministry of Ecology and Environment) <text:a xlink:type="simple" xlink:href="https://www.rfa.org/mandarin/shishi-hecha/hc-06232023160018.html/p3-751f600173af588390e8622a56fe.png" text:style-name="Internet_20_link" text:visited-style-name="Visited_20_Internet_20_Link">
</text:a>
___</text:p>
      <text:p text:style-name="P4">
In other words, Dongdian's Fukushima ALPS processing water this time is to deal with water. The limit of the 氚 concentration is about 1/2 of the allowable emissions concentration limit after the adjustment of the China Qinshan Nuclear Power Station in 2007.</text:p>
      <text:p text:style-name="P4">
In addition, in the total amount of liquid liquid 的, in 2016, the National Nuclear Safety Administration of the Ministry of Environmental Protection <text:a xlink:type="simple" xlink:href="https://www.mee.gov.cn/gkml/sthjbgw/haq/201610/t20161012_365398.htm" text:style-name="Internet_20_link" text:visited-style-name="Visited_20_Internet_20_Link">
approval</text:a>
The total annual emission limit of the Qinshan Nuclear Power Station base is 8.04e+14bq, which is 800 mega Bake.</text:p>
      <text:p text:style-name="P4">
The Qinshan Nuclear Power Station was in the "Nuclear Safety Information Report" in 2022 <text:a xlink:type="simple" xlink:href="https://www.cnnp.com.cn/cnnp/resource/cms/article/1086607/1309623/QS-5EM-RCEM-23032701%20%E7%A7%A6%E5%B1%B1%E6%A0%B8%E7%94%B5%E6%A0%B8%E5%AE%89%E5%85%A8%E4%BF%A1%E6%81%AF%E5%85%AC%E5%BC%80%E5%B9%B4%E5%BA%A6%E6%8A%A5%E5%91%8A%EF%BC%882022%E5%B9%B4%EF%BC%89.pdf" text:style-name="Internet_20_link" text:visited-style-name="Visited_20_Internet_20_Link">
point out</text:a>
At that time, only about 25%of the total was used, and the conversion was 2.01E+14BQ, that is, 201 trillion Bake, which is far from the official Japanese predictable Fukushima nuclear power plant to deal with the valuation of about 22 mega Bark per year.</text:p>
      <text:p text:style-name="P4">
? **China also accused Japan without providing sufficient scientific and factual basis to solve the concerns of the international rowing plans, the effectiveness of purifying the device, the reliability of nuclear pollution water data, and the uncertainty of environmental impact.</text:p>
      <text:p text:style-name="P4">
However, according to the verification of the laboratory in Asian facts, these allegations are inconsistent with the facts.</text:p>
      <text:p text:style-name="P4">
Since 2011, Japan has been regularly to <text:a xlink:type="simple" xlink:href="https://www.iaea.org/topics/response/fukushima-daiichi-nuclear-accident/fukushima-daiichi-alps-treated-water-discharge" text:style-name="Internet_20_link" text:visited-style-name="Visited_20_Internet_20_Link">
International Atomic Energy Agency</text:a>
Submit the progress and monitoring report of the accident handling of the Fukushima Nuclear Power Plant.(https://www.tepco.co.jp/en/hd/decommission/index-e.html), Explain the progress of processing, even setting the increase in ALPS processing water <text:a xlink:type="simple" xlink:href="https://www.tepco.co.jp/zh-cn/decommission/progress/watertreatment/index-cn.html" text:style-name="Internet_20_link" text:visited-style-name="Visited_20_Internet_20_Link">
Chinese and Korean special page</text:a>
It is hoped that it will have better communication with neighboring countries who read Chinese and Korean, and regularly announce the Fukushima Nuclear Power Station every month <text:a xlink:type="simple" xlink:href="https://www.tepco.co.jp/en/hd/decommission/data/index-e.html" text:style-name="Internet_20_link" text:visited-style-name="Visited_20_Internet_20_Link">
Related Monitoring Data</text:a>
 。</text:p>
      <text:p text:style-name="P4">
Dongdian's Chinese interpretation of the public (Figure/Tokyo Electric Power Company's official website) <text:a xlink:type="simple" xlink:href="https://www.rfa.org/mandarin/shishi-hecha/hc-06232023160018.html/p4-4e1c75355b987f51-7b804f53.png" text:style-name="Internet_20_link" text:visited-style-name="Visited_20_Internet_20_Link">
</text:a>
___</text:p>
      <text:p text:style-name="P4">
The Japanese Embassy in China pointed out that the Japanese side regularly reports to the embassy and media briefing from countries including China, including China, every month.</text:p>
      <text:p text:style-name="P4">
Regarding the communication performance of Japan and the international community on the problem of nuclear waste water treatment and disposal, at the briefing meeting of the aforementioned scientific media center, TonyHooker, a professor of physics, chemistry and Earth Sciences, Australia's University of Aders. Japan is scientifically, international, and data transparent. It is already very open and willing to communicate.</text:p>
      <text:p text:style-name="P4">
Japan proposed 5 ways to deal with ALPS processing water in 2016. After the final confirmation of the sea in April 2021, it was actively seeking international atomic energy agencies to participate and supervised the entire sea programs. IAEA composed <text:a xlink:type="simple" xlink:href="https://www.iaea.org/newscenter/pressreleases/iaea-holds-first-meeting-of-international-task-force-set-up-to-review-safety-of-fukushima-treated-water-release" text:style-name="Internet_20_link" text:visited-style-name="Visited_20_Internet_20_Link">
Special Working Group</text:a>
Among them, scientists including China and 11 countries have visited Japan in the past two years, held dozens of meetings, and published 6 related <text:a xlink:type="simple" xlink:href="https://www.iaea.org/topics/response/fukushima-daiichi-nuclear-accident/fukushima-daiichi-alps-treated-water-discharge/reports" text:style-name="Internet_20_link" text:visited-style-name="Visited_20_Internet_20_Link">
report</text:a>
Specifies specific suggestions.</text:p>
      <text:p text:style-name="P4">
During the period, the special working group also independent third -party laboratories including Austria, Switzerland, France, South Korea, and the United States <text:a xlink:type="simple" xlink:href="https://www.iaea.org/sites/default/files/first_interlaboratory_comparison_on_the_determination_of_radionuclides_in_alps_treated_water.pdf" text:style-name="Internet_20_link" text:visited-style-name="Visited_20_Internet_20_Link">
cooperation</text:a>
Confirm that Japan's ALPS processing water can achieve international standards that avoid harmful to the environment and the human body. The special working group at the end of this year <text:a xlink:type="simple" xlink:href="https://www.iaea.org/newscenter/pressreleases/iaea-task-force-on-fukushima-daiichi-treated-water-release-conducts-final-mission-to-japan-prior-to-publication-of-its-safety-assessment" text:style-name="Internet_20_link" text:visited-style-name="Visited_20_Internet_20_Link">
last time to Fukushima</text:a>
To confirm that the final version of the final version of the report can form a reference indicator from the harmful influence of radiation substances in the future.</text:p>
      <text:p text:style-name="P4">
The Asian factual inspection of the laboratory sent a letter to IAEA, and asked the conclusion of the last evaluation of the special working group recently. As of press time, it has not received a reply.</text:p>
      <text:p text:style-name="P4">
The discharge of wastewater in nuclear power plants is indeed full of controversy, and China is not the only opponent. Including <text:a xlink:type="simple" xlink:href="https://tchina.kyodonews.net/news/2023/06/b7d81935515c.html" text:style-name="Internet_20_link" text:visited-style-name="Visited_20_Internet_20_Link">
Fishermen in Japan</text:a>
<text:a xlink:type="simple" xlink:href="https://www.greenpeace.org/international/press-release/59193/science-environmental-protection-international-law-g7-japans-fukushima-water-discharge/" text:style-name="Internet_20_link" text:visited-style-name="Visited_20_Internet_20_Link">
Green Peace Organization</text:a>
, The marine ecological community still opposes the Euki Planning Plan of the Fukushima Nuclear Power Station, and they are full of doubts about the consequences of wastewater discharge. According to Crovcchatk, this is also related to the slow speed of dealing the crisis as soon as possible in that year, but as a physicist, what he wants to remind the world is that the radioactive crisis after the Fukushima nuclear accident was dealt with. Forty years of way, we must avoid the next earthquake that may cause more serious nuclear -related crises. The treatment water of more than 1,000 barrels cannot be ignored by the seaside, but in all options, in his opinion, the rowing sea is a "least bad choice."</text:p>
      <text:p text:style-name="P4">
<text:span text:style-name="T4">
in conclusion:</text:span>
<text:span text:style-name="T5">
 Asian factual checkup laboratory (</text:span>
 <text:span text:style-name="T5">
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232023160018.html" text:style-name="Internet_20_link" text:visited-style-name="Visited_20_Internet_20_Link">
https://www.rfa.org/mandarin/shishi-hecha/hc-06232023160018.html</text:a>
</text:p>
      <!--NEWS-->
      <text:h text:style-name="P10" text:outline-level="1">
<text:span text:style-name="T4">
Column | Weekend Tea House: Why is the thrilling line (2): June 4th generation Wang Zhihua</text:span>
</text:h>
      <text:p text:style-name="P4">
Author: None</text:p>
      <text:p text:style-name="P4">
Publisher: Radio Free Asia (Organization)</text:p>
      <text:p text:style-name="P4">
Published Time: 2023-06-23T16:21:15-04:00</text:p>
      <text:p text:style-name="P4">
Modified Time: 2023-06-23T16:21:15-04:00</text:p>
      <text:p text:style-name="P4">
Description: None</text:p>
      <text:p text:style-name="P4">
Videos: []</text:p>
      <text:p text:style-name="P4">
Audios: ["<text:a xlink:type="simple" xlink:href="https://www.rfa.org/mandarin/zhuanlan/teahouse/tea-062320231518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8615in" draw:z-index="0">
<draw:image xlink:href="../Images/rfamandarin/2023-06-23T16-21-15-04-00/000000.png" xlink:type="simple" xlink:show="embed" xlink:actuate="onLoad" draw:mime-type="image/png"/>
</draw:frame>
Wang Zhihua arrived at the US border wall on May 13. <text:a xlink:type="simple" xlink:href="https://www.rfa.org/mandarin/zhuanlan/teahouse/tea-06232023151852.html/@@images/image" text:style-name="Internet_20_link" text:visited-style-name="Visited_20_Internet_20_Link">
</text:a>
Wang Zhihua provides <text:a xlink:type="simple" xlink:href="https://www.rfa.org/mandarin/zhuanlan/teahouse/tea-06232023151852.html/@@stream" text:style-name="Internet_20_link" text:visited-style-name="Visited_20_Internet_20_Link">
Audio-Link: https://www.rfa.org/mandarin/zhuanlan/teahouse/tea-06232023151852.html/@stream</text:a>
Today's "Weekend Tea House" program we continue to pay attention to the root of the tide of wiring from China to the United States. Since the beginning of this year, thousands of Chinese people have entered the United States illegally from the southwestern border of the United States every month, commonly known as routing.</text:p>
      <text:p text:style-name="P4">
During the Democratic Movement of the Tiananmen Student in 1989, Wang Zhihua, a disagreement from Zhuzhou, Hunan, was a student of Guangzhou Sun Yat -sen University. China Citizen Sports Network reported on June 12, 2020 that because of doing the gesture of the June 4th, Wang Zhihua was administratively detained in Zhuzhou, Hunan for 10 days.</text:p>
      <text:p text:style-name="P4">
Wang Zhihua came to the United States on May 13 this year. Wang Zhihua said in an interview that he was June 4th.</text:p>
      <text:p text:style-name="P4">
So what causes Wang Zhihua to leave China and decide to come to the United States? Today's show came to hear what Wang Zhihua said. For details, please click on the audio file link of the "Weekend Tea House" program on this website.</text:p>
      <text:p text:style-name="P4">
After Wang Zhihua arrived in the United States, Zhou Feng was locked in New York with the founder of humanitarian China.(Wang Zhihua provided)  <text:a xlink:type="simple" xlink:href="https://www.rfa.org/mandarin/zhuanlan/teahouse/tea-06232023151852.html/738b5fd7534e62b57f8e540e4e0e4eba90534e2d56fd521b529e4eba5468950b950157287ebd7ea64f1a9762.png" text:style-name="Internet_20_link" text:visited-style-name="Visited_20_Internet_20_Link">
</text:a>
On December 3, 2020, Radio Free Asia quoted the Rights Protection Network and said that Hunan's rights protection person Ou Biaofeng was summoned by Zhuzhou police because of his voice of the Dong Yaoqiong. Ou Biaofeng's news.</text:p>
      <text:p text:style-name="P4">
On December 7, 2020, Radio Free Asia re -cited the Rights Protection Network news reports that Hunan's rights protection sources Chen Siming, Wang Zhihua and others went to the Zhuzhou detention center to send meals to Ou Biaofeng.</text:p>
      <text:p text:style-name="P4">
After Wang Zhihua arrived in the United States, he met with Mr. Zhou Fengsuo, the founder of the civilian organizer in New York in New York, USA in late May. We interviewed Mr. Zhou Feng Suo.</text:p>
      <text:p text:style-name="P4">
After Wang Zhihua arrived in the United States, he wrote two articles that recorded the wiring "Freedom, no more value" and "Route": Nothing to stop, people go to the footsteps of freedom ". Both articles expressed his desire for freedom.</text:p>
      <text:p text:style-name="P4">
Wang Zhihua said on Twitter that for thirty -four years, it was still a sensitive figure in 1986. Thirty -four years, I still have to escape from China as an exile person. This is not only a personal tragedy, but also a tragedy of this country.</text:p>
      <text:p text:style-name="P4">
Wang Zhihua also revealed on Twitter in the United States that after he met Chen Siming, a citizen Chen Siming, Hunan, many years ago, the two made an appointment to commemorate June 4th. Later, the two did have been promoted and arrested for public commemoration of June 4th.</text:p>
      <text:p text:style-name="P4">
On the occasion of the 64th and 34th anniversary, Wang Zhihua finally could publicize the June 4th on the streets of New York, but in his hometown of Zhuzhou, Hunan, Chen Siming was released for a few days after he wanted to commemorate June 4th.</text:p>
      <text:p text:style-name="P4">
The encounters of Wang Zhihua and Chen Siming highlighted the predicament of Chinese objections.</text:p>
      <text:p text:style-name="P4">
After Wang Zhihua arrived in the United States, he participated in the 6434th anniversary in New York.(Wang Zhihua provided)  <text:a xlink:type="simple" xlink:href="https://www.rfa.org/mandarin/zhuanlan/teahouse/tea-06232023151852.html/738b5fd7534e62b57f8e540e57287ebd7ea653c252a07eaa5ff5516d56db4e09534156db54685e746d3b52a8.png" text:style-name="Internet_20_link" text:visited-style-name="Visited_20_Internet_20_Link">
</text:a>
The "Weekend Tea House" program will continue to pay attention to the experience of Chinese wiring people, and see the root cause of the tide of China's wiring.</text:p>
      <text:p text:style-name="P4">
"Weekend Tea House" host Xiao An's social media: Twitter account: https://twitter.com/xiaoan000 Facebook account: https: //www.facebook.com/pei.an.58 State: Liberty Asia broadcast broadcast The viewer of the interviewed does not necessarily represent the position of Radio Free Asia.</text:p>
      <text:p text:style-name="P4">
News Source: <text:a xlink:type="simple" xlink:href="https://www.rfa.org/mandarin/zhuanlan/teahouse/tea-06232023151852.html" text:style-name="Internet_20_link" text:visited-style-name="Visited_20_Internet_20_Link">
https://www.rfa.org/mandarin/zhuanlan/teahouse/tea-06232023151852.html</text:a>
</text:p>
      <!--NEWS-->
      <text:h text:style-name="P10" text:outline-level="1">
<text:span text:style-name="T4">
White House: Boeing will invest 100 million US dollars in India</text:span>
</text:h>
      <text:p text:style-name="P4">
Author: 联合早报 (Person)</text:p>
      <text:p text:style-name="P4">
Publisher: 联合早报 (Organization)</text:p>
      <text:p text:style-name="P4">
Published Time: 2023-06-23T16:26</text:p>
      <text:p text:style-name="P4">
Modified Time: 2023-06-23T16:39</text:p>
      <text:p text:style-name="P4">
Description: The White House announced that Boeing will invest $ 100 million (about S $ 135 million) in India to develop infrastructure and pilot training. Reuters reported that the White House issued a statement on Thursday (June 22) to announce the above news. Indian Airlines signed with Boeing earlier this week ...</text:p>
      <text:p text:style-name="P4">
Videos: []</text:p>
      <text:p text:style-name="P4">
Audios: []</text:p>
      <text:p text:style-name="P4">
Images: []</text:p>
      <text:p text:style-name="P4">
Type: NewsArticle</text:p>
      <text:p text:style-name="P4">
Breadcrumbs: ['即时', '国际']</text:p>
      <text:p text:style-name="P4">
Keywords: ['波音公司', '印度', '美国', '拜登']</text:p>
      <!--METADATA-->
      <text:p text:style-name="P4">
The White House announced that Boeing will invest $ 100 million (about S $ 135 million) in India to develop infrastructure and pilot training.</text:p>
      <text:p text:style-name="P4">
Reuters reported that the White House issued a statement on Thursday (June 22) to announce the above news.</text:p>
      <text:p text:style-name="P4">
Indian Airlines signed more than 200 aircraft orders with Boeing earlier this week, including 20 Boeing 787 "Dreamliner", 10 largest dual -engine jet passenger aircraft 777x, and 190 737max. Narrow aircraft.</text:p>
      <text:p text:style-name="P4">
This development is also accompanied by the US -Indian company, a series of transactions signed by Indian Prime Minister Modi with US President Biden on Thursday during the meeting in Washington.</text:p>
      <text:p text:style-name="P4">
Biden held a grand welcome ceremony for Modi on Thursday in the White House. After the two ended closed -door talks, the two said at the joint press conference that the United States and India were "one of the closest partners in the world."</text:p>
      <text:p text:style-name="P4">
News Source: <text:a xlink:type="simple" xlink:href="https://www.zaobao.com.sg/realtime/world/story20230623-1407173" text:style-name="Internet_20_link" text:visited-style-name="Visited_20_Internet_20_Link">
https://www.zaobao.com.sg/realtime/world/story20230623-1407173</text:a>
</text:p>
      <!--NEWS-->
      <text:h text:style-name="P10" text:outline-level="1">
<text:span text:style-name="T4">
Worried that more Chinese and Ma Guoren marry Ma Qing: should not be in the area of the area.</text:span>
</text:h>
      <text:p text:style-name="P4">
Author: 联合早报 (Person)</text:p>
      <text:p text:style-name="P4">
Publisher: 联合早报 (Organization)</text:p>
      <text:p text:style-name="P4">
Published Time: 2023-06-23T16:54</text:p>
      <text:p text:style-name="P4">
Modified Time: 2023-06-23T17:01</text:p>
      <text:p text:style-name="P4">
Description: In response to Malaysia's Deputy Minister of the Interior, Sanu Amanua emphasized that he would seriously pay attention to the marriage of the Chinese and Malaysians, and Chen Zhixiong, the head of the Malaysian Agency, reminded that he should not distinguish between the skin color and area when responding to the subject or dealing with the problem. "Oriental Daily" Friday (June 23 ...</text:p>
      <text:p text:style-name="P4">
Videos: []</text:p>
      <text:p text:style-name="P4">
Audios: []</text:p>
      <text:p text:style-name="P4">
Images: []</text:p>
      <text:p text:style-name="P4">
Type: NewsArticle</text:p>
      <text:p text:style-name="P4">
Breadcrumbs: ['即时', '国际']</text:p>
      <text:p text:style-name="P4">
Keywords: ['马来西亚', '华人']</text:p>
      <!--METADATA-->
      <text:p text:style-name="P4">
In response to Malaysia's Deputy Minister of the Interior, Sanu Amanua emphasized that he would seriously pay attention to the marriage of the Chinese and Malaysians, and Chen Zhixiong, the head of the Malaysian Agency, reminded that he should not distinguish between the skin color and area when responding to the subject or dealing with the problem.</text:p>
      <text:p text:style-name="P4">
"Oriental Daily" reported on Friday (June 23) that Chen Zhixiong issued a statement saying: "What do you want to express? Do we want to tell the people, will we not let more Chinese people marry or marry locals?"</text:p>
      <text:p text:style-name="P4">
He added: "If the deputy minister is worried about the influence of the Chinese and foreigners, why not publish the marketing data between the Chinese and Pakistan? Or how many Rohingya refugees are intermarried in Malaysia?"</text:p>
      <text:p text:style-name="P4">
He believes that this kind of improper speech made on skin tone or region or affects friendly relations between China and Malaysia, reminding members of the united government cabinet to pay attention to this remark, be careful to avoid similar improper remarks.</text:p>
      <text:p text:style-name="P4">
When San Su Andua recently talked about the work of the Ministry of the Interior, he especially emphasized that he would pay attention to the marriage of Chinese nationals and local people.</text:p>
      <text:p text:style-name="P4">
News Source: <text:a xlink:type="simple" xlink:href="https://www.zaobao.com.sg/realtime/world/story20230623-1407179" text:style-name="Internet_20_link" text:visited-style-name="Visited_20_Internet_20_Link">
https://www.zaobao.com.sg/realtime/world/story20230623-1407179</text:a>
</text:p>
      <!--NEWS-->
      <text:h text:style-name="P10" text:outline-level="1">
<text:span text:style-name="T4">
Fatal assistance? New Year: Chinese company transports a lot of gunpowder to the Russian factories</text:span>
</text:h>
      <text:p text:style-name="P4">
Author: None</text:p>
      <text:p text:style-name="P4">
Publisher: Radio Free Asia (Organization)</text:p>
      <text:p text:style-name="P4">
Published Time: 2023-06-23T17:02:00-04:00</text:p>
      <text:p text:style-name="P4">
Modified Time: 2023-06-23T17:13: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6-23T17-02-00-04-00/000000.png" xlink:type="simple" xlink:show="embed" xlink:actuate="onLoad" draw:mime-type="image/png"/>
</draw:frame>
Polytechnologies, a display booth set up at the Baghdad International Defense and Security Exhibition, was taken on March 13, 2013. <text:a xlink:type="simple" xlink:href="https://www.rfa.org/mandarin/Xinwen/11-06232023165735.html/@@images/image" text:style-name="Internet_20_link" text:visited-style-name="Visited_20_Internet_20_Link">
</text:a>
Agence France -Presse information picture</text:p>
      <text:p text:style-name="P4">
Poly Technology, a Chinese state-owned enterprise Poly Group, transported tens of thousands of kilograms of fire-free fuchants to a Russian military factory-Balinur ammunition factory last year, and its number was enough to make at least 80 million bullets. The train that transported gunpowder entered Russia from the back Bugask port on the border of the Baikal.</text:p>
      <text:p text:style-name="P4">
According to the United States "New York Times" on the 23rd, these previously not reported goods were discovered by the US trade data aggregate "Import Genius", which caused new questions about the role of Beijing's role in the Russia and Ukraine War. U.S. officials have always expressed concerns about the so -called "fatal aid" to Russia to send to Russia, although they have not explicitly stated that China has transported such goods.</text:p>
      <text:p text:style-name="P4">
US Secretary of State Anthonyblinken said when visiting China on Monday that China has guaranteed the United States that it will not provide Russia with fatal aid for the Ukrainian battlefield, and the US government "has not seen any circumstances" to refute this, but He said that the United States was worried about "Chinese private companies that might provide assistance."</text:p>
      <text:p text:style-name="P4">
Since the Russia and Ukraine War, Poly Technology has transported nearly $ 2 million in goods transported to the Balube ammunition factory. Some experts say this has constituted such fatal aid. According to customs records, Poly Technology intends to allow these gunpowder to use the bullets of the Karashnikov assault rifle and sniper rifle in Russia.</text:p>
      <text:p text:style-name="P4">
Williamgeorge, director of the "Import Elf" company research department, told the New York Times that the meaning of these gunpowder exports is very clear. It is not reasonable to cause fatal effects on the battlefield. "Alexander Gabuev, director of the Cunki Moscow Center, also said," This is fatal support ", but the problem is influence and scale How big is it.</text:p>
      <text:p text:style-name="P4">
It is reported that there is no known direct connection between the fire -free fuchants and the Ukrainian battlefield. Poly Technology Company describes these gunpowder as "for the production of foreign shotguns" in customs documents. However, the Safety Research Center Sino -Russian expert Briancarlson told the New York Times that although these magazines can indeed be used for hunting, it is very rare. He said: "These are military magazines." In addition, this kind of fire -free barrel was also used as ammunition for mortars by the army.</text:p>
      <text:p text:style-name="P4">
The New York Times pointed out that Poly Technology Co., Ltd. had previously undergone sanctions by the US government because it was selling missile technology around the world and providing support to Iran. The Baluer ammunition factory is a private factory in central Russia, but has signed a large number of contracts with the Russian government and the military in the past ten years. The factory was included in the sanctions list by the European Union last December.</text:p>
      <text:p text:style-name="P4">
Editor -in -chief: Kaidi</text:p>
      <text:p text:style-name="P4">
News Source: <text:a xlink:type="simple" xlink:href="https://www.rfa.org/mandarin/Xinwen/11-06232023165735.html" text:style-name="Internet_20_link" text:visited-style-name="Visited_20_Internet_20_Link">
https://www.rfa.org/mandarin/Xinwen/11-06232023165735.html</text:a>
</text:p>
      <!--NEWS-->
      <text:h text:style-name="P10" text:outline-level="1">
<text:span text:style-name="T4">
The South China Sea is stressful. U.S. aircraft carriers rarely stop at Pangang, Vietnam</text:span>
</text:h>
      <text:p text:style-name="P4">
Author: chinese@voanews.com (杨安)</text:p>
      <text:p text:style-name="P4">
Publisher: 美国之音中文网 (Type: NewsMediaOrganization)</text:p>
      <text:p text:style-name="P4">
Published Time: 2023-06-23T17:14:48+08:00</text:p>
      <text:p text:style-name="P4">
Modified Time: 2023-06-23 09:14:48Z</text:p>
      <text:p text:style-name="P4">
Description: The USS Ronald Reagan, a US nuclear -powered aircraft carrier, will stop at the port cities in central Vietnam on Sunday (June 25). Against the background of the tension around the South China Sea, U.S. warships have rarely visited this Southeast Asian country, highlighting Washington's formal relationship with Hanoi.</text:p>
      <text:p text:style-name="P4">
Videos: []</text:p>
      <text:p text:style-name="P4">
Images: []</text:p>
      <text:p text:style-name="P4">
Categories: ['南中国海争端', '中国']</text:p>
      <text:p text:style-name="P4">
Type: None</text:p>
      <!--METADATA-->
      <text:p text:style-name="P4">
Nonenone</text:p>
      <text:p text:style-name="P4">
News Source: <text:a xlink:type="simple" xlink:href="https://www.voachinese.com/a/uss-ronald-reagan-to-make-rare-port-call-in-vietnam-20230623/7149574.html" text:style-name="Internet_20_link" text:visited-style-name="Visited_20_Internet_20_Link">
https://www.voachinese.com/a/uss-ronald-reagan-to-make-rare-port-call-in-vietnam-20230623/7149574.html</text:a>
</text:p>
      <!--NEWS-->
      <text:h text:style-name="P10" text:outline-level="1">
<text:span text:style-name="T4">
The technology giant Musk and Zuckerberg want to fight in the cage?</text:span>
</text:h>
      <text:p text:style-name="P4">
Author: 李可爱 (Person)</text:p>
      <text:p text:style-name="P4">
Publisher: 联合早报 (Organization)</text:p>
      <text:p text:style-name="P4">
Published Time: 2023-06-23T17:22</text:p>
      <text:p text:style-name="P4">
Modified Time: 2023-06-23T17:33</text:p>
      <text:p text:style-name="P4">
Description: Elon Musk, the world's most striking billionaire -CEO Elon Musk and Facebook CEO Mark Zuckerberg, shouted each other to compete with each other in cages. Musk ...</text:p>
      <text:p text:style-name="P4">
Videos: []</text:p>
      <text:p text:style-name="P4">
Audios: []</text:p>
      <text:p text:style-name="P4">
Images: []</text:p>
      <text:p text:style-name="P4">
Type: NewsArticle</text:p>
      <text:p text:style-name="P4">
Breadcrumbs: ['即时', '国际']</text:p>
      <text:p text:style-name="P4">
Keywords: ['财经即时', '马斯克', '扎克伯格']</text:p>
      <!--METADATA-->
      <text:p text:style-name="P4">
The world's most striking billionaire -CEO Elon Musk and Facebook CEO Markzuckerberg shouted each other to compete with each other.</text:p>
      <text:p text:style-name="P4">
Musk said on Twitter on the 20th that he was ready to "fight a cage" with Zuckerberg at any time. The owner of Facebook and Instagram's parent company Metaplatform Zuckerberg was not outdone, and then released a screenshot of the screen of Musk's tweet, and wrote "Send me the location".</text:p>
      <text:p text:style-name="P4">
Musk did not shrink back, and soon responded to Zuckerberg and said, "Vegas Octagon."</text:p>
      <text:p text:style-name="P4">
The Las Vegas Octopus Hall is a place where many ultimate combat championships (UFC).</text:p>
      <text:p text:style-name="P4">
Musk, who is about to usher in the 52nd birthday at the end of this month, said on Twitter: "I have a very powerful action, called‘ Marine ’. I just need to lie on the opponent and do nothing.”</text:p>
      <text:p text:style-name="P4">
He also wrote: "In addition to holding my child and" throwing them 'into the air, I almost never exercise. "</text:p>
      <text:p text:style-name="P4">
Contrary to Maska, 39 -year -old Zuckerberg was trained by Mixed Martial Arts and recently won the Jiu -Jitsu Championship.</text:p>
      <text:p text:style-name="P4">
The two world -class richest people's remarks quickly spread in the social media community, which also made many people talk about it and talk about who will win this fighting competition.</text:p>
      <text:p text:style-name="P4">
However, with Musk's past remarks, it is difficult to say whether Musk and Zuckerberg are really fighting. Musk often does not cover it. For example, he said in April this year that he would let his dog be the CEO of Twitter, or he said in 2018 Essence Musk has only fulfilled his promise to resign from the position of CEO of Twitter.</text:p>
      <text:p text:style-name="P4">
Regardless of whether this cage fighting competition will start, Metaplatform has demonstrated a social network plan to compete with the Twitter platform earlier this month. Even if Musk and Zuckerberg did not start in Las Vegas, I believe that it will be fighting in the social platform market soon.</text:p>
      <text:p text:style-name="P4">
News Source: <text:a xlink:type="simple" xlink:href="https://www.zaobao.com.sg/realtime/world/story20230623-1407190" text:style-name="Internet_20_link" text:visited-style-name="Visited_20_Internet_20_Link">
https://www.zaobao.com.sg/realtime/world/story20230623-1407190</text:a>
</text:p>
      <!--NEWS-->
      <text:h text:style-name="P10" text:outline-level="1">
<text:span text:style-name="T4">
British Intelligence Agency: Russia trains "Fighting Dolphin" in Crimea</text:span>
</text:h>
      <text:p text:style-name="P4">
Author: 联合早报 (Person)</text:p>
      <text:p text:style-name="P4">
Publisher: 联合早报 (Organization)</text:p>
      <text:p text:style-name="P4">
Published Time: 2023-06-23T17:27</text:p>
      <text:p text:style-name="P4">
Modified Time: 2023-06-23T17:27</text:p>
      <text:p text:style-name="P4">
Description: The British Military Intelligence said that Russia seems to be training "fighting dolphins" on the Crimean Peninsula to fight the Ukrainian army. Agence France -Presse reported that the British Defense Intelligence Agency released the latest news on Friday (June 23) that since 2022, the Russian Navy sector has paid to the Black Sea ...</text:p>
      <text:p text:style-name="P4">
Videos: []</text:p>
      <text:p text:style-name="P4">
Audios: []</text:p>
      <text:p text:style-name="P4">
Images: []</text:p>
      <text:p text:style-name="P4">
Type: NewsArticle</text:p>
      <text:p text:style-name="P4">
Breadcrumbs: ['即时', '国际']</text:p>
      <text:p text:style-name="P4">
Keywords: ['英国', '俄乌战争', '俄罗斯', '克里米亚']</text:p>
      <!--METADATA-->
      <text:p text:style-name="P4">
The British Military Intelligence said that Russia seems to be training "fighting dolphins" on the Crimean Peninsula to fight the Ukrainian army.</text:p>
      <text:p text:style-name="P4">
Agence France -Presse reported that the British Defense Intelligence Agency released the latest news on Friday (June 23) that since 2022, the Russian Navy sector has conducted a lot of security investment in the Black Sea Fleet's main base in Sevastopol Essence</text:p>
      <text:p text:style-name="P4">
The waters of the Russian army include at the entrance of the port, set up at least four layers of nets and fences. In recent weeks, more and more "trained marine mammals" have also appeared in the sea areas around these defensive measures.</text:p>
      <text:p text:style-name="P4">
The British Intelligence Agency said: "The image shows that the floating mammalian fence in the port has doubled, which may include bottle-noseddolphins ... These animals may be to deal with enemy divers."</text:p>
      <text:p text:style-name="P4">
According to the latest news, the Russian Navy has implemented a series of tasks in the use of white whales and seals in the Arctic waters.</text:p>
      <text:p text:style-name="P4">
In 2019, a whale wearing a seat belt appeared in the Norwegian waters, which caused people to speculate on the Russian army using dolphins to monitor other countries. The words St. Petersburg ". Last month, "monitoring dolphins" also appeared in the Swedish coast.</text:p>
      <text:p text:style-name="P4">
A retired colonel of Soviet Union told France -France that Moscow even trained dolphins to install explosive devices on enemy ships.</text:p>
      <text:p text:style-name="P4">
News Source: <text:a xlink:type="simple" xlink:href="https://www.zaobao.com.sg/realtime/world/story20230623-1407196" text:style-name="Internet_20_link" text:visited-style-name="Visited_20_Internet_20_Link">
https://www.zaobao.com.sg/realtime/world/story20230623-1407196</text:a>
</text:p>
      <!--NEWS-->
      <text:h text:style-name="P10" text:outline-level="1">
<text:span text:style-name="T4">
Prospects for rising and promoting European stocks to collect black</text:span>
</text:h>
      <text:p text:style-name="P4">
Publisher: 法新社</text:p>
      <text:p text:style-name="P4">
Published Time: 2023-06-23T17:32:07+00:00</text:p>
      <text:p text:style-name="P4">
Modified Time: 2023-06-23T17:20:04+00:00</text:p>
      <text:p text:style-name="P4">
Description: (Agence France -Presse, London, 23rd) Multi -country central banks have risked the risk of economic recession. This week, interest rates have been raised. Investors are worried about more interest rate hikes, and the European stock market is black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617581in" draw:z-index="0">
<draw:image xlink:href="../Images/rficn/2023-06-23T17-32-07-00-00/000000.png" xlink:type="simple" xlink:show="embed" xlink:actuate="onLoad" draw:mime-type="image/png"/>
</draw:frame>
The London FTSE 100 Index fell 40.16 points or 0.54%, at 7461.87 points.</text:p>
      <text:p text:style-name="P4">
The Frankfurt DAX Index fell 158.22 points or 0.99%, at 15829.94 points.</text:p>
      <text:p text:style-name="P4">
The Paris CAC 40 index fell 39.86 points or 0.55%, at 7163.42 points. (Translator: Xu Ruicheng)</text:p>
      <text:p text:style-name="P4">
News Source: <text:a xlink:type="simple" xlink:href="https://www.rfi.fr/cn/%E8%B4%A2%E7%BB%8F%E5%BF%AB%E8%AE%AF/20230623-%E5%BF%A7%E5%8D%87%E6%81%AF%E5%89%8D%E6%99%AF-%E6%AC%A7%E8%82%A1%E6%94%B6%E9%BB%91" text:style-name="Internet_20_link" text:visited-style-name="Visited_20_Internet_20_Link">
https://www.rfi.fr/cn/%E8%B4%A2%E7%BB%8F%E5%BF%AB%E8%AE%AF/20230623-%E5%BF%A7%E5%8D%87%E6%81%AF%E5%89%8D%E6%99%AF-%E6%AC%A7%E8%82%A1%E6%94%B6%E9%BB%91</text:a>
</text:p>
      <!--NEWS-->
      <text:h text:style-name="P10" text:outline-level="1">
<text:span text:style-name="T4">
"Asia Pacific Report" June 23, 2023 Audio</text:span>
</text:h>
      <text:p text:style-name="P4">
Author: None</text:p>
      <text:p text:style-name="P4">
Publisher: Radio Free Asia (Organization)</text:p>
      <text:p text:style-name="P4">
Published Time: 2023-06-23T17:40:28-04:00</text:p>
      <text:p text:style-name="P4">
Modified Time: 2023-06-23T17:40:28-04:00</text:p>
      <text:p text:style-name="P4">
Description: None</text:p>
      <text:p text:style-name="P4">
Videos: []</text:p>
      <text:p text:style-name="P4">
Audios: ["<text:a xlink:type="simple" xlink:href="https://www.rfa.org/mandarin/apr-audio/yp-06232023123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88615in" draw:z-index="0">
<draw:image xlink:href="../Images/rfamandarin/2023-06-23T17-40-28-04-00/000000.png" xlink:type="simple" xlink:show="embed" xlink:actuate="onLoad" draw:mime-type="image/png"/>
</draw:frame>
 <text:a xlink:type="simple" xlink:href="https://www.rfa.org/mandarin/apr-audio/yp-06232023123829.html/@@images/image" text:style-name="Internet_20_link" text:visited-style-name="Visited_20_Internet_20_Link">
</text:a>
Liberty Asia Radio Drawing <text:a xlink:type="simple" xlink:href="https://www.rfa.org/mandarin/apr-audio/yp-06232023123829.html/@@stream" text:style-name="Internet_20_link" text:visited-style-name="Visited_20_Internet_20_Link">
Audio-Link: https://www.rfa.org/mandarin/Apr- Audio/YP 06232023829.html/@@stream</text:a>
The main content of this show:</text:p>
      <text:p text:style-name="P4">
1 . The slogan against "one -party power" appeared in Peking University.</text:p>
      <text:p text:style-name="P4">
2 . Human rights suppression and upgrades, the leaders of the 89th Student Games were driven and relocated by Beijing and Guiyang Police;</text:p>
      <text:p text:style-name="P4">
3 . Internet celebrity lecturer Zhang Xuefeng's remarks about opposing students' application for journalism, which has aroused heated discussions in Chinese public opinion;</text:p>
      <text:p text:style-name="P4">
4 . U.S. President Biden alleged that Xi Jinping was a "dictator", US -China relations resurrected the storm;</text:p>
      <text:p text:style-name="P4">
5 . The former "Apple Daily" reporter from Hong Kong established a platform overseas to provide news services for Hong Kong people.</text:p>
      <text:p text:style-name="P4">
News Source: <text:a xlink:type="simple" xlink:href="https://www.rfa.org/mandarin/apr-audio/yp-06232023123829.html" text:style-name="Internet_20_link" text:visited-style-name="Visited_20_Internet_20_Link">
https://www.rfa.org/mandarin/apr-audio/yp-06232023123829.html</text:a>
</text:p>
      <!--NEWS-->
      <text:h text:style-name="P10" text:outline-level="1">
<text:span text:style-name="T4">
Beijing high -temperature weather alert to the highest level red warning</text:span>
</text:h>
      <text:p text:style-name="P4">
Author: chinese@voanews.com (金谷)</text:p>
      <text:p text:style-name="P4">
Publisher: 美国之音中文网 (Type: NewsMediaOrganization)</text:p>
      <text:p text:style-name="P4">
Published Time: 2023-06-23T17:44:50+08:00</text:p>
      <text:p text:style-name="P4">
Modified Time: 2023-06-23 15:58:31Z</text:p>
      <text:p text:style-name="P4">
Description: The Chinese capital Beijing upgraded the hot weather warning to "red" on Friday (June 23), which is the highest level in the weather warning level. The temperature in many parts of Beijing is as high as 40 degrees Celsius (104 Barlida).</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beijing-sizzles-with-hot-weather-alert-at-highest-level-20230623/7149583.html" text:style-name="Internet_20_link" text:visited-style-name="Visited_20_Internet_20_Link">
https://www.voachinese.com/a/beijing-sizzles-with-hot-weather-alert-at-highest-level-20230623/7149583.html</text:a>
</text:p>
      <!--NEWS-->
      <text:h text:style-name="P10" text:outline-level="1">
<text:span text:style-name="T4">
The Japanese government objected to the explanation of Biden's relevant defense expenses</text:span>
</text:h>
      <text:p text:style-name="P4">
Author: 联合早报 (Person)</text:p>
      <text:p text:style-name="P4">
Publisher: 联合早报 (Organization)</text:p>
      <text:p text:style-name="P4">
Published Time: 2023-06-23T17:55</text:p>
      <text:p text:style-name="P4">
Modified Time: 2023-06-23T18:26</text:p>
      <text:p text:style-name="P4">
Description: US President Biden said a few days ago that Japan's decision to increase defense is "the result of persuading Japan's shore Tian Wenxiong." In response, Japanese officials responded that increasing defense "is a judgment of Japan's own" and raised objections to Washington. Kyodo News reported that Matsuni Kazuo Matsno, the chief official house of Japanese cabinet ...</text:p>
      <text:p text:style-name="P4">
Videos: []</text:p>
      <text:p text:style-name="P4">
Audios: []</text:p>
      <text:p text:style-name="P4">
Images: []</text:p>
      <text:p text:style-name="P4">
Type: NewsArticle</text:p>
      <text:p text:style-name="P4">
Breadcrumbs: ['即时', '国际']</text:p>
      <text:p text:style-name="P4">
Keywords: ['日本', '美国', '拜登', '美日关系']</text:p>
      <!--METADATA-->
      <text:p text:style-name="P4">
US President Biden said a few days ago that Japan's decision to increase defense is "the result of persuading Japan's shore Tian Wenxiong." In response, Japanese officials responded that increasing defense "is a judgment of Japan's own" and raised objections to Washington.</text:p>
      <text:p text:style-name="P4">
Kyodo News reported that Matsno Matsno Matsno Matsno Matsuna, the official house of Japanese cabinet, said at a press conference: "Although it is unclear (Bayidon) the true intention of President's speech, we explain the Japanese position and point out that it may be possible Cause misunderstandings (place). "</text:p>
      <text:p text:style-name="P4">
It is said that the United States has also expressed his understanding of Japan's position.</text:p>
      <text:p text:style-name="P4">
According to the US White House official website, Bayeng said at the rally for 2024 US presidential elections, saying that "Japan has not increased defense expenses for a long time", "including Hiroshima, and I met Japanese leaders three times. I persuaded him, and he felt that he had to do something different. Japan (decided) leap in increase defense expenses. "</text:p>
      <text:p text:style-name="P4">
News Source: <text:a xlink:type="simple" xlink:href="https://www.zaobao.com.sg/realtime/world/story20230623-1407204" text:style-name="Internet_20_link" text:visited-style-name="Visited_20_Internet_20_Link">
https://www.zaobao.com.sg/realtime/world/story20230623-1407204</text:a>
</text:p>
      <!--NEWS-->
      <text:h text:style-name="P10" text:outline-level="1">
<text:span text:style-name="T4">
On Friday, the U.S. market is about to focus on how analysts evaluate Tesla</text:span>
</text:h>
      <text:p text:style-name="P4">
Author: 李可爱 (Person)</text:p>
      <text:p text:style-name="P4">
Publisher: 联合早报 (Organization)</text:p>
      <text:p text:style-name="P4">
Published Time: 2023-06-23T19:26</text:p>
      <text:p text:style-name="P4">
Modified Time: 2023-06-23T19:26</text:p>
      <text:p text:style-name="P4">
Description: On Friday (June 23), the focus: Investors are worried that if interest rates continue to rise, or cause the global economy to fall into decline. The main stock index futures of the Wall Street stock market fell on Friday (June 23). At 7 o'clock, the standard fell 22.90 points with the Pur 500 Index Future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 '特斯拉']</text:p>
      <!--METADATA-->
      <text:h text:style-name="P13" text:outline-level="4">
<text:span text:style-name="T4">
Friday (June 23) points:</text:span>
</text:h>
      <ul>
        <li>
Investors are worried that if interest rates continue to rise or lead to recession in the global economy. The main stock index futures of the Wall Street stock market fell on Friday (June 23). * At 7 o'clock, the standard and the Pur 500 Index futures fell 22.90 points or 0.52 % to 4359.00 points; the Nasdaq 100 index futures redeemed 102.30 points or 0.68 % to 14940.00 points; At 33826.80 points. * Standard with the Pur 500 Index and the Nasdaq index overnight (Thursday) high. The Federal Reserve President Powell continued to show the Eagle Position, suggesting that the central bank's tightening cycle has not ended, but it is guaranteed that the Fed will act with caution. * Standard and the Pur 500 index will start at 16.20 points overnight, and the closed market is 4381.89 points. The heavyweight Dow Jones Index fell slightly by 4.81 points, and closed the market 33946.71 points. The Nasdaq 100 index of science and technology stocks rose 1.18 % or 174.87 points to collect at 15042.32 points. * The US stock market was quiet overnight. The total transaction volume of the exchange was 9.6 billion shares, which was significantly less than the average transaction volume of 11.37 billion shares in the past 20 days.</li>
      </ul>
      <text:h text:style-name="P13" text:outline-level="4">
<text:span text:style-name="T4">
Pre -trading focus:</text:span>
</text:h>
      <ul>
        <li>
After the successful completion of the 300 million US dollars of fund raising funds after the night was disclosed overnight, the Space Tourism Corporation Virgin Galactic Holdings announced that it would raise no more than 400 million US dollars by selling ordinary shares tonight. This series of news led the company's stock price to fall 17.86 % before the market. * According to people familiar with the matter, Ford Motor is preparing to launch a new round of layoffs in the next few weeks. This is the latest measure taken by the car manufacturer to simplify business and reduce costs. The layoffs are expected to include paid employees in the United States, and it is expected to be announced as early as next week. The number of laynians is unknown. Ford's stock price retreats 0.10 US dollars tonight, at $ 14.09. * 3M's stock price rose 3.05 US dollars before the market, and US $ 103.48. The company has just announced that it will reach a settlement with the so -called "permanent chemical" claims in the national public water suppliers. The agreement is worth $ 10.3 billion and the payment period is 13 years. 3M indicates that the amount and cost involved in the agreement will be recorded in the second quarter performance. * On Friday, let's take a look at how market analysts evaluate the electric vehicle giant Tesla. Before the market, the stock fell 3.15 US dollars, and it reported at $ 261.46. * Active stocks before the market: Tesla, Virgin Galaxy Holdings, Amazon, Palantir Technologies and Advanced Micro Devices. At the time of the draft, all the stock prices of these five active stocks fell.</li>
      </ul>
      <text:p text:style-name="P4">
<draw:frame draw:style-name="fr1" draw:name="Image231" text:anchor-type="as-char" svg:width="6.9236in" svg:height="4.615733in" draw:z-index="0">
<draw:image xlink:href="../Images/zaobao world/2023-06-23T19-26/000000.png" xlink:type="simple" xlink:show="embed" xlink:actuate="onLoad" draw:mime-type="image/png"/>
</draw:frame>
Barclays analysts believe that with Tesla's recent challenging fundamentals, the recent rise of the stock price seems too fierce. (Reuters)</text:p>
      <text:h text:style-name="P13" text:outline-level="4">
<text:span text:style-name="T4">
Tesla Inc (Nasdaq Stock Exchange code: TSLA)</text:span>
</text:h>
      <text:p text:style-name="P4">
As many market analysts expect consumers' demand for cars, and the competition in the Chinese market will increase, the electric vehicle giant Tesla's stock will be lowered in a second time in just a few trading days. The stock plummeted 5.5 % on Wednesday (21st), but recovered a small part overnight.</text:p>
      <text:p text:style-name="P4">
Morgan Stanley lowered Tesla's rating from "Overweight" to "equalweight" from "Overweight", and adjusted its target price from $ 200 to $ 250. Although the target price is raised, this new target price is 5.5 % less than the closing price overnight.</text:p>
      <text:p text:style-name="P4">
The Morgan Stanley analysis team's view of Tesla is that the valuation of Sla's stock is now reaching a reasonable level.</text:p>
      <text:p text:style-name="P4">
Morgan Stanley analyst Adamjonas said: "We do not say that Tesla's stock price rose will end '. Instead, it is found that investors have always existed in Tesla's stock price trend. There are some doubts. Although Tesla shares have rebounded recently, we expect Tesla's currently recognized profit forecast and will have a large negative correction. "</text:p>
      <text:p text:style-name="P4">
The Morgan Stanley analysis team also believes that the "intensified competition" from Chinese electric vehicle manufacturers and the slowdown in consumers' demand for cars have brought greater risks to Tesla stocks. Jonas predicts that in the next 12 months, Tesla's stock price is expected to climb to $ 450 in the case of the bull market, and it can be retreated to $ 90 in the bear market.</text:p>
      <text:p text:style-name="P4">
Although the rating was lowered, Jonas still felt that Tesla's shares were "the stocks that must be owned" in the investor's electric vehicle investment portfolio, and the stock was also the "flag bearer" leading electric transportation and renewable energy economy.</text:p>
      <text:p text:style-name="P4">
In addition to Morgan Stanley, Danlevy, an analyst at Barclays, also reduced Tesla's stock rating from "increasing" to "level" on Wednesday. Liva adjusted Tesla's target price from the previous $ 220 to $ 260. This new target price is also lower than Tesla's closure market price overnight.</text:p>
      <text:p text:style-name="P4">
Levy said that with Tesla's recent challenging fundamentals, the recent rise of the stock price seemed too violent. He reminded investors not to forget the profit and demand of Tesla cars. This series of problems is still worrying.</text:p>
      <text:p text:style-name="P4">
Although Tesla's stock price has continued to decline in the past two trading days, last week, the stock still rose about 6 % as a whole. In June alone, the stock had risen by about 30 %. Before the stock price fell last Wednesday, Tesla also set a record of 13 consecutive rises. Although Tesla's stock price is still 36 % lower than the 414 US $ 414 historical high in November 2021, the stock price has risen by 144.78 % since the beginning of the year.</text:p>
      <text:p text:style-name="P4">
No wonder among the 30 analysts of Tipranks, although 14 are rated to "buy" Tesla shares, there are also 12 "holding" rating, and even four "sell" rating. The average target price they give is $ 216.72, which means that they think that Tesla's stock price may fall by 18.10 %.</text:p>
      <text:p text:style-name="P4">
News Source: <text:a xlink:type="simple" xlink:href="https://www.zaobao.com.sg/realtime/world/story20230623-1407235" text:style-name="Internet_20_link" text:visited-style-name="Visited_20_Internet_20_Link">
https://www.zaobao.com.sg/realtime/world/story20230623-1407235</text:a>
</text:p>
      <!--NEWS-->
      <text:h text:style-name="P10" text:outline-level="1">
<text:span text:style-name="T4">
Campaign Yunfen Tyani Production raw materials in the United States sued 4 Chinese companies in the United States</text:span>
</text:h>
      <text:p text:style-name="P4">
Publisher: 法新社</text:p>
      <text:p text:style-name="P4">
Published Time: 2023-06-23T20:02:08+00:00</text:p>
      <text:p text:style-name="P4">
Modified Time: 2023-06-23T19:35:02+00:00</text:p>
      <text:p text:style-name="P4">
Description: (Agence France -Presse, Washington, 23rd) US Minister of Justice Merrick Garland announced today that the US government is named by the US government for the production of chemical raw materials for manufacturing Fentanyl. Chinese supervisors and employees of these compan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6-23T20-02-08-00-00/000000.png" xlink:type="simple" xlink:show="embed" xlink:actuate="onLoad" draw:mime-type="image/png"/>
</draw:frame>
Agence France -Presse reported that two of them had been arrested. The U.S. Department of Justice has expanded to combat this synthetic opium drug. Such drugs have killed hundreds of thousands of people in the past 10 years.</text:p>
      <text:p text:style-name="P4">
This is the first time that the United States has sued Chinese companies for trafficking feniti pioneer chemicals.</text:p>
      <text:p text:style-name="P4">
Jaland pointed out: "These companies and their employees deliberately conspired to produce fatal fentanyl and distribute them in the United States."</text:p>
      <text:p text:style-name="P4">
He said: "Only one of the Chinese chemical companies has transported more than 200 kilograms of fentanyl -related pioneer chemical raw materials to the United States. The purpose is to create 50 kg of fentanyl. Such a fatal dose of fentanyl is enough to kill 25 million. Americans. "(Translator: Xu Ruicheng)</text:p>
      <text:p text:style-name="P4">
News Source: <text:a xlink:type="simple" xlink:href="https://www.rfi.fr/cn/%E5%9B%BD%E9%99%85%E6%8A%A5%E9%81%93/20230623-%E6%B6%89%E8%B4%A9%E8%BF%90%E8%8A%AC%E5%A4%AA%E5%B0%BC%E7%94%9F%E4%BA%A7%E5%8E%9F%E6%96%99-%E7%BE%8E%E5%9B%BD%E8%B5%B7%E8%AF%894%E5%AE%B6%E4%B8%AD%E5%9B%BD%E4%BC%81%E4%B8%9A" text:style-name="Internet_20_link" text:visited-style-name="Visited_20_Internet_20_Link">
https://www.rfi.fr/cn/%E5%9B%BD%E9%99%85%E6%8A%A5%E9%81%93/20230623-%E6%B6%89%E8%B4%A9%E8%BF%90%E8%8A%AC%E5%A4%AA%E5%B0%BC%E7%94%9F%E4%BA%A7%E5%8E%9F%E6%96%99-%E7%BE%8E%E5%9B%BD%E8%B5%B7%E8%AF%894%E5%AE%B6%E4%B8%AD%E5%9B%BD%E4%BC%81%E4%B8%9A</text:a>
</text:p>
      <!--NEWS-->
      <text:h text:style-name="P10" text:outline-level="1">
<text:span text:style-name="T4">
Russia: Will not disclose the details of the nuclear weapons deployed in Beros</text:span>
</text:h>
      <text:p text:style-name="P4">
Author: 联合早报 (Person)</text:p>
      <text:p text:style-name="P4">
Publisher: 联合早报 (Organization)</text:p>
      <text:p text:style-name="P4">
Published Time: 2023-06-23T20:41</text:p>
      <text:p text:style-name="P4">
Modified Time: 2023-06-23T20:41</text:p>
      <text:p text:style-name="P4">
Description: Senior Russian officials show that Russia will not disclose the details of the deployment of nuclear weapons on the territory of Beros. Reuters reported on Friday (June 23) that Sergei Ryabkov, Vice Minister of Foreign Affairs of Russia, also said that Russia did not plan to go to the United States ...</text:p>
      <text:p text:style-name="P4">
Videos: []</text:p>
      <text:p text:style-name="P4">
Audios: []</text:p>
      <text:p text:style-name="P4">
Images: []</text:p>
      <text:p text:style-name="P4">
Type: NewsArticle</text:p>
      <text:p text:style-name="P4">
Breadcrumbs: ['即时', '国际']</text:p>
      <text:p text:style-name="P4">
Keywords: ['俄罗斯', '白罗斯', '核武器', '俄乌战争']</text:p>
      <!--METADATA-->
      <text:p text:style-name="P4">
Senior Russian officials show that Russia will not disclose the details of the deployment of nuclear weapons on the territory of Beros.</text:p>
      <text:p text:style-name="P4">
Reuters reported on Friday (June 23) that the Deputy Minister of Foreign Affairs of Russia, Sergeiryabkov, also said that Russia did not plan to report to the United States' test to the United States nuclear power underwater drone "sea god" because they were It does not belong to the scope of the existing verification agreement.</text:p>
      <text:p text:style-name="P4">
On May 26, Russia began to transport nuclear weapons to White Ross and start a plan to deploy tactical nuclear weapons in Beros. This is the first time that Moscow has deployed nuclear weapons abroad since the disintegration of the Soviet Union in 1991, causing concerns in the West.</text:p>
      <text:p text:style-name="P4">
It is irresponsible for Western countries to criticize the deployment of nuclear weapons overseas in Russia. Russian President Putin has deployed tactical nuclear weapons in the territory of the United States for decades. Therefore, it is not unusual to do so in Russia. It is reported that the United States has about 200 tactical nuclear weapons and half deployed at European bases.</text:p>
      <text:p text:style-name="P4">
Russian Deputy Foreign Minister Garujin once said that Belarus has joined the Treaty of Non -diffused Nuclear Weapons as a nuclear weapon country, and Belarus is still a nuclear -free weapon country. The control of nuclear weapons has not been handed over to the White side from Russia, and everything is in line with international law obligations.</text:p>
      <text:p text:style-name="P4">
News Source: <text:a xlink:type="simple" xlink:href="https://www.zaobao.com.sg/realtime/world/story20230623-1407250" text:style-name="Internet_20_link" text:visited-style-name="Visited_20_Internet_20_Link">
https://www.zaobao.com.sg/realtime/world/story20230623-1407250</text:a>
</text:p>
      <!--NEWS-->
      <text:h text:style-name="P10" text:outline-level="1">
<text:span text:style-name="T4">
Ukraine claims that it has made progress in the south to prevent the Eastern offensive of the Russian army</text:span>
</text:h>
      <text:p text:style-name="P4">
Author: 联合早报 (Person)</text:p>
      <text:p text:style-name="P4">
Publisher: 联合早报 (Organization)</text:p>
      <text:p text:style-name="P4">
Published Time: 2023-06-23T20:57</text:p>
      <text:p text:style-name="P4">
Modified Time: 2023-06-23T20:57</text:p>
      <text:p text:style-name="P4">
Description: Senior officials of Ukraine's national defense said that the Ukrainian army had curbed the Russian offensive in the Udong Kubisk and Lyman region, and it was also steadily advanced in the south. Reuters reported that Marial, deputy minister of the Ministry of Wudi, said on Friday (June 23): "We are in Kuppijansk and Lyman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Senior officials of Ukraine's national defense said that the Ukrainian army had curbed the Russian offensive in the Udong Kubisk and Lyman region, and it was also steadily advanced in the south.</text:p>
      <text:p text:style-name="P4">
Reuters reported that Marial, deputy minister of the Ministry of Defense, said on Friday (June 23): "We fought very fiercely in the direction of Kippizesk and Lyman, and the Ukrainian soldiers stopped the enemy there."</text:p>
      <text:p text:style-name="P4">
Mariar added that the Russian army still plans to control the entire Undaton Azk and Lugusk region.</text:p>
      <text:p text:style-name="P4">
In response to the outside world about the Urpical counterattack, she responded: "Everything is performed according to the plan, and there is no need to expect the offensive to be very fast ... We are advancing steadily every day."</text:p>
      <text:p text:style-name="P4">
Reuters cannot verify the situation on the battlefield. Both Russia and Ukraine said that the enemy's losses were heavy, and Moscow did not recognize the recent military achievements of Ukraine.</text:p>
      <text:p text:style-name="P4">
On the same day, the Ukrainian Air Force issued a statement saying that it had successfully cracked down on 13 cruise missiles launched by the Russian Army's Khmelnytskyi area.</text:p>
      <text:p text:style-name="P4">
The statement pointed out that the Russian army fired missiles from the Lihai around midnight, and these missiles were issued from four Tu-95MS bomber.</text:p>
      <text:p text:style-name="P4">
In addition, a transportation company in Uinhlson was attacked by the Russian army on Friday, killing at least three civilians.</text:p>
      <text:p text:style-name="P4">
News Source: <text:a xlink:type="simple" xlink:href="https://www.zaobao.com.sg/realtime/world/story20230623-1407256" text:style-name="Internet_20_link" text:visited-style-name="Visited_20_Internet_20_Link">
https://www.zaobao.com.sg/realtime/world/story20230623-1407256</text:a>
</text:p>
      <!--NEWS-->
      <text:h text:style-name="P10" text:outline-level="1">
<text:span text:style-name="T4">
Will Modi's visit to the United States to strengthen cooperation in India and Southeast Asia, will it change foreign policy?</text:span>
</text:h>
      <text:p text:style-name="P4">
Author: chinese@voanews.com (林柏宏)</text:p>
      <text:p text:style-name="P4">
Publisher: 美国之音中文网 (Type: NewsMediaOrganization)</text:p>
      <text:p text:style-name="P4">
Published Time: 2023-06-23T21:01:16+08:00</text:p>
      <text:p text:style-name="P4">
Modified Time: 2023-06-23 21:11:34Z</text:p>
      <text:p text:style-name="P4">
Description: Indian Prime Minister Modi held talks with President Biden on June 22, and relations between the two countries have been further deepened. According to expert analysis, the US -Indian agreement on the supply chain and defense industry is an important issue for bilateral cooperation, but New Delhi has not fell to Washington in an all -round way. The two sides are not allies but strategic partners. In addition, foreign policies in Southeast Asian countries adjacent to India are still roughly unchanged, avoiding choosing border stations between the United States and China.</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impact-of-modi-visits-us-20230623/7149780.html" text:style-name="Internet_20_link" text:visited-style-name="Visited_20_Internet_20_Link">
https://www.voachinese.com/a/impact-of-modi-visits-us-20230623/7149780.html</text:a>
</text:p>
      <!--NEWS-->
      <text:h text:style-name="P10" text:outline-level="1">
<text:span text:style-name="T4">
Those who have refused to take the Titan: The submarine equipment is "inferior"</text:span>
</text:h>
      <text:p text:style-name="P4">
Author: 联合早报 (Person)</text:p>
      <text:p text:style-name="P4">
Publisher: 联合早报 (Organization)</text:p>
      <text:p text:style-name="P4">
Published Time: 2023-06-23T21:50</text:p>
      <text:p text:style-name="P4">
Modified Time: 2023-06-23T23:13</text:p>
      <text:p text:style-name="P4">
Description: Several people who have refused to take the crash diving device have stated that the "Titan" equipment "Titan" is "inferior". For safety reasons, they finally chose to give up. The British "Mail Online" (Mail Online) reported on Friday (June 23), ...</text:p>
      <text:p text:style-name="P4">
Videos: []</text:p>
      <text:p text:style-name="P4">
Audios: []</text:p>
      <text:p text:style-name="P4">
Images: []</text:p>
      <text:p text:style-name="P4">
Type: NewsArticle</text:p>
      <text:p text:style-name="P4">
Breadcrumbs: ['即时', '国际']</text:p>
      <text:p text:style-name="P4">
Keywords: ['泰坦号', '铁达尼号', '爆炸']</text:p>
      <!--METADATA-->
      <text:p text:style-name="P4">
Several people who have refused to take the crash diving device have stated that the "Titan" equipment "Titan" is "inferior". For safety reasons, they finally chose to give up.</text:p>
      <text:p text:style-name="P4">
The British "Mailonline" (Mailonline) reported on Friday (June 23) that at least five people who originally planned to take the Titan were not on the "equipment inferior" due to the safety of the submersible. Submeltor.</text:p>
      <text:p text:style-name="P4">
The Titan owner, the US Private Underwater Exploration Company Oceangate Expeditions provided a boarding opportunity to RobertMester, but after seeing the "current" device placed on the Titan, he chose to refuse to ride on Essence</text:p>
      <text:p text:style-name="P4">
Mest said: "Titan has a carbon fiber hull ... This is not a material suitable for deep diving."</text:p>
      <text:p text:style-name="P4">
Another interviewee who had registered in 2016 said: "I found that they used the old scaffolding poles as the cockpit of the submarine ... and (the Titan) control system was a computer game -type controller."</text:p>
      <text:p text:style-name="P4">
61 -year -old Brown, who has been delivered to 80,000 pounds (about S $ 150,000), said that after learning that they used scooters as Ballast, I was worried that safety issues would choose to withdraw.</text:p>
      <text:p text:style-name="P4">
The cockpit is usually used to adjust the center of gravity of the carrier such as aircraft, so that it can reach the required practical center of gravity. Generally, the compressor is placed in the front or final position, so that the purpose of adjusting the center of gravity can be achieved with less weight cockpit.</text:p>
      <text:p text:style-name="P4">
Five people went to the Titani shipwreck "Titan" (Titan "on Sunday (June 18), a submersible for adventure tourism, disappeared in the eastern waters of Canada. Five days later, Canada's remote -controlled underwater search vehicle (ROV) found a wreckage fragmentation on the seas of the remote corner of the North Atlantic Ocean, and the submersible was accused of "catastrophic internal explosion" and believed uninhabited.</text:p>
      <text:p text:style-name="P4">
Five people who were unfortunately killed were British rich Hardin, Pakistani wealthy businessman Da Ud and his son Sulaiman, French diver Naga Ole, known as "Mr. Titanic", and founders of the Ocean Exploration Company. Rush.</text:p>
      <text:p text:style-name="P4">
News Source: <text:a xlink:type="simple" xlink:href="https://www.zaobao.com.sg/realtime/world/story20230623-1407268" text:style-name="Internet_20_link" text:visited-style-name="Visited_20_Internet_20_Link">
https://www.zaobao.com.sg/realtime/world/story20230623-1407268</text:a>
</text:p>
      <!--NEWS-->
      <text:h text:style-name="P10" text:outline-level="1">
<text:span text:style-name="T4">
For the people, Ji Xiaolong was invited to Li Qiang to be trapped in the "text prison" and "toilet revolution" the initiator of the founder's anti -sealing city was "sinned"</text:span>
</text:h>
      <text:p text:style-name="P4">
Author: chinese@voanews.com (叶兵)</text:p>
      <text:p text:style-name="P4">
Publisher: 美国之音中文网 (Type: NewsMediaOrganization)</text:p>
      <text:p text:style-name="P4">
Published Time: 2023-06-23T22:31:19+08:00</text:p>
      <text:p text:style-name="P4">
Modified Time: 2023-06-23 15:47:05Z</text:p>
      <text:p text:style-name="P4">
Description: Ji Xiaolong, a person from Shanghai, and human rights defender Ji Xiaolong, was charged with the "crime of provoking trouble" in Shanghai Pudong Court on June 21 on June 21 due to criticism of the CCP's extreme epidemic prevention policy and the Shanghai Fengcheng who caused a huge secondary disaster. Some overseas Chinese media and self -media have paid attention. Ji Xiaolong's relatives and insiders said that the court only informed Ji Xiaolong two days ago that the relevant laws that must be informed of the opening date must be informed three days in advance. After the end of the grass.</text:p>
      <text:p text:style-name="P4">
Videos: []</text:p>
      <text:p text:style-name="P4">
Images: []</text:p>
      <text:p text:style-name="P4">
Categories: ['人权', '中国', '编辑推荐']</text:p>
      <text:p text:style-name="P4">
Type: None</text:p>
      <!--METADATA-->
      <text:p text:style-name="P4">
Nonenone</text:p>
      <text:p text:style-name="P4">
News Source: <text:a xlink:type="simple" xlink:href="https://www.voachinese.com/a/critic-on-trial-for-his-tweets-slamming-zero-covid-policy-and-lockdown-of-shanghai-under-the-city-s-then-ccp-chief-li-qiang-20230623/7149709.html" text:style-name="Internet_20_link" text:visited-style-name="Visited_20_Internet_20_Link">
https://www.voachinese.com/a/critic-on-trial-for-his-tweets-slamming-zero-covid-policy-and-lockdown-of-shanghai-under-the-city-s-then-ccp-chief-li-qiang-20230623/7149709.html</text:a>
</text:p>
      <!--NEWS-->
      <text:h text:style-name="P10" text:outline-level="1">
<text:span text:style-name="T4">
A large number of dead fish appeared in the beach in southern Thailand</text:span>
</text:h>
      <text:p text:style-name="P4">
Author: 联合早报 (Person)</text:p>
      <text:p text:style-name="P4">
Publisher: 联合早报 (Organization)</text:p>
      <text:p text:style-name="P4">
Published Time: 2023-06-23T22:36</text:p>
      <text:p text:style-name="P4">
Modified Time: 2023-06-23T22:54</text:p>
      <text:p text:style-name="P4">
Description: Thousands of dead fish appeared about four kilometers of beaches in southern Thailand. Experts said that climate change may be the culprit. American CNN (CNN) reported on Friday (June 23) that the vice president of the Fisheries Academy of Thai Agricultural University of Agricultural University, the vice president of the Fisheries University of Thailand</text:p>
      <text:p text:style-name="P4">
Videos: []</text:p>
      <text:p text:style-name="P4">
Audios: []</text:p>
      <text:p text:style-name="P4">
Images: []</text:p>
      <text:p text:style-name="P4">
Type: NewsArticle</text:p>
      <text:p text:style-name="P4">
Breadcrumbs: ['即时', '国际']</text:p>
      <text:p text:style-name="P4">
Keywords: ['泰国', '海滩', '气候暖化']</text:p>
      <!--METADATA-->
      <text:p text:style-name="P4">
Thousands of dead fish appeared about four kilometers of beaches in southern Thailand. Experts said that climate change may be the culprit.</text:p>
      <text:p text:style-name="P4">
The United States CNN (CNN) reported on Friday (June 23) that the vice president of the Fisheries School of the School of Agricultural University, THONTHAMRONGNAWAWAT, said that the dead fish at Chumphon Beach in the south Due to the "Water Bloom" phenomenon, the oxygen content in the water dies.</text:p>
      <text:p text:style-name="P4">
He said: "Various natural phenomena, such as coral albinization or floating biological reproduction, have naturally occurred for thousands to tens of thousands of years. However, when global warming occurs, it exacerbates and increases the frequency of existing phenomena. "</text:p>
      <text:p text:style-name="P4">
Shuihua refers to the phenomenon of sudden excessive proliferation of algae, bacterial or plankton, which causes high nitrogen and phosphorus content in the water body. It is also a secondary pollution; the color of the water usually presents green or blue.</text:p>
      <text:p text:style-name="P4">
The local government said that "plankoplasts" that occurred one to twice every year, usually two to three days. Officials have collected seawater for in -depth evaluation and analysis.</text:p>
      <text:p text:style-name="P4">
News Source: <text:a xlink:type="simple" xlink:href="https://www.zaobao.com.sg/realtime/world/story20230623-1407283" text:style-name="Internet_20_link" text:visited-style-name="Visited_20_Internet_20_Link">
https://www.zaobao.com.sg/realtime/world/story20230623-1407283</text:a>
</text:p>
      <!--NEWS-->
      <text:h text:style-name="P10" text:outline-level="1">
<text:span text:style-name="T4">
Brinken announced the establishment of a global alliance against the crisis of Fenne</text:span>
</text:h>
      <text:p text:style-name="P4">
Author: 联合早报 (Person)</text:p>
      <text:p text:style-name="P4">
Publisher: 联合早报 (Organization)</text:p>
      <text:p text:style-name="P4">
Published Time: 2023-06-23T23:13</text:p>
      <text:p text:style-name="P4">
Modified Time: 2023-06-23T23:13</text:p>
      <text:p text:style-name="P4">
Description: US Secretary of State Brosky is establishing a new national alliance to deal with the threat of illegal synthetic drugs such as fentini. Bloomberg reported that Brinken issued a statement on Friday (June 23) that the alliance composed of more than 40 countries aims to unite countries to prevent synthetic poison ...</text:p>
      <text:p text:style-name="P4">
Videos: []</text:p>
      <text:p text:style-name="P4">
Audios: []</text:p>
      <text:p text:style-name="P4">
Images: []</text:p>
      <text:p text:style-name="P4">
Type: NewsArticle</text:p>
      <text:p text:style-name="P4">
Breadcrumbs: ['即时', '国际']</text:p>
      <text:p text:style-name="P4">
Keywords: ['美国', '布林肯', '毒品', '鸦片']</text:p>
      <!--METADATA-->
      <text:p text:style-name="P4">
US Secretary of State Brosky is establishing a new national alliance to deal with the threat of illegal synthetic drugs such as fentini.</text:p>
      <text:p text:style-name="P4">
Bloomberg reported that Brinken issued a statement on Friday (June 23) that the alliance composed of more than 40 countries aims to jointly prevent illegal manufacturing and trafficking of drugs, determine the trend of the emergence of new drugs, and effective implementation measures. To deal with ground, avoid public health from the flood of drugs.</text:p>
      <text:p text:style-name="P4">
The new alliance includes the European Union, Japan, Germany, Egypt, Sri Lanka, Panama and Peru. Senior officials of the State Department of the United States have previously revealed that China has been invited to join, but it has not explained whether Beijing has promised to join.</text:p>
      <text:p text:style-name="P4">
The well -known official said that a representative of the Chinese Embassy sent a representative to participate in this week's discussion conference, and the United States will regard Chinese officials as a positive signal.</text:p>
      <text:p text:style-name="P4">
He added that the United States has not provided new funds to this new alliance, but hopes to get more information about how the precursor chemicals flow around the world. The United States also hopes to encourage better identification and monitoring in the port, and understand which resources may need to help combat synthetic drugs.</text:p>
      <text:p text:style-name="P4">
The front body, also known as the front -drive body, first quality, etc. In the field of chemistry, the prelude is a chemical that can participate in chemical reactions. The result of the reaction is to generate another chemical substance.</text:p>
      <text:p text:style-name="P4">
From August 2021 to August 2022, 107,735 people in the United States died of excessive medication. Two -thirds of the synthetic opium drugs were taken, mainly Finni. Because Fantney is the biggest threat to Americans at present, the United States has previously said that Fentni needs a global strategy similar to a crown disease.</text:p>
      <text:p text:style-name="P4">
Fentany is a kind of synthetic opium drug, which can be 50 times stronger than Hyllo British</text:p>
      <text:p text:style-name="P4">
News Source: <text:a xlink:type="simple" xlink:href="https://www.zaobao.com.sg/realtime/world/story20230623-1407293" text:style-name="Internet_20_link" text:visited-style-name="Visited_20_Internet_20_Link">
https://www.zaobao.com.sg/realtime/world/story20230623-1407293</text:a>
</text:p>
      <!--NEWS-->
      <text:h text:style-name="P10" text:outline-level="1">
<text:span text:style-name="T4">
China's infringement is everything, and Wang Quanzhang, a rights protection lawyer, has been forced to move 13 times in two months</text:span>
</text:h>
      <text:p text:style-name="P4">
Author: chinese@voanews.com (松仁)</text:p>
      <text:p text:style-name="P4">
Publisher: 美国之音中文网 (Type: NewsMediaOrganization)</text:p>
      <text:p text:style-name="P4">
Published Time: 2023-06-23T23:45:30+08:00</text:p>
      <text:p text:style-name="P4">
Modified Time: 2023-06-23 15:45:30Z</text:p>
      <text:p text:style-name="P4">
Description: The Chinese government's suppression of rights defenders can be described as the same. Recently, a lawyer who has been detained by the authorities and has been canceled by the lawyer's qualifications has been forced to move 13 times within two months of Beijing.</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chinese-human-rights-lawyer-chased-out-of-13-homes-in-2-months-as-pressure-rises-on-legal-advocates-20230623/7149960.html" text:style-name="Internet_20_link" text:visited-style-name="Visited_20_Internet_20_Link">
https://www.voachinese.com/a/chinese-human-rights-lawyer-chased-out-of-13-homes-in-2-months-as-pressure-rises-on-legal-advocates-20230623/7149960.html</text:a>
</text:p>
      <!--NEWS-->
      <text:h text:style-name="P10" text:outline-level="1">
<text:span text:style-name="T4">
Market worry rising trendy and Asian stocks closed down and fall</text:span>
</text:h>
      <text:p text:style-name="P4">
Publisher: 法新社</text:p>
      <text:p text:style-name="P4">
Published Time: 2023-06-23T3:32:09+00:00</text:p>
      <text:p text:style-name="P4">
Modified Time: 2023-06-23T11:20:04+00:00</text:p>
      <text:p text:style-name="P4">
Description: (Agence France -Presse, Hong Kong, 23rd) A series of interest rate hike measures in many central banks in the world, and then set off the market's concerns about the global economy. The Asian stock market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23T3-32-09-00-00/000000.png" xlink:type="simple" xlink:show="embed" xlink:actuate="onLoad" draw:mime-type="image/png"/>
</draw:frame>
The market is full of optimism in the first half of June, because I believe that the Federal Federal Preparation Council (FED) will end the interest rate increase cycle, but this optimism has been worried to replace it. Raise interest rates.</text:p>
      <text:p text:style-name="P4">
Last week, the Fed decided to maintain the interest rate in June to be paused for 10 consecutive interest rate hikes, which once made the market confidence, but the Federal President Jeromepowell warned on the 21st People lose their confidence.</text:p>
      <text:p text:style-name="P4">
Bank ofngland, the British Bank of England, raised interest rates 2 yards yesterday, and Swiss and Norwegian officials continued to raise interest rates. Last week, the eurozone, Australia and Canada also raised interest rates.</text:p>
      <text:p text:style-name="P4">
At the same time, after Japan ’s inflation increase is higher than expected, the market speculates whether the Bank of Japan’ s Bank of Japan will give up super loose monetary policy.</text:p>
      <text:p text:style-name="P4">
Türkiye has also changed interest rate policies, which has doubled the benchmark interest rate. The President of Turkish President Recep Tayyip Erdogan has implemented atypical monetary policies in the past two years to correspond to high inflation with interest rate cuts.</text:p>
      <text:p text:style-name="P4">
When testing in Congress, Ball told Councilor that it was "good guess" twice this year.</text:p>
      <text:p text:style-name="P4">
Kristina Hooper at Invesco Advisers pointed out that it may cause "serious recession."</text:p>
      <text:p text:style-name="P4">
The Nikkei 225 index of the Tokyo stock market fell 1.5%to close 32781.54 points; the Hong Kong Hang Seng Index fell 1.7%and closed at 18889.97 points; the Shanghai Stock Exchange closed the market due to national holidays.</text:p>
      <text:p text:style-name="P4">
In addition, Sydney's stock market also plunged more than 1%. Seoul, Singapore, Mumbai, Bangkok, Jakarta, Manila, and Wellington have also been black.</text:p>
      <text:p text:style-name="P4">
News Source: <text:a xlink:type="simple" xlink:href="https://www.rfi.fr/cn/%E8%B4%A2%E7%BB%8F%E5%BF%AB%E8%AE%AF/20230623-%E5%B8%82%E5%9C%BA%E5%BF%A7%E5%8D%87%E6%81%AF%E6%BD%AE-%E4%BA%9A%E8%82%A1%E6%94%B6%E8%B7%8C" text:style-name="Internet_20_link" text:visited-style-name="Visited_20_Internet_20_Link">
https://www.rfi.fr/cn/%E8%B4%A2%E7%BB%8F%E5%BF%AB%E8%AE%AF/20230623-%E5%B8%82%E5%9C%BA%E5%BF%A7%E5%8D%87%E6%81%AF%E6%BD%AE-%E4%BA%9A%E8%82%A1%E6%94%B6%E8%B7%8C</text:a>
</text:p>
      <!--NEWS-->
      <text:h text:style-name="P10" text:outline-level="1">
<text:span text:style-name="T4">
Cambodia Correction Failure to combat exile elections will not vote for the future banned public office</text:span>
</text:h>
      <text:p text:style-name="P4">
Publisher: 法新社</text:p>
      <text:p text:style-name="P4">
Published Time: 2023-06-23T5:32:09+00:00</text:p>
      <text:p text:style-name="P4">
Modified Time: 2023-06-23T11:05:01+00:00</text:p>
      <text:p text:style-name="P4">
Description: (AFP, 23rd. 23rd) Cambodia Parliament has no objection to adopt a amendment bill today. People who have no voting in the election next month will not be allowed to participate in the public office in the future. This move not only impacts the opposition to exile overseas, but also punish the critics who do not vote for the Ge ele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617581in" draw:z-index="0">
<draw:image xlink:href="../Images/rficn/2023-06-23T5-32-09-00-00/000000.png" xlink:type="simple" xlink:show="embed" xlink:actuate="onLoad" draw:mime-type="image/png"/>
</draw:frame>
Cambodia will hold a general election next month, but the biggest opposition party will be disqualified from the election with technical factors. The current political party of strong man Prime Minister Hun Sen is almost uncomfortable.</text:p>
      <text:p text:style-name="P4">
Many human rights groups have condemned Hunson, who has ruled Cambodia for nearly 40 years, and use the legal system to suppress anyone who is against the Hundong regime.</text:p>
      <text:p text:style-name="P4">
Cambodia Parliament has passed the amendment bill today. All the Cambodian Pe conveged members of the Cambodian People's Party led by Hun Sen held.</text:p>
      <text:p text:style-name="P4">
Sar Kheng, the Minister of the Interior, said that anyone "has no voting without appropriate reasons ... will not be able to run for public office for four consecutive times." But he did not describe the reason for the "appropriate reason".</text:p>
      <text:p text:style-name="P4">
He also pointed out: "The amendment will also be fined and punished for personal sacrifice and penalties that disturb and hinder voters' registration procedures (and) elections."</text:p>
      <text:p text:style-name="P4">
This amendment will seriously affect many Cambodian opposition leaders who have escaped overseas, and they claim to be persecuted by prosecution for political motivation. Cambodia holds a general election every 5 years without overseas voting mechanism.</text:p>
      <text:p text:style-name="P4">
News Source: <text:a xlink:type="simple" xlink:href="https://www.rfi.fr/cn/%E5%9B%BD%E9%99%85%E6%8A%A5%E9%81%93/20230623-%E6%9F%AC%E5%9F%94%E5%AF%A8%E4%BF%AE%E6%B3%95%E6%89%93%E5%87%BB%E6%B5%81%E4%BA%A1%E4%BA%BA%E5%A3%AB-%E5%A4%A7%E9%80%89%E4%B8%8D%E6%8A%95%E7%A5%A8%E6%9C%AA%E6%9D%A5%E7%A6%81%E9%80%89%E5%85%AC%E8%81%8C" text:style-name="Internet_20_link" text:visited-style-name="Visited_20_Internet_20_Link">
https://www.rfi.fr/cn/%E5%9B%BD%E9%99%85%E6%8A%A5%E9%81%93/20230623-%E6%9F%AC%E5%9F%94%E5%AF%A8%E4%BF%AE%E6%B3%95%E6%89%93%E5%87%BB%E6%B5%81%E4%BA%A1%E4%BA%BA%E5%A3%AB-%E5%A4%A7%E9%80%89%E4%B8%8D%E6%8A%95%E7%A5%A8%E6%9C%AA%E6%9D%A5%E7%A6%81%E9%80%89%E5%85%AC%E8%81%8C</text:a>
</text:p>
      <!--NEWS-->
      <text:h text:style-name="P10" text:outline-level="1">
<text:span text:style-name="T4">
Modi turned to pro -American Anti -China? Observed people: India -China has the essence of contradictions, and the India -US alliance is better.</text:span>
</text:h>
      <text:p text:style-name="P4">
Author: chinese@voanews.com (李贤)</text:p>
      <text:p text:style-name="P4">
Publisher: 美国之音中文网 (Type: NewsMediaOrganization)</text:p>
      <text:p text:style-name="P4">
Published Time: 2023-06-24T00:02:34+08:00</text:p>
      <text:p text:style-name="P4">
Modified Time: 2023-06-23 16:02:34Z</text:p>
      <text:p text:style-name="P4">
Description: Indian Prime Minister Narendra Modi visited the United States this week and signed a series of national defense and business agreements, saying that the two countries were "one of the most intimate partners in the world" and were regarded by the outside world as a sword referring to China. Chinese officials have no response due to the Dragon Boat Festival holiday, but there is no shortage of public opinion on Weibo to sing the United States and India alliances. Lin Minwang, a professor at Fudan University, also said that India turned to pro -Meimei to take advantage of the benefits, do not assume the obligations of allies, and sway in the future, but in the future Many analysts said that the competitive relationship between India -China has been set, and the prospects of India and the United States are optimistic.</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china-reacts-to-modi-s-us-visit-20230623/7149807.html" text:style-name="Internet_20_link" text:visited-style-name="Visited_20_Internet_20_Link">
https://www.voachinese.com/a/china-reacts-to-modi-s-us-visit-20230623/7149807.html</text:a>
</text:p>
      <!--NEWS-->
      <text:h text:style-name="P10" text:outline-level="1">
<text:span text:style-name="T4">
The Chinese economy is strange, no matter how much money is smashed in, I can’t hear the sound.</text:span>
</text:h>
      <text:p text:style-name="P4">
Author: chinese@voanews.com (木风)</text:p>
      <text:p text:style-name="P4">
Publisher: 美国之音中文网 (Type: NewsMediaOrganization)</text:p>
      <text:p text:style-name="P4">
Published Time: 2023-06-24T00:05:26+08:00</text:p>
      <text:p text:style-name="P4">
Modified Time: 2023-06-23 16:58:31Z</text:p>
      <text:p text:style-name="P4">
Description: Earlier this year, after a short recovery of the Chinese economy, it quickly showed fatigue. Many official data showed that the Chinese economy has appeared in a rare comprehensive and weak state in the past 40 years. Although Beijing has launched some stimulus measures, the effect is very limited. Most foreign investors are watching and shrinking.</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investors-shelve-china-assets-before-bigger-stimulus-20230623/7149703.html" text:style-name="Internet_20_link" text:visited-style-name="Visited_20_Internet_20_Link">
https://www.voachinese.com/a/investors-shelve-china-assets-before-bigger-stimulus-20230623/7149703.html</text:a>
</text:p>
      <!--NEWS-->
      <text:h text:style-name="P10" text:outline-level="1">
<text:span text:style-name="T4">
Farewell to affect the interests of journalists, the Hong Kong Records Association considers involved in the prohibition of "Wish Rongguang Back to Hong Kong"</text:span>
</text:h>
      <text:p text:style-name="P4">
Author: chinese@voanews.com (高锋)</text:p>
      <text:p text:style-name="P4">
Publisher: 美国之音中文网 (Type: NewsMediaOrganization)</text:p>
      <text:p text:style-name="P4">
Published Time: 2023-06-24T00:55:44+08:00</text:p>
      <text:p text:style-name="P4">
Modified Time: 2023-06-23 17:30:48Z</text:p>
      <text:p text:style-name="P4">
Description: The Hong Kong Journalists Association considers the application for the case of intervention in the anti -broadcast anti -repair song "Wish Glory Back to Hong Kong" and urged the authorities to increase the news exemption terms. The Jizu Association emphasized that the application for the application is purely based on the interests of the industry. Democrats described this ban unprecedented, not only invading the freedom of speech of Hong Kong people, but the offenders will also bear criminal responsibility.</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journalist-group-seeks-to-intervene-in-glory-to-hong-kong-ban-20230623/7150041.html" text:style-name="Internet_20_link" text:visited-style-name="Visited_20_Internet_20_Link">
https://www.voachinese.com/a/hong-kong-journalist-group-seeks-to-intervene-in-glory-to-hong-kong-ban-20230623/7150041.html</text:a>
</text:p>
      <!--NEWS-->
      <text:h text:style-name="P10" text:outline-level="1">
<text:span text:style-name="T4">
Provide "fatal aid" to Russia? New Year's Demonstration of China Poly Company transported a large number of gunpowder to make bullets to Russian Arsenal</text:span>
</text:h>
      <text:p text:style-name="P4">
Author: chinese@voanews.com (松仁)</text:p>
      <text:p text:style-name="P4">
Publisher: 美国之音中文网 (Type: NewsMediaOrganization)</text:p>
      <text:p text:style-name="P4">
Published Time: 2023-06-24T01:27:54+08:00</text:p>
      <text:p text:style-name="P4">
Modified Time: 2023-06-23 17:27:54Z</text:p>
      <text:p text:style-name="P4">
Description: A Chinese company transported tens of thousands of kilograms of gunpowder, commonly known as "tobacco -free powder" to a Russian arsenal through the Sino -Russian freight train last time, and can produce at least 80 million bullets with these gunpowder.</text:p>
      <text:p text:style-name="P4">
Videos: []</text:p>
      <text:p text:style-name="P4">
Images: []</text:p>
      <text:p text:style-name="P4">
Categories: ['乌克兰局势', '中国', '军事']</text:p>
      <text:p text:style-name="P4">
Type: None</text:p>
      <!--METADATA-->
      <text:p text:style-name="P4">
Nonenone</text:p>
      <text:p text:style-name="P4">
News Source: <text:a xlink:type="simple" xlink:href="https://www.voachinese.com/a/chinese-firm-sent-large-shipments-of-gunpowder-to-russian-munitions-factory-20230623/7149955.html" text:style-name="Internet_20_link" text:visited-style-name="Visited_20_Internet_20_Link">
https://www.voachinese.com/a/chinese-firm-sent-large-shipments-of-gunpowder-to-russian-munitions-factory-20230623/7149955.html</text:a>
</text:p>
      <!--NEWS-->
      <text:h text:style-name="P10" text:outline-level="1">
<text:span text:style-name="T4">
Modi visits the United States to promote the relationship between the two countries to enter the new era. The issue of China is "Elephant in the room"</text:span>
</text:h>
      <text:p text:style-name="P4">
Author: chinese@voanews.com (孙承)</text:p>
      <text:p text:style-name="P4">
Publisher: 美国之音中文网 (Type: NewsMediaOrganization)</text:p>
      <text:p text:style-name="P4">
Published Time: 2023-06-24T02:35:53+08:00</text:p>
      <text:p text:style-name="P4">
Modified Time: 2023-06-23 18:35:53Z</text:p>
      <text:p text:style-name="P4">
Description: As the situation continued to be tense in the Indo -Pacific region, the United States welcomed Indian Prime Minister Modi to the United States on Thursday with the maximum gift of the Grand Ceremony on Thursday, pushing bilateral relations that have been heating up rapidly in recent years to its peaks.</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modi-us-visit-china-20230623/7150164.html" text:style-name="Internet_20_link" text:visited-style-name="Visited_20_Internet_20_Link">
https://www.voachinese.com/a/modi-us-visit-china-20230623/7150164.html</text:a>
</text:p>
      <!--NEWS-->
      <text:h text:style-name="P10" text:outline-level="1">
<text:span text:style-name="T4">
Ukrainian allies promise tens of billions of dollars for reconstruction, and Kiev needs more help</text:span>
</text:h>
      <text:p text:style-name="P4">
Author: chinese@voanews.com (里奇韦尔)</text:p>
      <text:p text:style-name="P4">
Publisher: 美国之音中文网 (Type: NewsMediaOrganization)</text:p>
      <text:p text:style-name="P4">
Published Time: 2023-06-24T03:02:17+08:00</text:p>
      <text:p text:style-name="P4">
Modified Time: 2023-06-23 19:02:17Z</text:p>
      <text:p text:style-name="P4">
Description: This week, Ukraine's allies promised to provide tens of billions of dollars gifts and loans at a meeting in London to help rebuild Ukraine invaded by Russia.</text:p>
      <text:p text:style-name="P4">
Videos: []</text:p>
      <text:p text:style-name="P4">
Images: []</text:p>
      <text:p text:style-name="P4">
Categories: ['乌克兰局势', '经济·金融·贸易', '欧洲']</text:p>
      <text:p text:style-name="P4">
Type: None</text:p>
      <!--METADATA-->
      <text:p text:style-name="P4">
Nonenone</text:p>
      <text:p text:style-name="P4">
News Source: <text:a xlink:type="simple" xlink:href="https://www.voachinese.com/a/ukraine-s-allies-pledge-billions-for-reconstruction-but-kyiv-needs-much-more-20230623/7150441.html" text:style-name="Internet_20_link" text:visited-style-name="Visited_20_Internet_20_Link">
https://www.voachinese.com/a/ukraine-s-allies-pledge-billions-for-reconstruction-but-kyiv-needs-much-more-20230623/7150441.html</text:a>
</text:p>
      <!--NEWS-->
      <text:h text:style-name="P10" text:outline-level="1">
<text:span text:style-name="T4">
Langing Channel: Those American citizens who have been improperly detained in China</text:span>
</text:h>
      <text:p text:style-name="P4">
Author: chinese@voanews.com (易林)</text:p>
      <text:p text:style-name="P4">
Publisher: 美国之音中文网 (Type: Organization)</text:p>
      <text:p text:style-name="P4">
Published Time: 2023-06-24T03:34:56+08:00</text:p>
      <text:p text:style-name="P4">
Modified Time: 2023-06-23 19:34:56Z</text:p>
      <text:p text:style-name="P4">
Description: At least three American citizens are detained in China.</text:p>
      <text:p text:style-name="P4">
Videos: []</text:p>
      <text:p text:style-name="P4">
Images: []</text:p>
      <text:p text:style-name="P4">
Categories: ['揭谎频道', '编辑推荐']</text:p>
      <text:p text:style-name="P4">
Type: None</text:p>
      <!--METADATA-->
      <text:p text:style-name="P4">
Nonenone</text:p>
      <text:p text:style-name="P4">
News Source: <text:a xlink:type="simple" xlink:href="https://www.voachinese.com/a/fact-check-china-us-wrongful-detainee/7150109.html" text:style-name="Internet_20_link" text:visited-style-name="Visited_20_Internet_20_Link">
https://www.voachinese.com/a/fact-check-china-us-wrongful-detainee/715010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